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284.13mm"/>
    </style:style>
    <style:style style:name="co6" style:family="table-column">
      <style:table-column-properties fo:break-before="auto" style:column-width="73.52mm"/>
    </style:style>
    <style:style style:name="co7" style:family="table-column">
      <style:table-column-properties fo:break-before="auto" style:column-width="56.09mm"/>
    </style:style>
    <style:style style:name="co8" style:family="table-column">
      <style:table-column-properties fo:break-before="auto" style:column-width="26.67mm"/>
    </style:style>
    <style:style style:name="co9" style:family="table-column">
      <style:table-column-properties fo:break-before="auto" style:column-width="31.03mm"/>
    </style:style>
    <style:style style:name="co10" style:family="table-column">
      <style:table-column-properties fo:break-before="auto" style:column-width="24.1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75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2.31mm"/>
    </style:style>
    <style:style style:name="co16" style:family="table-column">
      <style:table-column-properties fo:break-before="auto" style:column-width="96.4mm"/>
    </style:style>
    <style:style style:name="co17" style:family="table-column">
      <style:table-column-properties fo:break-before="auto" style:column-width="332.78mm"/>
    </style:style>
    <style:style style:name="co18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hemen_5f_dirty">
      <style:table-properties table:display="true" style:writing-mode="lr-tb"/>
    </style:style>
    <style:style style:name="ta2" style:family="table" style:master-page-name="PageStyle_5f_themen_5f_dirty2">
      <style:table-properties table:display="true" style:writing-mode="lr-tb"/>
    </style:style>
    <style:style style:name="ce1" style:family="table-cell" style:parent-style-name="Default">
      <style:text-properties style:font-name="Open Sans" fo:font-size="10pt" fo:language="de" fo:country="DE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Open Sans" fo:font-size="10pt" fo:language="de" fo:country="DE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e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Default"/>
        <table:table-column table:style-name="co11" table:number-columns-repeated="12" table:default-cell-style-name="ce3"/>
        <table:table-column table:style-name="co12" table:number-columns-repeated="999" table:default-cell-style-name="ce3"/>
        <table:table-column table:style-name="co12" table:default-cell-style-name="Default"/>
        <table:table-row table:style-name="ro1">
          <table:table-cell table:style-name="ce1" office:value-type="string" calcext:value-type="string">
            <text:p>thesis_id</text:p>
          </table:table-cell>
          <table:table-cell table:style-name="ce4" office:value-type="string" calcext:value-type="string">
            <text:p>occasion_id</text:p>
          </table:table-cell>
          <table:table-cell table:style-name="ce4" office:value-type="string" calcext:value-type="string">
            <text:p>thesis_num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title_new</text:p>
          </table:table-cell>
          <table:table-cell table:style-name="ce4" office:value-type="string" calcext:value-type="string">
            <text:p>Laengstes Wort</text:p>
          </table:table-cell>
          <table:table-cell table:style-name="ce4" office:value-type="string" calcext:value-type="string">
            <text:p>big_title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long_title</text:p>
          </table:table-cell>
          <table:table-cell/>
          <table:table-cell table:style-name="ce1" table:number-columns-repeated="1011"/>
          <table:table-cell table:style-name="ce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Berlin soll sich für die Abschaffung der MAE-Stellen ("1-Euro-Jobs") einsetzen.</text:p>
          </table:table-cell>
          <table:table-cell office:value-type="string" calcext:value-type="string">
            <text:p>1-Euro-Job</text:p>
          </table:table-cell>
          <table:table-cell table:style-name="ce2" office:value-type="string" calcext:value-type="string">
            <text:p>1-Euro-Jobs</text:p>
          </table:table-cell>
          <table:table-cell table:style-name="ce2" office:value-type="string" calcext:value-type="string">
            <text:p>Abschaffung</text:p>
          </table:table-cell>
          <table:table-cell table:number-columns-repeated="1016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-Euro-Jobs</text:p>
          </table:table-cell>
          <table:table-cell table:style-name="ce2" office:value-type="string" calcext:value-type="string">
            <text:p>Hamburg soll Arbeitsgelegenheiten für ALG-II-Empfänger/innen ausweisen ("1-Euro-Jobs").</text:p>
          </table:table-cell>
          <table:table-cell office:value-type="string" calcext:value-type="string">
            <text:p>1-Euro-Job</text:p>
          </table:table-cell>
          <table:table-cell table:style-name="ce2" office:value-type="string" calcext:value-type="string">
            <text:p>1-Euro-Jobs</text:p>
          </table:table-cell>
          <table:table-cell table:style-name="ce2" office:value-type="string" calcext:value-type="string">
            <text:p>Arbeitsgelegenheiten</text:p>
          </table:table-cell>
          <table:table-cell table:number-columns-repeated="1016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-Euro-Jobs</text:p>
          </table:table-cell>
          <table:table-cell table:style-name="ce2" office:value-type="string" calcext:value-type="string">
            <text:p>Arbeitsgelegenheiten für ALG-II-Empfängerinnen und -Empfänger ("1-Euro-Jobs") sollen weiterhin gefördert werden.</text:p>
          </table:table-cell>
          <table:table-cell office:value-type="string" calcext:value-type="string">
            <text:p>1-Euro-Job</text:p>
          </table:table-cell>
          <table:table-cell table:style-name="ce2" office:value-type="string" calcext:value-type="string">
            <text:p>1-Euro-Jobs</text:p>
          </table:table-cell>
          <table:table-cell table:style-name="ce2" office:value-type="string" calcext:value-type="string">
            <text:p>Arbeitsgelegenheiten</text:p>
          </table:table-cell>
          <table:table-cell table:number-columns-repeated="1016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granten im öffentl. Dienst</text:p>
          </table:table-cell>
          <table:table-cell table:style-name="ce2" office:value-type="string" calcext:value-type="string">
            <text:p>Es sollen mehr Menschen mit Zuwanderungsgeschichte im öffentlichen Dienst beschäftigt werd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öffentlichen Dienst</text:p>
          </table:table-cell>
          <table:table-cell table:style-name="ce2" office:value-type="string" calcext:value-type="string">
            <text:p>Zuwanderungsgeschichte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granten im öffentlichen Dienst</text:p>
          </table:table-cell>
          <table:table-cell table:style-name="ce2" office:value-type="string" calcext:value-type="string">
            <text:p>Mehr Menschen mit Migrationshintergrund sollen im öffentlichen Dienst Berlins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öffentlichen 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granten in Polizeidienst</text:p>
          </table:table-cell>
          <table:table-cell table:style-name="ce2" office:value-type="string" calcext:value-type="string">
            <text:p>Mehr Menschen mit Migrationshintergrund sollen im Polizeidienst eingestellt werd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Im Bremer Polizeidienst sollen mehr Menschen mit Migrationshintergrund beschäftigt werd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igranten im Staatsdienst</text:p>
          </table:table-cell>
          <table:table-cell table:style-name="ce2" office:value-type="string" calcext:value-type="string">
            <text:p>Der Staat soll im öffentlichen Dienst verstärkt Menschen mit Migrationshintergrund einstell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öffentlichen 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2" office:value-type="string" calcext:value-type="string">
            <text:p>Migranten im Polizeidienst</text:p>
          </table:table-cell>
          <table:table-cell table:style-name="ce2" office:value-type="string" calcext:value-type="string">
            <text:p>Migrationshintergrund</text:p>
          </table:table-cell>
          <table:table-cell table:style-name="ce2" office:value-type="string" calcext:value-type="string">
            <text:p>Migranten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Jede/r Berufstätige muss jährlich eine Weiterbildungsmaßnahme wahrnehm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Weiterbildungsma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Soziale Mindeststandards wie Mindestlöhne sollen EU-weit eingeführ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Mindeststandards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e 40-Stunden-Woche im öffentlichen Dienst muss auch für Angestellte eingeführt werden.</text:p>
          </table:table-cell>
          <table:table-cell office:value-type="string" calcext:value-type="string">
            <text:p>Arbeitnehmerrechte</text:p>
          </table:table-cell>
          <table:table-cell table:style-name="ce2" office:value-type="string" calcext:value-type="string">
            <text:p>Öffentlicher Dienst</text:p>
          </table:table-cell>
          <table:table-cell table:style-name="ce2" office:value-type="string" calcext:value-type="string">
            <text:p>Angestellte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reiere Regelungen für die Wirtschaftsregion Sachsen, z.B. bei Löhnen, Arbeitszeit und Kündigungsschutz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Wirtschaftsregion</text:p>
          </table:table-cell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er Einfluss der Gewerkschaften muss zurückgedräng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Gewerk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e betriebliche Mitbestimmung soll eingeschränk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2" office:value-type="string" calcext:value-type="string">
            <text:p>Mitbestimmung</text:p>
          </table:table-cell>
          <table:table-cell table:number-columns-repeated="1016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ezahlung von Praktikanten</text:p>
          </table:table-cell>
          <table:table-cell table:style-name="ce2" office:value-type="string" calcext:value-type="string">
            <text:p>Praktikanten mit abgeschlossener Schulausbildung sollen eine gesetzlich garantierte Mindestbezahlung erhalten.</text:p>
          </table:table-cell>
          <table:table-cell office:value-type="string" calcext:value-type="string">
            <text:p>Arbeitnehmerrechte</text:p>
          </table:table-cell>
          <table:table-cell table:style-name="ce2" office:value-type="string" calcext:value-type="string">
            <text:p>Bezahlung von Praktikanten</text:p>
          </table:table-cell>
          <table:table-cell table:style-name="ce2" office:value-type="string" calcext:value-type="string">
            <text:p>Mindestbezahlung</text:p>
          </table:table-cell>
          <table:table-cell table:number-columns-repeated="1016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ohnersatz bei Pflegezeit</text:p>
          </table:table-cell>
          <table:table-cell table:style-name="ce2" office:value-type="string" calcext:value-type="string">
            <text:p>Arbeitnehmerinnen und Arbeitnehmer sollen für die Zeit, in der sie Angehörige pflegen, staatliche Lohnersatzleistungen erhalten.</text:p>
          </table:table-cell>
          <table:table-cell office:value-type="string" calcext:value-type="string">
            <text:p>Arbeitnehmerrechte</text:p>
          </table:table-cell>
          <table:table-cell table:style-name="ce2" office:value-type="string" calcext:value-type="string">
            <text:p>Lohnersatz bei Pflegezeit</text:p>
          </table:table-cell>
          <table:table-cell table:style-name="ce2" office:value-type="string" calcext:value-type="string">
            <text:p>Lohnersatz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eiharbeit</text:p>
          </table:table-cell>
          <table:table-cell table:style-name="ce2" office:value-type="string" calcext:value-type="string">
            <text:p>Leiharbeiterinnen und Leiharbeiter sollen ab dem ersten Arbeitstag mindestens den gleichen Lohn erhalten wie regulär Beschäftigte.</text:p>
          </table:table-cell>
          <table:table-cell office:value-type="string" calcext:value-type="string">
            <text:p>Arbeitnehmerrechte</text:p>
          </table:table-cell>
          <table:table-cell table:style-name="ce2" office:value-type="string" calcext:value-type="string">
            <text:p>Leiharbeit</text:p>
          </table:table-cell>
          <table:table-cell table:style-name="ce2" office:value-type="string" calcext:value-type="string">
            <text:p>Leiharbeit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e Ansprüche auf Leistungen der Arbeitslosen- und Sozialhilfe sind strenger zu überprüf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Abrbeitslos</text:p>
          </table:table-cell>
          <table:table-cell table:style-name="ce2" office:value-type="string" calcext:value-type="string">
            <text:p>Arbeitslosen</text:p>
          </table:table-cell>
          <table:table-cell table:number-columns-repeated="1016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rbeitslosengeld II</text:p>
          </table:table-cell>
          <table:table-cell table:style-name="ce2" office:value-type="string" calcext:value-type="string">
            <text:p>Die Regelsätze für das Arbeitslosengeld II ("Hartz-IV") sollen deutlich angehoben werd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Arbeitslosengeld</text:p>
          </table:table-cell>
          <table:table-cell table:number-columns-repeated="1016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ürzung Sozialleistungen</text:p>
          </table:table-cell>
          <table:table-cell table:style-name="ce2" office:value-type="string" calcext:value-type="string">
            <text:p>Wenn Arbeitslose ein Jobangebot ablehnen, sollen ihnen die Sozialleistungen stärker gekürzt werd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Kürzung Sozialleistungen</text:p>
          </table:table-cell>
          <table:table-cell table:style-name="ce2" office:value-type="string" calcext:value-type="string">
            <text:p>Sozial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LG-II-Empfänger</text:p>
          </table:table-cell>
          <table:table-cell table:style-name="ce2" office:value-type="string" calcext:value-type="string">
            <text:p>Hartz IV-Empfängerinnen und -Empfängern sollen auch weiterhin Leistungen gekürzt werden, wenn sie ein Jobangebot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ALG-II-Empfänger</text:p>
          </table:table-cell>
          <table:table-cell table:style-name="ce2" office:value-type="string" calcext:value-type="string">
            <text:p>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ALG-II-Empfängerinnen und -Empfängern sollen auch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Job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Job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anktionen beim ALG II</text:p>
          </table:table-cell>
          <table:table-cell table:style-name="ce2"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Sanktionen beim ALG II</text:p>
          </table:table-cell>
          <table:table-cell table:style-name="ce2" office:value-type="string" calcext:value-type="string">
            <text:p>Job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nktionen bei Hartz IV</text:p>
          </table:table-cell>
          <table:table-cell table:style-name="ce2" office:value-type="string" calcext:value-type="string">
            <text:p>Hartz-IV-Empfängerinnen und -Empfängern sollen weiterhin Leistungen gekürzt werden, wenn sie ein Jobangebot ablehnen. 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Sanktionen bei Hartz IV</text:p>
          </table:table-cell>
          <table:table-cell table:style-name="ce2" office:value-type="string" calcext:value-type="string">
            <text:p>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Job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Job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"Hartz IV"-Sanktionen</text:p>
          </table:table-cell>
          <table:table-cell table:style-name="ce2"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Arbeitslosigkeit</text:p>
          </table:table-cell>
          <table:table-cell table:style-name="ce2" office:value-type="string" calcext:value-type="string">
            <text:p>Hartz IV</text:p>
          </table:table-cell>
          <table:table-cell table:style-name="ce2" office:value-type="string" calcext:value-type="string">
            <text:p>Arbeitslosengeld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er Transport von Atommüll zwischen den EU-Staaten muss verboten werden.</text:p>
          </table:table-cell>
          <table:table-cell office:value-type="string" calcext:value-type="string">
            <text:p>Atomenergie</text:p>
          </table:table-cell>
          <table:table-cell/>
          <table:table-cell table:style-name="ce2" office:value-type="string" calcext:value-type="string">
            <text:p>Transport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EU-weiter Ausstieg aus der Atomenergie.</text:p>
          </table:table-cell>
          <table:table-cell office:value-type="string" calcext:value-type="string">
            <text:p>Atomenergie</text:p>
          </table:table-cell>
          <table:table-cell/>
          <table:table-cell table:style-name="ce2" office:value-type="string" calcext:value-type="string">
            <text:p>Atomenergie</text:p>
          </table:table-cell>
          <table:table-cell table:number-columns-repeated="101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Atomenergie</text:p>
          </table:table-cell>
          <table:table-cell/>
          <table:table-cell table:style-name="ce2" office:value-type="string" calcext:value-type="string">
            <text:p>Atom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Atomenergie</text:p>
          </table:table-cell>
          <table:table-cell/>
          <table:table-cell table:style-name="ce2" office:value-type="string" calcext:value-type="string">
            <text:p>Atom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Atomenergie</text:p>
          </table:table-cell>
          <table:table-cell/>
          <table:table-cell table:style-name="ce2" office:value-type="string" calcext:value-type="string">
            <text:p>Kern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KW Unterweser</text:p>
          </table:table-cell>
          <table:table-cell table:style-name="ce2" office:value-type="string" calcext:value-type="string">
            <text:p>Bremen soll sich dafür einsetzen, dass das Kernkraftwerk "Unterweser" schon vor 2012 stillgelegt wird. 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KKW Unterweser</text:p>
          </table:table-cell>
          <table:table-cell table:style-name="ce2" office:value-type="string" calcext:value-type="string">
            <text:p>Kernkraftwerk</text:p>
          </table:table-cell>
          <table:table-cell table:number-columns-repeated="1016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tomkraftwerke</text:p>
          </table:table-cell>
          <table:table-cell table:style-name="ce2" office:value-type="string" calcext:value-type="string">
            <text:p>Die Laufzeit der Atomkraftwerke soll verlängert werden.</text:p>
          </table:table-cell>
          <table:table-cell office:value-type="string" calcext:value-type="string">
            <text:p>Atomenergie</text:p>
          </table:table-cell>
          <table:table-cell table:number-columns-repeated="2" table:style-name="ce2" office:value-type="string" calcext:value-type="string">
            <text:p>Atomkraftwerke</text:p>
          </table:table-cell>
          <table:table-cell table:style-name="ce2" office:value-type="string" calcext:value-type="string">
            <text:p>Atom</text:p>
          </table:table-cell>
          <table:table-cell table:number-columns-repeated="1015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schaltung Atomkraftwerke</text:p>
          </table:table-cell>
          <table:table-cell table:style-name="ce2" office:value-type="string" calcext:value-type="string">
            <text:p>Alle Atomkraftwerke innerhalb der EU sollen abgeschaltet werde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Abschaltung Atomkraftwerke</text:p>
          </table:table-cell>
          <table:table-cell table:style-name="ce2" office:value-type="string" calcext:value-type="string">
            <text:p>Atom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ernkraft</text:p>
          </table:table-cell>
          <table:table-cell table:style-name="ce2"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Kernkraft</text:p>
          </table:table-cell>
          <table:table-cell table:style-name="ce2" office:value-type="string" calcext:value-type="string">
            <text:p>Kern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Kernkraftwerke</text:p>
          </table:table-cell>
          <table:table-cell table:style-name="ce2" office:value-type="string" calcext:value-type="string">
            <text:p>Das Land Bremen soll sich dafür einsetzen, dass die Laufzeitverlängerung für alle Kernkraftwerke rückgängig gemacht wird.</text:p>
          </table:table-cell>
          <table:table-cell office:value-type="string" calcext:value-type="string">
            <text:p>Atomenergie</text:p>
          </table:table-cell>
          <table:table-cell table:number-columns-repeated="2" table:style-name="ce2" office:value-type="string" calcext:value-type="string">
            <text:p>Kern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ernkraftwerke</text:p>
          </table:table-cell>
          <table:table-cell table:style-name="ce2" office:value-type="string" calcext:value-type="string">
            <text:p>Das Land Rheinland-Pfalz soll sich dafür einsetzen, dass die Laufzeitverlängerung für Kernkraftwerke rückgängig gemacht wird.</text:p>
          </table:table-cell>
          <table:table-cell office:value-type="string" calcext:value-type="string">
            <text:p>Atomenergie</text:p>
          </table:table-cell>
          <table:table-cell table:number-columns-repeated="2" table:style-name="ce2" office:value-type="string" calcext:value-type="string">
            <text:p>Kern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ernkraftwerk Brokdorf</text:p>
          </table:table-cell>
          <table:table-cell table:style-name="ce2" office:value-type="string" calcext:value-type="string">
            <text:p>Das Kernkraftwerk Brokdorf soll sofort abgeschaltet werde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Kernkraftwerk Brokdorf</text:p>
          </table:table-cell>
          <table:table-cell table:style-name="ce2" office:value-type="string" calcext:value-type="string">
            <text:p>Kernkraftwerk</text:p>
          </table:table-cell>
          <table:table-cell table:number-columns-repeated="1016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tommüll</text:p>
          </table:table-cell>
          <table:table-cell table:style-name="ce2" office:value-type="string" calcext:value-type="string">
            <text:p>Auch in Bayern soll nach Endlagerstätten für Atommüll gesucht werde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Atommüll</text:p>
          </table:table-cell>
          <table:table-cell table:style-name="ce2" office:value-type="string" calcext:value-type="string">
            <text:p>Endlagerst</text:p>
          </table:table-cell>
          <table:table-cell table:style-name="ce2" office:value-type="string" calcext:value-type="string">
            <text:p>Atom</text:p>
          </table:table-cell>
          <table:table-cell table:number-columns-repeated="1015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ndlager Gorleben</text:p>
          </table:table-cell>
          <table:table-cell table:style-name="ce2" office:value-type="string" calcext:value-type="string">
            <text:p>Der Salzstock Gorleben soll kein Atommüll-Endlager werde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Endlager Gorleben</text:p>
          </table:table-cell>
          <table:table-cell table:style-name="ce2" office:value-type="string" calcext:value-type="string">
            <text:p>Salzstock</text:p>
          </table:table-cell>
          <table:table-cell table:number-columns-repeated="1016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tomtransporte</text:p>
          </table:table-cell>
          <table:table-cell table:style-name="ce2" office:value-type="string" calcext:value-type="string">
            <text:p>Die Verschiffung von radioaktiven Abfällen im Hamburger Hafen soll weiterhin möglich sein.</text:p>
          </table:table-cell>
          <table:table-cell office:value-type="string" calcext:value-type="string">
            <text:p>Atomenergie</text:p>
          </table:table-cell>
          <table:table-cell table:style-name="ce2" office:value-type="string" calcext:value-type="string">
            <text:p>Atomtransporte</text:p>
          </table:table-cell>
          <table:table-cell table:style-name="ce2" office:value-type="string" calcext:value-type="string">
            <text:p>Verschiffung</text:p>
          </table:table-cell>
          <table:table-cell table:style-name="ce2" office:value-type="string" calcext:value-type="string">
            <text:p>Atom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Kurzzeit-Ausbildungsgänge für praktisch Begabte einrichten!</text:p>
          </table:table-cell>
          <table:table-cell office:value-type="string" calcext:value-type="string">
            <text:p>Ausbildung</text:p>
          </table:table-cell>
          <table:table-cell/>
          <table:table-cell table:style-name="ce2" office:value-type="string" calcext:value-type="string">
            <text:p>Ausbildungsg</text:p>
          </table:table-cell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Betriebe, die nicht ausbilden, sollen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2" office:value-type="string" calcext:value-type="string">
            <text:p>Betriebe</text:p>
          </table:table-cell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ächsische Betriebe, die nicht ausbilden, sollen eine Abgabe zahlen. </text:p>
          </table:table-cell>
          <table:table-cell office:value-type="string" calcext:value-type="string">
            <text:p>Ausbildung</text:p>
          </table:table-cell>
          <table:table-cell/>
          <table:table-cell table:style-name="ce2" office:value-type="string" calcext:value-type="string">
            <text:p>Betriebe</text:p>
          </table:table-cell>
          <table:table-cell table:number-columns-repeated="101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2" office:value-type="string" calcext:value-type="string">
            <text:p>Ausbildungspl</text:p>
          </table:table-cell>
          <table:table-cell table:number-columns-repeated="101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2" office:value-type="string" calcext:value-type="string">
            <text:p>Ausbildungspl</text:p>
          </table:table-cell>
          <table:table-cell table:number-columns-repeated="1016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bgabe für Ausbildungsplätze</text:p>
          </table:table-cell>
          <table:table-cell table:style-name="ce2" office:value-type="string" calcext:value-type="string">
            <text:p>Betriebe, die nicht ausbilden, sollen ausbildende Betriebe finanziell unterstützen.</text:p>
          </table:table-cell>
          <table:table-cell office:value-type="string" calcext:value-type="string">
            <text:p>Ausbildung</text:p>
          </table:table-cell>
          <table:table-cell table:style-name="ce2" office:value-type="string" calcext:value-type="string">
            <text:p>Abgabe für Ausbildungsplätze</text:p>
          </table:table-cell>
          <table:table-cell table:style-name="ce2" office:value-type="string" calcext:value-type="string">
            <text:p>Betriebe</text:p>
          </table:table-cell>
          <table:table-cell table:number-columns-repeated="1016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usbildungs- platzgarantie</text:p>
          </table:table-cell>
          <table:table-cell table:style-name="ce2" office:value-type="string" calcext:value-type="string">
            <text:p>Jedem Jugendlichen soll ein Ausbildungsplatz gesetzlich garantiert werden.</text:p>
          </table:table-cell>
          <table:table-cell office:value-type="string" calcext:value-type="string">
            <text:p>Ausbildung</text:p>
          </table:table-cell>
          <table:table-cell table:number-columns-repeated="2" table:style-name="ce2" office:value-type="string" calcext:value-type="string">
            <text:p>Ausbildungsplat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sbildungsplatz- abgabe</text:p>
          </table:table-cell>
          <table:table-cell table:style-name="ce2" office:value-type="string" calcext:value-type="string">
            <text:p>Unternehmen, die keine Ausbildungsplätze anbieten, sollen eine Abgabe zahlen.</text:p>
          </table:table-cell>
          <table:table-cell office:value-type="string" calcext:value-type="string">
            <text:p>Ausbildung</text:p>
          </table:table-cell>
          <table:table-cell table:style-name="ce2" office:value-type="string" calcext:value-type="string">
            <text:p>Ausbildungsplatz</text:p>
          </table:table-cell>
          <table:table-cell table:style-name="ce2" office:value-type="string" calcext:value-type="string">
            <text:p>Ausbildungspl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nspruch auf Ausbildungsplatz</text:p>
          </table:table-cell>
          <table:table-cell table:style-name="ce2" office:value-type="string" calcext:value-type="string">
            <text:p>Jeder Schulabsolvent soll einen gesetzlichen Anspruch auf einen Ausbildungsplatz haben.</text:p>
          </table:table-cell>
          <table:table-cell office:value-type="string" calcext:value-type="string">
            <text:p>Ausbildung</text:p>
          </table:table-cell>
          <table:table-cell table:style-name="ce2" office:value-type="string" calcext:value-type="string">
            <text:p>Anspruch auf Ausbildungsplatz</text:p>
          </table:table-cell>
          <table:table-cell table:style-name="ce2" office:value-type="string" calcext:value-type="string">
            <text:p>Ausbildungsplatz</text:p>
          </table:table-cell>
          <table:table-cell table:number-columns-repeated="1016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sbildungsplätze</text:p>
          </table:table-cell>
          <table:table-cell table:style-name="ce2" office:value-type="string" calcext:value-type="string">
            <text:p>Unternehmen, die im ländlichen Raum Ausbildungsplätze anbieten, sollen vom Freistaat eine staatliche Unterstützung erhalten.</text:p>
          </table:table-cell>
          <table:table-cell office:value-type="string" calcext:value-type="string">
            <text:p>Ausbildung</text:p>
          </table:table-cell>
          <table:table-cell table:style-name="ce2" office:value-type="string" calcext:value-type="string">
            <text:p>Ausbildungsplatz</text:p>
          </table:table-cell>
          <table:table-cell table:style-name="ce2" office:value-type="string" calcext:value-type="string">
            <text:p>Ausbildungspl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sbildungsplatzabgabe</text:p>
          </table:table-cell>
          <table:table-cell table:style-name="ce2" office:value-type="string" calcext:value-type="string">
            <text:p>Betriebe, die nicht ausbilden, sollen eine Abgabe zahlen.</text:p>
          </table:table-cell>
          <table:table-cell office:value-type="string" calcext:value-type="string">
            <text:p>Ausbildung</text:p>
          </table:table-cell>
          <table:table-cell table:style-name="ce2" office:value-type="string" calcext:value-type="string">
            <text:p>Ausbildungsplatz</text:p>
          </table:table-cell>
          <table:table-cell table:style-name="ce2" office:value-type="string" calcext:value-type="string">
            <text:p>Betrieb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rbeitssuchende aus den neuen Mitgliedsländern sollen ohne Übergangsfrist in allen EU-Staaten arbeiten dürfen.</text:p>
          </table:table-cell>
          <table:table-cell office:value-type="string" calcext:value-type="string">
            <text:p>Ausländische Arbeitskraft</text:p>
          </table:table-cell>
          <table:table-cell/>
          <table:table-cell table:style-name="ce2" office:value-type="string" calcext:value-type="string">
            <text:p>Arbeitssuchende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EU-Green-Card für hochqualifizierte Fachkräfte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Fachkräfte</text:p>
          </table:table-cell>
          <table:table-cell table:style-name="ce2" office:value-type="string" calcext:value-type="string">
            <text:p>Fachkr</text:p>
          </table:table-cell>
          <table:table-cell table:number-columns-repeated="1016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rbeitsmarkt</text:p>
          </table:table-cell>
          <table:table-cell table:style-name="ce2" office:value-type="string" calcext:value-type="string">
            <text:p>Der Zugang zum deutschen Arbeitsmarkt soll für Menschen aus den östlichen EU-Staaten dauerhaft beschränkt bleiben.</text:p>
          </table:table-cell>
          <table:table-cell office:value-type="string" calcext:value-type="string">
            <text:p>Ausländische Arbeitskraft</text:p>
          </table:table-cell>
          <table:table-cell table:number-columns-repeated="2" table:style-name="ce2" office:value-type="string" calcext:value-type="string">
            <text:p>Arbeitsmarkt</text:p>
          </table:table-cell>
          <table:table-cell table:number-columns-repeated="1016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sländische Fachkräfte</text:p>
          </table:table-cell>
          <table:table-cell table:style-name="ce2" office:value-type="string" calcext:value-type="string">
            <text:p>Hamburg soll verstärkt hochqualifizierte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Fachkräfte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werbung von Fachkräften</text:p>
          </table:table-cell>
          <table:table-cell table:style-name="ce2" office:value-type="string" calcext:value-type="string">
            <text:p>Brandenburg soll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Fachkräfte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nwerbung von Ärzten</text:p>
          </table:table-cell>
          <table:table-cell table:style-name="ce2" office:value-type="string" calcext:value-type="string">
            <text:p>Das Land Sachsen soll verstärkt Ärz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Anwerbung von Ärzten</text:p>
          </table:table-cell>
          <table:table-cell table:style-name="ce2" office:value-type="string" calcext:value-type="string">
            <text:p>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nwerbung von Pflegekräften</text:p>
          </table:table-cell>
          <table:table-cell table:style-name="ce2" office:value-type="string" calcext:value-type="string">
            <text:p>Thüringen soll verstärkt Pflege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Anwerbung von Pflegekräften</text:p>
          </table:table-cell>
          <table:table-cell table:style-name="ce2" office:value-type="string" calcext:value-type="string">
            <text:p>Pflegekr</text:p>
          </table:table-cell>
          <table:table-cell table:number-columns-repeated="1016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achkräfte aus dem Ausland</text:p>
          </table:table-cell>
          <table:table-cell table:style-name="ce2" office:value-type="string" calcext:value-type="string">
            <text:p>Hamburg soll verstärkt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2" office:value-type="string" calcext:value-type="string">
            <text:p>Fachkräfte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Autobahn</text:p>
          </table:table-cell>
          <table:table-cell/>
          <table:table-cell table:style-name="ce2" office:value-type="string" calcext:value-type="string">
            <text:p>Ostseeautobahn</text:p>
          </table:table-cell>
          <table:table-cell table:number-columns-repeated="101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reispuriger Ausbau der A 7 bis zur dänischen Grenze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 Ausbau</text:p>
          </table:table-cell>
          <table:table-cell table:style-name="ce2" office:value-type="string" calcext:value-type="string">
            <text:p>Dreispuriger</text:p>
          </table:table-cell>
          <table:table-cell table:number-columns-repeated="101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Autobahn</text:p>
          </table:table-cell>
          <table:table-cell/>
          <table:table-cell table:style-name="ce2" office:value-type="string" calcext:value-type="string">
            <text:p>Ostseeautobahn</text:p>
          </table:table-cell>
          <table:table-cell table:number-columns-repeated="101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reispuriger Ausbau der A 7 bis zur dänischen Grenze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 Ausbau</text:p>
          </table:table-cell>
          <table:table-cell table:style-name="ce2" office:value-type="string" calcext:value-type="string">
            <text:p>Dreispuriger</text:p>
          </table:table-cell>
          <table:table-cell table:number-columns-repeated="1016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Weiterer Ausbau der Berliner Stadtautobahn!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 Ausbau</text:p>
          </table:table-cell>
          <table:table-cell table:style-name="ce2" office:value-type="string" calcext:value-type="string">
            <text:p>Stadtautobahn</text:p>
          </table:table-cell>
          <table:table-cell table:number-columns-repeated="1016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afenquerspange</text:p>
          </table:table-cell>
          <table:table-cell table:style-name="ce2" office:value-type="string" calcext:value-type="string">
            <text:p>Zur Entlastung der Innenstadt: Bau einer Verbindungsautobahn zwischen A1 und A7 ("Hafenquerspange")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Hafenquerspange</text:p>
          </table:table-cell>
          <table:table-cell table:style-name="ce2" office:value-type="string" calcext:value-type="string">
            <text:p>Verbindungsautobahn</text:p>
          </table:table-cell>
          <table:table-cell table:number-columns-repeated="1016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utobahnnetz</text:p>
          </table:table-cell>
          <table:table-cell table:style-name="ce2" office:value-type="string" calcext:value-type="string">
            <text:p>Das Autobahnnetz in Nordrhein-Westfalen soll ausgebaut werden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</text:p>
          </table:table-cell>
          <table:table-cell table:style-name="ce2" office:value-type="string" calcext:value-type="string">
            <text:p>Autobahnnetz</text:p>
          </table:table-cell>
          <table:table-cell table:number-columns-repeated="1016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adtautobahn</text:p>
          </table:table-cell>
          <table:table-cell table:style-name="ce2" office:value-type="string" calcext:value-type="string">
            <text:p>Die Stadtautobahn A100 soll verlängert werden.</text:p>
          </table:table-cell>
          <table:table-cell office:value-type="string" calcext:value-type="string">
            <text:p>Autobahn</text:p>
          </table:table-cell>
          <table:table-cell table:number-columns-repeated="2" table:style-name="ce2" office:value-type="string" calcext:value-type="string">
            <text:p>Stadtautobahn</text:p>
          </table:table-cell>
          <table:table-cell table:number-columns-repeated="1016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afenquerspange</text:p>
          </table:table-cell>
          <table:table-cell table:style-name="ce2" office:value-type="string" calcext:value-type="string">
            <text:p>Die Verbindung der Autobahnen A1 und A7 ("Hafenquerspange") soll gebaut werden.</text:p>
          </table:table-cell>
          <table:table-cell office:value-type="string" calcext:value-type="string">
            <text:p>Autobahn</text:p>
          </table:table-cell>
          <table:table-cell table:number-columns-repeated="2" table:style-name="ce2" office:value-type="string" calcext:value-type="string">
            <text:p>Hafenquerspange</text:p>
          </table:table-cell>
          <table:table-cell table:number-columns-repeated="1016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bahn-Maut</text:p>
          </table:table-cell>
          <table:table-cell table:style-name="ce2" office:value-type="string" calcext:value-type="string">
            <text:p>Autofahrer aus dem Ausland sollen für die Nutzung deutscher Autobahnen bezahlen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-Maut</text:p>
          </table:table-cell>
          <table:table-cell table:style-name="ce2" office:value-type="string" calcext:value-type="string">
            <text:p>Autofahrer</text:p>
          </table:table-cell>
          <table:table-cell table:number-columns-repeated="1016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Küstenautobahn A20</text:p>
          </table:table-cell>
          <table:table-cell table:style-name="ce2" office:value-type="string" calcext:value-type="string">
            <text:p>Die Küstenautobahn A20 soll fertiggestellt werden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Küstenautobahn A20</text:p>
          </table:table-cell>
          <table:table-cell table:style-name="ce2" office:value-type="string" calcext:value-type="string">
            <text:p>Die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tobahnausbau</text:p>
          </table:table-cell>
          <table:table-cell table:style-name="ce2" office:value-type="string" calcext:value-type="string">
            <text:p>Die A 14 soll weiter in Richtung Schwerin ausgebaut werden.</text:p>
          </table:table-cell>
          <table:table-cell office:value-type="string" calcext:value-type="string">
            <text:p>Autobahn</text:p>
          </table:table-cell>
          <table:table-cell table:style-name="ce2" office:value-type="string" calcext:value-type="string">
            <text:p>Autobahn</text:p>
          </table:table-cell>
          <table:table-cell table:style-name="ce2" office:value-type="string" calcext:value-type="string">
            <text:p>Richtung</text:p>
          </table:table-cell>
          <table:table-cell table:number-columns-repeated="1016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föG</text:p>
          </table:table-cell>
          <table:table-cell table:style-name="ce2" office:value-type="string" calcext:value-type="string">
            <text:p>Studierende, Schüler/-innen und Auszubildende sollen unabhängig vom Einkommen der Eltern einen Anspruch auf BAföG hab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Auszubildend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lternunab­hängiges BAföG</text:p>
          </table:table-cell>
          <table:table-cell table:style-name="ce2" office:value-type="string" calcext:value-type="string">
            <text:p>Bremen soll sich für ein elternunabhängiges BAföG einsetz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Brem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AföG unabhängig vom Einkommen</text:p>
          </table:table-cell>
          <table:table-cell table:style-name="ce2" office:value-type="string" calcext:value-type="string">
            <text:p>Das Land soll sich dafür einsetzen, dass alle Studierenden BAföG unabhängig vom Einkommen ihrer Eltern erhalten könn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Studierend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lternunabhängiges BAföG</text:p>
          </table:table-cell>
          <table:table-cell table:style-name="ce2" office:value-type="string" calcext:value-type="string">
            <text:p>Bayern soll sich dafür einsetzen, dass alle Studierenden BAföG unabhängig vom Einkommen ihrer Eltern erhalten könn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Studierend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taatliche Unterstützung von Studierenden</text:p>
          </table:table-cell>
          <table:table-cell table:style-name="ce2" office:value-type="string" calcext:value-type="string">
            <text:p>BAföG soll unabhängig vom Einkommen der Eltern gezahlt werd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Einkommen</text:p>
          </table:table-cell>
          <table:table-cell table:number-columns-repeated="1016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lternunabhängiges BAföG</text:p>
          </table:table-cell>
          <table:table-cell table:style-name="ce2" office:value-type="string" calcext:value-type="string">
            <text:p>Thüringen soll sich für ein elternunabhängiges BAföG für alle Studierenden einsetzen.</text:p>
          </table:table-cell>
          <table:table-cell table:number-columns-repeated="2" table:style-name="ce2" office:value-type="string" calcext:value-type="string">
            <text:p>BAföG</text:p>
          </table:table-cell>
          <table:table-cell table:style-name="ce2" office:value-type="string" calcext:value-type="string">
            <text:p>Studierend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taatliche Beteiligung an Banken</text:p>
          </table:table-cell>
          <table:table-cell table:style-name="ce2" office:value-type="string" calcext:value-type="string">
            <text:p>Die staatliche Beteiligung an privaten Banken darf nur eine vorübergehende Notlösung sein.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Banken</text:p>
          </table:table-cell>
          <table:table-cell table:style-name="ce2" office:value-type="string" calcext:value-type="string">
            <text:p>Beteiligung</text:p>
          </table:table-cell>
          <table:table-cell table:number-columns-repeated="1016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taatliche Banken</text:p>
          </table:table-cell>
          <table:table-cell table:style-name="ce2" office:value-type="string" calcext:value-type="string">
            <text:p>Die EU-Mitgliedsstaaten sollen ihre öffentlichen Banken (z.B. Landesbanken, Sparkassen) privatisieren.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Banken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SH Nordbank</text:p>
          </table:table-cell>
          <table:table-cell table:style-name="ce2" office:value-type="string" calcext:value-type="string">
            <text:p>Die HSH Nordbank soll vollständig privatisiert werden.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Bank HSH Nordbank</text:p>
          </table:table-cell>
          <table:table-cell table:style-name="ce2" office:value-type="string" calcext:value-type="string">
            <text:p>Nordbank</text:p>
          </table:table-cell>
          <table:table-cell table:number-columns-repeated="1016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erstaatlichung von Banken</text:p>
          </table:table-cell>
          <table:table-cell table:style-name="ce2" office:value-type="string" calcext:value-type="string">
            <text:p>Alle Banken in Deutschland sollen verstaatlicht werden.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Banken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rd/LB</text:p>
          </table:table-cell>
          <table:table-cell table:style-name="ce2" office:value-type="string" calcext:value-type="string">
            <text:p>Keine weiteren Landesmittel für die Landesbank ("Nord/LB")!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Nord/LB</text:p>
          </table:table-cell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inanztransaktionssteuer</text:p>
          </table:table-cell>
          <table:table-cell table:style-name="ce2" office:value-type="string" calcext:value-type="string">
            <text:p>Einführung einer Steuer auf den Handel mit Finanzprodukten!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Finanztransaktionssteuer</text:p>
          </table:table-cell>
          <table:table-cell table:style-name="ce2" office:value-type="string" calcext:value-type="string">
            <text:p>Finanzprodukten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Verstaatlichung von Banken</text:p>
          </table:table-cell>
          <table:table-cell table:style-name="ce2" office:value-type="string" calcext:value-type="string">
            <text:p>Alle Banken sollen verstaatlicht werden.</text:p>
          </table:table-cell>
          <table:table-cell office:value-type="string" calcext:value-type="string">
            <text:p>Bank</text:p>
          </table:table-cell>
          <table:table-cell table:number-columns-repeated="2" table:style-name="ce2" office:value-type="string" calcext:value-type="string">
            <text:p>Banken</text:p>
          </table:table-cell>
          <table:table-cell table:number-columns-repeated="1016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SH Nordbank</text:p>
          </table:table-cell>
          <table:table-cell table:style-name="ce2" office:value-type="string" calcext:value-type="string">
            <text:p>Das Land Hamburg soll seine Anteile an der HSH Nordbank verkaufen.</text:p>
          </table:table-cell>
          <table:table-cell office:value-type="string" calcext:value-type="string">
            <text:p>Bank</text:p>
          </table:table-cell>
          <table:table-cell table:style-name="ce2" office:value-type="string" calcext:value-type="string">
            <text:p>Bank HSH Nordbank</text:p>
          </table:table-cell>
          <table:table-cell table:style-name="ce2" office:value-type="string" calcext:value-type="string">
            <text:p>Nordbank</text:p>
          </table:table-cell>
          <table:table-cell table:number-columns-repeated="101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Lehrer/innen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2" office:value-type="string" calcext:value-type="string">
            <text:p>Lehrer Verbeamtung</text:p>
          </table:table-cell>
          <table:table-cell table:style-name="ce2" office:value-type="string" calcext:value-type="string">
            <text:p>Lehrer</text:p>
          </table:table-cell>
          <table:table-cell table:number-columns-repeated="1016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Lehrer/innen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2" office:value-type="string" calcext:value-type="string">
            <text:p>Lehrer Verbeamtung</text:p>
          </table:table-cell>
          <table:table-cell table:style-name="ce2" office:value-type="string" calcext:value-type="string">
            <text:p>Lehrer</text:p>
          </table:table-cell>
          <table:table-cell table:number-columns-repeated="1016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Neue Lehrkräfte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2" office:value-type="string" calcext:value-type="string">
            <text:p>Lehrer Verbeamtung</text:p>
          </table:table-cell>
          <table:table-cell table:style-name="ce2" office:value-type="string" calcext:value-type="string">
            <text:p>Lehrkr</text:p>
          </table:table-cell>
          <table:table-cell table:number-columns-repeated="1016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erbeamtung von Lehrern</text:p>
          </table:table-cell>
          <table:table-cell table:style-name="ce2" office:value-type="string" calcext:value-type="string">
            <text:p>Lehrerinnen und Lehrer sollen weiterhin verbeamtet werden.</text:p>
          </table:table-cell>
          <table:table-cell office:value-type="string" calcext:value-type="string">
            <text:p>Beamtete Lehrer</text:p>
          </table:table-cell>
          <table:table-cell table:style-name="ce2" office:value-type="string" calcext:value-type="string">
            <text:p>Lehrer Verbeamtung</text:p>
          </table:table-cell>
          <table:table-cell table:style-name="ce2" office:value-type="string" calcext:value-type="string">
            <text:p>Lehr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beamtung von Lehrern</text:p>
          </table:table-cell>
          <table:table-cell table:style-name="ce2" office:value-type="string" calcext:value-type="string">
            <text:p>Auch in Thüringen sollen Lehrerinnen und Lehrer verbeamtet werden.</text:p>
          </table:table-cell>
          <table:table-cell office:value-type="string" calcext:value-type="string">
            <text:p>Beamtete Lehrer</text:p>
          </table:table-cell>
          <table:table-cell table:style-name="ce2" office:value-type="string" calcext:value-type="string">
            <text:p>Lehrer Verbeamtung</text:p>
          </table:table-cell>
          <table:table-cell table:style-name="ce2" office:value-type="string" calcext:value-type="string">
            <text:p>Lehr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Landeszuschüsse zum Kindergeld für Alleinerziehende!</text:p>
          </table:table-cell>
          <table:table-cell office:value-type="string" calcext:value-type="string">
            <text:p>Betreuungsgeld</text:p>
          </table:table-cell>
          <table:table-cell table:style-name="ce2" office:value-type="string" calcext:value-type="string">
            <text:p>Kindergeld</text:p>
          </table:table-cell>
          <table:table-cell table:style-name="ce2" office:value-type="string" calcext:value-type="string">
            <text:p>Alleinerziehende</text:p>
          </table:table-cell>
          <table:table-cell table:number-columns-repeated="1016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etreuungsgeld</text:p>
          </table:table-cell>
          <table:table-cell table:style-name="ce2" office:value-type="string" calcext:value-type="string">
            <text:p>Eltern, die für ihre Kinder keinen Krippenplatz in Anspruch nehmen, sollen ein Betreuungsgeld erhalten.</text:p>
          </table:table-cell>
          <table:table-cell table:number-columns-repeated="3" table:style-name="ce2" office:value-type="string" calcext:value-type="string">
            <text:p>Betreu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etreuungsgeld</text:p>
          </table:table-cell>
          <table:table-cell table:style-name="ce2" office:value-type="string" calcext:value-type="string">
            <text:p>Eltern, die ihre Kinder ausschließlich zu Hause erziehen, sollen eine finanzielle Unterstützung ("Betreuungsgeld") erhalten.</text:p>
          </table:table-cell>
          <table:table-cell table:number-columns-repeated="3" table:style-name="ce2" office:value-type="string" calcext:value-type="string">
            <text:p>Betreu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andeserziehungsgeld</text:p>
          </table:table-cell>
          <table:table-cell table:style-name="ce2" office:value-type="string" calcext:value-type="string">
            <text:p>Die finanzielle Unterstützung für einkommensschwache Familien (Landeserziehungsgeld) soll beibehalten werden.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2" table:style-name="ce2" office:value-type="string" calcext:value-type="string">
            <text:p>Landeserzieh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treuungsgeld</text:p>
          </table:table-cell>
          <table:table-cell table:style-name="ce2" office:value-type="string" calcext:value-type="string">
            <text:p>Eltern, deren Kinder nicht in die Kita gehen, sollen ein Betreuungsgeld erhalten.</text:p>
          </table:table-cell>
          <table:table-cell table:number-columns-repeated="3" table:style-name="ce2" office:value-type="string" calcext:value-type="string">
            <text:p>Betreu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etreuungsgeld</text:p>
          </table:table-cell>
          <table:table-cell table:style-name="ce2" office:value-type="string" calcext:value-type="string">
            <text:p>Eltern, die ihre Kinder ausschließlich zu Hause erziehen, sollen eine finanzielle Unterstützung ("Betreuungsgeld") erhalten.</text:p>
          </table:table-cell>
          <table:table-cell table:number-columns-repeated="3" table:style-name="ce2" office:value-type="string" calcext:value-type="string">
            <text:p>Betreu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ndeserziehungsgeld</text:p>
          </table:table-cell>
          <table:table-cell table:style-name="ce2" office:value-type="string" calcext:value-type="string">
            <text:p>Das Landeserziehungsgeld soll auch an Eltern gezahlt werden, deren Kinder eine Kindertagesstätte besuchen.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2" table:style-name="ce2" office:value-type="string" calcext:value-type="string">
            <text:p>Landeserzieh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hüringer Erziehungsgeld</text:p>
          </table:table-cell>
          <table:table-cell table:style-name="ce2"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office:value-type="string" calcext:value-type="string">
            <text:p>Betreuungsgeld</text:p>
          </table:table-cell>
          <table:table-cell table:style-name="ce2" office:value-type="string" calcext:value-type="string">
            <text:p>Thüringer Erziehungsgeld</text:p>
          </table:table-cell>
          <table:table-cell table:style-name="ce2" office:value-type="string" calcext:value-type="string">
            <text:p>Erziehungsgeld</text:p>
          </table:table-cell>
          <table:table-cell table:number-columns-repeated="1016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ildungsurlaub</text:p>
          </table:table-cell>
          <table:table-cell table:style-name="ce2" office:value-type="string" calcext:value-type="string">
            <text:p>In Sachsen soll ein gesetzlicher Anspruch auf Bildungsurlaub eingeführt werden.</text:p>
          </table:table-cell>
          <table:table-cell table:number-columns-repeated="3" table:style-name="ce2" office:value-type="string" calcext:value-type="string">
            <text:p>Bildungsurlaub</text:p>
          </table:table-cell>
          <table:table-cell table:number-columns-repeated="1016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ildungsurlaub</text:p>
          </table:table-cell>
          <table:table-cell table:style-name="ce2" office:value-type="string" calcext:value-type="string">
            <text:p>Im Freistaat sollen alle Beschäftigten Anspruch auf Bildungsurlaub haben.</text:p>
          </table:table-cell>
          <table:table-cell table:number-columns-repeated="3" table:style-name="ce2" office:value-type="string" calcext:value-type="string">
            <text:p>Bildungsurlaub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Ausländer/-innen sollen schon bei Verdacht auf terroristische Straftaten ausgewiesen werden.</text:p>
          </table:table-cell>
          <table:table-cell table:style-name="ce2" office:value-type="string" calcext:value-type="string">
            <text:p>Bleiberecht</text:p>
          </table:table-cell>
          <table:table-cell table:style-name="ce2" office:value-type="string" calcext:value-type="string">
            <text:p>Ausländer Terror</text:p>
          </table:table-cell>
          <table:table-cell table:style-name="ce2" office:value-type="string" calcext:value-type="string">
            <text:p>Straftaten</text:p>
          </table:table-cell>
          <table:table-cell table:number-columns-repeated="1016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sweisung von Straftätern</text:p>
          </table:table-cell>
          <table:table-cell table:style-name="ce2" office:value-type="string" calcext:value-type="string">
            <text:p>Geduldete Migranten/innen, die straffällig geworden sind, sollen konsequent ausgewiesen werden.</text:p>
          </table:table-cell>
          <table:table-cell table:style-name="ce2" office:value-type="string" calcext:value-type="string">
            <text:p>Bleiberecht</text:p>
          </table:table-cell>
          <table:table-cell table:style-name="ce2" office:value-type="string" calcext:value-type="string">
            <text:p>Ausweisung von Straftätern</text:p>
          </table:table-cell>
          <table:table-cell table:style-name="ce2" office:value-type="string" calcext:value-type="string">
            <text:p>Geduldete</text:p>
          </table:table-cell>
          <table:table-cell table:number-columns-repeated="1016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leiberecht</text:p>
          </table:table-cell>
          <table:table-cell table:style-name="ce2" office:value-type="string" calcext:value-type="string">
            <text:p>Ausländerinnen und Ausländer, die bereits seit vielen Jahren geduldet in Nordrhein-Westfalen leben, sollen ein dauerhaftes Bleiberecht erhalten. </text:p>
          </table:table-cell>
          <table:table-cell table:number-columns-repeated="3" table:style-name="ce2" office:value-type="string" calcext:value-type="string">
            <text:p>Bleiberecht</text:p>
          </table:table-cell>
          <table:table-cell table:number-columns-repeated="1016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auerhaftes Bleiberecht</text:p>
          </table:table-cell>
          <table:table-cell table:style-name="ce2"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table:number-columns-repeated="3" table:style-name="ce2" office:value-type="string" calcext:value-type="string">
            <text:p>Bleiberecht</text:p>
          </table:table-cell>
          <table:table-cell table:number-columns-repeated="1016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erbung für Bundeswehr</text:p>
          </table:table-cell>
          <table:table-cell table:style-name="ce2" office:value-type="string" calcext:value-type="string">
            <text:p>An Berliner Schulen soll für Berufe bei der Bundeswehr geworben werden dürfen.</text:p>
          </table:table-cell>
          <table:table-cell office:value-type="string" calcext:value-type="string">
            <text:p>Bundeswehr-Anwerbung</text:p>
          </table:table-cell>
          <table:table-cell table:style-name="ce2" office:value-type="string" calcext:value-type="string">
            <text:p>Werbung für Bundeswehr</text:p>
          </table:table-cell>
          <table:table-cell table:style-name="ce2" office:value-type="string" calcext:value-type="string">
            <text:p>Bundeswehr</text:p>
          </table:table-cell>
          <table:table-cell table:number-columns-repeated="1016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undeswehr</text:p>
          </table:table-cell>
          <table:table-cell table:style-name="ce2" office:value-type="string" calcext:value-type="string">
            <text:p>Die Bundeswehr soll weiterhin an Schulen Veranstaltungen für Schülerinnen und Schüler durchführen dürfen.</text:p>
          </table:table-cell>
          <table:table-cell office:value-type="string" calcext:value-type="string">
            <text:p>Bundeswehr-Anwerbung</text:p>
          </table:table-cell>
          <table:table-cell table:style-name="ce2" office:value-type="string" calcext:value-type="string">
            <text:p>Bundeswehr</text:p>
          </table:table-cell>
          <table:table-cell table:style-name="ce2" office:value-type="string" calcext:value-type="string">
            <text:p>Veranstal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undeswehr an Schulen</text:p>
          </table:table-cell>
          <table:table-cell table:style-name="ce2" office:value-type="string" calcext:value-type="string">
            <text:p>An Schulen soll für Berufe bei der Bundeswehr geworben werden dürfen.</text:p>
          </table:table-cell>
          <table:table-cell office:value-type="string" calcext:value-type="string">
            <text:p>Bundeswehr-Anwerbung</text:p>
          </table:table-cell>
          <table:table-cell table:style-name="ce2" office:value-type="string" calcext:value-type="string">
            <text:p>Bundeswehr an Schulen</text:p>
          </table:table-cell>
          <table:table-cell table:style-name="ce2" office:value-type="string" calcext:value-type="string">
            <text:p>Bundeswehr</text:p>
          </table:table-cell>
          <table:table-cell table:number-columns-repeated="1016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undeswehr an Schulen</text:p>
          </table:table-cell>
          <table:table-cell table:style-name="ce2" office:value-type="string" calcext:value-type="string">
            <text:p>Die Bundeswehr soll an brandenburgischen Schulen für den Soldatenberuf werben dürfen.</text:p>
          </table:table-cell>
          <table:table-cell office:value-type="string" calcext:value-type="string">
            <text:p>Bundeswehr-Anwerbung</text:p>
          </table:table-cell>
          <table:table-cell table:style-name="ce2" office:value-type="string" calcext:value-type="string">
            <text:p>Bundeswehr an Schulen</text:p>
          </table:table-cell>
          <table:table-cell table:style-name="ce2" office:value-type="string" calcext:value-type="string">
            <text:p>Soldatenberuf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Haschisch und Marihuana sollen legalisiert werden.</text:p>
          </table:table-cell>
          <table:table-cell office:value-type="string" calcext:value-type="string">
            <text:p>Cannabis</text:p>
          </table:table-cell>
          <table:table-cell table:style-name="ce2" office:value-type="string" calcext:value-type="string">
            <text:p>Drogen Cannabis</text:p>
          </table:table-cell>
          <table:table-cell table:style-name="ce2" office:value-type="string" calcext:value-type="string">
            <text:p>Haschisch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annabis-Besitz</text:p>
          </table:table-cell>
          <table:table-cell table:style-name="ce2"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style-name="ce2"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style-name="ce2" office:value-type="string" calcext:value-type="string">
            <text:p>Schon der Besitz geringer Mengen Cannabis soll in Thüringen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2" office:value-type="string" calcext:value-type="string">
            <text:p>Cannabis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e christlich-abendländische Kultur muss das Fundament Europas sein.</text:p>
          </table:table-cell>
          <table:table-cell office:value-type="string" calcext:value-type="string">
            <text:p>Christliche Werte</text:p>
          </table:table-cell>
          <table:table-cell/>
          <table:table-cell table:style-name="ce2" office:value-type="string" calcext:value-type="string">
            <text:p>Fundament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n der europäischen Verfassung sollte ein Gottesbezug verankert werden.</text:p>
          </table:table-cell>
          <table:table-cell office:value-type="string" calcext:value-type="string">
            <text:p>Christliche Werte</text:p>
          </table:table-cell>
          <table:table-cell table:style-name="ce2" office:value-type="string" calcext:value-type="string">
            <text:p>Religion</text:p>
          </table:table-cell>
          <table:table-cell table:style-name="ce2" office:value-type="string" calcext:value-type="string">
            <text:p>Gottesbezug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hristliche Werte</text:p>
          </table:table-cell>
          <table:table-cell table:style-name="ce2" office:value-type="string" calcext:value-type="string">
            <text:p>Christliche Werte sollen das Leitbild deutscher Politik sein!</text:p>
          </table:table-cell>
          <table:table-cell table:number-columns-repeated="2" table:style-name="ce2" office:value-type="string" calcext:value-type="string">
            <text:p>Christliche Werte</text:p>
          </table:table-cell>
          <table:table-cell table:style-name="ce2" office:value-type="string" calcext:value-type="string">
            <text:p>Christliche</text:p>
          </table:table-cell>
          <table:table-cell table:number-columns-repeated="1016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ristliche Werte- gemeinschaft</text:p>
          </table:table-cell>
          <table:table-cell table:style-name="ce2" office:value-type="string" calcext:value-type="string">
            <text:p>Die EU soll sich als christliche Wertegemeinschaft verstehen.</text:p>
          </table:table-cell>
          <table:table-cell table:number-columns-repeated="2" table:style-name="ce2" office:value-type="string" calcext:value-type="string">
            <text:p>Christliche Werte</text:p>
          </table:table-cell>
          <table:table-cell table:style-name="ce2" office:value-type="string" calcext:value-type="string">
            <text:p>Wertegemein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desverfassung</text:p>
          </table:table-cell>
          <table:table-cell table:style-name="ce2" office:value-type="string" calcext:value-type="string">
            <text:p>Aus der rheinland-pfälzischen Landesverfassung sollen religiöse Bezüge entfernt werden.</text:p>
          </table:table-cell>
          <table:table-cell office:value-type="string" calcext:value-type="string">
            <text:p>Christliche Werte</text:p>
          </table:table-cell>
          <table:table-cell table:number-columns-repeated="2" table:style-name="ce2" office:value-type="string" calcext:value-type="string">
            <text:p>Landesverfassung</text:p>
          </table:table-cell>
          <table:table-cell table:number-columns-repeated="1016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hristliche Wertegemeinschaft</text:p>
          </table:table-cell>
          <table:table-cell table:style-name="ce2" office:value-type="string" calcext:value-type="string">
            <text:p>Die Europäische Union soll sich als christliche Wertegemeinschaft verstehen.</text:p>
          </table:table-cell>
          <table:table-cell table:number-columns-repeated="2" table:style-name="ce2" office:value-type="string" calcext:value-type="string">
            <text:p>Christliche Werte</text:p>
          </table:table-cell>
          <table:table-cell table:style-name="ce2" office:value-type="string" calcext:value-type="string">
            <text:p>Wertegemein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-Mark</text:p>
          </table:table-cell>
          <table:table-cell table:style-name="ce2" office:value-type="string" calcext:value-type="string">
            <text:p>Die D-Mark soll wieder eingeführt werden.</text:p>
          </table:table-cell>
          <table:table-cell table:number-columns-repeated="2" table:style-name="ce2" office:value-type="string" calcext:value-type="string">
            <text:p>D-Mark</text:p>
          </table:table-cell>
          <table:table-cell table:style-name="ce2" office:value-type="string" calcext:value-type="string">
            <text:p>Mark</text:p>
          </table:table-cell>
          <table:table-cell table:number-columns-repeated="1016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-Mark</text:p>
          </table:table-cell>
          <table:table-cell table:style-name="ce2" office:value-type="string" calcext:value-type="string">
            <text:p>Deutschland soll aus der Währungsunion austreten und die D-Mark wieder einführen.</text:p>
          </table:table-cell>
          <table:table-cell table:number-columns-repeated="2" table:style-name="ce2" office:value-type="string" calcext:value-type="string">
            <text:p>D-Mark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Deutschland soll den Euro als Währung behalten.</text:p>
          </table:table-cell>
          <table:table-cell office:value-type="string" calcext:value-type="string">
            <text:p>D-Mark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Deutschland soll den Euro als Währung behalten.</text:p>
          </table:table-cell>
          <table:table-cell office:value-type="string" calcext:value-type="string">
            <text:p>D-Mark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ozialleistungen für Deutsche</text:p>
          </table:table-cell>
          <table:table-cell table:style-name="ce2" office:value-type="string" calcext:value-type="string">
            <text:p>Nur Deutsche sollen einen Anspruch auf Sozialleistungen hab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Sozialleistungen für Deutsche</text:p>
          </table:table-cell>
          <table:table-cell table:style-name="ce2" office:value-type="string" calcext:value-type="string">
            <text:p>Sozial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indergeld für Deutsche</text:p>
          </table:table-cell>
          <table:table-cell table:style-name="ce2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Kindergeld für Deutsche</text:p>
          </table:table-cell>
          <table:table-cell table:style-name="ce2" office:value-type="string" calcext:value-type="string">
            <text:p>Kindergeld</text:p>
          </table:table-cell>
          <table:table-cell table:number-columns-repeated="1016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ozialleistungen nur für Deutsche</text:p>
          </table:table-cell>
          <table:table-cell table:style-name="ce2" office:value-type="string" calcext:value-type="string">
            <text:p>Nur Deutsche sollen Anspruch auf Sozialleistungen hab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Sozialleistungen nur für Deutsche</text:p>
          </table:table-cell>
          <table:table-cell table:style-name="ce2" office:value-type="string" calcext:value-type="string">
            <text:p>Sozial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Kindergeld nur für Deutsche</text:p>
          </table:table-cell>
          <table:table-cell table:style-name="ce2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Kindergeld nur für Deutsche</text:p>
          </table:table-cell>
          <table:table-cell table:style-name="ce2" office:value-type="string" calcext:value-type="string">
            <text:p>Kindergeld</text:p>
          </table:table-cell>
          <table:table-cell table:number-columns-repeated="1016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indergeld für Deutsche</text:p>
          </table:table-cell>
          <table:table-cell table:style-name="ce2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Kindergeld für Deutsche</text:p>
          </table:table-cell>
          <table:table-cell table:style-name="ce2" office:value-type="string" calcext:value-type="string">
            <text:p>Kindergeld</text:p>
          </table:table-cell>
          <table:table-cell table:number-columns-repeated="1016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ozialwohnungen</text:p>
          </table:table-cell>
          <table:table-cell table:style-name="ce2"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2" office:value-type="string" calcext:value-type="string">
            <text:p>Sozialwohnungen</text:p>
          </table:table-cell>
          <table:table-cell table:number-columns-repeated="1016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Kindergeld nur für Deutsche</text:p>
          </table:table-cell>
          <table:table-cell table:style-name="ce2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2" office:value-type="string" calcext:value-type="string">
            <text:p>Kindergeld nur für Deutsche</text:p>
          </table:table-cell>
          <table:table-cell table:style-name="ce2" office:value-type="string" calcext:value-type="string">
            <text:p>Kindergeld</text:p>
          </table:table-cell>
          <table:table-cell table:number-columns-repeated="1016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ohngeld</text:p>
          </table:table-cell>
          <table:table-cell table:style-name="ce2" office:value-type="string" calcext:value-type="string">
            <text:p>Wohngeld soll nur an Deutsche gezahl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2" office:value-type="string" calcext:value-type="string">
            <text:p>Wohngeld</text:p>
          </table:table-cell>
          <table:table-cell table:number-columns-repeated="1016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ozialwohnungen für Deutsche</text:p>
          </table:table-cell>
          <table:table-cell table:style-name="ce2" office:value-type="string" calcext:value-type="string">
            <text:p>Sozialwohnungen sollen vorrangig an Deutsche vergeben werden!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2" office:value-type="string" calcext:value-type="string">
            <text:p>Sozialwohnungen</text:p>
          </table:table-cell>
          <table:table-cell table:number-columns-repeated="1016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ergabe von Sozialwohnungen</text:p>
          </table:table-cell>
          <table:table-cell table:style-name="ce2" office:value-type="string" calcext:value-type="string">
            <text:p>Bei der Vergabe von Sozialwohnungen in Thüringen sollen Deutsche bevorzug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2" office:value-type="string" calcext:value-type="string">
            <text:p>Sozialwohnungen</text:p>
          </table:table-cell>
          <table:table-cell table:number-columns-repeated="1016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Wohngeld</text:p>
          </table:table-cell>
          <table:table-cell table:style-name="ce2" office:value-type="string" calcext:value-type="string">
            <text:p>Wohngeld soll nur an Deutsche gezahl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2" office:value-type="string" calcext:value-type="string">
            <text:p>Wohngeld</text:p>
          </table:table-cell>
          <table:table-cell table:number-columns-repeated="1016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 der Innenstadt soll künftig ein Fahrverbot für Dieselfahrzeuge ohne Rußfilter gelten.</text:p>
          </table:table-cell>
          <table:table-cell office:value-type="string" calcext:value-type="string">
            <text:p>Diesel</text:p>
          </table:table-cell>
          <table:table-cell table:style-name="ce2" office:value-type="string" calcext:value-type="string">
            <text:p>Fahrverbot Diesel</text:p>
          </table:table-cell>
          <table:table-cell table:style-name="ce2" office:value-type="string" calcext:value-type="string">
            <text:p>Dieselfahrzeuge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ußfilter</text:p>
          </table:table-cell>
          <table:table-cell table:style-name="ce2" office:value-type="string" calcext:value-type="string">
            <text:p>Für Dieselfahrzeuge ohne Rußpartikelfilter soll die Innenstadt gesperrt werden, wenn in Bremen die Feinstaubgrenze überschritten wird. </text:p>
          </table:table-cell>
          <table:table-cell office:value-type="string" calcext:value-type="string">
            <text:p>Diesel</text:p>
          </table:table-cell>
          <table:table-cell table:style-name="ce2" office:value-type="string" calcext:value-type="string">
            <text:p>Rußfilter</text:p>
          </table:table-cell>
          <table:table-cell table:style-name="ce2" office:value-type="string" calcext:value-type="string">
            <text:p>Dieselfahrzeuge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Biometrische Daten (Fingerabdrücke u.a.) sollen von allen Einwohner/innen der EU in den Ausweispapieren erfass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2" office:value-type="string" calcext:value-type="string">
            <text:p>Ausweispapieren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Personenbezogene Daten sollen zur EU-weiten Verbrechensbekämpfung an einer zentralen Stelle gesammel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2" office:value-type="string" calcext:value-type="string">
            <text:p>Personenbezogene</text:p>
          </table:table-cell>
          <table:table-cell table:number-columns-repeated="1016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Bei allen Straftaten sollen die DNA-Daten der Täter/innen erfasst und gespeicher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2" office:value-type="string" calcext:value-type="string">
            <text:p>Straftaten</text:p>
          </table:table-cell>
          <table:table-cell table:number-columns-repeated="1016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nline-Durch- suchung</text:p>
          </table:table-cell>
          <table:table-cell table:style-name="ce2" office:value-type="string" calcext:value-type="string">
            <text:p>Die verdeckte Online-Durchsuchung privater Computer durch Sicherheitsbehörden soll verboten werden.</text:p>
          </table:table-cell>
          <table:table-cell office:value-type="string" calcext:value-type="string">
            <text:p>Digitale Grundrechte</text:p>
          </table:table-cell>
          <table:table-cell table:style-name="ce2" office:value-type="string" calcext:value-type="string">
            <text:p>Online-Durch- suchung</text:p>
          </table:table-cell>
          <table:table-cell table:style-name="ce2" office:value-type="string" calcext:value-type="string">
            <text:p>Sicherheitsbeh</text:p>
          </table:table-cell>
          <table:table-cell table:number-columns-repeated="1016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iometrische Daten</text:p>
          </table:table-cell>
          <table:table-cell table:style-name="ce2" office:value-type="string" calcext:value-type="string">
            <text:p>Biometrische Daten (z.B. Fingerabdruck) sollen weiterhin im Reisepass erfasst werden.</text:p>
          </table:table-cell>
          <table:table-cell office:value-type="string" calcext:value-type="string">
            <text:p>Digitale Grundrechte</text:p>
          </table:table-cell>
          <table:table-cell table:style-name="ce2" office:value-type="string" calcext:value-type="string">
            <text:p>Biometrische Daten</text:p>
          </table:table-cell>
          <table:table-cell table:style-name="ce2" office:value-type="string" calcext:value-type="string">
            <text:p>Fingerabdruck</text:p>
          </table:table-cell>
          <table:table-cell table:number-columns-repeated="1016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rnetsperre</text:p>
          </table:table-cell>
          <table:table-cell table:style-name="ce2" office:value-type="string" calcext:value-type="string">
            <text:p>Der Staat soll Internetseiten mit strafbaren Inhalten sperren dürfen.</text:p>
          </table:table-cell>
          <table:table-cell office:value-type="string" calcext:value-type="string">
            <text:p>Digitale Grundrechte</text:p>
          </table:table-cell>
          <table:table-cell table:style-name="ce2" office:value-type="string" calcext:value-type="string">
            <text:p>Internetsperre</text:p>
          </table:table-cell>
          <table:table-cell table:style-name="ce2" office:value-type="string" calcext:value-type="string">
            <text:p>Internetseiten</text:p>
          </table:table-cell>
          <table:table-cell table:number-columns-repeated="1016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ackt-Scanner</text:p>
          </table:table-cell>
          <table:table-cell table:style-name="ce2" office:value-type="string" calcext:value-type="string">
            <text:p>Am Hamburger Flughafen sollen keine Ganzkörper-Scanner ("Nackt-Scanner") mehr eingesetzt werden.</text:p>
          </table:table-cell>
          <table:table-cell office:value-type="string" calcext:value-type="string">
            <text:p>Digitale Grundrechte</text:p>
          </table:table-cell>
          <table:table-cell table:style-name="ce2" office:value-type="string" calcext:value-type="string">
            <text:p>Nackt-Scanner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orratsdatenspeicherung</text:p>
          </table:table-cell>
          <table:table-cell table:style-name="ce2" office:value-type="string" calcext:value-type="string">
            <text:p>Keine Speicherung von Kommunikationsdaten (z.B. Telefon, Internet) ohne konkreten Anlass!</text:p>
          </table:table-cell>
          <table:table-cell office:value-type="string" calcext:value-type="string">
            <text:p>Digitale Grundrechte</text:p>
          </table:table-cell>
          <table:table-cell table:style-name="ce2" office:value-type="string" calcext:value-type="string">
            <text:p>Vorratsdatenspeicherung</text:p>
          </table:table-cell>
          <table:table-cell table:style-name="ce2" office:value-type="string" calcext:value-type="string">
            <text:p>Kommunikationsdaten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ie Beantragung von Volksabstimmungen soll erleichter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Volksabstimmungen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n den Gemeindeordnungen sollen weitreichende Formen der Mitwirkung Jugendlicher verankert werden.</text:p>
          </table:table-cell>
          <table:table-cell office:value-type="string" calcext:value-type="string">
            <text:p>Direkte Demokratie</text:p>
          </table:table-cell>
          <table:table-cell/>
          <table:table-cell table:style-name="ce2" office:value-type="string" calcext:value-type="string">
            <text:p>Gemeindeordnungen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Es sollen EU-weite Volksentscheide eingeführt werden.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2" office:value-type="string" calcext:value-type="string">
            <text:p>Volksentscheide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ie deutsche Bevölkerung soll in einer Volksabstimmung über die neue EU-Verfassung entschei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</text:p>
          </table:table-cell>
          <table:table-cell table:style-name="ce2" office:value-type="string" calcext:value-type="string">
            <text:p>Volksabstimmung</text:p>
          </table:table-cell>
          <table:table-cell table:number-columns-repeated="101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Erleichterung von Volksbegehren auf Landesebene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 zu EU-Fragen</text:p>
          </table:table-cell>
          <table:table-cell table:style-name="ce2" office:value-type="string" calcext:value-type="string">
            <text:p>Erleichterung</text:p>
          </table:table-cell>
          <table:table-cell table:number-columns-repeated="101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Volksentscheide auf Landesebene erleichtern!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2" office:value-type="string" calcext:value-type="string">
            <text:p>Volksentscheide</text:p>
          </table:table-cell>
          <table:table-cell table:number-columns-repeated="1016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olksbegehren</text:p>
          </table:table-cell>
          <table:table-cell table:style-name="ce2" office:value-type="string" calcext:value-type="string">
            <text:p>Die Hürden für direkte Bürgerbeteiligung (Volksbegehren, Volksentscheid) sollen gesenk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Volksentscheid</text:p>
          </table:table-cell>
          <table:table-cell table:number-columns-repeated="1016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Das Ergebnis von Volksentscheiden soll für den Hamburger Senat verbindlich sei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Volksentscheiden</text:p>
          </table:table-cell>
          <table:table-cell table:number-columns-repeated="1016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Einführung von Volksentscheiden auch auf Bundesebene!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Volksentscheiden</text:p>
          </table:table-cell>
          <table:table-cell table:number-columns-repeated="1016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ürgerentscheide</text:p>
          </table:table-cell>
          <table:table-cell table:style-name="ce2" office:value-type="string" calcext:value-type="string">
            <text:p>Es sollen EU-weite Bürgerentscheide eingeführ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Bürgerentscheide</text:p>
          </table:table-cell>
          <table:table-cell table:style-name="ce2" office:value-type="string" calcext:value-type="string">
            <text:p>Es</text:p>
          </table:table-cell>
          <table:table-cell table:number-columns-repeated="1016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In Berlin sollen die Hürden für Volksentscheide gesenkt werden.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2" office:value-type="string" calcext:value-type="string">
            <text:p>Volksentscheide</text:p>
          </table:table-cell>
          <table:table-cell table:number-columns-repeated="1016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uorum bei Bürger­entscheiden</text:p>
          </table:table-cell>
          <table:table-cell table:style-name="ce2" office:value-type="string" calcext:value-type="string">
            <text:p>Für Bürgerentscheide auf Bezirksebene soll eine Mindestbeteiligung ("Quorum") eingeführ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Bürgerentscheide</text:p>
          </table:table-cell>
          <table:table-cell table:style-name="ce2" office:value-type="string" calcext:value-type="string">
            <text:p>Mindestbeteiligung</text:p>
          </table:table-cell>
          <table:table-cell table:number-columns-repeated="1016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Verkauf öffentlicher Unternehmen</text:p>
          </table:table-cell>
          <table:table-cell table:style-name="ce2" office:value-type="string" calcext:value-type="string">
            <text:p>In Bremen sollen vor einem Verkauf öffentlicher Unternehmen die Bürgerinnen und Bürger befrag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erkauf öffentlicher Unternehmen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ürgermeister­wahl</text:p>
          </table:table-cell>
          <table:table-cell table:style-name="ce2" office:value-type="string" calcext:value-type="string">
            <text:p>Die Direktwahl der Bürgermeisterinnen und Bürgermeister in Schleswig-Holstein soll abgeschaff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Bürgermeister­wahl</text:p>
          </table:table-cell>
          <table:table-cell table:style-name="ce2" office:value-type="string" calcext:value-type="string">
            <text:p>Direktwahl</text:p>
          </table:table-cell>
          <table:table-cell table:number-columns-repeated="1016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Volksentscheide zu EU-Fragen</text:p>
          </table:table-cell>
          <table:table-cell table:style-name="ce2" office:value-type="string" calcext:value-type="string">
            <text:p>Abgabe von Entscheidungsbefugnissen an die Europäische Union nur durch Volksentscheid!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 zu EU-Fragen</text:p>
          </table:table-cell>
          <table:table-cell table:style-name="ce2" office:value-type="string" calcext:value-type="string">
            <text:p>Entscheidungsbefugnissen</text:p>
          </table:table-cell>
          <table:table-cell table:number-columns-repeated="1016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Einführung von Volksentscheiden auf Bundesebene!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</text:p>
          </table:table-cell>
          <table:table-cell table:style-name="ce2" office:value-type="string" calcext:value-type="string">
            <text:p>Volksentscheiden</text:p>
          </table:table-cell>
          <table:table-cell table:number-columns-repeated="1016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reisfusionen</text:p>
          </table:table-cell>
          <table:table-cell table:style-name="ce2" office:value-type="string" calcext:value-type="string">
            <text:p>Zusammenlegung von Kreisen und Gemeinden nur durch Bürgerentscheide!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Bürgerentscheide</text:p>
          </table:table-cell>
          <table:table-cell table:style-name="ce2" office:value-type="string" calcext:value-type="string">
            <text:p>Zusammenlegung</text:p>
          </table:table-cell>
          <table:table-cell table:number-columns-repeated="1016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rekte Demokratie bei Bauprojekten</text:p>
          </table:table-cell>
          <table:table-cell table:style-name="ce2" office:value-type="string" calcext:value-type="string">
            <text:p>Großbauprojekte nur nach Zustimmung durch Volksbefragung!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entscheide</text:p>
          </table:table-cell>
          <table:table-cell table:style-name="ce2" office:value-type="string" calcext:value-type="string">
            <text:p>Volksbefragung</text:p>
          </table:table-cell>
          <table:table-cell table:number-columns-repeated="1016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-weite Bürgerentscheide</text:p>
          </table:table-cell>
          <table:table-cell table:style-name="ce2" office:value-type="string" calcext:value-type="string">
            <text:p>Es sollen EU-weite gemeinsame Bürgerentscheide eingeführ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Bürgerentscheide</text:p>
          </table:table-cell>
          <table:table-cell table:style-name="ce2" office:value-type="string" calcext:value-type="string">
            <text:p>Es</text:p>
          </table:table-cell>
          <table:table-cell table:number-columns-repeated="1016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olksentscheide über EU-Vertragsänderungen</text:p>
          </table:table-cell>
          <table:table-cell table:style-name="ce2" office:value-type="string" calcext:value-type="string">
            <text:p>Über Änderungen der EU-Verträge soll auch in Deutschland per Volksabstimmung entschieden werden könn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 über EU-Vertragsänderungen</text:p>
          </table:table-cell>
          <table:table-cell table:style-name="ce2" office:value-type="string" calcext:value-type="string">
            <text:p>Volksabstimmung</text:p>
          </table:table-cell>
          <table:table-cell table:number-columns-repeated="1016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olksentscheide bei Großbauprojekten</text:p>
          </table:table-cell>
          <table:table-cell table:style-name="ce2" office:value-type="string" calcext:value-type="string">
            <text:p>Vor geplanten öffentlichen Großbauprojekten in Hamburg sollen immer Volksentscheide durchgeführt werden.</text:p>
          </table:table-cell>
          <table:table-cell office:value-type="string" calcext:value-type="string">
            <text:p>Direkte Demokratie</text:p>
          </table:table-cell>
          <table:table-cell table:style-name="ce2" office:value-type="string" calcext:value-type="string">
            <text:p>Volksentscheide bei Großbauprojekten</text:p>
          </table:table-cell>
          <table:table-cell table:style-name="ce2" office:value-type="string" calcext:value-type="string">
            <text:p>Volksentscheide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Öffentliche Tabak- und Alkoholwerbung muss verboten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Alkoholverbot</text:p>
          </table:table-cell>
          <table:table-cell table:style-name="ce2" office:value-type="string" calcext:value-type="string">
            <text:p>Alkoholwerbung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Absolutes Werbeverbot für Tabakprodukte.</text:p>
          </table:table-cell>
          <table:table-cell office:value-type="string" calcext:value-type="string">
            <text:p>Droge</text:p>
          </table:table-cell>
          <table:table-cell/>
          <table:table-cell table:style-name="ce2" office:value-type="string" calcext:value-type="string">
            <text:p>Tabakprodukte</text:p>
          </table:table-cell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llegaler Drogenkonsum soll stärker bestraft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Drogen Strafe</text:p>
          </table:table-cell>
          <table:table-cell table:style-name="ce2" office:value-type="string" calcext:value-type="string">
            <text:p>Drogenkonsum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Droge</text:p>
          </table:table-cell>
          <table:table-cell/>
          <table:table-cell table:style-name="ce2" office:value-type="string" calcext:value-type="string">
            <text:p>Besitz</text:p>
          </table:table-cell>
          <table:table-cell table:number-columns-repeated="101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Droge</text:p>
          </table:table-cell>
          <table:table-cell/>
          <table:table-cell table:style-name="ce2" office:value-type="string" calcext:value-type="string">
            <text:p>Besitz</text:p>
          </table:table-cell>
          <table:table-cell table:number-columns-repeated="1016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Kontrollierte Abgabe von "harten" Drogen an Schwerstabhängige!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Drogen</text:p>
          </table:table-cell>
          <table:table-cell table:style-name="ce2" office:value-type="string" calcext:value-type="string">
            <text:p>Kontrollierte</text:p>
          </table:table-cell>
          <table:table-cell table:number-columns-repeated="101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as Land soll die kontrollierte Abgabe des Ersatzstoffes Methadon an Heroinabhängige ausbau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Drogen Ersatzstoff</text:p>
          </table:table-cell>
          <table:table-cell table:style-name="ce2" office:value-type="string" calcext:value-type="string">
            <text:p>Ersatzstoffes</text:p>
          </table:table-cell>
          <table:table-cell table:number-columns-repeated="1016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eroinabgabe</text:p>
          </table:table-cell>
          <table:table-cell table:style-name="ce2" office:value-type="string" calcext:value-type="string">
            <text:p>Staatlich kontrollierte Abgabe von Heroin an Schwerstabhängige!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Heroinabgabe</text:p>
          </table:table-cell>
          <table:table-cell table:style-name="ce2" office:value-type="string" calcext:value-type="string">
            <text:p>Schwerstabh</text:p>
          </table:table-cell>
          <table:table-cell table:number-columns-repeated="1016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koholverbot</text:p>
          </table:table-cell>
          <table:table-cell table:style-name="ce2" office:value-type="string" calcext:value-type="string">
            <text:p>Auf dem Kiez: Alkoholverbot auf Straßen und Plätzen an den Wochenenden!</text:p>
          </table:table-cell>
          <table:table-cell office:value-type="string" calcext:value-type="string">
            <text:p>Droge</text:p>
          </table:table-cell>
          <table:table-cell table:number-columns-repeated="2" table:style-name="ce2" office:value-type="string" calcext:value-type="string">
            <text:p>Alkohol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kohol in der Öffentlichkeit</text:p>
          </table:table-cell>
          <table:table-cell table:style-name="ce2"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Alkoholverbot</text:p>
          </table:table-cell>
          <table:table-cell table:style-name="ce2" office:value-type="string" calcext:value-type="string">
            <text:p>Alkoholkonsum</text:p>
          </table:table-cell>
          <table:table-cell table:number-columns-repeated="1016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lkohol in Bus und Bahn</text:p>
          </table:table-cell>
          <table:table-cell table:style-name="ce2" office:value-type="string" calcext:value-type="string">
            <text:p>Der Konsum von alkoholischen Getränken in Hamburger Bussen und Bahnen soll verboten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Alkohol in Bus und Bahn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lkoholkonsum</text:p>
          </table:table-cell>
          <table:table-cell table:style-name="ce2"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Alkoholverbot</text:p>
          </table:table-cell>
          <table:table-cell table:style-name="ce2" office:value-type="string" calcext:value-type="string">
            <text:p>Alkoholkonsum</text:p>
          </table:table-cell>
          <table:table-cell table:number-columns-repeated="1016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rogenkonsumräume</text:p>
          </table:table-cell>
          <table:table-cell table:style-name="ce2" office:value-type="string" calcext:value-type="string">
            <text:p>Die Landesmittel für Drogenkonsumräume in Hamburg sollen erhöht werden.</text:p>
          </table:table-cell>
          <table:table-cell office:value-type="string" calcext:value-type="string">
            <text:p>Droge</text:p>
          </table:table-cell>
          <table:table-cell table:style-name="ce2" office:value-type="string" calcext:value-type="string">
            <text:p>Drogen Konsumräume</text:p>
          </table:table-cell>
          <table:table-cell table:style-name="ce2" office:value-type="string" calcext:value-type="string">
            <text:p>Drogenkonsumr</text:p>
          </table:table-cell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as Saarland soll sich für die Gleichstellung der "Homo-Ehe" einsetzen.</text:p>
          </table:table-cell>
          <table:table-cell office:value-type="string" calcext:value-type="string">
            <text:p>Ehe für Alle</text:p>
          </table:table-cell>
          <table:table-cell/>
          <table:table-cell table:style-name="ce2" office:value-type="string" calcext:value-type="string">
            <text:p>Gleichstellung</text:p>
          </table:table-cell>
          <table:table-cell table:number-columns-repeated="101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Homosexuelle sollen ihre Lebenspartnerschaften auch in Sachsen auf dem Standesamt eintragen lassen können.</text:p>
          </table:table-cell>
          <table:table-cell office:value-type="string" calcext:value-type="string">
            <text:p>Ehe für Alle</text:p>
          </table:table-cell>
          <table:table-cell/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leichstellung mit Ehe</text:p>
          </table:table-cell>
          <table:table-cell table:style-name="ce2" office:value-type="string" calcext:value-type="string">
            <text:p>Das Land Bremen soll sich dafür einsetzen, dass gleichgeschlechtliche Partnerschaften mit Ehen gleichgestellt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Gleichgeschlechtliche Ehen</text:p>
          </table:table-cell>
          <table:table-cell table:style-name="ce2" office:value-type="string" calcext:value-type="string">
            <text:p>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omo-Ehen</text:p>
          </table:table-cell>
          <table:table-cell table:style-name="ce2" office:value-type="string" calcext:value-type="string">
            <text:p>Hamburg soll sich dafür einsetzen, dass eingetragene Partnerschaften von Homosexuellen rechtlich der Ehe gleichgestellt werden.</text:p>
          </table:table-cell>
          <table:table-cell office:value-type="string" calcext:value-type="string">
            <text:p>Ehe für alle</text:p>
          </table:table-cell>
          <table:table-cell table:style-name="ce5" office:value-type="string" calcext:value-type="string">
            <text:p>Gleichgeschlechtliche Ehen</text:p>
          </table:table-cell>
          <table:table-cell table:style-name="ce2" office:value-type="string" calcext:value-type="string">
            <text:p>Partnerschaften</text:p>
          </table:table-cell>
          <table:table-cell table:style-name="ce2" office:value-type="string" calcext:value-type="string">
            <text:p>Homo</text:p>
          </table:table-cell>
          <table:table-cell table:number-columns-repeated="101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Vollständiges Adoptionsrecht für gleichgeschlechtliche Lebenspartnerschaft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milienbild</text:p>
          </table:table-cell>
          <table:table-cell table:style-name="ce2" office:value-type="string" calcext:value-type="string">
            <text:p>Die traditionelle Familie aus Mann, Frau und Kind/Kindern soll stärker als andere Lebensgemeinschaften gefördert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Familienbild</text:p>
          </table:table-cell>
          <table:table-cell table:style-name="ce2" office:value-type="string" calcext:value-type="string">
            <text:p>Lebensgemein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herecht</text:p>
          </table:table-cell>
          <table:table-cell table:style-name="ce2" office:value-type="string" calcext:value-type="string">
            <text:p>Die Ehe zwischen Mann und Frau soll weiterhin mit mehr Rechten verbunden sein als andere Lebenspartnerschaft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Eherecht</text:p>
          </table:table-cell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benspartner­schaften</text:p>
          </table:table-cell>
          <table:table-cell table:style-name="ce2" office:value-type="string" calcext:value-type="string">
            <text:p>Eingetragene Lebenspartnerschaften sollen der Ehe gleichgestellt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Lebenspartner­schaften</text:p>
          </table:table-cell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Homosexuelle Paare sollen ein gemeinsames Adoptionsrecht erhalten.</text:p>
          </table:table-cell>
          <table:table-cell office:value-type="string" calcext:value-type="string">
            <text:p>Ehe für Alle</text:p>
          </table:table-cell>
          <table:table-cell table:number-columns-repeated="2" table:style-name="ce2" office:value-type="string" calcext:value-type="string">
            <text:p>Adoptionsrecht</text:p>
          </table:table-cell>
          <table:table-cell table:number-columns-repeated="1016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omo-Ehe</text:p>
          </table:table-cell>
          <table:table-cell table:style-name="ce2" office:value-type="string" calcext:value-type="string">
            <text:p>Eingetragene Partnerschaften ("Homo-Ehen") sollen der Ehe gleichgestellt werden.</text:p>
          </table:table-cell>
          <table:table-cell office:value-type="string" calcext:value-type="string">
            <text:p>Ehe für alle</text:p>
          </table:table-cell>
          <table:table-cell table:style-name="ce5" office:value-type="string" calcext:value-type="string">
            <text:p>Gleichgeschlechtliche Ehen</text:p>
          </table:table-cell>
          <table:table-cell table:style-name="ce2" office:value-type="string" calcext:value-type="string">
            <text:p>Partnerschaften</text:p>
          </table:table-cell>
          <table:table-cell table:style-name="ce2" office:value-type="string" calcext:value-type="string">
            <text:p>Homo</text:p>
          </table:table-cell>
          <table:table-cell table:number-columns-repeated="1015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ingetragene Lebenspartner­schaften</text:p>
          </table:table-cell>
          <table:table-cell table:style-name="ce2"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Eingetragene Lebenspartner­schaften</text:p>
          </table:table-cell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leichgeschlechtliche Lebenspartnerschaft</text:p>
          </table:table-cell>
          <table:table-cell table:style-name="ce2" office:value-type="string" calcext:value-type="string">
            <text:p>Vollständige Gleichstellung von Ehe und gleichgeschlechtlicher Lebenspartnerschaft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Gleichgeschlechtliche Lebenspartnerschaft</text:p>
          </table:table-cell>
          <table:table-cell table:style-name="ce2" office:value-type="string" calcext:value-type="string">
            <text:p>Lebenspartner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doptionsrechte für Schwule und Lesben</text:p>
          </table:table-cell>
          <table:table-cell table:style-name="ce2" office:value-type="string" calcext:value-type="string">
            <text:p>Auch gleichgeschlechtliche Lebenspartnerschaften sollen ein gemeinsames Adoptionsrecht erhalt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Adoptionsrechte für Schwule und Lesben</text:p>
          </table:table-cell>
          <table:table-cell table:style-name="ce2" office:value-type="string" calcext:value-type="string">
            <text:p>Lebenspartner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Das Land soll sich dafür einsetzen, dass gleichgeschlechtliche Paare gemeinsam Kinder adoptieren dürf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Kinder</text:p>
          </table:table-cell>
          <table:table-cell table:number-columns-repeated="1016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leichgeschlechtliche Ehen</text:p>
          </table:table-cell>
          <table:table-cell table:style-name="ce2" office:value-type="string" calcext:value-type="string">
            <text:p>In der Europäischen Union geschlossene gleichgeschlechtliche Ehen sollen von allen Mitgliedsstaaten anerkannt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Gleichgeschlechtliche Ehen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Sachsen soll sich dafür einsetzen, dass homosexuelle Paare gemeinsam Kinder adoptieren dürf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Adoptionsrecht</text:p>
          </table:table-cell>
          <table:table-cell table:style-name="ce2" office:value-type="string" calcext:value-type="string">
            <text:p>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leichgeschlechtliche Lebenspartnerschaften</text:p>
          </table:table-cell>
          <table:table-cell table:style-name="ce2" office:value-type="string" calcext:value-type="string">
            <text:p>Gleichgeschlechtliche Lebenspartnerschaften sollen in Thüringen weiterhin auf dem Standesamt geschlossen werd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Gleichgeschlechtliche Lebenspartnerschaften</text:p>
          </table:table-cell>
          <table:table-cell table:style-name="ce2" office:value-type="string" calcext:value-type="string">
            <text:p>Gleichgeschlechtliche</text:p>
          </table:table-cell>
          <table:table-cell table:number-columns-repeated="1016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aditionelles Familienbild</text:p>
          </table:table-cell>
          <table:table-cell table:style-name="ce2" office:value-type="string" calcext:value-type="string">
            <text:p>Die Lehrpläne an thüringischen Schulen sollen sich am traditionellen Familienbild (Vater, Mutter, Kind) orientieren.</text:p>
          </table:table-cell>
          <table:table-cell office:value-type="string" calcext:value-type="string">
            <text:p>Ehe für Alle</text:p>
          </table:table-cell>
          <table:table-cell table:style-name="ce2" office:value-type="string" calcext:value-type="string">
            <text:p>Traditionelles Familienbild</text:p>
          </table:table-cell>
          <table:table-cell table:style-name="ce2" office:value-type="string" calcext:value-type="string">
            <text:p>Familienbild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Entwicklungshilfe erhalten nur Staaten, welche die Menschenrechte konsequent beachten.</text:p>
          </table:table-cell>
          <table:table-cell table:number-columns-repeated="3" table:style-name="ce2" office:value-type="string" calcext:value-type="string">
            <text:p>Entwicklungshilfe</text:p>
          </table:table-cell>
          <table:table-cell table:number-columns-repeated="1016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U-Entwicklungs- hilfe</text:p>
          </table:table-cell>
          <table:table-cell table:style-name="ce2" office:value-type="string" calcext:value-type="string">
            <text:p>Die EU-Entwicklungshilfe soll abgeschafft werden.</text:p>
          </table:table-cell>
          <table:table-cell table:number-columns-repeated="3" table:style-name="ce2" office:value-type="string" calcext:value-type="string">
            <text:p>Entwicklungshilfe</text:p>
          </table:table-cell>
          <table:table-cell table:number-columns-repeated="1016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U-Entwicklungshilfe</text:p>
          </table:table-cell>
          <table:table-cell table:style-name="ce2" office:value-type="string" calcext:value-type="string">
            <text:p>Die Europäische Union soll mehr Geld für die Entwicklungshilfe bereitstellen.</text:p>
          </table:table-cell>
          <table:table-cell table:number-columns-repeated="3" table:style-name="ce2" office:value-type="string" calcext:value-type="string">
            <text:p>Entwicklungshilfe</text:p>
          </table:table-cell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Keine weiteren Windparks im Saarland!</text:p>
          </table:table-cell>
          <table:table-cell office:value-type="string" calcext:value-type="string">
            <text:p>Erneuerbare Energie</text:p>
          </table:table-cell>
          <table:table-cell/>
          <table:table-cell table:style-name="ce2" office:value-type="string" calcext:value-type="string">
            <text:p>Windparks</text:p>
          </table:table-cell>
          <table:table-cell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Keine weiteren Windräder in Sachsen!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Windräder</text:p>
          </table:table-cell>
          <table:table-cell table:style-name="ce2" office:value-type="string" calcext:value-type="string">
            <text:p>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Mehr Landesmittel für erneuerbare Energie.</text:p>
          </table:table-cell>
          <table:table-cell office:value-type="string" calcext:value-type="string">
            <text:p>Erneuerbare Energie</text:p>
          </table:table-cell>
          <table:table-cell/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Die Staaten der EU sollen vollständig auf erneuerbare Energien umstell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Energien</text:p>
          </table:table-cell>
          <table:table-cell table:number-columns-repeated="1016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Das Hamburger Stadtgebiet soll komplett mit erneuerbaren Energien versorgt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Stadtgebiet</text:p>
          </table:table-cell>
          <table:table-cell table:number-columns-repeated="1016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Bremen und Bremerhaven sollen ausschließlich mit erneuerbaren Energien versorgt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Erneuerbare Energien</text:p>
          </table:table-cell>
          <table:table-cell table:style-name="ce2" office:value-type="string" calcext:value-type="string">
            <text:p>Bremerhaven</text:p>
          </table:table-cell>
          <table:table-cell table:number-columns-repeated="1016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indkraftanlagen</text:p>
          </table:table-cell>
          <table:table-cell table:style-name="ce2" office:value-type="string" calcext:value-type="string">
            <text:p>Bei der Errichtung von Windkraftanlagen in Schleswig-Holstein sollen Standorte auf dem Festland Vorrang haben.</text:p>
          </table:table-cell>
          <table:table-cell office:value-type="string" calcext:value-type="string">
            <text:p>Erneuerbare Energie</text:p>
          </table:table-cell>
          <table:table-cell table:number-columns-repeated="2" table:style-name="ce2" office:value-type="string" calcext:value-type="string">
            <text:p>Windkraftanlagen</text:p>
          </table:table-cell>
          <table:table-cell table:number-columns-repeated="1016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olaranlagen</text:p>
          </table:table-cell>
          <table:table-cell table:style-name="ce2" office:value-type="string" calcext:value-type="string">
            <text:p>Keine Solaranlagen auf landwirtschaftlichen Flächen!</text:p>
          </table:table-cell>
          <table:table-cell office:value-type="string" calcext:value-type="string">
            <text:p>Erneuerbare Energie</text:p>
          </table:table-cell>
          <table:table-cell table:number-columns-repeated="2" table:style-name="ce2" office:value-type="string" calcext:value-type="string">
            <text:p>Solaranlagen</text:p>
          </table:table-cell>
          <table:table-cell table:number-columns-repeated="1016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EG-Umlage</text:p>
          </table:table-cell>
          <table:table-cell table:style-name="ce2" office:value-type="string" calcext:value-type="string">
            <text:p>Energieintensive Industrien sollen sich stärker als bisher an der Finanzierung der Energiewende beteiligen müss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EEG-Umlage</text:p>
          </table:table-cell>
          <table:table-cell table:style-name="ce2" office:value-type="string" calcext:value-type="string">
            <text:p>Energieintensive</text:p>
          </table:table-cell>
          <table:table-cell table:number-columns-repeated="1016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indkraftanlagen im Wald</text:p>
          </table:table-cell>
          <table:table-cell table:style-name="ce2"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Windkraftanlagen im Wald</text:p>
          </table:table-cell>
          <table:table-cell table:style-name="ce2" office:value-type="string" calcext:value-type="string">
            <text:p>Windkraftanlagen</text:p>
          </table:table-cell>
          <table:table-cell table:number-columns-repeated="1016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lächen für Windkraft</text:p>
          </table:table-cell>
          <table:table-cell table:style-name="ce2" office:value-type="string" calcext:value-type="string">
            <text:p>In Brandenburg sollen weitere Flächen für Windkraftanlagen ausgewiesen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Flächen für Windkraft</text:p>
          </table:table-cell>
          <table:table-cell table:style-name="ce2" office:value-type="string" calcext:value-type="string">
            <text:p>Windkraftanlagen</text:p>
          </table:table-cell>
          <table:table-cell table:number-columns-repeated="1016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Keine weiteren Flächen für Windkraft</text:p>
          </table:table-cell>
          <table:table-cell table:style-name="ce2" office:value-type="string" calcext:value-type="string">
            <text:p>In Sachsen sollen keine weiteren Flächen für Windkraftanlagen ausgewiesen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Keine weiteren Flächen für Windkraft</text:p>
          </table:table-cell>
          <table:table-cell table:style-name="ce2" office:value-type="string" calcext:value-type="string">
            <text:p>Windkraftanlagen</text:p>
          </table:table-cell>
          <table:table-cell table:number-columns-repeated="1016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eine Windkrafträder in Wäldern</text:p>
          </table:table-cell>
          <table:table-cell table:style-name="ce2" office:value-type="string" calcext:value-type="string">
            <text:p>In den Wäldern Thüringens sollen keine Windkrafträder errichtet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Keine Windkrafträder in Wäldern</text:p>
          </table:table-cell>
          <table:table-cell table:style-name="ce2" office:value-type="string" calcext:value-type="string">
            <text:p>Windkraftr</text:p>
          </table:table-cell>
          <table:table-cell table:number-columns-repeated="1016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u von Pumpspeicherkraftwerken</text:p>
          </table:table-cell>
          <table:table-cell table:style-name="ce2" office:value-type="string" calcext:value-type="string">
            <text:p>Speicherung von Strom: In Thüringen sollen weitere Pumpspeicherkraftwerke gebaut werden.</text:p>
          </table:table-cell>
          <table:table-cell office:value-type="string" calcext:value-type="string">
            <text:p>Erneuerbare Energie</text:p>
          </table:table-cell>
          <table:table-cell table:style-name="ce2" office:value-type="string" calcext:value-type="string">
            <text:p>Bau von Pumpspeicherkraftwerken</text:p>
          </table:table-cell>
          <table:table-cell table:style-name="ce2" office:value-type="string" calcext:value-type="string">
            <text:p>Pumpspeicher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e EU darf keine militärischen Mittel zur Konfliktlösung einsetzen.</text:p>
          </table:table-cell>
          <table:table-cell office:value-type="string" calcext:value-type="string">
            <text:p>EU-Armee</text:p>
          </table:table-cell>
          <table:table-cell/>
          <table:table-cell table:style-name="ce2" office:value-type="string" calcext:value-type="string">
            <text:p>Konfliktl</text:p>
          </table:table-cell>
          <table:table-cell table:number-columns-repeated="1016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U-Armee</text:p>
          </table:table-cell>
          <table:table-cell table:style-name="ce2" office:value-type="string" calcext:value-type="string">
            <text:p>Die nationalen Streitkräfte sollen durch eine EU-Armee ersetzt werden.</text:p>
          </table:table-cell>
          <table:table-cell office:value-type="string" calcext:value-type="string">
            <text:p>EU-Armee</text:p>
          </table:table-cell>
          <table:table-cell table:style-name="ce2" office:value-type="string" calcext:value-type="string">
            <text:p>EU-Armee</text:p>
          </table:table-cell>
          <table:table-cell table:style-name="ce2" office:value-type="string" calcext:value-type="string">
            <text:p>Streitkr</text:p>
          </table:table-cell>
          <table:table-cell table:number-columns-repeated="1016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uropaarmee</text:p>
          </table:table-cell>
          <table:table-cell table:style-name="ce2" office:value-type="string" calcext:value-type="string">
            <text:p>Die EU-Mitgliedsstaaten sollen eine gemeinsame Armee schaffen.</text:p>
          </table:table-cell>
          <table:table-cell office:value-type="string" calcext:value-type="string">
            <text:p>EU-Armee</text:p>
          </table:table-cell>
          <table:table-cell table:style-name="ce2" office:value-type="string" calcext:value-type="string">
            <text:p>Europaarmee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U-Außenminister</text:p>
          </table:table-cell>
          <table:table-cell table:style-name="ce2" office:value-type="string" calcext:value-type="string">
            <text:p>Die Europäische Union soll einen gemeinsamen Außenminister berufen.</text:p>
          </table:table-cell>
          <table:table-cell office:value-type="string" calcext:value-type="string">
            <text:p>EU-Außenpolitik</text:p>
          </table:table-cell>
          <table:table-cell table:style-name="ce2" office:value-type="string" calcext:value-type="string">
            <text:p>EU-Außenminister</text:p>
          </table:table-cell>
          <table:table-cell table:style-name="ce2" office:value-type="string" calcext:value-type="string">
            <text:p>Europ</text:p>
          </table:table-cell>
          <table:table-cell table:number-columns-repeated="1016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sbau der EU-Außenpolitik</text:p>
          </table:table-cell>
          <table:table-cell table:style-name="ce2" office:value-type="string" calcext:value-type="string">
            <text:p>Die gemeinsame Außenpolitik der Europäischen Union soll ausgebaut werden.</text:p>
          </table:table-cell>
          <table:table-cell office:value-type="string" calcext:value-type="string">
            <text:p>EU-Außenpolitik</text:p>
          </table:table-cell>
          <table:table-cell table:style-name="ce2" office:value-type="string" calcext:value-type="string">
            <text:p>Ausbau der EU-Außenpolitik</text:p>
          </table:table-cell>
          <table:table-cell table:style-name="ce2" office:value-type="string" calcext:value-type="string">
            <text:p>Europ</text:p>
          </table:table-cell>
          <table:table-cell table:number-columns-repeated="1016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U-Austritt</text:p>
          </table:table-cell>
          <table:table-cell table:style-name="ce2" office:value-type="string" calcext:value-type="string">
            <text:p>Deutschland soll aus der EU austreten.</text:p>
          </table:table-cell>
          <table:table-cell table:number-columns-repeated="2" table:style-name="ce2" office:value-type="string" calcext:value-type="string">
            <text:p>EU-Austritt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U-Austritt</text:p>
          </table:table-cell>
          <table:table-cell table:style-name="ce2" office:value-type="string" calcext:value-type="string">
            <text:p>Deutschland soll aus der EU austreten.</text:p>
          </table:table-cell>
          <table:table-cell table:number-columns-repeated="2" table:style-name="ce2" office:value-type="string" calcext:value-type="string">
            <text:p>EU-Austritt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-Erweiterung</text:p>
          </table:table-cell>
          <table:table-cell table:style-name="ce2" office:value-type="string" calcext:value-type="string">
            <text:p>Künftig sollen alle EU-Bürger/-innen über die Aufnahme von neuen Mitgliedsstaaten abstimmen.</text:p>
          </table:table-cell>
          <table:table-cell table:number-columns-repeated="2" table:style-name="ce2" office:value-type="string" calcext:value-type="string">
            <text:p>EU-Erweiterung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U-Erweiterung</text:p>
          </table:table-cell>
          <table:table-cell table:style-name="ce2" office:value-type="string" calcext:value-type="string">
            <text:p>Die Europäische Union soll keine neuen Mitgliedsstaaten aufnehmen.</text:p>
          </table:table-cell>
          <table:table-cell table:number-columns-repeated="2" table:style-name="ce2" office:value-type="string" calcext:value-type="string">
            <text:p>EU-Erweiterung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Die Bundesländer sollen sich innerhalb der Europäischen Union verstärkt selber vertreten.</text:p>
          </table:table-cell>
          <table:table-cell office:value-type="string" calcext:value-type="string">
            <text:p>EU-Föderalismus</text:p>
          </table:table-cell>
          <table:table-cell/>
          <table:table-cell table:style-name="ce2" office:value-type="string" calcext:value-type="string">
            <text:p>Bundesl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ationale Parlamente müssen wieder mehr Einfluss in der Europäischen Union erhalten.</text:p>
          </table:table-cell>
          <table:table-cell office:value-type="string" calcext:value-type="string">
            <text:p>EU-Föderalismus</text:p>
          </table:table-cell>
          <table:table-cell/>
          <table:table-cell table:style-name="ce2" office:value-type="string" calcext:value-type="string">
            <text:p>Parlamente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ktive Arbeitsmarktpolitik ist eine nationale Aufgabe, keine Aufgabe der EU.</text:p>
          </table:table-cell>
          <table:table-cell office:value-type="string" calcext:value-type="string">
            <text:p>EU-Föderalismus</text:p>
          </table:table-cell>
          <table:table-cell/>
          <table:table-cell table:style-name="ce2" office:value-type="string" calcext:value-type="string">
            <text:p>Arbeitsmarktpolitik</text:p>
          </table:table-cell>
          <table:table-cell table:number-columns-repeated="1016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esetzgebung</text:p>
          </table:table-cell>
          <table:table-cell table:style-name="ce2" office:value-type="string" calcext:value-type="string">
            <text:p>Es sollen wieder mehr Gesetzgebungskompetenzen auf die nationale Ebene verlagert werden.</text:p>
          </table:table-cell>
          <table:table-cell office:value-type="string" calcext:value-type="string">
            <text:p>EU-Föderalismus</text:p>
          </table:table-cell>
          <table:table-cell table:style-name="ce2" office:value-type="string" calcext:value-type="string">
            <text:p>Gesetzgebung</text:p>
          </table:table-cell>
          <table:table-cell table:style-name="ce2" office:value-type="string" calcext:value-type="string">
            <text:p>Gesetzgebungskompetenzen</text:p>
          </table:table-cell>
          <table:table-cell table:number-columns-repeated="1016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ozialleistungen</text:p>
          </table:table-cell>
          <table:table-cell table:style-name="ce2" office:value-type="string" calcext:value-type="string">
            <text:p>EU-Bürger sollen Sozialleistungen nur von ihrem Heimatland empfangen können.</text:p>
          </table:table-cell>
          <table:table-cell office:value-type="string" calcext:value-type="string">
            <text:p>EU-Föderalismus</text:p>
          </table:table-cell>
          <table:table-cell table:number-columns-repeated="2" table:style-name="ce2" office:value-type="string" calcext:value-type="string">
            <text:p>Sozial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gionalförderung</text:p>
          </table:table-cell>
          <table:table-cell table:style-name="ce2" office:value-type="string" calcext:value-type="string">
            <text:p>Die finanziellen Mittel für wirtschaftlich schwächere Regionen in der Europäischen Union sollen reduziert werden.</text:p>
          </table:table-cell>
          <table:table-cell office:value-type="string" calcext:value-type="string">
            <text:p>EU-Föderalismus</text:p>
          </table:table-cell>
          <table:table-cell table:style-name="ce2" office:value-type="string" calcext:value-type="string">
            <text:p>Regionalförderung</text:p>
          </table:table-cell>
          <table:table-cell table:style-name="ce2" office:value-type="string" calcext:value-type="string">
            <text:p>Regionen</text:p>
          </table:table-cell>
          <table:table-cell table:number-columns-repeated="1016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Vereinigte Staaten von Europa</text:p>
          </table:table-cell>
          <table:table-cell table:style-name="ce2" office:value-type="string" calcext:value-type="string">
            <text:p>Die Europäische Union soll sich langfristig zu einem europäischen Bundesstaat entwickeln.</text:p>
          </table:table-cell>
          <table:table-cell office:value-type="string" calcext:value-type="string">
            <text:p>EU-Föderalismus</text:p>
          </table:table-cell>
          <table:table-cell table:style-name="ce2" office:value-type="string" calcext:value-type="string">
            <text:p>Vereinigte Staaten von Europa</text:p>
          </table:table-cell>
          <table:table-cell table:style-name="ce2" office:value-type="string" calcext:value-type="string">
            <text:p>Bundesstaat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Verstöße gegen den Europäischen Stabilitätspakt sollen strikt bestraft werden.</text:p>
          </table:table-cell>
          <table:table-cell office:value-type="string" calcext:value-type="string">
            <text:p>EU-Stabilitätspakt</text:p>
          </table:table-cell>
          <table:table-cell table:style-name="ce2" office:value-type="string" calcext:value-type="string">
            <text:p>Stabilitätspakt EU</text:p>
          </table:table-cell>
          <table:table-cell table:style-name="ce2" office:value-type="string" calcext:value-type="string">
            <text:p>Stabilit</text:p>
          </table:table-cell>
          <table:table-cell table:number-columns-repeated="1016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erschuldung</text:p>
          </table:table-cell>
          <table:table-cell table:style-name="ce2" office:value-type="string" calcext:value-type="string">
            <text:p>Auch während der Wirtschaftskrise muss eine zu hohe Neuverschuldung der Staaten in der Euro-Zone bestraft werden.</text:p>
          </table:table-cell>
          <table:table-cell office:value-type="string" calcext:value-type="string">
            <text:p>EU-Stabilitätspakt</text:p>
          </table:table-cell>
          <table:table-cell table:style-name="ce2" office:value-type="string" calcext:value-type="string">
            <text:p>Verschuldung</text:p>
          </table:table-cell>
          <table:table-cell table:style-name="ce2" office:value-type="string" calcext:value-type="string">
            <text:p>Wirtschaftskrise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Anstelle der nationalen Beiträge darf die EU eine eigene Steuer erheben.</text:p>
          </table:table-cell>
          <table:table-cell office:value-type="string" calcext:value-type="string">
            <text:p>EU-Steuer</text:p>
          </table:table-cell>
          <table:table-cell/>
          <table:table-cell table:style-name="ce2" office:value-type="string" calcext:value-type="string">
            <text:p>Anstelle</text:p>
          </table:table-cell>
          <table:table-cell table:number-columns-repeated="1016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U-Steuer</text:p>
          </table:table-cell>
          <table:table-cell table:style-name="ce2" office:value-type="string" calcext:value-type="string">
            <text:p>Die EU soll die Möglichkeit erhalten, eigene Steuern zu erheben.</text:p>
          </table:table-cell>
          <table:table-cell table:number-columns-repeated="2" table:style-name="ce2" office:value-type="string" calcext:value-type="string">
            <text:p>EU-Steuer</text:p>
          </table:table-cell>
          <table:table-cell table:style-name="ce2" office:value-type="string" calcext:value-type="string">
            <text:p>Steuern</text:p>
          </table:table-cell>
          <table:table-cell table:number-columns-repeated="1016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uropäische Steuern</text:p>
          </table:table-cell>
          <table:table-cell table:style-name="ce2" office:value-type="string" calcext:value-type="string">
            <text:p>Die Europäische Union soll durch die Einführung eigener Steuern Teile ihres Haushaltes decken können.</text:p>
          </table:table-cell>
          <table:table-cell table:style-name="ce2" office:value-type="string" calcext:value-type="string">
            <text:p>EU-Steuer</text:p>
          </table:table-cell>
          <table:table-cell table:style-name="ce2" office:value-type="string" calcext:value-type="string">
            <text:p>Europäische Steuern</text:p>
          </table:table-cell>
          <table:table-cell table:style-name="ce2" office:value-type="string" calcext:value-type="string">
            <text:p>Haushaltes</text:p>
          </table:table-cell>
          <table:table-cell table:number-columns-repeated="1016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Eurobonds</text:p>
          </table:table-cell>
          <table:table-cell table:style-name="ce2" office:value-type="string" calcext:value-type="string">
            <text:p>In der Euro-Zone soll jeder Staat alleine für seine Schulden haften.</text:p>
          </table:table-cell>
          <table:table-cell office:value-type="string" calcext:value-type="string">
            <text:p>Eurobond</text:p>
          </table:table-cell>
          <table:table-cell table:style-name="ce2" office:value-type="string" calcext:value-type="string">
            <text:p>Eurobonds</text:p>
          </table:table-cell>
          <table:table-cell table:style-name="ce2" office:value-type="string" calcext:value-type="string">
            <text:p>Schulden</text:p>
          </table:table-cell>
          <table:table-cell table:number-columns-repeated="1016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urobonds</text:p>
          </table:table-cell>
          <table:table-cell table:style-name="ce2" office:value-type="string" calcext:value-type="string">
            <text:p>Alle Staaten der Eurozone sollen für die Kreditaufnahme der anderen Staaten haften können.</text:p>
          </table:table-cell>
          <table:table-cell office:value-type="string" calcext:value-type="string">
            <text:p>Eurobond</text:p>
          </table:table-cell>
          <table:table-cell table:style-name="ce2" office:value-type="string" calcext:value-type="string">
            <text:p>Eurobonds</text:p>
          </table:table-cell>
          <table:table-cell table:style-name="ce2" office:value-type="string" calcext:value-type="string">
            <text:p>Kreditaufnahme</text:p>
          </table:table-cell>
          <table:table-cell table:number-columns-repeated="1016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e Schulpflicht soll auch für Kinder von Asylbewerbern und -bewerberinnen sowie Flüchtlingen gelt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</text:p>
          </table:table-cell>
          <table:table-cell table:style-name="ce2" office:value-type="string" calcext:value-type="string">
            <text:p>Asylbewerbern</text:p>
          </table:table-cell>
          <table:table-cell table:number-columns-repeated="1016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lüchtlinge</text:p>
          </table:table-cell>
          <table:table-cell table:style-name="ce2" office:value-type="string" calcext:value-type="string">
            <text:p>Alle in Hamburg lebenden Flüchtlinge sollen ein dauerhaftes Bleiberecht bekom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Flüchtlinge</text:p>
          </table:table-cell>
          <table:table-cell table:style-name="ce2" office:value-type="string" calcext:value-type="string">
            <text:p>Bleiberecht</text:p>
          </table:table-cell>
          <table:table-cell table:number-columns-repeated="1016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sylrecht</text:p>
          </table:table-cell>
          <table:table-cell table:style-name="ce2" office:value-type="string" calcext:value-type="string">
            <text:p>Die Möglichkeit, in Deutschland Asyl zu erhalten, soll erleichtert werd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recht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inwanderungs- politik</text:p>
          </table:table-cell>
          <table:table-cell table:style-name="ce2" office:value-type="string" calcext:value-type="string">
            <text:p>Die Einwanderungspolitik der EU soll verschärft werd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2" office:value-type="string" calcext:value-type="string">
            <text:p>Einwanderungspolitik</text:p>
          </table:table-cell>
          <table:table-cell table:number-columns-repeated="1016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izügigkeit für Asylbewerber</text:p>
          </table:table-cell>
          <table:table-cell table:style-name="ce2" office:value-type="string" calcext:value-type="string">
            <text:p>Berlin soll sich dafür einsetzen, dass sich Asylbewerber und Asylbewerberinnen in ganz Deutschland frei bewegen dürf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</text:p>
          </table:table-cell>
          <table:table-cell table:style-name="ce2" office:value-type="string" calcext:value-type="string">
            <text:p>Asylbewerb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grationskurse</text:p>
          </table:table-cell>
          <table:table-cell table:style-name="ce2" office:value-type="string" calcext:value-type="string">
            <text:p>Es sollen mehr Integrationskurse für in Hamburg lebende Zuwanderer/innen angeboten werd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2" office:value-type="string" calcext:value-type="string">
            <text:p>Integrationskurse</text:p>
          </table:table-cell>
          <table:table-cell table:number-columns-repeated="1016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üchtlinge</text:p>
          </table:table-cell>
          <table:table-cell table:style-name="ce2" office:value-type="string" calcext:value-type="string">
            <text:p>Bremen soll Flüchtlinge aus Nordafrika aufneh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Flüchtlinge</text:p>
          </table:table-cell>
          <table:table-cell table:style-name="ce2" office:value-type="string" calcext:value-type="string">
            <text:p>Nordafrika</text:p>
          </table:table-cell>
          <table:table-cell table:number-columns-repeated="1016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sylbewerber</text:p>
          </table:table-cell>
          <table:table-cell table:style-name="ce2" office:value-type="string" calcext:value-type="string">
            <text:p>Asylbewerber sollen sich weiterhin nur innerhalb ihres Landkreises bewegen dürf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2" office:value-type="string" calcext:value-type="string">
            <text:p>Asylbewerber</text:p>
          </table:table-cell>
          <table:table-cell table:number-columns-repeated="1016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rbeitserlaubnis für Asylbewerber</text:p>
          </table:table-cell>
          <table:table-cell table:style-name="ce2" office:value-type="string" calcext:value-type="string">
            <text:p>Asylbewerber und Asylbewerberinnen sollen eine uneingeschränkte Arbeitserlaubnis erhalt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</text:p>
          </table:table-cell>
          <table:table-cell table:style-name="ce2" office:value-type="string" calcext:value-type="string">
            <text:p>Asylbewerb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lüchtlingspolitik</text:p>
          </table:table-cell>
          <table:table-cell table:style-name="ce2" office:value-type="string" calcext:value-type="string">
            <text:p>Deutschland soll mehr Flüchtlinge aufneh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Flüchtlingspolitik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terbringung von Asylbewerbern</text:p>
          </table:table-cell>
          <table:table-cell table:style-name="ce2" office:value-type="string" calcext:value-type="string">
            <text:p>Asylbewerberinnen und Asylbewerber sollen in Wohnungen statt in zentralen Sammelunterkünften untergebracht werd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</text:p>
          </table:table-cell>
          <table:table-cell table:style-name="ce2" office:value-type="string" calcext:value-type="string">
            <text:p>Asylbewerb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Brandenburg soll mehr Flüchtlinge aufneh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Die EU-Mitgliedsstaaten sollen mehr Flüchtlinge aufneh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sylgesetze</text:p>
          </table:table-cell>
          <table:table-cell table:style-name="ce2" office:value-type="string" calcext:value-type="string">
            <text:p>In allen Ländern der Europäischen Union sollen gleiche Regeln für die Aufnahme von Asylsuchenden gelt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gesetze</text:p>
          </table:table-cell>
          <table:table-cell table:style-name="ce2" office:value-type="string" calcext:value-type="string">
            <text:p>Asylsuchenden</text:p>
          </table:table-cell>
          <table:table-cell table:number-columns-repeated="1016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nterbringung von Flüchtlingen</text:p>
          </table:table-cell>
          <table:table-cell table:style-name="ce2" office:value-type="string" calcext:value-type="string">
            <text:p>Der Freistaat soll mehr Geld für die Unterbringung von Flüchtlingen zur Verfügung stell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Unterbringung von Flüchtlingen</text:p>
          </table:table-cell>
          <table:table-cell table:style-name="ce2" office:value-type="string" calcext:value-type="string">
            <text:p>Unterbringung</text:p>
          </table:table-cell>
          <table:table-cell table:number-columns-repeated="1016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sidenzpflicht</text:p>
          </table:table-cell>
          <table:table-cell table:style-name="ce2" office:value-type="string" calcext:value-type="string">
            <text:p>Asylbewerberinnen und Asylbewerber in Sachsen sollen sich weiterhin nur innerhalb des Freistaats frei bewegen dürf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syl</text:p>
          </table:table-cell>
          <table:table-cell table:style-name="ce2" office:value-type="string" calcext:value-type="string">
            <text:p>Asylbewerb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dizinische Versorgung für Flüchtlinge</text:p>
          </table:table-cell>
          <table:table-cell table:style-name="ce2"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Medizinische Versorgung für Flüchtlinge</text:p>
          </table:table-cell>
          <table:table-cell table:style-name="ce2" office:value-type="string" calcext:value-type="string">
            <text:p>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nterbringung von Flüchtlingen</text:p>
          </table:table-cell>
          <table:table-cell table:style-name="ce2" office:value-type="string" calcext:value-type="string">
            <text:p>Im Freistaat sollen Flüchtlinge ausschließlich in Wohnungen und nicht in Gemeinschaftsunterkünften untergebracht werd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Unterbringung von Flüchtlingen</text:p>
          </table:table-cell>
          <table:table-cell table:style-name="ce2" office:value-type="string" calcext:value-type="string">
            <text:p>Gemeinschaftsunterk</text:p>
          </table:table-cell>
          <table:table-cell table:number-columns-repeated="1016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Zugang zu ärztlicher Versorgung</text:p>
          </table:table-cell>
          <table:table-cell table:style-name="ce2" office:value-type="string" calcext:value-type="string">
            <text:p>Menschen ohne gültige Aufenthaltspapiere sollen Zugang zu anonymer ärztlicher Versorgung erhalt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Zugang zu ärztlicher Versorgung</text:p>
          </table:table-cell>
          <table:table-cell table:style-name="ce2" office:value-type="string" calcext:value-type="string">
            <text:p>Aufenthaltspapiere</text:p>
          </table:table-cell>
          <table:table-cell table:number-columns-repeated="1016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Hamburg soll keine weiteren Flüchtlinge aufnehmen.</text:p>
          </table:table-cell>
          <table:table-cell office:value-type="string" calcext:value-type="string">
            <text:p>Flüchtling</text:p>
          </table:table-cell>
          <table:table-cell table:style-name="ce2" office:value-type="string" calcext:value-type="string">
            <text:p>Aufnahme von Flüchtlingen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e bayerischen Flughäfen sollen ausgebaut werden.</text:p>
          </table:table-cell>
          <table:table-cell office:value-type="string" calcext:value-type="string">
            <text:p>Flughafen</text:p>
          </table:table-cell>
          <table:table-cell/>
          <table:table-cell table:style-name="ce2" office:value-type="string" calcext:value-type="string">
            <text:p>Flugh</text:p>
          </table:table-cell>
          <table:table-cell table:number-columns-repeated="101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usbau regionaler Flughäfen in Schleswig-Holstein!</text:p>
          </table:table-cell>
          <table:table-cell office:value-type="string" calcext:value-type="string">
            <text:p>Flughafen</text:p>
          </table:table-cell>
          <table:table-cell/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usbau regionaler Flughäfen in Schleswig-Holstein!</text:p>
          </table:table-cell>
          <table:table-cell office:value-type="string" calcext:value-type="string">
            <text:p>Flughafen</text:p>
          </table:table-cell>
          <table:table-cell/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Der Flughafen Tempelhof soll neben dem Großflughafen Schönefeld (BBI) in Betrieb bleiben.</text:p>
          </table:table-cell>
          <table:table-cell office:value-type="string" calcext:value-type="string">
            <text:p>Flughafen</text:p>
          </table:table-cell>
          <table:table-cell/>
          <table:table-cell table:style-name="ce2" office:value-type="string" calcext:value-type="string">
            <text:p>Flughafen</text:p>
          </table:table-cell>
          <table:table-cell table:number-columns-repeated="1016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e Flughäfen in Baden-Württemberg sollen ausgebaut werden.</text:p>
          </table:table-cell>
          <table:table-cell office:value-type="string" calcext:value-type="string">
            <text:p>Flughafen</text:p>
          </table:table-cell>
          <table:table-cell/>
          <table:table-cell table:style-name="ce2" office:value-type="string" calcext:value-type="string">
            <text:p>Flugh</text:p>
          </table:table-cell>
          <table:table-cell table:number-columns-repeated="1016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chtflugverbot</text:p>
          </table:table-cell>
          <table:table-cell table:style-name="ce2" office:value-type="string" calcext:value-type="string">
            <text:p>Generelles Nachtflugverbot auf allen Flughäfen in Nordrhein-Westfalen!</text:p>
          </table:table-cell>
          <table:table-cell table:style-name="ce2" office:value-type="string" calcext:value-type="string">
            <text:p>Flughafen</text:p>
          </table:table-cell>
          <table:table-cell table:number-columns-repeated="2" table:style-name="ce2" office:value-type="string" calcext:value-type="string">
            <text:p>Nachtflug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achtflugverbot</text:p>
          </table:table-cell>
          <table:table-cell table:style-name="ce2" office:value-type="string" calcext:value-type="string">
            <text:p>Das Nachtflugverbot auf dem Bremer Flughafen soll verschärft werden.</text:p>
          </table:table-cell>
          <table:table-cell table:style-name="ce2" office:value-type="string" calcext:value-type="string">
            <text:p>Flughafen</text:p>
          </table:table-cell>
          <table:table-cell table:number-columns-repeated="2" table:style-name="ce2" office:value-type="string" calcext:value-type="string">
            <text:p>Nachtflug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lughafen Frankfurt/Hahn</text:p>
          </table:table-cell>
          <table:table-cell table:style-name="ce2" office:value-type="string" calcext:value-type="string">
            <text:p>Die Landesmittel für den Flughafen Frankfurt/Hahn sollen gestrichen werden.</text:p>
          </table:table-cell>
          <table:table-cell office:value-type="string" calcext:value-type="string">
            <text:p>Flughafen</text:p>
          </table:table-cell>
          <table:table-cell table:style-name="ce2" office:value-type="string" calcext:value-type="string">
            <text:p>Flughafen Frankfurt/Hahn</text:p>
          </table:table-cell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lughafen München</text:p>
          </table:table-cell>
          <table:table-cell table:style-name="ce2" office:value-type="string" calcext:value-type="string">
            <text:p>Die dritte Startbahn am Münchener Flughafen soll gebaut werden.</text:p>
          </table:table-cell>
          <table:table-cell office:value-type="string" calcext:value-type="string">
            <text:p>Flughafen</text:p>
          </table:table-cell>
          <table:table-cell table:style-name="ce2" office:value-type="string" calcext:value-type="string">
            <text:p>Flughafen München</text:p>
          </table:table-cell>
          <table:table-cell table:style-name="ce2" office:value-type="string" calcext:value-type="string">
            <text:p>Startbahn</text:p>
          </table:table-cell>
          <table:table-cell table:number-columns-repeated="1016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achtflugverbot am BER</text:p>
          </table:table-cell>
          <table:table-cell table:style-name="ce2" office:value-type="string" calcext:value-type="string">
            <text:p>Das Land soll ein uneingeschränktes Nachtflugverbot zwischen 22 und 6 Uhr am Flughafen Berlin-Brandenburg durchsetzen.</text:p>
          </table:table-cell>
          <table:table-cell table:style-name="ce2" office:value-type="string" calcext:value-type="string">
            <text:p>Flughafen</text:p>
          </table:table-cell>
          <table:table-cell table:style-name="ce2" office:value-type="string" calcext:value-type="string">
            <text:p>Nachtflugverbot am BER</text:p>
          </table:table-cell>
          <table:table-cell table:style-name="ce2" office:value-type="string" calcext:value-type="string">
            <text:p>Nachtflug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ostenbeteiligung BER</text:p>
          </table:table-cell>
          <table:table-cell table:style-name="ce2" office:value-type="string" calcext:value-type="string">
            <text:p>Das Land Brandenburg soll sich an weiteren Neukosten für den Bau des Flughafens Berlin-Brandenburg beteiligen.</text:p>
          </table:table-cell>
          <table:table-cell office:value-type="string" calcext:value-type="string">
            <text:p>Flughafen</text:p>
          </table:table-cell>
          <table:table-cell table:style-name="ce2" office:value-type="string" calcext:value-type="string">
            <text:p>Flughafen Ber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ughafen Erfurt-Weimar</text:p>
          </table:table-cell>
          <table:table-cell table:style-name="ce2" office:value-type="string" calcext:value-type="string">
            <text:p>Das Land Thüringen soll sich weiterhin am Betrieb des Flughafens Erfurt-Weimar beteiligen.</text:p>
          </table:table-cell>
          <table:table-cell office:value-type="string" calcext:value-type="string">
            <text:p>Flughafen</text:p>
          </table:table-cell>
          <table:table-cell table:style-name="ce2" office:value-type="string" calcext:value-type="string">
            <text:p>Flughafen Erfur-Weimar</text:p>
          </table:table-cell>
          <table:table-cell table:style-name="ce2" office:value-type="string" calcext:value-type="string">
            <text:p>Flughafens</text:p>
          </table:table-cell>
          <table:table-cell table:number-columns-repeated="1016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lbvertiefung</text:p>
          </table:table-cell>
          <table:table-cell table:style-name="ce2" office:value-type="string" calcext:value-type="string">
            <text:p>Die Elbe soll für die Schifffahrt vertieft werden.</text:p>
          </table:table-cell>
          <table:table-cell office:value-type="string" calcext:value-type="string">
            <text:p>Flussvertiefung</text:p>
          </table:table-cell>
          <table:table-cell table:style-name="ce2" office:value-type="string" calcext:value-type="string">
            <text:p>Flussvertiefung Elbe</text:p>
          </table:table-cell>
          <table:table-cell table:style-name="ce2" office:value-type="string" calcext:value-type="string">
            <text:p>Schifffahr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lbvertiefung</text:p>
          </table:table-cell>
          <table:table-cell table:style-name="ce2" office:value-type="string" calcext:value-type="string">
            <text:p>Die Elbe in Hamburg soll für große Containerschiffe weiter vertieft werden ("Fahrrinnenanpassung").</text:p>
          </table:table-cell>
          <table:table-cell office:value-type="string" calcext:value-type="string">
            <text:p>Flussvertiefung</text:p>
          </table:table-cell>
          <table:table-cell table:style-name="ce2" office:value-type="string" calcext:value-type="string">
            <text:p>Flussvertiefung Elbe</text:p>
          </table:table-cell>
          <table:table-cell table:style-name="ce2" office:value-type="string" calcext:value-type="string">
            <text:p>Fahrrinnenanpassu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eservertiefung</text:p>
          </table:table-cell>
          <table:table-cell table:style-name="ce2" office:value-type="string" calcext:value-type="string">
            <text:p>Die Bremer Außenweser soll für große Containerschiffe weiter vertieft werden.</text:p>
          </table:table-cell>
          <table:table-cell office:value-type="string" calcext:value-type="string">
            <text:p>Flussvertiefung</text:p>
          </table:table-cell>
          <table:table-cell table:style-name="ce2" office:value-type="string" calcext:value-type="string">
            <text:p>Flussvertiefung Wesel</text:p>
          </table:table-cell>
          <table:table-cell table:style-name="ce2" office:value-type="string" calcext:value-type="string">
            <text:p>Containerschiffe</text:p>
          </table:table-cell>
          <table:table-cell table:number-columns-repeated="1016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lbvertiefung</text:p>
          </table:table-cell>
          <table:table-cell table:style-name="ce2" office:value-type="string" calcext:value-type="string">
            <text:p>Die Elbe in Niedersachsen soll für große Containerschiffe weiter vertieft werden.</text:p>
          </table:table-cell>
          <table:table-cell office:value-type="string" calcext:value-type="string">
            <text:p>Flussvertiefung</text:p>
          </table:table-cell>
          <table:table-cell table:style-name="ce2" office:value-type="string" calcext:value-type="string">
            <text:p>Flussvertiefung Elbe</text:p>
          </table:table-cell>
          <table:table-cell table:style-name="ce2" office:value-type="string" calcext:value-type="string">
            <text:p>Containerschiff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bvertiefung</text:p>
          </table:table-cell>
          <table:table-cell table:style-name="ce2" office:value-type="string" calcext:value-type="string">
            <text:p>Die Fahrrinne der Elbe soll vertieft werden.</text:p>
          </table:table-cell>
          <table:table-cell office:value-type="string" calcext:value-type="string">
            <text:p>Flussvertiefung</text:p>
          </table:table-cell>
          <table:table-cell table:style-name="ce2" office:value-type="string" calcext:value-type="string">
            <text:p>Flussvertiefung Elbe</text:p>
          </table:table-cell>
          <table:table-cell table:style-name="ce2" office:value-type="string" calcext:value-type="string">
            <text:p>Fahrrinn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m Berliner Senat sollen Frauen und Männer zu gleichen Teilen vertreten sein.</text:p>
          </table:table-cell>
          <table:table-cell office:value-type="string" calcext:value-type="string">
            <text:p>Frauenquote</text:p>
          </table:table-cell>
          <table:table-cell/>
          <table:table-cell table:style-name="ce2" office:value-type="string" calcext:value-type="string">
            <text:p>Berliner</text:p>
          </table:table-cell>
          <table:table-cell table:number-columns-repeated="1016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Bei der Besetzung von Führungspositionen soll eine gesetzliche Frauenquote gelten.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Einführung einer gesetzlichen Frauenquote für Aufsichtsräte!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Das Land Berlin soll sich für die Einführung einer gesetzlichen Frauenquote in Aufsichtsräten und Vorständen einsetzen.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Vorständen und Aufsichtsräten der Bremer Eigenbetriebe soll eine Frauenquote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Eigenbetrieb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Aufsichtsräten von Unternehmen soll eine gesetzliche Frauenquote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Unternehm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Aufsichtsräten und Vorständen von Unternehmen soll eine gesetzliche Frauenquote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Unternehm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Einführung einer Frauenquote für Führungspositionen im öffentlichen Dienst!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Aufsichtsräten und Vorständen von Unternehmen soll eine gesetzliche Frauenquote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Unternehm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Unternehmen mit Landesbeteiligung (z. B. Volkswagen, Salzgitter AG) soll eine Frauenquote in Führungspositionen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Landesbeteiligu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brandenburgischen Landesunternehmen soll weiterhin eine Frauenquote für Führungspositionen gelten.</text:p>
          </table:table-cell>
          <table:table-cell table:number-columns-repeated="2" table:style-name="ce2" office:value-type="string" calcext:value-type="string">
            <text:p>Frauenquote</text:p>
          </table:table-cell>
          <table:table-cell table:style-name="ce2" office:value-type="string" calcext:value-type="string">
            <text:p>Landesunternehm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In der Europäischen Union: Einführung einer verbindlichen Frauenquote in den Aufsichtsräten börsennotierter Unternehmen!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auenquote</text:p>
          </table:table-cell>
          <table:table-cell table:style-name="ce2" office:value-type="string" calcext:value-type="string">
            <text:p>Einführung einer verpflichtenden Frauenquote für die Aufsichtsräte landeseigener Unternehmen.</text:p>
          </table:table-cell>
          <table:table-cell table:number-columns-repeated="3" table:style-name="ce2" office:value-type="string" calcext:value-type="string">
            <text:p>Frauenquo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bschaffung der Frauenquote</text:p>
          </table:table-cell>
          <table:table-cell table:style-name="ce2" office:value-type="string" calcext:value-type="string">
            <text:p>Die Frauenquote für Aufsichtsräte in städtischen Unternehmen soll wieder abgeschafft werden.</text:p>
          </table:table-cell>
          <table:table-cell office:value-type="string" calcext:value-type="string">
            <text:p>Frauenquote</text:p>
          </table:table-cell>
          <table:table-cell table:style-name="ce2" office:value-type="string" calcext:value-type="string">
            <text:p>Abschaffung der Frauenquote</text:p>
          </table:table-cell>
          <table:table-cell table:style-name="ce2" office:value-type="string" calcext:value-type="string">
            <text:p>Frauenquote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Die NATO ist entbehrlich für die Sicherheit und Stabilität in Europa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NATO</text:p>
          </table:table-cell>
          <table:table-cell table:style-name="ce2" office:value-type="string" calcext:value-type="string">
            <text:p>Sicherheit</text:p>
          </table:table-cell>
          <table:table-cell table:number-columns-repeated="1016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nschenrechte</text:p>
          </table:table-cell>
          <table:table-cell table:style-name="ce2" office:value-type="string" calcext:value-type="string">
            <text:p>Handelsbeziehungen mit Staaten, die Menschenrechte missachten, sollen eingestellt werd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Menschenrechte</text:p>
          </table:table-cell>
          <table:table-cell table:style-name="ce2" office:value-type="string" calcext:value-type="string">
            <text:p>Handelsbeziehungen</text:p>
          </table:table-cell>
          <table:table-cell table:number-columns-repeated="101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üstungsexporte</text:p>
          </table:table-cell>
          <table:table-cell table:style-name="ce2" office:value-type="string" calcext:value-type="string">
            <text:p>Generelles Verbot von Rüstungsexporten deutscher Firm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Rüstungsexporte</text:p>
          </table:table-cell>
          <table:table-cell table:style-name="ce2" office:value-type="string" calcext:value-type="string">
            <text:p>Generelles</text:p>
          </table:table-cell>
          <table:table-cell table:number-columns-repeated="1016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tomwaffen</text:p>
          </table:table-cell>
          <table:table-cell table:style-name="ce2" office:value-type="string" calcext:value-type="string">
            <text:p>In der Europäischen Union soll es keine Atomwaffen mehr geben.</text:p>
          </table:table-cell>
          <table:table-cell office:value-type="string" calcext:value-type="string">
            <text:p>Friedenspolitik</text:p>
          </table:table-cell>
          <table:table-cell table:number-columns-repeated="2" table:style-name="ce2" office:value-type="string" calcext:value-type="string">
            <text:p>Atomwaffen</text:p>
          </table:table-cell>
          <table:table-cell table:style-name="ce2" office:value-type="string" calcext:value-type="string">
            <text:p>Atom</text:p>
          </table:table-cell>
          <table:table-cell table:number-columns-repeated="1015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Umschlag von Rüstungsgütern</text:p>
          </table:table-cell>
          <table:table-cell table:style-name="ce2" office:value-type="string" calcext:value-type="string">
            <text:p>Kein Umschlag von Rüstungsgütern in den bremischen Häf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Umschlag von Rüstungsgütern</text:p>
          </table:table-cell>
          <table:table-cell table:style-name="ce2" office:value-type="string" calcext:value-type="string">
            <text:p>Umschlag</text:p>
          </table:table-cell>
          <table:table-cell table:number-columns-repeated="1016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TO-Austritt</text:p>
          </table:table-cell>
          <table:table-cell table:style-name="ce2" office:value-type="string" calcext:value-type="string">
            <text:p>Deutschland soll aus der NATO austret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NATO-Austritt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üstungsexporte</text:p>
          </table:table-cell>
          <table:table-cell table:style-name="ce2" office:value-type="string" calcext:value-type="string">
            <text:p>Rüstungsexporte sollen verboten werd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Rüstungsexporte</text:p>
          </table:table-cell>
          <table:table-cell table:style-name="ce2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orschung für militärische Zwecke</text:p>
          </table:table-cell>
          <table:table-cell table:style-name="ce2" office:value-type="string" calcext:value-type="string">
            <text:p>An Thüringer Hochschulen soll für militärische Zwecke geforscht werden dürf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Militärische Forschung an Hochschulen</text:p>
          </table:table-cell>
          <table:table-cell table:style-name="ce2" office:value-type="string" calcext:value-type="string">
            <text:p>Hoch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ilitärische Forschung an Hochschulen</text:p>
          </table:table-cell>
          <table:table-cell table:style-name="ce2" office:value-type="string" calcext:value-type="string">
            <text:p>An Hamburger Hochschulen soll für militärische Zwecke geforscht werden dürfen.</text:p>
          </table:table-cell>
          <table:table-cell office:value-type="string" calcext:value-type="string">
            <text:p>Friedenspolitik</text:p>
          </table:table-cell>
          <table:table-cell table:style-name="ce2" office:value-type="string" calcext:value-type="string">
            <text:p>Militärische Forschung an Hochschulen</text:p>
          </table:table-cell>
          <table:table-cell table:style-name="ce2" office:value-type="string" calcext:value-type="string">
            <text:p>Hoch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e gymnasiale Schulzeit soll von neun auf acht Jahre verkürzt werden.</text:p>
          </table:table-cell>
          <table:table-cell office:value-type="string" calcext:value-type="string">
            <text:p>G8</text:p>
          </table:table-cell>
          <table:table-cell table:number-columns-repeated="2" table:style-name="ce2" office:value-type="string" calcext:value-type="string">
            <text:p>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as achtjährige Gymnasium soll fortgeführt werden.</text:p>
          </table:table-cell>
          <table:table-cell office:value-type="string" calcext:value-type="string">
            <text:p>G8</text:p>
          </table:table-cell>
          <table:table-cell table:style-name="ce2" office:value-type="string" calcext:value-type="string">
            <text:p>Schulzeit</text:p>
          </table:table-cell>
          <table:table-cell table:style-name="ce2" office:value-type="string" calcext:value-type="string">
            <text:p>Gymnasium</text:p>
          </table:table-cell>
          <table:table-cell table:number-columns-repeated="1016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Wiedereinführung des neunjährigen Gymnasiums!</text:p>
          </table:table-cell>
          <table:table-cell office:value-type="string" calcext:value-type="string">
            <text:p>G8</text:p>
          </table:table-cell>
          <table:table-cell table:style-name="ce2" office:value-type="string" calcext:value-type="string">
            <text:p>Schulzeit</text:p>
          </table:table-cell>
          <table:table-cell table:style-name="ce2" office:value-type="string" calcext:value-type="string">
            <text:p>Wiedereinf</text:p>
          </table:table-cell>
          <table:table-cell table:number-columns-repeated="1016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An Gymnasien soll das Abitur weiterhin nach 12 Jahren abgelegt werden.</text:p>
          </table:table-cell>
          <table:table-cell office:value-type="string" calcext:value-type="string">
            <text:p>G8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Gymnasien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An Hamburger Gymnasien: Wiedereinführung des Abiturs nach Klasse 13!</text:p>
          </table:table-cell>
          <table:table-cell office:value-type="string" calcext:value-type="string">
            <text:p>G8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Wiedereinf</text:p>
          </table:table-cell>
          <table:table-cell table:number-columns-repeated="101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Gebietsreform</text:p>
          </table:table-cell>
          <table:table-cell/>
          <table:table-cell table:style-name="ce2" office:value-type="string" calcext:value-type="string">
            <text:p>Zusammenlegung</text:p>
          </table:table-cell>
          <table:table-cell table:number-columns-repeated="1016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Gebietsreform</text:p>
          </table:table-cell>
          <table:table-cell/>
          <table:table-cell table:style-name="ce2" office:value-type="string" calcext:value-type="string">
            <text:p>Zusammenlegung</text:p>
          </table:table-cell>
          <table:table-cell table:number-columns-repeated="1016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rdstaat</text:p>
          </table:table-cell>
          <table:table-cell table:style-name="ce2" office:value-type="string" calcext:value-type="string">
            <text:p>Hamburg soll mit anderen Bundesländern ein gemeinsames Bundesland bilden ("Nordstaat").</text:p>
          </table:table-cell>
          <table:table-cell office:value-type="string" calcext:value-type="string">
            <text:p>Gebietsreform</text:p>
          </table:table-cell>
          <table:table-cell table:style-name="ce2" office:value-type="string" calcext:value-type="string">
            <text:p>Nordstaat</text:p>
          </table:table-cell>
          <table:table-cell table:style-name="ce2" office:value-type="string" calcext:value-type="string">
            <text:p>Bundesland</text:p>
          </table:table-cell>
          <table:table-cell table:number-columns-repeated="1016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ordstaat</text:p>
          </table:table-cell>
          <table:table-cell table:style-name="ce2" office:value-type="string" calcext:value-type="string">
            <text:p>Hamburg soll mit anderen norddeutschen Bundesländern ein gemeinsames Bundesland bilden ("Nordstaat").</text:p>
          </table:table-cell>
          <table:table-cell office:value-type="string" calcext:value-type="string">
            <text:p>Gebietsreform</text:p>
          </table:table-cell>
          <table:table-cell table:style-name="ce2" office:value-type="string" calcext:value-type="string">
            <text:p>Nordstaat</text:p>
          </table:table-cell>
          <table:table-cell table:style-name="ce2" office:value-type="string" calcext:value-type="string">
            <text:p>Bundesland</text:p>
          </table:table-cell>
          <table:table-cell table:number-columns-repeated="1016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änderfusion</text:p>
          </table:table-cell>
          <table:table-cell table:style-name="ce2" office:value-type="string" calcext:value-type="string">
            <text:p>Berlin und Brandenburg sollen sich langfristig zu einem Bundesland zusammenschließen.</text:p>
          </table:table-cell>
          <table:table-cell office:value-type="string" calcext:value-type="string">
            <text:p>Gebietsreform</text:p>
          </table:table-cell>
          <table:table-cell table:style-name="ce2" office:value-type="string" calcext:value-type="string">
            <text:p>Länderfusion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Keine Zusammenlegung von Landkreisen</text:p>
          </table:table-cell>
          <table:table-cell table:style-name="ce2" office:value-type="string" calcext:value-type="string">
            <text:p>In Thüringen sollen keine weiteren Landkreise zusammengelegt werden.</text:p>
          </table:table-cell>
          <table:table-cell office:value-type="string" calcext:value-type="string">
            <text:p>Gebietsreform</text:p>
          </table:table-cell>
          <table:table-cell table:style-name="ce2" office:value-type="string" calcext:value-type="string">
            <text:p>Keine Zusammenlegung von Landkreisen</text:p>
          </table:table-cell>
          <table:table-cell table:style-name="ce2" office:value-type="string" calcext:value-type="string">
            <text:p>Landkreise</text:p>
          </table:table-cell>
          <table:table-cell table:number-columns-repeated="1016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nterricht für alle Kinder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Gemeinsamer Unterricht</text:p>
          </table:table-cell>
          <table:table-cell table:style-name="ce2" office:value-type="string" calcext:value-type="string">
            <text:p>Unterricht für alle Kinder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trennter Schulunterricht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Getrennter Schul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Schülerinnen und Schüler sollen ungeachtet ihres kulturellen Hintergrundes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Schülerinnen und Schüler mit Migrationshintergrund sollen mit allen Schülern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Migrationshintergrund</text:p>
          </table:table-cell>
          <table:table-cell table:number-columns-repeated="1016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2" office:value-type="string" calcext:value-type="string">
            <text:p>Gemeinsamer Unterricht</text:p>
          </table:table-cell>
          <table:table-cell table:style-name="ce2" office:value-type="string" calcext:value-type="string">
            <text:p>Hintergrundes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Jede Form von Klonforschung soll verboten werden.</text:p>
          </table:table-cell>
          <table:table-cell office:value-type="string" calcext:value-type="string">
            <text:p>Gentechnik</text:p>
          </table:table-cell>
          <table:table-cell/>
          <table:table-cell table:style-name="ce2" office:value-type="string" calcext:value-type="string">
            <text:p>Klonforschung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Keine Gentechnik in der Landwirtschaft im Saarland!</text:p>
          </table:table-cell>
          <table:table-cell office:value-type="string" calcext:value-type="string">
            <text:p>Gentechnik</text:p>
          </table:table-cell>
          <table:table-cell/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Genveränderte Pflanzen haben auf Sachsens Feldern nichts zu suchen.</text:p>
          </table:table-cell>
          <table:table-cell office:value-type="string" calcext:value-type="string">
            <text:p>Gentechnik</text:p>
          </table:table-cell>
          <table:table-cell/>
          <table:table-cell table:style-name="ce2" office:value-type="string" calcext:value-type="string">
            <text:p>Pflanzen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Gentechnikfreie Lebensmittel sollen in Baden-Württemberg ein Qualitätssiegel bekommen.</text:p>
          </table:table-cell>
          <table:table-cell office:value-type="string" calcext:value-type="string">
            <text:p>Gentechnik</text:p>
          </table:table-cell>
          <table:table-cell/>
          <table:table-cell table:style-name="ce2" office:value-type="string" calcext:value-type="string">
            <text:p>Gentechnikfreie</text:p>
          </table:table-cell>
          <table:table-cell table:number-columns-repeated="1016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entechnisch veränderte Lebensmittel</text:p>
          </table:table-cell>
          <table:table-cell table:style-name="ce2" office:value-type="string" calcext:value-type="string">
            <text:p>In Deutschland sollen gentechnisch veränderte Lebensmittel produziert werden dürfe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Gentechnisch veränderte Lebensmittel</text:p>
          </table:table-cell>
          <table:table-cell table:style-name="ce2" office:value-type="string" calcext:value-type="string">
            <text:p>Leben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duktion von Genfood</text:p>
          </table:table-cell>
          <table:table-cell table:style-name="ce2" office:value-type="string" calcext:value-type="string">
            <text:p>In der EU sollen keine gentechnisch veränderten Lebensmittel produziert werde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Produktion von Genfood</text:p>
          </table:table-cell>
          <table:table-cell table:style-name="ce2" office:value-type="string" calcext:value-type="string">
            <text:p>Leben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Embryonale Stammzellen- forschung</text:p>
          </table:table-cell>
          <table:table-cell table:style-name="ce2" office:value-type="string" calcext:value-type="string">
            <text:p>Striktes Verbot von embryonaler Stammzellenforschung in der EU!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Embryonale Stammzellen- forschung</text:p>
          </table:table-cell>
          <table:table-cell table:style-name="ce2" office:value-type="string" calcext:value-type="string">
            <text:p>Stammzellenforschung</text:p>
          </table:table-cell>
          <table:table-cell table:number-columns-repeated="1016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Klonverbot</text:p>
          </table:table-cell>
          <table:table-cell table:style-name="ce2" office:value-type="string" calcext:value-type="string">
            <text:p>Europaweites Klonverbot von Tieren!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Klonverbot</text:p>
          </table:table-cell>
          <table:table-cell table:style-name="ce2" office:value-type="string" calcext:value-type="string">
            <text:p>Europaweites</text:p>
          </table:table-cell>
          <table:table-cell table:number-columns-repeated="1016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entechnik</text:p>
          </table:table-cell>
          <table:table-cell table:style-name="ce2" office:value-type="string" calcext:value-type="string">
            <text:p>Die Landwirtschaft in Nordrhein-Westfalen soll ausnahmslos gentechnikfrei sei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Gentechnik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en-Pflanzen</text:p>
          </table:table-cell>
          <table:table-cell table:style-name="ce2" office:value-type="string" calcext:value-type="string">
            <text:p>Die Beschränkungen für den Anbau von gentechnisch veränderten Pflanzen sollen in Rheinland-Pfalz gelockert werde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Gen-Pflanzen</text:p>
          </table:table-cell>
          <table:table-cell table:style-name="ce2" office:value-type="string" calcext:value-type="string">
            <text:p>Rheinland</text:p>
          </table:table-cell>
          <table:table-cell table:number-columns-repeated="1016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ntechnisch veränderte Pflanzen</text:p>
          </table:table-cell>
          <table:table-cell table:style-name="ce2" office:value-type="string" calcext:value-type="string">
            <text:p>Der Anbau von gentechnisch veränderten Pflanzen soll in der Europäischen Union erlaubt sei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Gentechnisch veränderte Pflanzen</text:p>
          </table:table-cell>
          <table:table-cell table:style-name="ce2" office:value-type="string" calcext:value-type="string">
            <text:p>Pflanzen</text:p>
          </table:table-cell>
          <table:table-cell table:number-columns-repeated="1016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entechnik in der Landwirtschaft</text:p>
          </table:table-cell>
          <table:table-cell table:style-name="ce2" office:value-type="string" calcext:value-type="string">
            <text:p>Der Anbau von gentechnisch veränderten Pflanzen soll in Sachsen erlaubt sein.</text:p>
          </table:table-cell>
          <table:table-cell office:value-type="string" calcext:value-type="string">
            <text:p>Gentechnik</text:p>
          </table:table-cell>
          <table:table-cell table:style-name="ce2" office:value-type="string" calcext:value-type="string">
            <text:p>Gentechnik in der Landwirtschaft</text:p>
          </table:table-cell>
          <table:table-cell table:style-name="ce2" office:value-type="string" calcext:value-type="string">
            <text:p>Pflanzen</text:p>
          </table:table-cell>
          <table:table-cell table:number-columns-repeated="1016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raxisgebühr</text:p>
          </table:table-cell>
          <table:table-cell table:style-name="ce2" office:value-type="string" calcext:value-type="string">
            <text:p>Die Praxisgebühr soll abgeschafft werden.</text:p>
          </table:table-cell>
          <table:table-cell office:value-type="string" calcext:value-type="string">
            <text:p>Gesundheit</text:p>
          </table:table-cell>
          <table:table-cell table:style-name="ce2" office:value-type="string" calcext:value-type="string">
            <text:p>Praxisgebühr</text:p>
          </table:table-cell>
          <table:table-cell table:style-name="ce2" office:value-type="string" calcext:value-type="string">
            <text:p>Praxisgeb</text:p>
          </table:table-cell>
          <table:table-cell table:number-columns-repeated="1016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esundheits- versorgung</text:p>
          </table:table-cell>
          <table:table-cell table:style-name="ce2" office:value-type="string" calcext:value-type="string">
            <text:p>In der EU sollen einheitliche Qualitätsstandards in der Gesundheitsversorgung eingeführt werden.</text:p>
          </table:table-cell>
          <table:table-cell office:value-type="string" calcext:value-type="string">
            <text:p>Gesundheit</text:p>
          </table:table-cell>
          <table:table-cell table:style-name="ce2" office:value-type="string" calcext:value-type="string">
            <text:p>Gesundheits- versorgung</text:p>
          </table:table-cell>
          <table:table-cell table:style-name="ce2" office:value-type="string" calcext:value-type="string">
            <text:p>Gesundheits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lle danach</text:p>
          </table:table-cell>
          <table:table-cell table:style-name="ce2" office:value-type="string" calcext:value-type="string">
            <text:p>Die "Pille danach" soll rezeptpflichtig bleiben.</text:p>
          </table:table-cell>
          <table:table-cell office:value-type="string" calcext:value-type="string">
            <text:p>Gesundheit</text:p>
          </table:table-cell>
          <table:table-cell table:style-name="ce2" office:value-type="string" calcext:value-type="string">
            <text:p>Pille danach</text:p>
          </table:table-cell>
          <table:table-cell table:style-name="ce2" office:value-type="string" calcext:value-type="string">
            <text:p>Pille</text:p>
          </table:table-cell>
          <table:table-cell table:number-columns-repeated="1016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Zuzahlung für Medikamente</text:p>
          </table:table-cell>
          <table:table-cell table:style-name="ce2" office:value-type="string" calcext:value-type="string">
            <text:p>Die Zuzahlung für verschreibungspflichtige Medikamente soll abgeschafft werden.</text:p>
          </table:table-cell>
          <table:table-cell office:value-type="string" calcext:value-type="string">
            <text:p>Gesundheit</text:p>
          </table:table-cell>
          <table:table-cell table:style-name="ce2" office:value-type="string" calcext:value-type="string">
            <text:p>Zuzahlung für Medikamente</text:p>
          </table:table-cell>
          <table:table-cell table:style-name="ce2" office:value-type="string" calcext:value-type="string">
            <text:p>Medikamente</text:p>
          </table:table-cell>
          <table:table-cell table:number-columns-repeated="1016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rganspende</text:p>
          </table:table-cell>
          <table:table-cell table:style-name="ce2" office:value-type="string" calcext:value-type="string">
            <text:p>In der Europäischen Union soll jeder Erwachsene Organspender sein, wenn er keinen Widerspruch eingelegt hat.</text:p>
          </table:table-cell>
          <table:table-cell office:value-type="string" calcext:value-type="string">
            <text:p>Gesundheit</text:p>
          </table:table-cell>
          <table:table-cell table:style-name="ce2" office:value-type="string" calcext:value-type="string">
            <text:p>Organspende</text:p>
          </table:table-cell>
          <table:table-cell table:style-name="ce2" office:value-type="string" calcext:value-type="string">
            <text:p>Organspender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ie Gewerbesteuer soll gesenkt werd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e Gewerbesteuer soll erhöht werd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Die Gewerbesteuer der Kommunen soll erhalten bleib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Die Gewerbesteuer soll gesenkt werd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In Bremen soll die Gewerbesteuer gesenkt werd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Die Gewerbesteuer soll abgeschafft werd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Auch Freiberufler (z.B. Rechtsanwälte und Ärzte) sollen Gewerbesteuer zahl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Auch Freiberufler (z. B. Rechtsanwälte und Ärzte) sollen Gewerbesteuer zahlen.</text:p>
          </table:table-cell>
          <table:table-cell table:number-columns-repeated="3"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werbesteuer für Freiberufler</text:p>
          </table:table-cell>
          <table:table-cell table:style-name="ce2" office:value-type="string" calcext:value-type="string">
            <text:p>Freiberufler (z.B. Ärzte, Rechtsanwälte oder Steuerberater) sollen zukünftig Gewerbesteuer zahlen müssen.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Gewerbesteuer für Freiberufler</text:p>
          </table:table-cell>
          <table:table-cell table:style-name="ce2" office:value-type="string" calcext:value-type="string">
            <text:p>Steuerberater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ewerbesteuer für Freiberufler</text:p>
          </table:table-cell>
          <table:table-cell table:style-name="ce2" office:value-type="string" calcext:value-type="string">
            <text:p>Auch freiberuflich Tätige (z.B. Rechtsanwälte und Ärzte) sollen Gewerbesteuer zahlen müssen.</text:p>
          </table:table-cell>
          <table:table-cell table:style-name="ce2" office:value-type="string" calcext:value-type="string">
            <text:p>Gewerbesteuer</text:p>
          </table:table-cell>
          <table:table-cell table:style-name="ce2" office:value-type="string" calcext:value-type="string">
            <text:p>Gewerbesteuer für Freiberufler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Es soll härter gegen Graffiti-Sprayer vorgegangen werden.</text:p>
          </table:table-cell>
          <table:table-cell office:value-type="string" calcext:value-type="string">
            <text:p>Graffiti</text:p>
          </table:table-cell>
          <table:table-cell/>
          <table:table-cell table:style-name="ce2" office:value-type="string" calcext:value-type="string">
            <text:p>Graffiti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Härtere Strafen für Graffiti-Sprayer/innen!</text:p>
          </table:table-cell>
          <table:table-cell office:value-type="string" calcext:value-type="string">
            <text:p>Graffiti</text:p>
          </table:table-cell>
          <table:table-cell/>
          <table:table-cell table:style-name="ce2" office:value-type="string" calcext:value-type="string">
            <text:p>Graffiti</text:p>
          </table:table-cell>
          <table:table-cell table:number-columns-repeated="1016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Härtere Strafen für Graffiti-Sprayer/innen!</text:p>
          </table:table-cell>
          <table:table-cell office:value-type="string" calcext:value-type="string">
            <text:p>Graffiti</text:p>
          </table:table-cell>
          <table:table-cell/>
          <table:table-cell table:style-name="ce2" office:value-type="string" calcext:value-type="string">
            <text:p>Graffiti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Graffiti-Sprayer/innen müssen mit intensiven polizeilichen Maßnahmen verfolgt werden.</text:p>
          </table:table-cell>
          <table:table-cell office:value-type="string" calcext:value-type="string">
            <text:p>Graffiti</text:p>
          </table:table-cell>
          <table:table-cell/>
          <table:table-cell table:style-name="ce2" office:value-type="string" calcext:value-type="string">
            <text:p>Graffiti</text:p>
          </table:table-cell>
          <table:table-cell table:number-columns-repeated="1016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Graffiti-Sprayen soll als Straftat eingestuft werden, nicht bloß als Ordnungswidrigkeit. </text:p>
          </table:table-cell>
          <table:table-cell office:value-type="string" calcext:value-type="string">
            <text:p>Graffiti</text:p>
          </table:table-cell>
          <table:table-cell/>
          <table:table-cell table:style-name="ce2" office:value-type="string" calcext:value-type="string">
            <text:p>Ordnungswidrigkeit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Es muss ein gemeinsamer Grenzschutz der EU eingerichtet werden.</text:p>
          </table:table-cell>
          <table:table-cell office:value-type="string" calcext:value-type="string">
            <text:p>Grenzkontrollen</text:p>
          </table:table-cell>
          <table:table-cell/>
          <table:table-cell table:style-name="ce2" office:value-type="string" calcext:value-type="string">
            <text:p>Grenz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renzkontrollen</text:p>
          </table:table-cell>
          <table:table-cell table:style-name="ce2" office:value-type="string" calcext:value-type="string">
            <text:p>An allen deutschen Grenzen sollen wieder Einreisekontrollen durchgeführt werden.</text:p>
          </table:table-cell>
          <table:table-cell table:number-columns-repeated="2" table:style-name="ce2" office:value-type="string" calcext:value-type="string">
            <text:p>Grenzkontrollen</text:p>
          </table:table-cell>
          <table:table-cell table:style-name="ce2" office:value-type="string" calcext:value-type="string">
            <text:p>Einreisekontrollen</text:p>
          </table:table-cell>
          <table:table-cell table:number-columns-repeated="1016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renzkontrollen</text:p>
          </table:table-cell>
          <table:table-cell table:style-name="ce2" office:value-type="string" calcext:value-type="string">
            <text:p>An der deutsch-polnischen Grenze sollen wieder ständige Grenzkontrollen eingeführt werden.</text:p>
          </table:table-cell>
          <table:table-cell table:number-columns-repeated="3" table:style-name="ce2" office:value-type="string" calcext:value-type="string">
            <text:p>Grenzkontrollen</text:p>
          </table:table-cell>
          <table:table-cell table:number-columns-repeated="1016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renzkontrollen</text:p>
          </table:table-cell>
          <table:table-cell table:style-name="ce2" office:value-type="string" calcext:value-type="string">
            <text:p>An deutschen Grenzen sollen wieder generelle Ausweiskontrollen eingeführt werden.</text:p>
          </table:table-cell>
          <table:table-cell table:number-columns-repeated="2" table:style-name="ce2" office:value-type="string" calcext:value-type="string">
            <text:p>Grenzkontrollen</text:p>
          </table:table-cell>
          <table:table-cell table:style-name="ce2" office:value-type="string" calcext:value-type="string">
            <text:p>Ausweiskontrollen</text:p>
          </table:table-cell>
          <table:table-cell table:number-columns-repeated="1016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tändige Grenzkontrollen</text:p>
          </table:table-cell>
          <table:table-cell table:style-name="ce2" office:value-type="string" calcext:value-type="string">
            <text:p>An den Grenzen zu Polen und Tschechien sollen wieder ständige Grenzkontrollen eingeführt werden.</text:p>
          </table:table-cell>
          <table:table-cell office:value-type="string" calcext:value-type="string">
            <text:p>Grenzkontrollen</text:p>
          </table:table-cell>
          <table:table-cell table:style-name="ce2" office:value-type="string" calcext:value-type="string">
            <text:p>Ständige Grenzkontrollen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1016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underwerbs­steuer</text:p>
          </table:table-cell>
          <table:table-cell table:style-name="ce2" office:value-type="string" calcext:value-type="string">
            <text:p>Die Grunderwerbssteuer soll erhöht werden.</text:p>
          </table:table-cell>
          <table:table-cell table:number-columns-repeated="2" table:style-name="ce2" office:value-type="string" calcext:value-type="string">
            <text:p>Grunderwerbs­steuer</text:p>
          </table:table-cell>
          <table:table-cell table:style-name="ce2" office:value-type="string" calcext:value-type="string">
            <text:p>Grunderwerbs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runderwerbssteuer</text:p>
          </table:table-cell>
          <table:table-cell table:style-name="ce2" office:value-type="string" calcext:value-type="string">
            <text:p>Die Grunderwerbssteuer in Brandenburg soll wieder gesenkt werden.</text:p>
          </table:table-cell>
          <table:table-cell table:number-columns-repeated="3" table:style-name="ce2" office:value-type="string" calcext:value-type="string">
            <text:p>Grunderwerbs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enkung der Grunderwerbssteuer</text:p>
          </table:table-cell>
          <table:table-cell table:style-name="ce2" office:value-type="string" calcext:value-type="string">
            <text:p>Die Grunderwerbssteuer soll wieder gesenkt werden.</text:p>
          </table:table-cell>
          <table:table-cell office:value-type="string" calcext:value-type="string">
            <text:p>Grunderwerbssteuer</text:p>
          </table:table-cell>
          <table:table-cell table:style-name="ce2" office:value-type="string" calcext:value-type="string">
            <text:p>Senkung der Grunderwerbssteuer</text:p>
          </table:table-cell>
          <table:table-cell table:style-name="ce2" office:value-type="string" calcext:value-type="string">
            <text:p>Grunderwerbs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ty-Tax</text:p>
          </table:table-cell>
          <table:table-cell table:style-name="ce2" office:value-type="string" calcext:value-type="string">
            <text:p>In Berlin soll es eine Steuer für Hotelübernachtungen geben ("City-Tax").</text:p>
          </table:table-cell>
          <table:table-cell office:value-type="string" calcext:value-type="string">
            <text:p>Hotel</text:p>
          </table:table-cell>
          <table:table-cell table:style-name="ce2" office:value-type="string" calcext:value-type="string">
            <text:p>City-Tax</text:p>
          </table:table-cell>
          <table:table-cell table:style-name="ce2" office:value-type="string" calcext:value-type="string">
            <text:p>Berlin</text:p>
          </table:table-cell>
          <table:table-cell table:number-columns-repeated="1016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Kulturförder­abgabe</text:p>
          </table:table-cell>
          <table:table-cell table:style-name="ce2" office:value-type="string" calcext:value-type="string">
            <text:p>In Bremen soll eine "Bettensteuer" für das Hotelgewerbe eingeführt werden.</text:p>
          </table:table-cell>
          <table:table-cell office:value-type="string" calcext:value-type="string">
            <text:p>Hotel</text:p>
          </table:table-cell>
          <table:table-cell table:style-name="ce2" office:value-type="string" calcext:value-type="string">
            <text:p>Kulturförder­abgabe</text:p>
          </table:table-cell>
          <table:table-cell table:style-name="ce2" office:value-type="string" calcext:value-type="string">
            <text:p>Betten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Mehr Landesmittel für die Jugendverbände.</text:p>
          </table:table-cell>
          <table:table-cell office:value-type="string" calcext:value-type="string">
            <text:p>Jugendarbeit</text:p>
          </table:table-cell>
          <table:table-cell/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Mehr Landesmittel für die Jugendverbände.</text:p>
          </table:table-cell>
          <table:table-cell office:value-type="string" calcext:value-type="string">
            <text:p>Jugendarbeit</text:p>
          </table:table-cell>
          <table:table-cell/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Mehr Landesmittel für erneuerbare Energie.</text:p>
          </table:table-cell>
          <table:table-cell office:value-type="string" calcext:value-type="string">
            <text:p>Jugendarbeit</text:p>
          </table:table-cell>
          <table:table-cell/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Jugendfreizeit­heime</text:p>
          </table:table-cell>
          <table:table-cell table:style-name="ce2" office:value-type="string" calcext:value-type="string">
            <text:p>Die Jugendfreizeitheime sollen mehr Finanzmittel erhalten.</text:p>
          </table:table-cell>
          <table:table-cell office:value-type="string" calcext:value-type="string">
            <text:p>Jugendarbeit</text:p>
          </table:table-cell>
          <table:table-cell table:style-name="ce2" office:value-type="string" calcext:value-type="string">
            <text:p>Jugendfreizeit­heime</text:p>
          </table:table-cell>
          <table:table-cell table:style-name="ce2" office:value-type="string" calcext:value-type="string">
            <text:p>Jugendfreizeitheime</text:p>
          </table:table-cell>
          <table:table-cell table:number-columns-repeated="101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An Schulen soll der Verkauf von "Junk-Food" (Cola, Chips, Schokoriegel u.a.) vom Land verboten werden.</text:p>
          </table:table-cell>
          <table:table-cell office:value-type="string" calcext:value-type="string">
            <text:p>Jugendschutz</text:p>
          </table:table-cell>
          <table:table-cell/>
          <table:table-cell table:style-name="ce2" office:value-type="string" calcext:value-type="string">
            <text:p>Schokoriegel</text:p>
          </table:table-cell>
          <table:table-cell table:number-columns-repeated="1016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Im Umkreis von Schulen sollen keine Zigarettenautomaten aufgestellt werden dürfen.</text:p>
          </table:table-cell>
          <table:table-cell office:value-type="string" calcext:value-type="string">
            <text:p>Jugendschutz</text:p>
          </table:table-cell>
          <table:table-cell/>
          <table:table-cell table:style-name="ce2" office:value-type="string" calcext:value-type="string">
            <text:p>Zigarettenautomaten</text:p>
          </table:table-cell>
          <table:table-cell table:number-columns-repeated="101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Jugendstrafrecht</text:p>
          </table:table-cell>
          <table:table-cell/>
          <table:table-cell table:style-name="ce2" office:value-type="string" calcext:value-type="string">
            <text:p>Unterbringung</text:p>
          </table:table-cell>
          <table:table-cell table:number-columns-repeated="1016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Jugendstrafrecht</text:p>
          </table:table-cell>
          <table:table-cell/>
          <table:table-cell table:style-name="ce2" office:value-type="string" calcext:value-type="string">
            <text:p>Unterbringung</text:p>
          </table:table-cell>
          <table:table-cell table:number-columns-repeated="1016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Kammer für Arbeitnehmer</text:p>
          </table:table-cell>
          <table:table-cell table:style-name="ce2"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office:value-type="string" calcext:value-type="string">
            <text:p>Jugendstrafrecht</text:p>
          </table:table-cell>
          <table:table-cell table:style-name="ce2" office:value-type="string" calcext:value-type="string">
            <text:p>Kammer für Arbeitnehmer</text:p>
          </table:table-cell>
          <table:table-cell table:style-name="ce2" office:value-type="string" calcext:value-type="string">
            <text:p>Arbeitnehmerkammer</text:p>
          </table:table-cell>
          <table:table-cell table:number-columns-repeated="1016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Jugendstrafen</text:p>
          </table:table-cell>
          <table:table-cell table:style-name="ce2" office:value-type="string" calcext:value-type="string">
            <text:p>Junge Erwachsene zwischen 18 und 21 Jahren sollen verstärkt nach Erwachsenenstrafrecht verurteilt werden.</text:p>
          </table:table-cell>
          <table:table-cell office:value-type="string" calcext:value-type="string">
            <text:p>Jugendstrafrecht</text:p>
          </table:table-cell>
          <table:table-cell table:style-name="ce2" office:value-type="string" calcext:value-type="string">
            <text:p>Jugendstrafen</text:p>
          </table:table-cell>
          <table:table-cell table:style-name="ce2" office:value-type="string" calcext:value-type="string">
            <text:p>Erwachsenenstrafrecht</text:p>
          </table:table-cell>
          <table:table-cell table:number-columns-repeated="1016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jugendliche Straftäter</text:p>
          </table:table-cell>
          <table:table-cell table:style-name="ce2" office:value-type="string" calcext:value-type="string">
            <text:p>Die geschlossene Unterbringung für jugendliche Straftäter - wie in der Feuerbergstraße - soll weiterhin möglich sein.</text:p>
          </table:table-cell>
          <table:table-cell office:value-type="string" calcext:value-type="string">
            <text:p>Jugendstrafrecht</text:p>
          </table:table-cell>
          <table:table-cell table:style-name="ce2" office:value-type="string" calcext:value-type="string">
            <text:p>jugendliche Straftäter</text:p>
          </table:table-cell>
          <table:table-cell table:style-name="ce2" office:value-type="string" calcext:value-type="string">
            <text:p>Unterbringung</text:p>
          </table:table-cell>
          <table:table-cell table:number-columns-repeated="1016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Jugendstrafrecht</text:p>
          </table:table-cell>
          <table:table-cell table:style-name="ce2" office:value-type="string" calcext:value-type="string">
            <text:p>Das Jugendstrafrecht soll nur bis zum 18. Lebensjahr angewendet werden dürfen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2" office:value-type="string" calcext:value-type="string">
            <text:p>Jugendstrafrecht</text:p>
          </table:table-cell>
          <table:table-cell table:number-columns-repeated="1016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arnschussarrest</text:p>
          </table:table-cell>
          <table:table-cell table:style-name="ce2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2" office:value-type="string" calcext:value-type="string">
            <text:p>Warnschussarrest</text:p>
          </table:table-cell>
          <table:table-cell table:number-columns-repeated="1016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trafmündigkeit von 14 auf 12</text:p>
          </table:table-cell>
          <table:table-cell table:style-name="ce2" office:value-type="string" calcext:value-type="string">
            <text:p>Hamburg soll sich dafür einsetzen, die Strafmündigkeit von 14 auf 12 Jahre herabzusetzen.</text:p>
          </table:table-cell>
          <table:table-cell office:value-type="string" calcext:value-type="string">
            <text:p>Jugendstrafrecht</text:p>
          </table:table-cell>
          <table:table-cell table:style-name="ce2" office:value-type="string" calcext:value-type="string">
            <text:p>Strafmündigkeit von 14 auf 12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Warnschuss­arrest</text:p>
          </table:table-cell>
          <table:table-cell table:style-name="ce2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style-name="ce2" office:value-type="string" calcext:value-type="string">
            <text:p>Warnschuss­arrest</text:p>
          </table:table-cell>
          <table:table-cell table:style-name="ce2" office:value-type="string" calcext:value-type="string">
            <text:p>Warnschussarrest</text:p>
          </table:table-cell>
          <table:table-cell table:number-columns-repeated="1016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arnschussarrest</text:p>
          </table:table-cell>
          <table:table-cell table:style-name="ce2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2" office:value-type="string" calcext:value-type="string">
            <text:p>Warnschussarrest</text:p>
          </table:table-cell>
          <table:table-cell table:number-columns-repeated="101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Kostenlose Kinderbetreuungsangebote für alle!</text:p>
          </table:table-cell>
          <table:table-cell office:value-type="string" calcext:value-type="string">
            <text:p>KiTa</text:p>
          </table:table-cell>
          <table:table-cell/>
          <table:table-cell table:style-name="ce2" office:value-type="string" calcext:value-type="string">
            <text:p>Kinderbetreuungsangebote</text:p>
          </table:table-cell>
          <table:table-cell table:number-columns-repeated="101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Lehrpläne für Kindergärten!</text:p>
          </table:table-cell>
          <table:table-cell office:value-type="string" calcext:value-type="string">
            <text:p>KiTa</text:p>
          </table:table-cell>
          <table:table-cell/>
          <table:table-cell table:style-name="ce2" office:value-type="string" calcext:value-type="string">
            <text:p>Kinderg</text:p>
          </table:table-cell>
          <table:table-cell table:number-columns-repeated="101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Lehrpläne für Kindergärten!</text:p>
          </table:table-cell>
          <table:table-cell office:value-type="string" calcext:value-type="string">
            <text:p>KiTa</text:p>
          </table:table-cell>
          <table:table-cell/>
          <table:table-cell table:style-name="ce2" office:value-type="string" calcext:value-type="string">
            <text:p>Kinderg</text:p>
          </table:table-cell>
          <table:table-cell table:number-columns-repeated="101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Rechtsanspruch auf einen Kita-Platz auch für unter 3-Jährige!</text:p>
          </table:table-cell>
          <table:table-cell office:value-type="string" calcext:value-type="string">
            <text:p>KiTa</text:p>
          </table:table-cell>
          <table:table-cell/>
          <table:table-cell table:style-name="ce2" office:value-type="string" calcext:value-type="string">
            <text:p>Rechtsanspruch</text:p>
          </table:table-cell>
          <table:table-cell table:number-columns-repeated="1016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nztags-Kitas</text:p>
          </table:table-cell>
          <table:table-cell table:style-name="ce2" office:value-type="string" calcext:value-type="string">
            <text:p>Das Land Bremen soll allen Familien Kindergartenplätze mit Ganztagsbetreuung zusicher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s</text:p>
          </table:table-cell>
          <table:table-cell table:style-name="ce2" office:value-type="string" calcext:value-type="string">
            <text:p>Ganztagsbetreuung</text:p>
          </table:table-cell>
          <table:table-cell table:number-columns-repeated="1016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flicht zum Kindergarten</text:p>
          </table:table-cell>
          <table:table-cell table:style-name="ce2" office:value-type="string" calcext:value-type="string">
            <text:p>Das letzte Kindergartenjahr vor der Einschulung soll verpflichtend werde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ndergarten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ebührenfreie Kitas</text:p>
          </table:table-cell>
          <table:table-cell table:style-name="ce2" office:value-type="string" calcext:value-type="string">
            <text:p>Der Besuch einer Kindertagesstätte (Kita) soll gebührenfrei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s</text:p>
          </table:table-cell>
          <table:table-cell table:style-name="ce2" office:value-type="string" calcext:value-type="string">
            <text:p>Kindertagesst</text:p>
          </table:table-cell>
          <table:table-cell table:number-columns-repeated="1016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ita-Platz-Ausgleich</text:p>
          </table:table-cell>
          <table:table-cell table:style-name="ce2"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platz</text:p>
          </table:table-cell>
          <table:table-cell table:style-name="ce2" office:value-type="string" calcext:value-type="string">
            <text:p>Anspruch</text:p>
          </table:table-cell>
          <table:table-cell table:number-columns-repeated="1016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erpflichtendes Kita-Jahr</text:p>
          </table:table-cell>
          <table:table-cell table:style-name="ce2" office:value-type="string" calcext:value-type="string">
            <text:p>Das letzte Kita-Jahr vor der Einschulung soll für alle Kinder verpflichtend sein.</text:p>
          </table:table-cell>
          <table:table-cell office:value-type="string" calcext:value-type="string">
            <text:p>KiTa</text:p>
          </table:table-cell>
          <table:table-cell table:number-columns-repeated="2" table:style-name="ce2" office:value-type="string" calcext:value-type="string">
            <text:p>Einschulung</text:p>
          </table:table-cell>
          <table:table-cell table:number-columns-repeated="1016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ita-Gebühren</text:p>
          </table:table-cell>
          <table:table-cell table:style-name="ce2" office:value-type="string" calcext:value-type="string">
            <text:p>Die Erhöhung der Kita-Gebühren soll zurückgenommen werde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-Gebühren</text:p>
          </table:table-cell>
          <table:table-cell table:style-name="ce2" office:value-type="string" calcext:value-type="string">
            <text:p>Kita</text:p>
          </table:table-cell>
          <table:table-cell table:number-columns-repeated="1016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etztes Kindergartenjahr</text:p>
          </table:table-cell>
          <table:table-cell table:style-name="ce2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letztes Kindergartenjahr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indertages­stätten</text:p>
          </table:table-cell>
          <table:table-cell table:style-name="ce2" office:value-type="string" calcext:value-type="string">
            <text:p>Der Besuch einer Kita soll gebührenfrei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ndertages­stätten</text:p>
          </table:table-cell>
          <table:table-cell table:style-name="ce2" office:value-type="string" calcext:value-type="string">
            <text:p>Besuch</text:p>
          </table:table-cell>
          <table:table-cell table:number-columns-repeated="1016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ebührenfreie Kitas</text:p>
          </table:table-cell>
          <table:table-cell table:style-name="ce2" office:value-type="string" calcext:value-type="string">
            <text:p>Für alle Kinder ab drei Jahren: gebührenfreier Kita-Besuch!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s</text:p>
          </table:table-cell>
          <table:table-cell table:style-name="ce2" office:value-type="string" calcext:value-type="string">
            <text:p>Kinder</text:p>
          </table:table-cell>
          <table:table-cell table:number-columns-repeated="1016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Verpflichtendes Kindergartenjahr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itragsfreie Kita</text:p>
          </table:table-cell>
          <table:table-cell table:style-name="ce2" office:value-type="string" calcext:value-type="string">
            <text:p>In Thüringen soll der Besuch von Kindertagesstätten beitragsfrei sei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Beitragsfreie Kita</text:p>
          </table:table-cell>
          <table:table-cell table:style-name="ce2" office:value-type="string" calcext:value-type="string">
            <text:p>Kindertagesst</text:p>
          </table:table-cell>
          <table:table-cell table:number-columns-repeated="1016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ebührenfreie Kitas</text:p>
          </table:table-cell>
          <table:table-cell table:style-name="ce2" office:value-type="string" calcext:value-type="string">
            <text:p>Alle Kita-Gebühren in Hamburg sollen abgeschafft werden.</text:p>
          </table:table-cell>
          <table:table-cell office:value-type="string" calcext:value-type="string">
            <text:p>KiTa</text:p>
          </table:table-cell>
          <table:table-cell table:style-name="ce2" office:value-type="string" calcext:value-type="string">
            <text:p>Kitas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r Bergbau im Saarland soll erhalten werden.</text:p>
          </table:table-cell>
          <table:table-cell office:value-type="string" calcext:value-type="string">
            <text:p>Kohle</text:p>
          </table:table-cell>
          <table:table-cell/>
          <table:table-cell table:style-name="ce2" office:value-type="string" calcext:value-type="string">
            <text:p>Saarland</text:p>
          </table:table-cell>
          <table:table-cell table:number-columns-repeated="1016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hlekraftwerk</text:p>
          </table:table-cell>
          <table:table-cell table:style-name="ce2" office:value-type="string" calcext:value-type="string">
            <text:p>In Bremen soll ein weiteres Kohlekraftwerk gebaut werden.</text:p>
          </table:table-cell>
          <table:table-cell office:value-type="string" calcext:value-type="string">
            <text:p>Kohle</text:p>
          </table:table-cell>
          <table:table-cell table:number-columns-repeated="2" table:style-name="ce2" office:value-type="string" calcext:value-type="string">
            <text:p>Kohlekraftwerk</text:p>
          </table:table-cell>
          <table:table-cell table:number-columns-repeated="1016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ohlekraftwerk</text:p>
          </table:table-cell>
          <table:table-cell table:style-name="ce2" office:value-type="string" calcext:value-type="string">
            <text:p>Das Kohlekraftwerk in Hamburg-Moorburg soll gebaut werden.</text:p>
          </table:table-cell>
          <table:table-cell office:value-type="string" calcext:value-type="string">
            <text:p>Kohle</text:p>
          </table:table-cell>
          <table:table-cell table:number-columns-repeated="2" table:style-name="ce2" office:value-type="string" calcext:value-type="string">
            <text:p>Kohlekraftwerk</text:p>
          </table:table-cell>
          <table:table-cell table:number-columns-repeated="1016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einkohle-Bergbau</text:p>
          </table:table-cell>
          <table:table-cell table:style-name="ce2" office:value-type="string" calcext:value-type="string">
            <text:p>Das Land soll den Steinkohle-Bergbau in Nordrhein-Westfalen weiterhin finanziell unterstützen.</text:p>
          </table:table-cell>
          <table:table-cell office:value-type="string" calcext:value-type="string">
            <text:p>Kohle</text:p>
          </table:table-cell>
          <table:table-cell table:style-name="ce2" office:value-type="string" calcext:value-type="string">
            <text:p>Steinkohle-Bergbau</text:p>
          </table:table-cell>
          <table:table-cell table:style-name="ce2" office:value-type="string" calcext:value-type="string">
            <text:p>Steinkohle</text:p>
          </table:table-cell>
          <table:table-cell table:number-columns-repeated="1016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ohlekraft</text:p>
          </table:table-cell>
          <table:table-cell table:style-name="ce2" office:value-type="string" calcext:value-type="string">
            <text:p>Kein Neubau von Kohlekraftwerken!</text:p>
          </table:table-cell>
          <table:table-cell office:value-type="string" calcext:value-type="string">
            <text:p>Kohle</text:p>
          </table:table-cell>
          <table:table-cell table:style-name="ce2" office:value-type="string" calcext:value-type="string">
            <text:p>Kohlekraft</text:p>
          </table:table-cell>
          <table:table-cell table:style-name="ce2" office:value-type="string" calcext:value-type="string">
            <text:p>Kohlekraftwerken</text:p>
          </table:table-cell>
          <table:table-cell table:number-columns-repeated="1016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au von Kohlekraftwerken</text:p>
          </table:table-cell>
          <table:table-cell table:style-name="ce2" office:value-type="string" calcext:value-type="string">
            <text:p>In Niedersachsen sollen weiterhin Kohlekraftwerke gebaut werden dürfen.</text:p>
          </table:table-cell>
          <table:table-cell office:value-type="string" calcext:value-type="string">
            <text:p>Kohle</text:p>
          </table:table-cell>
          <table:table-cell table:style-name="ce2" office:value-type="string" calcext:value-type="string">
            <text:p>Bau von Kohlekraftwerken</text:p>
          </table:table-cell>
          <table:table-cell table:style-name="ce2" office:value-type="string" calcext:value-type="string">
            <text:p>Kohlekraftwerke</text:p>
          </table:table-cell>
          <table:table-cell table:number-columns-repeated="1016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Umsiedlung wegen Tagebau</text:p>
          </table:table-cell>
          <table:table-cell table:style-name="ce2" office:value-type="string" calcext:value-type="string">
            <text:p>Für den Abbau von Braunkohle sollen Ortschaften umgesiedelt werden dürfen.</text:p>
          </table:table-cell>
          <table:table-cell office:value-type="string" calcext:value-type="string">
            <text:p>Kohle</text:p>
          </table:table-cell>
          <table:table-cell table:style-name="ce2" office:value-type="string" calcext:value-type="string">
            <text:p>Umsiedlung wegen Tagebau</text:p>
          </table:table-cell>
          <table:table-cell table:style-name="ce2" office:value-type="string" calcext:value-type="string">
            <text:p>Ort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raunkohleabbau</text:p>
          </table:table-cell>
          <table:table-cell table:style-name="ce2" office:value-type="string" calcext:value-type="string">
            <text:p>Im Freistaat soll weiterhin Braunkohle abgebaut werden.</text:p>
          </table:table-cell>
          <table:table-cell office:value-type="string" calcext:value-type="string">
            <text:p>Kohle</text:p>
          </table:table-cell>
          <table:table-cell table:style-name="ce2" office:value-type="string" calcext:value-type="string">
            <text:p>Braunkohleabbau</text:p>
          </table:table-cell>
          <table:table-cell table:style-name="ce2" office:value-type="string" calcext:value-type="string">
            <text:p>Braunkohle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ie Wasserversorgung soll privatisiert werde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2" office:value-type="string" calcext:value-type="string">
            <text:p>Wasser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Wasserversorgung</text:p>
          </table:table-cell>
          <table:table-cell table:style-name="ce2" office:value-type="string" calcext:value-type="string">
            <text:p>Die Wasserversorgung im Land Bremen soll vollständig privatisiert werde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2" office:value-type="string" calcext:value-type="string">
            <text:p>Wasser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tromnetz</text:p>
          </table:table-cell>
          <table:table-cell table:style-name="ce2" office:value-type="string" calcext:value-type="string">
            <text:p>Das Hamburger Stromnetz soll zurück in die öffentliche Hand!</text:p>
          </table:table-cell>
          <table:table-cell office:value-type="string" calcext:value-type="string">
            <text:p>kommunale Grundversorgung</text:p>
          </table:table-cell>
          <table:table-cell table:style-name="ce2" office:value-type="string" calcext:value-type="string">
            <text:p>Stromnetz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Die kommunale Grundversorgung (Wasser, Strom, Gas, Abfall) soll in öffentlicher Hand sein.</text:p>
          </table:table-cell>
          <table:table-cell table:number-columns-repeated="2"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Grund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asserbetriebe</text:p>
          </table:table-cell>
          <table:table-cell table:style-name="ce2" office:value-type="string" calcext:value-type="string">
            <text:p>Die Privatisierung der Berliner Wasserbetriebe soll rückgängig gemacht werden.</text:p>
          </table:table-cell>
          <table:table-cell office:value-type="string" calcext:value-type="string">
            <text:p>kommunale Grundversorgung</text:p>
          </table:table-cell>
          <table:table-cell table:style-name="ce2" office:value-type="string" calcext:value-type="string">
            <text:p>Wasserversorgung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6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trom-, Fernwärme- und Gasnetze</text:p>
          </table:table-cell>
          <table:table-cell table:style-name="ce2" office:value-type="string" calcext:value-type="string">
            <text:p>Die Stadt Hamburg soll die Strom-, Fernwärme- und Gasnetze vollständig zurückkaufen.</text:p>
          </table:table-cell>
          <table:table-cell office:value-type="string" calcext:value-type="string">
            <text:p>kommunale Grundversorgung</text:p>
          </table:table-cell>
          <table:table-cell table:style-name="ce2" office:value-type="string" calcext:value-type="string">
            <text:p>Strom-, Fernwärme- und Gasnetze</text:p>
          </table:table-cell>
          <table:table-cell table:style-name="ce2" office:value-type="string" calcext:value-type="string">
            <text:p>Gasnetze</text:p>
          </table:table-cell>
          <table:table-cell table:number-columns-repeated="1016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Die kommunale Grundversorgung (Gas, Wasser, Strom und Abfall) soll ausschließlich in öffentlicher Hand sein.</text:p>
          </table:table-cell>
          <table:table-cell table:number-columns-repeated="2"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Grund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In Schleswig-Holstein soll die kommunale Grundversorgung (Wasser, Strom, Gas, Abfall) vollständig in öffentlicher Hand sein.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Grund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Die kommunale Grundversorgung (Gas, Wasser, Strom und Abfall) soll ausschließlich in öffentlicher Hand sein.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Kommunale Grundversorgung</text:p>
          </table:table-cell>
          <table:table-cell table:style-name="ce2" office:value-type="string" calcext:value-type="string">
            <text:p>Grund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asserversorgung in öffentlicher Hand</text:p>
          </table:table-cell>
          <table:table-cell table:style-name="ce2" office:value-type="string" calcext:value-type="string">
            <text:p>Die Wasserversorgung in Brandenburg soll wieder vollständig in öffentlicher Hand sei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2" office:value-type="string" calcext:value-type="string">
            <text:p>Wasserversorgung</text:p>
          </table:table-cell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Der Benimmunterricht soll stärker im Unterricht verankert werden.</text:p>
          </table:table-cell>
          <table:table-cell office:value-type="string" calcext:value-type="string">
            <text:p>Kopfnote</text:p>
          </table:table-cell>
          <table:table-cell/>
          <table:table-cell table:style-name="ce2" office:value-type="string" calcext:value-type="string">
            <text:p>Benimm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Wiedereinführung von Kopfnoten (z.B. Betragen, Fleiß) auf Schulzeugnissen!</text:p>
          </table:table-cell>
          <table:table-cell office:value-type="string" calcext:value-type="string">
            <text:p>Kopfnote</text:p>
          </table:table-cell>
          <table:table-cell table:style-name="ce2" office:value-type="string" calcext:value-type="string">
            <text:p>Schule Kopfnoten</text:p>
          </table:table-cell>
          <table:table-cell table:style-name="ce2" office:value-type="string" calcext:value-type="string">
            <text:p>Schulzeugnissen</text:p>
          </table:table-cell>
          <table:table-cell table:number-columns-repeated="1016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opfnoten</text:p>
          </table:table-cell>
          <table:table-cell table:style-name="ce2" office:value-type="string" calcext:value-type="string">
            <text:p>Die Kopfnoten für Schülerinnen und Schüler sollen beibehalten werden.</text:p>
          </table:table-cell>
          <table:table-cell office:value-type="string" calcext:value-type="string">
            <text:p>Kopfnote</text:p>
          </table:table-cell>
          <table:table-cell table:style-name="ce2" office:value-type="string" calcext:value-type="string">
            <text:p>Schule Kopfnoten</text:p>
          </table:table-cell>
          <table:table-cell table:style-name="ce2" office:value-type="string" calcext:value-type="string">
            <text:p>Kopfnoten</text:p>
          </table:table-cell>
          <table:table-cell table:number-columns-repeated="101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Kopftuch</text:p>
          </table:table-cell>
          <table:table-cell table:style-name="ce2" office:value-type="string" calcext:value-type="string">
            <text:p>Lehrer Islam</text:p>
          </table:table-cell>
          <table:table-cell table:style-name="ce2" office:value-type="string" calcext:value-type="string">
            <text:p>Lehr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Kopftuch</text:p>
          </table:table-cell>
          <table:table-cell table:style-name="ce2" office:value-type="string" calcext:value-type="string">
            <text:p>Lehrer Islam</text:p>
          </table:table-cell>
          <table:table-cell table:style-name="ce2" office:value-type="string" calcext:value-type="string">
            <text:p>Lehrerinnen</text:p>
          </table:table-cell>
          <table:table-cell table:number-columns-repeated="1016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Vollständige Privatisierung des landeseigenen Klinikunternehmens "Vivantes".</text:p>
          </table:table-cell>
          <table:table-cell office:value-type="string" calcext:value-type="string">
            <text:p>Krankenhaus-Privatisierung</text:p>
          </table:table-cell>
          <table:table-cell/>
          <table:table-cell table:style-name="ce2" office:value-type="string" calcext:value-type="string">
            <text:p>Klinikunternehmens</text:p>
          </table:table-cell>
          <table:table-cell table:number-columns-repeated="1016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ivate Krankenhäuser</text:p>
          </table:table-cell>
          <table:table-cell table:style-name="ce2" office:value-type="string" calcext:value-type="string">
            <text:p>Bei der Verteilung öffentlicher Gelder sollen private Krankenhäuser den öffentlichen gleichgestellt werden.</text:p>
          </table:table-cell>
          <table:table-cell office:value-type="string" calcext:value-type="string">
            <text:p>Krankenhaus-Privatisierung</text:p>
          </table:table-cell>
          <table:table-cell table:style-name="ce2" office:value-type="string" calcext:value-type="string">
            <text:p>Private Krankenhäuser</text:p>
          </table:table-cell>
          <table:table-cell table:style-name="ce2" office:value-type="string" calcext:value-type="string">
            <text:p>Verteilung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Krankenhäuser</text:p>
          </table:table-cell>
          <table:table-cell table:style-name="ce2" office:value-type="string" calcext:value-type="string">
            <text:p>Weitere Privatisierung von Krankenhäusern!</text:p>
          </table:table-cell>
          <table:table-cell table:style-name="ce2" office:value-type="string" calcext:value-type="string">
            <text:p>Krankenhaus-Privatisierung</text:p>
          </table:table-cell>
          <table:table-cell table:style-name="ce2" office:value-type="string" calcext:value-type="string">
            <text:p>Krankenhäuser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6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niversitäts­klinikum</text:p>
          </table:table-cell>
          <table:table-cell table:style-name="ce2" office:value-type="string" calcext:value-type="string">
            <text:p>An der Sanierung des Universitätsklinikums Schleswig-Holstein (UKSH) sollen auch private Investoren beteiligt werden.</text:p>
          </table:table-cell>
          <table:table-cell office:value-type="string" calcext:value-type="string">
            <text:p>Krankenhaus-Privatisierung</text:p>
          </table:table-cell>
          <table:table-cell table:style-name="ce2" office:value-type="string" calcext:value-type="string">
            <text:p>Universitäts­klinikum</text:p>
          </table:table-cell>
          <table:table-cell table:style-name="ce2" office:value-type="string" calcext:value-type="string">
            <text:p>Investoren</text:p>
          </table:table-cell>
          <table:table-cell table:number-columns-repeated="1016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rankenhaus-Privatisierung</text:p>
          </table:table-cell>
          <table:table-cell table:style-name="ce2" office:value-type="string" calcext:value-type="string">
            <text:p>Keine Privatisierung von Krankenhäusern!</text:p>
          </table:table-cell>
          <table:table-cell table:number-columns-repeated="2" table:style-name="ce2" office:value-type="string" calcext:value-type="string">
            <text:p>Krankenhaus-Privatisierung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6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rankenhäuser in öffentlicher Hand</text:p>
          </table:table-cell>
          <table:table-cell table:style-name="ce2" office:value-type="string" calcext:value-type="string">
            <text:p>Die Hamburger Krankenhäuser sollen wieder vollständig in öffentliche Hand übernommen werden.</text:p>
          </table:table-cell>
          <table:table-cell table:style-name="ce2" office:value-type="string" calcext:value-type="string">
            <text:p>Krankenhaus-Privatisierung</text:p>
          </table:table-cell>
          <table:table-cell table:style-name="ce2" office:value-type="string" calcext:value-type="string">
            <text:p>Krankenhäuser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Krankenversicherung</text:p>
          </table:table-cell>
          <table:table-cell/>
          <table:table-cell table:style-name="ce2" office:value-type="string" calcext:value-type="string">
            <text:p>Krankenversicherung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Krankenversicherung</text:p>
          </table:table-cell>
          <table:table-cell/>
          <table:table-cell table:style-name="ce2" office:value-type="string" calcext:value-type="string">
            <text:p>Krankenversicherung</text:p>
          </table:table-cell>
          <table:table-cell table:number-columns-repeated="1016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rankenkasse</text:p>
          </table:table-cell>
          <table:table-cell table:style-name="ce2" office:value-type="string" calcext:value-type="string">
            <text:p>Jede Bürgerin und jeder Bürger soll in einer gesetzlichen Krankenkasse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2" office:value-type="string" calcext:value-type="string">
            <text:p>Krankenkasse</text:p>
          </table:table-cell>
          <table:table-cell table:number-columns-repeated="1016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Krankenkassen</text:p>
          </table:table-cell>
          <table:table-cell table:style-name="ce2"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2" office:value-type="string" calcext:value-type="string">
            <text:p>Krankenkassen</text:p>
          </table:table-cell>
          <table:table-cell table:number-columns-repeated="1016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ürgerversicherung</text:p>
          </table:table-cell>
          <table:table-cell table:style-name="ce2" office:value-type="string" calcext:value-type="string">
            <text:p>Alle Bürgerinnen und Bürger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2" office:value-type="string" calcext:value-type="string">
            <text:p>Krankenkassen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Krankenkasse</text:p>
          </table:table-cell>
          <table:table-cell table:style-name="ce2"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style-name="ce2" office:value-type="string" calcext:value-type="string">
            <text:p>Krankenkasse</text:p>
          </table:table-cell>
          <table:table-cell table:style-name="ce2" office:value-type="string" calcext:value-type="string">
            <text:p>Krankenkassen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heater und Museen sollen sich stärker selbst finanzieren.</text:p>
          </table:table-cell>
          <table:table-cell office:value-type="string" calcext:value-type="string">
            <text:p>Kultur</text:p>
          </table:table-cell>
          <table:table-cell/>
          <table:table-cell table:style-name="ce2" office:value-type="string" calcext:value-type="string">
            <text:p>Theater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Opernhäuser und Theater sollen sich stärker privat finanzieren.</text:p>
          </table:table-cell>
          <table:table-cell office:value-type="string" calcext:value-type="string">
            <text:p>Kultur</text:p>
          </table:table-cell>
          <table:table-cell/>
          <table:table-cell table:style-name="ce2" office:value-type="string" calcext:value-type="string">
            <text:p>Theater</text:p>
          </table:table-cell>
          <table:table-cell table:number-columns-repeated="1016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Freien Theatern sollen mehr öffentliche Räumlichkeiten kostenfrei zur Verfügung gestellt werden.</text:p>
          </table:table-cell>
          <table:table-cell office:value-type="string" calcext:value-type="string">
            <text:p>Kultur</text:p>
          </table:table-cell>
          <table:table-cell/>
          <table:table-cell table:style-name="ce2" office:value-type="string" calcext:value-type="string">
            <text:p>Theatern</text:p>
          </table:table-cell>
          <table:table-cell table:number-columns-repeated="1016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adtbibliothek</text:p>
          </table:table-cell>
          <table:table-cell table:style-name="ce2" office:value-type="string" calcext:value-type="string">
            <text:p>Die Stadtbibliothek Bremen soll auch sonntags geöffnet werden.</text:p>
          </table:table-cell>
          <table:table-cell office:value-type="string" calcext:value-type="string">
            <text:p>Kultur</text:p>
          </table:table-cell>
          <table:table-cell table:number-columns-repeated="2" table:style-name="ce2" office:value-type="string" calcext:value-type="string">
            <text:p>Stadtbibliothek</text:p>
          </table:table-cell>
          <table:table-cell table:number-columns-repeated="1016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ndestheater</text:p>
          </table:table-cell>
          <table:table-cell table:style-name="ce2"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table:style-name="ce2" office:value-type="string" calcext:value-type="string">
            <text:p>Kultur</text:p>
          </table:table-cell>
          <table:table-cell table:number-columns-repeated="2" table:style-name="ce2" office:value-type="string" calcext:value-type="string">
            <text:p>Landestheater</text:p>
          </table:table-cell>
          <table:table-cell table:number-columns-repeated="1016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Das Land soll Kulturprojekte von Menschen mit Zuwanderungsgeschichte weiterhi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Zuwanderungsgeschichte</text:p>
          </table:table-cell>
          <table:table-cell table:number-columns-repeated="1016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ulturprojekte</text:p>
          </table:table-cell>
          <table:table-cell table:style-name="ce2" office:value-type="string" calcext:value-type="string">
            <text:p>Berlin soll weiterhin Kulturprojekte von Menschen mit Migrationshintergrund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Migrationshintergrund</text:p>
          </table:table-cell>
          <table:table-cell table:number-columns-repeated="1016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Hamburg soll weiterhin Kulturprojekte von Zuwanderern/inne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Kulturprojekte</text:p>
          </table:table-cell>
          <table:table-cell table:number-columns-repeated="1016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grations-Projekte</text:p>
          </table:table-cell>
          <table:table-cell table:style-name="ce2" office:value-type="string" calcext:value-type="string">
            <text:p>Bremen soll Projekte zur Integration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Integrations-Projekte</text:p>
          </table:table-cell>
          <table:table-cell table:style-name="ce2" office:value-type="string" calcext:value-type="string">
            <text:p>Migrantinnen</text:p>
          </table:table-cell>
          <table:table-cell table:number-columns-repeated="1016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grations­projekte</text:p>
          </table:table-cell>
          <table:table-cell table:style-name="ce2" office:value-type="string" calcext:value-type="string">
            <text:p>Das Land soll Projekte zur Integration von Ausländer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Integrations­projekte</text:p>
          </table:table-cell>
          <table:table-cell table:style-name="ce2" office:value-type="string" calcext:value-type="string">
            <text:p>Integration</text:p>
          </table:table-cell>
          <table:table-cell table:number-columns-repeated="1016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Kulturförderung</text:p>
          </table:table-cell>
          <table:table-cell table:style-name="ce2" office:value-type="string" calcext:value-type="string">
            <text:p>Das Land soll weiterhin Kulturprojekte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Kulturprojekte von Zuwanderern</text:p>
          </table:table-cell>
          <table:table-cell table:style-name="ce2" office:value-type="string" calcext:value-type="string">
            <text:p>Kulturprojekte</text:p>
          </table:table-cell>
          <table:table-cell table:number-columns-repeated="1016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grations­projekte</text:p>
          </table:table-cell>
          <table:table-cell table:style-name="ce2" office:value-type="string" calcext:value-type="string">
            <text:p>Das Land soll Projekte zur Integration von Menschen mit Migrationshintergrund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Integrations­projekte</text:p>
          </table:table-cell>
          <table:table-cell table:style-name="ce2" office:value-type="string" calcext:value-type="string">
            <text:p>Migrationshintergrund</text:p>
          </table:table-cell>
          <table:table-cell table:number-columns-repeated="1016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eutsch-polnischer Kulturaustausch</text:p>
          </table:table-cell>
          <table:table-cell table:style-name="ce2" office:value-type="string" calcext:value-type="string">
            <text:p>Das Land soll deutsch-polnische Kulturprojekte stärker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Deutsch-polnischer Kulturaustausch</text:p>
          </table:table-cell>
          <table:table-cell table:style-name="ce2" office:value-type="string" calcext:value-type="string">
            <text:p>Kulturprojekte</text:p>
          </table:table-cell>
          <table:table-cell table:number-columns-repeated="1016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rojekte von Migranten</text:p>
          </table:table-cell>
          <table:table-cell table:style-name="ce2" office:value-type="string" calcext:value-type="string">
            <text:p>Sachsen soll weiterhin Kulturprojekte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Projekte von Migranten</text:p>
          </table:table-cell>
          <table:table-cell table:style-name="ce2" office:value-type="string" calcext:value-type="string">
            <text:p>Kulturprojekte</text:p>
          </table:table-cell>
          <table:table-cell table:number-columns-repeated="1016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gration von Flüchtlingen</text:p>
          </table:table-cell>
          <table:table-cell table:style-name="ce2" office:value-type="string" calcext:value-type="string">
            <text:p>Hamburg soll Projekte finanziell unterstützen, die den Kontakt zwischen Flüchtlingen und der Bevölkerung fördern.</text:p>
          </table:table-cell>
          <table:table-cell office:value-type="string" calcext:value-type="string">
            <text:p>Kulturaustausch</text:p>
          </table:table-cell>
          <table:table-cell table:style-name="ce2" office:value-type="string" calcext:value-type="string">
            <text:p>Integration von Flüchtlingen</text:p>
          </table:table-cell>
          <table:table-cell table:style-name="ce2" office:value-type="string" calcext:value-type="string">
            <text:p>Projekte</text:p>
          </table:table-cell>
          <table:table-cell table:number-columns-repeated="1016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Bei Neueinstellungen soll der Kündigungsschutz gelockert werden.</text:p>
          </table:table-cell>
          <table:table-cell table:number-columns-repeated="2"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Neueinstellungen</text:p>
          </table:table-cell>
          <table:table-cell table:number-columns-repeated="1016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Bremen soll sich für die Lockerung des Kündigungsschutzes einsetzen.</text:p>
          </table:table-cell>
          <table:table-cell table:number-columns-repeated="2"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Lockerung</text:p>
          </table:table-cell>
          <table:table-cell table:number-columns-repeated="1016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Der betriebliche Kündigungsschutz soll gelockert werden.</text:p>
          </table:table-cell>
          <table:table-cell table:number-columns-repeated="2"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Der</text:p>
          </table:table-cell>
          <table:table-cell table:number-columns-repeated="1016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Der Kündigungsschutz in den EU-Mitgliedsstaaten soll gelockert werden.</text:p>
          </table:table-cell>
          <table:table-cell table:number-columns-repeated="2" table:style-name="ce2" office:value-type="string" calcext:value-type="string">
            <text:p>Kündigungsschutz</text:p>
          </table:table-cell>
          <table:table-cell table:style-name="ce2" office:value-type="string" calcext:value-type="string">
            <text:p>Mitgliedsstaaten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s Ladenschlussgesetz soll abgeschafft werde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2" office:value-type="string" calcext:value-type="string">
            <text:p>Ladenschlussgesetz</text:p>
          </table:table-cell>
          <table:table-cell table:number-columns-repeated="101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n Berlin sollen die Ladenöffnungszeiten von Montag bis Sonnabend freigegeben werde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2" office:value-type="string" calcext:value-type="string">
            <text:p>Sonnabend</text:p>
          </table:table-cell>
          <table:table-cell table:number-columns-repeated="1016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Öffnungszeiten</text:p>
          </table:table-cell>
          <table:table-cell table:style-name="ce2" office:value-type="string" calcext:value-type="string">
            <text:p>Ladenbesitzer/-innen sollen frei die Öffnungszeiten ihrer Geschäfte bestimmen könn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Öffnungszeiten</text:p>
          </table:table-cell>
          <table:table-cell table:style-name="ce2" office:value-type="string" calcext:value-type="string">
            <text:p>Ladenbesitzer</text:p>
          </table:table-cell>
          <table:table-cell table:number-columns-repeated="1016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In Nordrhein-Westfalen sollen die verkaufsoffenen Sonntage abgeschafft werd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Nordrhein</text:p>
          </table:table-cell>
          <table:table-cell table:number-columns-repeated="1016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Mehr verkaufsoffene Sonntage in Hamburg!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Sonntage</text:p>
          </table:table-cell>
          <table:table-cell table:number-columns-repeated="1016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In Bremen und Bremerhaven sollen die verkaufsoffenen Sonntage abgeschafft werd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Bremerhaven</text:p>
          </table:table-cell>
          <table:table-cell table:number-columns-repeated="1016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denöffnungs­zeiten</text:p>
          </table:table-cell>
          <table:table-cell table:style-name="ce2" office:value-type="string" calcext:value-type="string">
            <text:p>In Rheinland-Pfalz sollen Geschäfte an Werktagen länger öffnen dürf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Ladenöffnungs­zeiten</text:p>
          </table:table-cell>
          <table:table-cell table:style-name="ce2" office:value-type="string" calcext:value-type="string">
            <text:p>Rheinland</text:p>
          </table:table-cell>
          <table:table-cell table:number-columns-repeated="1016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Öffnungszeiten</text:p>
          </table:table-cell>
          <table:table-cell table:style-name="ce2" office:value-type="string" calcext:value-type="string">
            <text:p>In Bayern sollen Geschäfte an Werktagen länger geöffnet haben dürf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Öffnungszeiten</text:p>
          </table:table-cell>
          <table:table-cell table:style-name="ce2" office:value-type="string" calcext:value-type="string">
            <text:p>Werktagen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denöffnungs­zeiten</text:p>
          </table:table-cell>
          <table:table-cell table:style-name="ce2" office:value-type="string" calcext:value-type="string">
            <text:p>Die Ladenöffnungszeiten an Sonntagen sollen in Niedersachsen ausgeweitet werde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Ladenöffnungs­zeiten</text:p>
          </table:table-cell>
          <table:table-cell table:style-name="ce2" office:value-type="string" calcext:value-type="string">
            <text:p>Nieder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amstagsarbeit im Einzelhandel</text:p>
          </table:table-cell>
          <table:table-cell table:style-name="ce2" office:value-type="string" calcext:value-type="string">
            <text:p>Im Einzelhandel soll Samstagsarbeit öfter als zweimal im Monat erlaubt sein.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Samstagsarbeit im Einzelhandel</text:p>
          </table:table-cell>
          <table:table-cell table:style-name="ce2" office:value-type="string" calcext:value-type="string">
            <text:p>Samstagsarbeit</text:p>
          </table:table-cell>
          <table:table-cell table:number-columns-repeated="1016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Mehr verkaufsoffene Sonntage in Thüringen!</text:p>
          </table:table-cell>
          <table:table-cell office:value-type="string" calcext:value-type="string">
            <text:p>Ladenöffnungszeit</text:p>
          </table:table-cell>
          <table:table-cell table:style-name="ce2" office:value-type="string" calcext:value-type="string">
            <text:p>Verkaufsoffene Sonntage</text:p>
          </table:table-cell>
          <table:table-cell table:style-name="ce2" office:value-type="string" calcext:value-type="string">
            <text:p>Sonntage</text:p>
          </table:table-cell>
          <table:table-cell table:number-columns-repeated="1016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andärzte</text:p>
          </table:table-cell>
          <table:table-cell table:style-name="ce2" office:value-type="string" calcext:value-type="string">
            <text:p>Schleswig-Holstein soll die Niederlassung von Ärzten und Ärztinnen im ländlichen Raum durch finanzielle Anreize unterstützen.</text:p>
          </table:table-cell>
          <table:table-cell office:value-type="string" calcext:value-type="string">
            <text:p>Landarzt</text:p>
          </table:table-cell>
          <table:table-cell table:style-name="ce2" office:value-type="string" calcext:value-type="string">
            <text:p>Landärzte</text:p>
          </table:table-cell>
          <table:table-cell table:style-name="ce2" office:value-type="string" calcext:value-type="string">
            <text:p>Niederlassung</text:p>
          </table:table-cell>
          <table:table-cell table:number-columns-repeated="1016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Ärzteansiedlung</text:p>
          </table:table-cell>
          <table:table-cell table:style-name="ce2" office:value-type="string" calcext:value-type="string">
            <text:p>Das Land soll die Ansiedlung von Ärzten im ländlichen Raum durch finanzielle Anreize fördern.</text:p>
          </table:table-cell>
          <table:table-cell office:value-type="string" calcext:value-type="string">
            <text:p>Landarzt</text:p>
          </table:table-cell>
          <table:table-cell table:style-name="ce2" office:value-type="string" calcext:value-type="string">
            <text:p>Ärzte Land</text:p>
          </table:table-cell>
          <table:table-cell table:style-name="ce2" office:value-type="string" calcext:value-type="string">
            <text:p>Ansiedlung</text:p>
          </table:table-cell>
          <table:table-cell table:number-columns-repeated="1016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änderfinanzausgleich</text:p>
          </table:table-cell>
          <table:table-cell table:style-name="ce2" office:value-type="string" calcext:value-type="string">
            <text:p>Die wirtschaftlich stärkeren Länder sollen weniger an die wirtschaftlich schwächeren Länder zahlen müssen.</text:p>
          </table:table-cell>
          <table:table-cell table:number-columns-repeated="2" table:style-name="ce2" office:value-type="string" calcext:value-type="string">
            <text:p>Länderfinanzausgleich</text:p>
          </table:table-cell>
          <table:table-cell table:style-name="ce2" office:value-type="string" calcext:value-type="string">
            <text:p>Die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änderfinanzausgleich</text:p>
          </table:table-cell>
          <table:table-cell table:style-name="ce2" office:value-type="string" calcext:value-type="string">
            <text:p>Finanzstarke Bundesländer sollen schwache Bundesländer weniger unterstützen müssen.</text:p>
          </table:table-cell>
          <table:table-cell table:number-columns-repeated="2" table:style-name="ce2" office:value-type="string" calcext:value-type="string">
            <text:p>Länderfinanzausgleich</text:p>
          </table:table-cell>
          <table:table-cell table:style-name="ce2" office:value-type="string" calcext:value-type="string">
            <text:p>Finanzstarke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er Bau des Transrapid München - München/Flughafen soll vorangetrieben werden.</text:p>
          </table:table-cell>
          <table:table-cell office:value-type="string" calcext:value-type="string">
            <text:p>LANDESSPEZIFISCH</text:p>
          </table:table-cell>
          <table:table-cell/>
          <table:table-cell table:style-name="ce2" office:value-type="string" calcext:value-type="string">
            <text:p>Transrapid</text:p>
          </table:table-cell>
          <table:table-cell table:number-columns-repeated="1016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ücherhallen</text:p>
          </table:table-cell>
          <table:table-cell table:style-name="ce2" office:value-type="string" calcext:value-type="string">
            <text:p>Kostenlose Nutzung von Bücherhallen!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Bücherhallen</text:p>
          </table:table-cell>
          <table:table-cell table:style-name="ce2" office:value-type="string" calcext:value-type="string">
            <text:p>Kostenlose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ediaspree</text:p>
          </table:table-cell>
          <table:table-cell table:style-name="ce2" office:value-type="string" calcext:value-type="string">
            <text:p>Die Bebauung des Spreeufers im Rahmen des Mediaspree-Projekts soll gestopp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Mediaspree</text:p>
          </table:table-cell>
          <table:table-cell table:style-name="ce2" office:value-type="string" calcext:value-type="string">
            <text:p>Spreeufers</text:p>
          </table:table-cell>
          <table:table-cell table:number-columns-repeated="1016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empelhofer Feld</text:p>
          </table:table-cell>
          <table:table-cell table:style-name="ce2" office:value-type="string" calcext:value-type="string">
            <text:p>Das Tempelhofer Feld soll komplett als Grünfläche erhalten bleib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Tempelhofer Feld</text:p>
          </table:table-cell>
          <table:table-cell table:style-name="ce2" office:value-type="string" calcext:value-type="string">
            <text:p>Tempelhofer</text:p>
          </table:table-cell>
          <table:table-cell table:number-columns-repeated="1016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ahnhof Zoo</text:p>
          </table:table-cell>
          <table:table-cell table:style-name="ce2" office:value-type="string" calcext:value-type="string">
            <text:p>Am Bahnhof Zoo sollen wieder Fernverkehrszüge halt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Bahnhof Zoo</text:p>
          </table:table-cell>
          <table:table-cell table:style-name="ce2" office:value-type="string" calcext:value-type="string">
            <text:p>Fernverkehrsz</text:p>
          </table:table-cell>
          <table:table-cell table:number-columns-repeated="1016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amburger Hafen</text:p>
          </table:table-cell>
          <table:table-cell table:style-name="ce2" office:value-type="string" calcext:value-type="string">
            <text:p>In der Hamburger Wirtschaftspolitik soll der Hafen stets Vorrang hab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Hafen Hamburg</text:p>
          </table:table-cell>
          <table:table-cell table:style-name="ce2" office:value-type="string" calcext:value-type="string">
            <text:p>Wirtschaftspolitik</text:p>
          </table:table-cell>
          <table:table-cell table:number-columns-repeated="1016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afenprivileg</text:p>
          </table:table-cell>
          <table:table-cell table:style-name="ce2" office:value-type="string" calcext:value-type="string">
            <text:p>Die Ausnahmeregelungen bei Umweltauflagen für den Hamburger Hafen sollen erhalten bleiben ("Hafenprivileg")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Hafenprivileg</text:p>
          </table:table-cell>
          <table:table-cell table:style-name="ce2" office:value-type="string" calcext:value-type="string">
            <text:p>Ausnahmeregelungen</text:p>
          </table:table-cell>
          <table:table-cell table:number-columns-repeated="1016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örderung von Bremerhaven</text:p>
          </table:table-cell>
          <table:table-cell table:style-name="ce2" office:value-type="string" calcext:value-type="string">
            <text:p>Das Land Bremen soll Bremerhaven stärker finanziell förder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Förderung von Bremerhaven</text:p>
          </table:table-cell>
          <table:table-cell table:style-name="ce2" office:value-type="string" calcext:value-type="string">
            <text:p>Bremerhaven</text:p>
          </table:table-cell>
          <table:table-cell table:number-columns-repeated="1016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emeinsame Landespolizei</text:p>
          </table:table-cell>
          <table:table-cell table:style-name="ce2" office:value-type="string" calcext:value-type="string">
            <text:p>Die Polizei Bremen und die Polizei Bremerhaven sollen zu einer gemeinsamen Landespolizei zusammengeführ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Gemeinsame Landespolizei</text:p>
          </table:table-cell>
          <table:table-cell table:style-name="ce2" office:value-type="string" calcext:value-type="string">
            <text:p>Landespolizei</text:p>
          </table:table-cell>
          <table:table-cell table:number-columns-repeated="1016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rbeitnehmer­kammer</text:p>
          </table:table-cell>
          <table:table-cell table:style-name="ce2"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Arbeitnehmer­kammer</text:p>
          </table:table-cell>
          <table:table-cell table:style-name="ce2" office:value-type="string" calcext:value-type="string">
            <text:p>Arbeitnehmerkammer</text:p>
          </table:table-cell>
          <table:table-cell table:number-columns-repeated="1016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ürburgring</text:p>
          </table:table-cell>
          <table:table-cell table:style-name="ce2" office:value-type="string" calcext:value-type="string">
            <text:p>Das Land Rheinland-Pfalz soll auch zukünftig in den Nürburgring investier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Nürburgring</text:p>
          </table:table-cell>
          <table:table-cell table:style-name="ce2" office:value-type="string" calcext:value-type="string">
            <text:p>Rheinland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5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ochmosel­übergang</text:p>
          </table:table-cell>
          <table:table-cell table:style-name="ce2" office:value-type="string" calcext:value-type="string">
            <text:p>Der Hochmoselübergang (Brücke bei Wittlich und Rheinböllen) soll gebau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Bau Großprojekt Brücke</text:p>
          </table:table-cell>
          <table:table-cell table:style-name="ce2" office:value-type="string" calcext:value-type="string">
            <text:p>Hochmosel</text:p>
          </table:table-cell>
          <table:table-cell table:number-columns-repeated="1016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hmarnbelt­querung</text:p>
          </table:table-cell>
          <table:table-cell table:style-name="ce2" office:value-type="string" calcext:value-type="string">
            <text:p>Die "Feste Fehmarnbeltquerung" soll gebau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Fehmarnbelt­querung</text:p>
          </table:table-cell>
          <table:table-cell table:style-name="ce2" office:value-type="string" calcext:value-type="string">
            <text:p>Fehmarnbeltquerung</text:p>
          </table:table-cell>
          <table:table-cell table:number-columns-repeated="1016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änische Schulen</text:p>
          </table:table-cell>
          <table:table-cell table:style-name="ce2" office:value-type="string" calcext:value-type="string">
            <text:p>Die Zuschüsse für die dänischen Schulen in Schleswig-Holstein sollen wieder erhöh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Dänische Schulen</text:p>
          </table:table-cell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ourismusförderung</text:p>
          </table:table-cell>
          <table:table-cell table:style-name="ce2" office:value-type="string" calcext:value-type="string">
            <text:p>In der Tourismusförderung des Freistaats soll der ländliche Raum gegenüber den Städten stärker berücksichtigt werd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Tourismusförderung</text:p>
          </table:table-cell>
          <table:table-cell table:style-name="ce2" office:value-type="string" calcext:value-type="string">
            <text:p>Tourismusf</text:p>
          </table:table-cell>
          <table:table-cell table:number-columns-repeated="1016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inheitsgemeinde</text:p>
          </table:table-cell>
          <table:table-cell table:style-name="ce2" office:value-type="string" calcext:value-type="string">
            <text:p>Der Hamburgische Senat soll weiterhin die Möglichkeit haben, auf Bezirksebene getroffene Entscheidungen aufzuheben.</text:p>
          </table:table-cell>
          <table:table-cell office:value-type="string" calcext:value-type="string">
            <text:p>LANDESSPEZIFISCH</text:p>
          </table:table-cell>
          <table:table-cell table:style-name="ce2" office:value-type="string" calcext:value-type="string">
            <text:p>Einheitsgemeinde</text:p>
          </table:table-cell>
          <table:table-cell table:style-name="ce2" office:value-type="string" calcext:value-type="string">
            <text:p>Entscheidungen</text:p>
          </table:table-cell>
          <table:table-cell table:number-columns-repeated="1016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Unternehmen sollen über die Höhe von Managergehältern frei entscheiden können.</text:p>
          </table:table-cell>
          <table:table-cell table:number-columns-repeated="2"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In der EU soll die Höhe von Managergehältern gesetzlich begrenzt werden.</text:p>
          </table:table-cell>
          <table:table-cell table:number-columns-repeated="2"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Managergeh</text:p>
          </table:table-cell>
          <table:table-cell table:number-columns-repeated="1016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Über die Höhe von Managergehältern sollen Unternehmen frei entscheiden können.</text:p>
          </table:table-cell>
          <table:table-cell table:number-columns-repeated="2" table:style-name="ce2" office:value-type="string" calcext:value-type="string">
            <text:p>Managergehälter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er Meisterbrief muss Voraussetzung für eine Eigenständigkeit im Handwerk bleiben.</text:p>
          </table:table-cell>
          <table:table-cell office:value-type="string" calcext:value-type="string">
            <text:p>Meister</text:p>
          </table:table-cell>
          <table:table-cell table:style-name="ce2" office:value-type="string" calcext:value-type="string">
            <text:p>Eigenständigkeit</text:p>
          </table:table-cell>
          <table:table-cell table:style-name="ce2" office:value-type="string" calcext:value-type="string">
            <text:p>Voraussetzung</text:p>
          </table:table-cell>
          <table:table-cell table:number-columns-repeated="1016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eisterprämie</text:p>
          </table:table-cell>
          <table:table-cell table:style-name="ce2" office:value-type="string" calcext:value-type="string">
            <text:p>Wer eine Meisterprüfung besteht, soll vom Land eine Prämie erhalten.</text:p>
          </table:table-cell>
          <table:table-cell office:value-type="string" calcext:value-type="string">
            <text:p>Meister</text:p>
          </table:table-cell>
          <table:table-cell table:style-name="ce2" office:value-type="string" calcext:value-type="string">
            <text:p>Meisterprämie</text:p>
          </table:table-cell>
          <table:table-cell table:style-name="ce2" office:value-type="string" calcext:value-type="string">
            <text:p>Meisterpr</text:p>
          </table:table-cell>
          <table:table-cell table:number-columns-repeated="1016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etobergrenze</text:p>
          </table:table-cell>
          <table:table-cell table:style-name="ce2" office:value-type="string" calcext:value-type="string">
            <text:p>Bei Neuvermietungen sollen sich Vermieter an regionale Mietobergrenzen halten müssen.</text:p>
          </table:table-cell>
          <table:table-cell office:value-type="string" calcext:value-type="string">
            <text:p>Mietpreisbremse</text:p>
          </table:table-cell>
          <table:table-cell table:style-name="ce2" office:value-type="string" calcext:value-type="string">
            <text:p>Mietobergrenze</text:p>
          </table:table-cell>
          <table:table-cell table:style-name="ce2" office:value-type="string" calcext:value-type="string">
            <text:p>Neuvermie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ietpreisbremse</text:p>
          </table:table-cell>
          <table:table-cell table:style-name="ce2" office:value-type="string" calcext:value-type="string">
            <text:p>Bei Neuvermietungen soll der Mietpreis nur begrenzt angehoben werden dürfen.</text:p>
          </table:table-cell>
          <table:table-cell office:value-type="string" calcext:value-type="string">
            <text:p>Mietpreisbremse</text:p>
          </table:table-cell>
          <table:table-cell table:style-name="ce2" office:value-type="string" calcext:value-type="string">
            <text:p>Mietpreisbremse</text:p>
          </table:table-cell>
          <table:table-cell table:style-name="ce2" office:value-type="string" calcext:value-type="string">
            <text:p>Neuvermie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ietobergrenzen</text:p>
          </table:table-cell>
          <table:table-cell table:style-name="ce2" office:value-type="string" calcext:value-type="string">
            <text:p>Vermieter sollen sich in Sachsen an regionale Mietobergrenzen halten müssen.</text:p>
          </table:table-cell>
          <table:table-cell office:value-type="string" calcext:value-type="string">
            <text:p>Mietpreisbremse</text:p>
          </table:table-cell>
          <table:table-cell table:number-columns-repeated="2" table:style-name="ce2" office:value-type="string" calcext:value-type="string">
            <text:p>Mietobergrenzen</text:p>
          </table:table-cell>
          <table:table-cell table:number-columns-repeated="1016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etpreisbremse</text:p>
          </table:table-cell>
          <table:table-cell table:style-name="ce2" office:value-type="string" calcext:value-type="string">
            <text:p>Bei allen Vermietungen von Wohnungen in Hamburg soll der Mietpreis nur begrenzt angehoben werden dürfen.</text:p>
          </table:table-cell>
          <table:table-cell office:value-type="string" calcext:value-type="string">
            <text:p>Mietpreisbremse</text:p>
          </table:table-cell>
          <table:table-cell table:style-name="ce2" office:value-type="string" calcext:value-type="string">
            <text:p>Mietpreisbremse</text:p>
          </table:table-cell>
          <table:table-cell table:style-name="ce2" office:value-type="string" calcext:value-type="string">
            <text:p>Vermie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ir brauchen in Sachsen gesetzlich festgelegte Mindestlöhne.</text:p>
          </table:table-cell>
          <table:table-cell table:number-columns-repeated="2" table:style-name="ce2" office:value-type="string" calcext:value-type="string">
            <text:p>Mindestlohn</text:p>
          </table:table-cell>
          <table:table-cell table:style-name="ce2" office:value-type="string" calcext:value-type="string">
            <text:p>Mindestl</text:p>
          </table:table-cell>
          <table:table-cell table:number-columns-repeated="1016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indestlöhne</text:p>
          </table:table-cell>
          <table:table-cell table:style-name="ce2" office:value-type="string" calcext:value-type="string">
            <text:p>Bremen soll sich für die generelle Einführung von Mindestlöhnen einsetzen.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Mindestlöhne</text:p>
          </table:table-cell>
          <table:table-cell table:style-name="ce2" office:value-type="string" calcext:value-type="string">
            <text:p>Mindestl</text:p>
          </table:table-cell>
          <table:table-cell table:number-columns-repeated="1016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Hamburg soll sich für einen bundesweiten, einheitlichen gesetzlichen Mindestlohn einsetz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Einführung eines flächendeckenden gesetzlichen Mindestlohnes.</text:p>
          </table:table-cell>
          <table:table-cell table:number-columns-repeated="2" table:style-name="ce2" office:value-type="string" calcext:value-type="string">
            <text:p>Mindestlohn</text:p>
          </table:table-cell>
          <table:table-cell table:style-name="ce2" office:value-type="string" calcext:value-type="string">
            <text:p>Mindestlohnes</text:p>
          </table:table-cell>
          <table:table-cell table:number-columns-repeated="1016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Jeder EU-Staat soll einen gesetzlichen Mindestlohn einführ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Es soll ein flächendeckender gesetzlicher Mindestlohn eingeführt werd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Gesetzliche Mindestlöhne sollen weiterhin nur für einzelne Branchen gelten.</text:p>
          </table:table-cell>
          <table:table-cell table:number-columns-repeated="2" table:style-name="ce2" office:value-type="string" calcext:value-type="string">
            <text:p>Mindestlohn</text:p>
          </table:table-cell>
          <table:table-cell table:style-name="ce2" office:value-type="string" calcext:value-type="string">
            <text:p>Gesetzliche</text:p>
          </table:table-cell>
          <table:table-cell table:number-columns-repeated="1016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Hamburg soll sich für einen flächendeckenden Mindestlohn einsetz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Das Land soll sich für einen flächendeckenden gesetzlichen Mindestlohn einsetz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Das Land Schleswig-Holstein soll sich für einen flächendeckenden gesetzlichen Mindestlohn einsetz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Es soll ein gesetzlicher flächendeckender Mindestlohn eingeführt werden.</text:p>
          </table:table-cell>
          <table:table-cell table:number-columns-repeated="3" table:style-name="ce2" office:value-type="string" calcext:value-type="string">
            <text:p>Mindestlohn</text:p>
          </table:table-cell>
          <table:table-cell table:number-columns-repeated="1016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esetzlicher Mindestlohn</text:p>
          </table:table-cell>
          <table:table-cell table:style-name="ce2" office:value-type="string" calcext:value-type="string">
            <text:p>Niedersachsen soll sich für einen flächendeckenden gesetzlichen Mindestlohn einsetzen.</text:p>
          </table:table-cell>
          <table:table-cell table:number-columns-repeated="2" table:style-name="ce2" office:value-type="string" calcext:value-type="string">
            <text:p>Mindestlohn</text:p>
          </table:table-cell>
          <table:table-cell table:style-name="ce2" office:value-type="string" calcext:value-type="string">
            <text:p>Nieder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indestlohn</text:p>
          </table:table-cell>
          <table:table-cell table:style-name="ce2" office:value-type="string" calcext:value-type="string">
            <text:p>Einführung eines EU-weiten Mindestlohns, dessen Höhe abhängig vom Durchschnittseinkommen im jeweiligen Mitgliedsstaat ist!</text:p>
          </table:table-cell>
          <table:table-cell table:number-columns-repeated="2" table:style-name="ce2" office:value-type="string" calcext:value-type="string">
            <text:p>Mindestlohn</text:p>
          </table:table-cell>
          <table:table-cell table:style-name="ce2" office:value-type="string" calcext:value-type="string">
            <text:p>Durchschnittseinkommen</text:p>
          </table:table-cell>
          <table:table-cell table:number-columns-repeated="1016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inarett-Verbot</text:p>
          </table:table-cell>
          <table:table-cell table:style-name="ce2" office:value-type="string" calcext:value-type="string">
            <text:p>In Nordrhein-Westfalen soll der Bau von Minaretten verboten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Minarett-Verbot</text:p>
          </table:table-cell>
          <table:table-cell table:style-name="ce2" office:value-type="string" calcext:value-type="string">
            <text:p>Minaretten</text:p>
          </table:table-cell>
          <table:table-cell table:number-columns-repeated="1016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erbot Moscheebau</text:p>
          </table:table-cell>
          <table:table-cell table:style-name="ce2" office:value-type="string" calcext:value-type="string">
            <text:p>In Hamburg soll der Bau von weiteren Moscheen verboten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Verbot Moscheebau</text:p>
          </table:table-cell>
          <table:table-cell table:style-name="ce2" office:value-type="string" calcext:value-type="string">
            <text:p>Moscheen</text:p>
          </table:table-cell>
          <table:table-cell table:number-columns-repeated="1016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oschee-Bau</text:p>
          </table:table-cell>
          <table:table-cell table:style-name="ce2" office:value-type="string" calcext:value-type="string">
            <text:p>Der Bau der Fatih-Moschee in Bremerhaven soll gestoppt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Moschee-Bau</text:p>
          </table:table-cell>
          <table:table-cell table:style-name="ce2" office:value-type="string" calcext:value-type="string">
            <text:p>Bremerhaven</text:p>
          </table:table-cell>
          <table:table-cell table:number-columns-repeated="1016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scheebauten</text:p>
          </table:table-cell>
          <table:table-cell table:style-name="ce2" office:value-type="string" calcext:value-type="string">
            <text:p>In Rheinland-Pfalz sollen keine neuen Moscheen gebaut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Moscheebauten</text:p>
          </table:table-cell>
          <table:table-cell table:style-name="ce2" office:value-type="string" calcext:value-type="string">
            <text:p>Rheinland</text:p>
          </table:table-cell>
          <table:table-cell table:number-columns-repeated="1016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scheen/Minarette</text:p>
          </table:table-cell>
          <table:table-cell table:style-name="ce2" office:value-type="string" calcext:value-type="string">
            <text:p>Der Bau von Minaretten soll verboten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Moscheen/Minarette</text:p>
          </table:table-cell>
          <table:table-cell table:style-name="ce2" office:value-type="string" calcext:value-type="string">
            <text:p>Minaretten</text:p>
          </table:table-cell>
          <table:table-cell table:number-columns-repeated="1016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bot von Minaretten</text:p>
          </table:table-cell>
          <table:table-cell table:style-name="ce2" office:value-type="string" calcext:value-type="string">
            <text:p>Der Bau von Minaretten soll in Sachsen verboten werden.</text:p>
          </table:table-cell>
          <table:table-cell office:value-type="string" calcext:value-type="string">
            <text:p>Moschee</text:p>
          </table:table-cell>
          <table:table-cell table:style-name="ce2" office:value-type="string" calcext:value-type="string">
            <text:p>Verbot von Minaretten</text:p>
          </table:table-cell>
          <table:table-cell table:style-name="ce2" office:value-type="string" calcext:value-type="string">
            <text:p>Minaretten</text:p>
          </table:table-cell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as Duale System bei der Müllentsorgung soll abgeschafft werden.</text:p>
          </table:table-cell>
          <table:table-cell office:value-type="string" calcext:value-type="string">
            <text:p>Müll</text:p>
          </table:table-cell>
          <table:table-cell/>
          <table:table-cell table:style-name="ce2"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Verbindliche Obergrenzen für Müllgebühren.</text:p>
          </table:table-cell>
          <table:table-cell office:value-type="string" calcext:value-type="string">
            <text:p>Müll</text:p>
          </table:table-cell>
          <table:table-cell table:style-name="ce2" office:value-type="string" calcext:value-type="string">
            <text:p>Müllgebühren</text:p>
          </table:table-cell>
          <table:table-cell table:style-name="ce2" office:value-type="string" calcext:value-type="string">
            <text:p>Verbindliche</text:p>
          </table:table-cell>
          <table:table-cell table:number-columns-repeated="1016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Werbung in Öffentlich-Rechtlichen</text:p>
          </table:table-cell>
          <table:table-cell table:style-name="ce2" office:value-type="string" calcext:value-type="string">
            <text:p>Die öffentlich-rechtlichen Medien sollen sich weiterhin auch über Werbung finanzieren dürfen.</text:p>
          </table:table-cell>
          <table:table-cell office:value-type="string" calcext:value-type="string">
            <text:p>Öffentlich-Rechtlicher Rundfunk</text:p>
          </table:table-cell>
          <table:table-cell table:style-name="ce2" office:value-type="string" calcext:value-type="string">
            <text:p>Werbung in Öffentlich-Rechtlichen</text:p>
          </table:table-cell>
          <table:table-cell table:style-name="ce2" office:value-type="string" calcext:value-type="string">
            <text:p>Werbung</text:p>
          </table:table-cell>
          <table:table-cell table:number-columns-repeated="1016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DR-Rundfunkrat</text:p>
          </table:table-cell>
          <table:table-cell table:style-name="ce2" office:value-type="string" calcext:value-type="string">
            <text:p>Im Rundfunkrat des MDR sollen keine Vertreter der Landtagsparteien sitzen.</text:p>
          </table:table-cell>
          <table:table-cell office:value-type="string" calcext:value-type="string">
            <text:p>Öffentlich-Rechtlicher Rundfunk</text:p>
          </table:table-cell>
          <table:table-cell table:style-name="ce2" office:value-type="string" calcext:value-type="string">
            <text:p>MDR-Rundfunkrat</text:p>
          </table:table-cell>
          <table:table-cell table:style-name="ce2" office:value-type="string" calcext:value-type="string">
            <text:p>Landtagsparteien</text:p>
          </table:table-cell>
          <table:table-cell table:number-columns-repeated="1016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Die ökologische Landwirtschaft soll vom Staat finanziell stärker gefördert werde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Die ökologische Landwirtschaft soll stärker finanziell gefördert werde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Das Land soll die ökologische Landwirtschaft stärker finanziell förder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Nur ökologische Landwirtschaft soll finanzielle Förderung erhalte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Nur ökologische Landwirtschaft soll finanziell gefördert werde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Ökologische Tierhaltung</text:p>
          </table:table-cell>
          <table:table-cell table:style-name="ce2" office:value-type="string" calcext:value-type="string">
            <text:p>Die Europäische Union soll ausschließlich ökologische Tierhaltung fördern.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Ökologische Tierhaltung</text:p>
          </table:table-cell>
          <table:table-cell table:style-name="ce2" office:value-type="string" calcext:value-type="string">
            <text:p>Tierhaltung</text:p>
          </table:table-cell>
          <table:table-cell table:number-columns-repeated="1016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Ökologische Landwirtschaft soll bei der staatlichen Förderung Vorrang vor konventioneller Landwirtschaft haben.</text:p>
          </table:table-cell>
          <table:table-cell table:number-columns-repeated="2" table:style-name="ce2" office:value-type="string" calcext:value-type="string">
            <text:p>Ökologische Landwirtschaft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lympia 2022</text:p>
          </table:table-cell>
          <table:table-cell table:style-name="ce2" office:value-type="string" calcext:value-type="string">
            <text:p>Der Freistaat Bayern soll die Bewerbung Münchens für die olympischen Winterspiele 2022 finanziell unterstützen.</text:p>
          </table:table-cell>
          <table:table-cell table:number-columns-repeated="2" table:style-name="ce2" office:value-type="string" calcext:value-type="string">
            <text:p>Olympia</text:p>
          </table:table-cell>
          <table:table-cell table:style-name="ce2" office:value-type="string" calcext:value-type="string">
            <text:p>Winterspiele</text:p>
          </table:table-cell>
          <table:table-cell table:number-columns-repeated="1016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lympiabewerbung</text:p>
          </table:table-cell>
          <table:table-cell table:style-name="ce2" office:value-type="string" calcext:value-type="string">
            <text:p>Das Land Brandenburg soll die Bewerbung Berlins für die Olympischen Spiele unterstützen.</text:p>
          </table:table-cell>
          <table:table-cell table:number-columns-repeated="2" table:style-name="ce2" office:value-type="string" calcext:value-type="string">
            <text:p>Olympia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lympiabewerbung</text:p>
          </table:table-cell>
          <table:table-cell table:style-name="ce2" office:value-type="string" calcext:value-type="string">
            <text:p>Hamburg soll sich um die Ausrichtung der Olympischen Sommerspiele bewerben.</text:p>
          </table:table-cell>
          <table:table-cell table:number-columns-repeated="2" table:style-name="ce2" office:value-type="string" calcext:value-type="string">
            <text:p>Olympia</text:p>
          </table:table-cell>
          <table:table-cell table:style-name="ce2" office:value-type="string" calcext:value-type="string">
            <text:p>Sommerspiele</text:p>
          </table:table-cell>
          <table:table-cell table:number-columns-repeated="1016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PD-Verbot</text:p>
          </table:table-cell>
          <table:table-cell table:style-name="ce2" office:value-type="string" calcext:value-type="string">
            <text:p>Schleswig-Holstein soll sich für ein NPD-Verbot einsetzen.</text:p>
          </table:table-cell>
          <table:table-cell office:value-type="string" calcext:value-type="string">
            <text:p>Parteiverbot</text:p>
          </table:table-cell>
          <table:table-cell table:style-name="ce2" office:value-type="string" calcext:value-type="string">
            <text:p>Parteiverbot</text:p>
          </table:table-cell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rteienverbot</text:p>
          </table:table-cell>
          <table:table-cell table:style-name="ce2" office:value-type="string" calcext:value-type="string">
            <text:p>Verfassungswidrige Parteien sollen weiterhin verboten werden dürfen.</text:p>
          </table:table-cell>
          <table:table-cell office:value-type="string" calcext:value-type="string">
            <text:p>Parteiverbot</text:p>
          </table:table-cell>
          <table:table-cell table:style-name="ce2" office:value-type="string" calcext:value-type="string">
            <text:p>Parteienverbot</text:p>
          </table:table-cell>
          <table:table-cell table:style-name="ce2" office:value-type="string" calcext:value-type="string">
            <text:p>Verfassungswidrige</text:p>
          </table:table-cell>
          <table:table-cell table:number-columns-repeated="1016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erbot rechtsextremistischer Vereinigungen</text:p>
          </table:table-cell>
          <table:table-cell table:style-name="ce2" office:value-type="string" calcext:value-type="string">
            <text:p>Rechtsextremistische Vereinigungen sollen in Thüringen verboten werden!</text:p>
          </table:table-cell>
          <table:table-cell office:value-type="string" calcext:value-type="string">
            <text:p>Parteiverbot</text:p>
          </table:table-cell>
          <table:table-cell table:style-name="ce2" office:value-type="string" calcext:value-type="string">
            <text:p>Verbot rechtsextremistischer Vereinigungen</text:p>
          </table:table-cell>
          <table:table-cell table:style-name="ce2" office:value-type="string" calcext:value-type="string">
            <text:p>Rechtsextremistische</text:p>
          </table:table-cell>
          <table:table-cell table:number-columns-repeated="1016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echts- extremismus</text:p>
          </table:table-cell>
          <table:table-cell table:style-name="ce2" office:value-type="string" calcext:value-type="string">
            <text:p>Das Land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Rechts- 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rojekte gegen Linksextremismus</text:p>
          </table:table-cell>
          <table:table-cell table:style-name="ce2" office:value-type="string" calcext:value-type="string">
            <text:p>Projekte zur Bekämpfung des Linksextremismus sollen gefördert werde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Linksextremismus</text:p>
          </table:table-cell>
          <table:table-cell table:style-name="ce2" office:value-type="string" calcext:value-type="string">
            <text:p>Link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Projekte gegen Rechtsextremismus sollen weiterhin gefördert werde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rogramme gegen Rechts­extremismus</text:p>
          </table:table-cell>
          <table:table-cell table:style-name="ce2" office:value-type="string" calcext:value-type="string">
            <text:p>Programme gegen Rechtsextremismus sollen weiterhin von der Stadt gefördert werde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gramme gegen 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Bremen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chts­extremismus</text:p>
          </table:table-cell>
          <table:table-cell table:style-name="ce2" office:value-type="string" calcext:value-type="string">
            <text:p>Das Land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Das Land Schleswig-Holstein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Das Land soll weiterhin Projekte gegen politischen Extremismus fördern.</text:p>
          </table:table-cell>
          <table:table-cell table:number-columns-repeated="2"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chts­extremismus</text:p>
          </table:table-cell>
          <table:table-cell table:style-name="ce2" office:value-type="string" calcext:value-type="string">
            <text:p>Das Land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Rechts­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monstrationen an Kriegsgräberstätten</text:p>
          </table:table-cell>
          <table:table-cell table:style-name="ce2" office:value-type="string" calcext:value-type="string">
            <text:p>Rechtsextremistische Organisationen sollen auch an Kriegsgräberstätten demonstrieren dürfe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Demonstrationen an Kriegsgräberstätten</text:p>
          </table:table-cell>
          <table:table-cell table:style-name="ce2" office:value-type="string" calcext:value-type="string">
            <text:p>Rechtsextremistische</text:p>
          </table:table-cell>
          <table:table-cell table:number-columns-repeated="1016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Die Europäische Union soll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Projekte gegen Rechtsextremismus sollen weiterhin gefördert werde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Thüringen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Hamburg soll weiterhin Projekte gegen Rechtsextremismus fördern.</text:p>
          </table:table-cell>
          <table:table-cell table:style-name="ce2" office:value-type="string" calcext:value-type="string">
            <text:p>Politischer Extremismus</text:p>
          </table:table-cell>
          <table:table-cell table:style-name="ce2" office:value-type="string" calcext:value-type="string">
            <text:p>Projekte gegen Rechtsextremismus</text:p>
          </table:table-cell>
          <table:table-cell table:style-name="ce2" office:value-type="string" calcext:value-type="string">
            <text:p>Rechtsextremismus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le Flugzeuge, die in der EU landen oder starten, sollen von bewaffnetem Sicherheitspersonal begleitet werden.</text:p>
          </table:table-cell>
          <table:table-cell office:value-type="string" calcext:value-type="string">
            <text:p>Polizei</text:p>
          </table:table-cell>
          <table:table-cell/>
          <table:table-cell table:style-name="ce2" office:value-type="string" calcext:value-type="string">
            <text:p>Sicherheitspersonal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Bei der Verfolgung von Kriminellen dürfen nationale Polizisten/innen über die EU-Binnengrenzen hinweg tätig werden.</text:p>
          </table:table-cell>
          <table:table-cell office:value-type="string" calcext:value-type="string">
            <text:p>Polizei</text:p>
          </table:table-cell>
          <table:table-cell/>
          <table:table-cell table:style-name="ce2" office:value-type="string" calcext:value-type="string">
            <text:p>Binnengrenzen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Mehr "Hilfs-Sheriffs" auf den Straßen!</text:p>
          </table:table-cell>
          <table:table-cell office:value-type="string" calcext:value-type="string">
            <text:p>Polizei</text:p>
          </table:table-cell>
          <table:table-cell/>
          <table:table-cell table:style-name="ce2" office:value-type="string" calcext:value-type="string">
            <text:p>Sheriffs</text:p>
          </table:table-cell>
          <table:table-cell table:number-columns-repeated="1016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Berliner Polizisten/innen sollen als letztes Mittel in Gefahrensituationen gezielt tödliche Schüsse abgeben dürfen.</text:p>
          </table:table-cell>
          <table:table-cell office:value-type="string" calcext:value-type="string">
            <text:p>Polizei</text:p>
          </table:table-cell>
          <table:table-cell/>
          <table:table-cell table:style-name="ce2" office:value-type="string" calcext:value-type="string">
            <text:p>Gefahrensituationen</text:p>
          </table:table-cell>
          <table:table-cell table:number-columns-repeated="1016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olizeireviere</text:p>
          </table:table-cell>
          <table:table-cell table:style-name="ce2" office:value-type="string" calcext:value-type="string">
            <text:p>Alle Bremer Polizeireviere sollen wieder rund um die Uhr besetzt sein.</text:p>
          </table:table-cell>
          <table:table-cell office:value-type="string" calcext:value-type="string">
            <text:p>Polizei</text:p>
          </table:table-cell>
          <table:table-cell table:number-columns-repeated="2" table:style-name="ce2" office:value-type="string" calcext:value-type="string">
            <text:p>Polizeireviere</text:p>
          </table:table-cell>
          <table:table-cell table:number-columns-repeated="1016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olizeipräsenz</text:p>
          </table:table-cell>
          <table:table-cell table:style-name="ce2" office:value-type="string" calcext:value-type="string">
            <text:p>Die Polizeipräsenz in der Öffentlichkeit soll erhöht werden.</text:p>
          </table:table-cell>
          <table:table-cell office:value-type="string" calcext:value-type="string">
            <text:p>Polizei</text:p>
          </table:table-cell>
          <table:table-cell table:style-name="ce2" office:value-type="string" calcext:value-type="string">
            <text:p>Polizeipräsenz</text:p>
          </table:table-cell>
          <table:table-cell table:style-name="ce2" office:value-type="string" calcext:value-type="string">
            <text:p>Polizeipr</text:p>
          </table:table-cell>
          <table:table-cell table:number-columns-repeated="101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ürgerstreife</text:p>
          </table:table-cell>
          <table:table-cell table:style-name="ce2" office:value-type="string" calcext:value-type="string">
            <text:p>In Bremen und Bremerhaven soll eine "Bürgerstreife" eingerichtet werden.</text:p>
          </table:table-cell>
          <table:table-cell office:value-type="string" calcext:value-type="string">
            <text:p>Polizei</text:p>
          </table:table-cell>
          <table:table-cell table:style-name="ce2" office:value-type="string" calcext:value-type="string">
            <text:p>Bürgerstreife</text:p>
          </table:table-cell>
          <table:table-cell table:style-name="ce2" office:value-type="string" calcext:value-type="string">
            <text:p>Bremerhaven</text:p>
          </table:table-cell>
          <table:table-cell table:number-columns-repeated="1016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ellenabbau bei der Polizei</text:p>
          </table:table-cell>
          <table:table-cell table:style-name="ce2" office:value-type="string" calcext:value-type="string">
            <text:p>Das Land Brandenburg soll den Stellenabbau bei der Polizei rückgängig machen.</text:p>
          </table:table-cell>
          <table:table-cell office:value-type="string" calcext:value-type="string">
            <text:p>Polizei</text:p>
          </table:table-cell>
          <table:table-cell table:style-name="ce2" office:value-type="string" calcext:value-type="string">
            <text:p>Stellenabbau bei der Polizei</text:p>
          </table:table-cell>
          <table:table-cell table:style-name="ce2" office:value-type="string" calcext:value-type="string">
            <text:p>Stellenabbau</text:p>
          </table:table-cell>
          <table:table-cell table:number-columns-repeated="1016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erdachtsunabhängige Personenkontrollen</text:p>
          </table:table-cell>
          <table:table-cell table:style-name="ce2" office:value-type="string" calcext:value-type="string">
            <text:p>Die Thüringer Polizei soll weiterhin selbst entscheiden, an welchen Orten sie verdachtsunabhängige Personenkontrollen durchführt.</text:p>
          </table:table-cell>
          <table:table-cell office:value-type="string" calcext:value-type="string">
            <text:p>Polizei</text:p>
          </table:table-cell>
          <table:table-cell table:style-name="ce2" office:value-type="string" calcext:value-type="string">
            <text:p>Verdachtsunabhängige Personenkontrollen</text:p>
          </table:table-cell>
          <table:table-cell table:style-name="ce2" office:value-type="string" calcext:value-type="string">
            <text:p>Personenkontrollen</text:p>
          </table:table-cell>
          <table:table-cell table:number-columns-repeated="1016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efahrengebiete</text:p>
          </table:table-cell>
          <table:table-cell table:style-name="ce2" office:value-type="string" calcext:value-type="string">
            <text:p>Die Polizei soll weiterhin die Möglichkeit haben, bestimmte Bereiche der Stadt zu Gefahrengebieten zu erklären.</text:p>
          </table:table-cell>
          <table:table-cell office:value-type="string" calcext:value-type="string">
            <text:p>Polizei</text:p>
          </table:table-cell>
          <table:table-cell table:style-name="ce2" office:value-type="string" calcext:value-type="string">
            <text:p>Gefahrengebiete</text:p>
          </table:table-cell>
          <table:table-cell table:style-name="ce2" office:value-type="string" calcext:value-type="string">
            <text:p>Gefahrengebieten</text:p>
          </table:table-cell>
          <table:table-cell table:number-columns-repeated="101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e Kosten für den staatlichen Polizeischutz bei Demonstrationen sollen die Veranstalter selbst tragen.</text:p>
          </table:table-cell>
          <table:table-cell office:value-type="string" calcext:value-type="string">
            <text:p>Polizeieinsatz-Kosten</text:p>
          </table:table-cell>
          <table:table-cell/>
          <table:table-cell table:style-name="ce2" office:value-type="string" calcext:value-type="string">
            <text:p>Demonstrationen</text:p>
          </table:table-cell>
          <table:table-cell table:number-columns-repeated="1016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osten für Polizeischutz</text:p>
          </table:table-cell>
          <table:table-cell table:style-name="ce2" office:value-type="string" calcext:value-type="string">
            <text:p>Veranstalter/innen von kommerziellen Großereignissen sollen sich an den Kosten für den Polizeischutz beteiligen.</text:p>
          </table:table-cell>
          <table:table-cell office:value-type="string" calcext:value-type="string">
            <text:p>Polizeieinsatz-Kosten</text:p>
          </table:table-cell>
          <table:table-cell table:style-name="ce2" office:value-type="string" calcext:value-type="string">
            <text:p>Polizeieinsätze </text:p>
          </table:table-cell>
          <table:table-cell table:style-name="ce2" office:value-type="string" calcext:value-type="string">
            <text:p>Polizei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olizei beim Fußball</text:p>
          </table:table-cell>
          <table:table-cell table:style-name="ce2" office:value-type="string" calcext:value-type="string">
            <text:p>Bei Fußball-Bundesligaspielen sollen Polizei-Einsätze von den Veranstaltern bezahlt werden.</text:p>
          </table:table-cell>
          <table:table-cell office:value-type="string" calcext:value-type="string">
            <text:p>Polizeieinsatz-Kosten</text:p>
          </table:table-cell>
          <table:table-cell table:style-name="ce2" office:value-type="string" calcext:value-type="string">
            <text:p>Polizei Fußball</text:p>
          </table:table-cell>
          <table:table-cell table:style-name="ce2" office:value-type="string" calcext:value-type="string">
            <text:p>Bundesligaspielen</text:p>
          </table:table-cell>
          <table:table-cell table:number-columns-repeated="1016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olizei-Einsätze im Fußball</text:p>
          </table:table-cell>
          <table:table-cell table:style-name="ce2" office:value-type="string" calcext:value-type="string">
            <text:p>Im Profi-Fußball sollen die Veranstalter an den Kosten für Polizei-Einsätze beteiligt werden.</text:p>
          </table:table-cell>
          <table:table-cell office:value-type="string" calcext:value-type="string">
            <text:p>Polizeieinsatz-Kosten</text:p>
          </table:table-cell>
          <table:table-cell table:style-name="ce2" office:value-type="string" calcext:value-type="string">
            <text:p>Polizei Fußball</text:p>
          </table:table-cell>
          <table:table-cell table:style-name="ce2" office:value-type="string" calcext:value-type="string">
            <text:p>Veranstalter</text:p>
          </table:table-cell>
          <table:table-cell table:number-columns-repeated="1016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Kosten für Polizeieinsätze</text:p>
          </table:table-cell>
          <table:table-cell table:style-name="ce2" office:value-type="string" calcext:value-type="string">
            <text:p>Im Profi-Fußball sollen die Vereine an den Kosten für Polizeieinsätze beteiligt werden.</text:p>
          </table:table-cell>
          <table:table-cell office:value-type="string" calcext:value-type="string">
            <text:p>Polizeieinsatz-Kosten</text:p>
          </table:table-cell>
          <table:table-cell table:style-name="ce2" office:value-type="string" calcext:value-type="string">
            <text:p>Polizeieinsätze Fußball</text:p>
          </table:table-cell>
          <table:table-cell table:style-name="ce2" office:value-type="string" calcext:value-type="string">
            <text:p>Polizeieins</text:p>
          </table:table-cell>
          <table:table-cell table:number-columns-repeated="1016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lizeieinsätze bei Fußballspielen</text:p>
          </table:table-cell>
          <table:table-cell table:style-name="ce2" office:value-type="string" calcext:value-type="string">
            <text:p>Im Profifußball sollen sich die Vereine an den Kosten für Polizeieinsätze beteiligen müssen.</text:p>
          </table:table-cell>
          <table:table-cell office:value-type="string" calcext:value-type="string">
            <text:p>Polizeieinsatz-Kosten</text:p>
          </table:table-cell>
          <table:table-cell table:style-name="ce2" office:value-type="string" calcext:value-type="string">
            <text:p>Polizei Fußballspielen</text:p>
          </table:table-cell>
          <table:table-cell table:style-name="ce2" office:value-type="string" calcext:value-type="string">
            <text:p>Polizeieins</text:p>
          </table:table-cell>
          <table:table-cell table:number-columns-repeated="1016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Kennzeichnungspflicht für alle Polizisten/innen (z.B. Namensschilder oder Kennnummern an den Uniformen)!</text:p>
          </table:table-cell>
          <table:table-cell office:value-type="string" calcext:value-type="string">
            <text:p>Polizisten-Kennzeichnung</text:p>
          </table:table-cell>
          <table:table-cell/>
          <table:table-cell table:style-name="ce2" office:value-type="string" calcext:value-type="string">
            <text:p>Kennzeichnungspflicht</text:p>
          </table:table-cell>
          <table:table-cell table:number-columns-repeated="1016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Kennung von Polizisten</text:p>
          </table:table-cell>
          <table:table-cell table:style-name="ce2"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2" office:value-type="string" calcext:value-type="string">
            <text:p>Kennung von Polizisten</text:p>
          </table:table-cell>
          <table:table-cell table:style-name="ce2" office:value-type="string" calcext:value-type="string">
            <text:p>Polizistinnen</text:p>
          </table:table-cell>
          <table:table-cell table:number-columns-repeated="1016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olizeikennung</text:p>
          </table:table-cell>
          <table:table-cell table:style-name="ce2" office:value-type="string" calcext:value-type="string">
            <text:p>Bei Großeinsätzen sollen Polizisten und Polizistinnen eine deutliche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2" office:value-type="string" calcext:value-type="string">
            <text:p>Polizeikennung</text:p>
          </table:table-cell>
          <table:table-cell table:style-name="ce2" office:value-type="string" calcext:value-type="string">
            <text:p>Polizistinnen</text:p>
          </table:table-cell>
          <table:table-cell table:number-columns-repeated="1016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ennung für Polizisten</text:p>
          </table:table-cell>
          <table:table-cell table:style-name="ce2" office:value-type="string" calcext:value-type="string">
            <text:p>Polizisten und Polizistinnen sollen bei Großeinsätzen eine gut lesbare,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2" office:value-type="string" calcext:value-type="string">
            <text:p>Kennung für Polizisten</text:p>
          </table:table-cell>
          <table:table-cell table:style-name="ce2" office:value-type="string" calcext:value-type="string">
            <text:p>Polizistinnen</text:p>
          </table:table-cell>
          <table:table-cell table:number-columns-repeated="101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Verstärkte Privatisierung von Verkehrsprojekten (z.B. Brücken- oder Tunnelbau).</text:p>
          </table:table-cell>
          <table:table-cell office:value-type="string" calcext:value-type="string">
            <text:p>Privatisierung</text:p>
          </table:table-cell>
          <table:table-cell/>
          <table:table-cell table:style-name="ce2" office:value-type="string" calcext:value-type="string">
            <text:p>Verkehrsprojekten</text:p>
          </table:table-cell>
          <table:table-cell table:number-columns-repeated="1016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ie BVG soll Eigentum des Landes Berlin bleib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Privatisierung BVG Berlin</text:p>
          </table:table-cell>
          <table:table-cell table:style-name="ce2" office:value-type="string" calcext:value-type="string">
            <text:p>Eigentum</text:p>
          </table:table-cell>
          <table:table-cell table:number-columns-repeated="1016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ie städtischen Wohnungsbaugesellschaften sollen verkauft werd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Wohnungsbaugesellschaft</text:p>
          </table:table-cell>
          <table:table-cell table:style-name="ce2" office:value-type="string" calcext:value-type="string">
            <text:p>Wohnungsbaugesell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rivatisierung des Hafens</text:p>
          </table:table-cell>
          <table:table-cell table:style-name="ce2" office:value-type="string" calcext:value-type="string">
            <text:p>Privatisierung des Hafens: Die Stadt soll weitere Anteile der HHLA an der Börse verkauf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Privatisierung des Hafens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6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ahn- privatisierung</text:p>
          </table:table-cell>
          <table:table-cell table:style-name="ce2" office:value-type="string" calcext:value-type="string">
            <text:p>Die Bahn soll vollständig in staatlicher Hand sei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Bahn- privatisierung</text:p>
          </table:table-cell>
          <table:table-cell table:style-name="ce2" office:value-type="string" calcext:value-type="string">
            <text:p>Bahn</text:p>
          </table:table-cell>
          <table:table-cell table:number-columns-repeated="1016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eldhilfe an Unternehmen</text:p>
          </table:table-cell>
          <table:table-cell table:style-name="ce2" office:value-type="string" calcext:value-type="string">
            <text:p>Wenn das Land Unternehmen mit Geld direkt hilft, soll es auch Mitspracherechte bei Unternehmensentscheidungen erhalt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Geldhilfe an Unternehmen</text:p>
          </table:table-cell>
          <table:table-cell table:style-name="ce2" office:value-type="string" calcext:value-type="string">
            <text:p>Unternehmensentscheidungen</text:p>
          </table:table-cell>
          <table:table-cell table:number-columns-repeated="1016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-Bahn</text:p>
          </table:table-cell>
          <table:table-cell table:style-name="ce2" office:value-type="string" calcext:value-type="string">
            <text:p>Die Berliner S-Bahn soll als landeseigenes Unternehmen betrieben werden!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S-Bahn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andeskranken­häuser</text:p>
          </table:table-cell>
          <table:table-cell table:style-name="ce2" office:value-type="string" calcext:value-type="string">
            <text:p>Hamburg soll die Landeskrankenhäuser ("Asklepios-Kliniken") zurückkaufen.</text:p>
          </table:table-cell>
          <table:table-cell table:style-name="ce2" office:value-type="string" calcext:value-type="string">
            <text:p>Privatisierung</text:p>
          </table:table-cell>
          <table:table-cell table:style-name="ce2" office:value-type="string" calcext:value-type="string">
            <text:p>Landeskranken­häuser</text:p>
          </table:table-cell>
          <table:table-cell table:style-name="ce2" office:value-type="string" calcext:value-type="string">
            <text:p>Landeskrankenh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EWOBA-Privatisierung</text:p>
          </table:table-cell>
          <table:table-cell table:style-name="ce2" office:value-type="string" calcext:value-type="string">
            <text:p>Die GEWOBA soll privatisiert werd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GEWOBA-Privatisierung</text:p>
          </table:table-cell>
          <table:table-cell table:style-name="ce2" office:value-type="string" calcext:value-type="string">
            <text:p>Die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15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ndeswald</text:p>
          </table:table-cell>
          <table:table-cell table:style-name="ce2" office:value-type="string" calcext:value-type="string">
            <text:p>Landeswälder sollen weiterhin an Privatinvestoren verkauft werden können.</text:p>
          </table:table-cell>
          <table:table-cell office:value-type="string" calcext:value-type="string">
            <text:p>Privatisierung</text:p>
          </table:table-cell>
          <table:table-cell table:style-name="ce2" office:value-type="string" calcext:value-type="string">
            <text:p>Landeswald</text:p>
          </table:table-cell>
          <table:table-cell table:style-name="ce2" office:value-type="string" calcext:value-type="string">
            <text:p>Privatinvestoren</text:p>
          </table:table-cell>
          <table:table-cell table:number-columns-repeated="1016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Mehr Landesmittel für die AIDS-Aufklärung!</text:p>
          </table:table-cell>
          <table:table-cell office:value-type="string" calcext:value-type="string">
            <text:p>Projekt</text:p>
          </table:table-cell>
          <table:table-cell/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S-Gedenkstätten</text:p>
          </table:table-cell>
          <table:table-cell table:style-name="ce2" office:value-type="string" calcext:value-type="string">
            <text:p>Die Berliner Gedenkstätten für die Opfer des NS-Regimes sollen weiterhin vom Land Berlin finanziell gefördert werden.</text:p>
          </table:table-cell>
          <table:table-cell office:value-type="string" calcext:value-type="string">
            <text:p>Projekt</text:p>
          </table:table-cell>
          <table:table-cell table:style-name="ce2" office:value-type="string" calcext:value-type="string">
            <text:p>NS-Gedenkstätten</text:p>
          </table:table-cell>
          <table:table-cell table:style-name="ce2" office:value-type="string" calcext:value-type="string">
            <text:p>Berliner</text:p>
          </table:table-cell>
          <table:table-cell table:number-columns-repeated="1016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omophobie im Sport</text:p>
          </table:table-cell>
          <table:table-cell table:style-name="ce2" office:value-type="string" calcext:value-type="string">
            <text:p>Sportvereine, die sich gegen Diskriminierung von Homosexuellen engagieren, sollen durch das Land stärker gefördert werden.</text:p>
          </table:table-cell>
          <table:table-cell office:value-type="string" calcext:value-type="string">
            <text:p>Projekt</text:p>
          </table:table-cell>
          <table:table-cell table:style-name="ce2" office:value-type="string" calcext:value-type="string">
            <text:p>Homophobie im Sport</text:p>
          </table:table-cell>
          <table:table-cell table:style-name="ce2" office:value-type="string" calcext:value-type="string">
            <text:p>Diskriminierung</text:p>
          </table:table-cell>
          <table:table-cell table:style-name="ce2" office:value-type="string" calcext:value-type="string">
            <text:p>Homo</text:p>
          </table:table-cell>
          <table:table-cell table:number-columns-repeated="1015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nprojekte gegen Gewalt</text:p>
          </table:table-cell>
          <table:table-cell table:style-name="ce2" office:value-type="string" calcext:value-type="string">
            <text:p>Thüringen soll Fanprojekte gegen Gewalt im Fußball mit Landesmitteln unterstützen.</text:p>
          </table:table-cell>
          <table:table-cell office:value-type="string" calcext:value-type="string">
            <text:p>Projekt</text:p>
          </table:table-cell>
          <table:table-cell table:style-name="ce2" office:value-type="string" calcext:value-type="string">
            <text:p>Fanprojekte gegen Gewalt</text:p>
          </table:table-cell>
          <table:table-cell table:style-name="ce2" office:value-type="string" calcext:value-type="string">
            <text:p>Landesmitteln</text:p>
          </table:table-cell>
          <table:table-cell table:number-columns-repeated="1016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esbisch Schwule Filmtage</text:p>
          </table:table-cell>
          <table:table-cell table:style-name="ce2" office:value-type="string" calcext:value-type="string">
            <text:p>Die "Lesbisch Schwulen Filmtage Hamburg" sollen wie bisher von der Stadt finanziell gefördert werden.</text:p>
          </table:table-cell>
          <table:table-cell office:value-type="string" calcext:value-type="string">
            <text:p>Projekt</text:p>
          </table:table-cell>
          <table:table-cell table:style-name="ce2" office:value-type="string" calcext:value-type="string">
            <text:p>Lesbisch Schwule Filmtage</text:p>
          </table:table-cell>
          <table:table-cell table:style-name="ce2" office:value-type="string" calcext:value-type="string">
            <text:p>Lesbisch</text:p>
          </table:table-cell>
          <table:table-cell table:number-columns-repeated="1016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Berlin soll sich für ein bundesweites Rauchverbot in Kneipen und Restaurants einsetzen.</text:p>
          </table:table-cell>
          <table:table-cell table:number-columns-repeated="3" table:style-name="ce2" office:value-type="string" calcext:value-type="string">
            <text:p>Rauch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Gastwirte/-innen sollen selbst über ein Rauchverbot in ihren Gaststätten entscheiden dürfen.</text:p>
          </table:table-cell>
          <table:table-cell table:number-columns-repeated="3" table:style-name="ce2" office:value-type="string" calcext:value-type="string">
            <text:p>Rauch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EU-weit: striktes Rauchverbot in der Gastronomie!</text:p>
          </table:table-cell>
          <table:table-cell table:number-columns-repeated="3" table:style-name="ce2" office:value-type="string" calcext:value-type="string">
            <text:p>Rauch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Absolutes Rauchverbot in Gaststätten und Restaurants!</text:p>
          </table:table-cell>
          <table:table-cell table:number-columns-repeated="3" table:style-name="ce2" office:value-type="string" calcext:value-type="string">
            <text:p>Rauch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Wirte sollen selbst entscheiden dürfen, ob in ihren Gaststätten und Restaurants geraucht wird. </text:p>
          </table:table-cell>
          <table:table-cell table:number-columns-repeated="2" table:style-name="ce2" office:value-type="string" calcext:value-type="string">
            <text:p>Rauchverbot</text:p>
          </table:table-cell>
          <table:table-cell table:style-name="ce2" office:value-type="string" calcext:value-type="string">
            <text:p>Restaurants</text:p>
          </table:table-cell>
          <table:table-cell table:number-columns-repeated="1016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Ausnahmsloses Rauchverbot in allen Gaststätten und Restaurants.</text:p>
          </table:table-cell>
          <table:table-cell table:number-columns-repeated="2" table:style-name="ce2" office:value-type="string" calcext:value-type="string">
            <text:p>Rauchverbot</text:p>
          </table:table-cell>
          <table:table-cell table:style-name="ce2" office:value-type="string" calcext:value-type="string">
            <text:p>Ausnahmsloses</text:p>
          </table:table-cell>
          <table:table-cell table:number-columns-repeated="1016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uchverbot</text:p>
          </table:table-cell>
          <table:table-cell table:style-name="ce2" office:value-type="string" calcext:value-type="string">
            <text:p>Rauchen soll in allen thüringischen Gaststätten und Diskotheken ausnahmslos verboten werden.</text:p>
          </table:table-cell>
          <table:table-cell table:number-columns-repeated="2" table:style-name="ce2" office:value-type="string" calcext:value-type="string">
            <text:p>Rauchverbot</text:p>
          </table:table-cell>
          <table:table-cell table:style-name="ce2" office:value-type="string" calcext:value-type="string">
            <text:p>Diskotheken</text:p>
          </table:table-cell>
          <table:table-cell table:number-columns-repeated="1016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igiöse Symbole an Schulen</text:p>
          </table:table-cell>
          <table:table-cell table:style-name="ce2" office:value-type="string" calcext:value-type="string">
            <text:p>Lehrkräften soll das Tragen von jeglichen religiösen Symbolen an öffentlichen Schulen verboten werden.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Religiöse Symbole an Schulen</text:p>
          </table:table-cell>
          <table:table-cell table:style-name="ce2" office:value-type="string" calcext:value-type="string">
            <text:p>Symbolen</text:p>
          </table:table-cell>
          <table:table-cell table:number-columns-repeated="1016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nzverbot</text:p>
          </table:table-cell>
          <table:table-cell table:style-name="ce2" office:value-type="string" calcext:value-type="string">
            <text:p>Der Schutz der "stillen Tage" soll beibehalten werden (Tanzverbot).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2" table:style-name="ce2" office:value-type="string" calcext:value-type="string">
            <text:p>Tanz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Kirche und Staat</text:p>
          </table:table-cell>
          <table:table-cell table:style-name="ce2" office:value-type="string" calcext:value-type="string">
            <text:p>Abbau der Verflechtung von Kirche und Staat in Bayern!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Kirche und Staat</text:p>
          </table:table-cell>
          <table:table-cell table:style-name="ce2" office:value-type="string" calcext:value-type="string">
            <text:p>Verflechtung</text:p>
          </table:table-cell>
          <table:table-cell table:number-columns-repeated="1016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Kirchensteuer</text:p>
          </table:table-cell>
          <table:table-cell table:style-name="ce2" office:value-type="string" calcext:value-type="string">
            <text:p>Der Staat soll weiterhin für Religionsgemeinschaften Kirchensteuer einziehen.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Kirchensteuer</text:p>
          </table:table-cell>
          <table:table-cell table:style-name="ce2" office:value-type="string" calcext:value-type="string">
            <text:p>Religionsgemeinschaften</text:p>
          </table:table-cell>
          <table:table-cell table:number-columns-repeated="1016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eligiöse Beschneidung</text:p>
          </table:table-cell>
          <table:table-cell table:style-name="ce2" office:value-type="string" calcext:value-type="string">
            <text:p>Niedersachsen soll sich dafür einsetzen, dass religiöse Beschneidung von minderjährigen Jungen unter Strafe gestellt wird.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Religiöse Beschneidung</text:p>
          </table:table-cell>
          <table:table-cell table:style-name="ce2" office:value-type="string" calcext:value-type="string">
            <text:p>Nieder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nzverbot an "stillen Tagen"</text:p>
          </table:table-cell>
          <table:table-cell table:style-name="ce2" office:value-type="string" calcext:value-type="string">
            <text:p>Das Tanzverbot an "stillen Tagen" (z.B. Karfreitag, Buß- und Bettag) soll beibehalten werden!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2" table:style-name="ce2" office:value-type="string" calcext:value-type="string">
            <text:p>Tanzverbot</text:p>
          </table:table-cell>
          <table:table-cell table:number-columns-repeated="1016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Weniger staatliche Zahlungen an Kirchen</text:p>
          </table:table-cell>
          <table:table-cell table:style-name="ce2" office:value-type="string" calcext:value-type="string">
            <text:p>Staatliche Zahlungen an Kirchen sollen reduziert werden.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Weniger staatliche Zahlungen an Kirchen</text:p>
          </table:table-cell>
          <table:table-cell table:style-name="ce2" office:value-type="string" calcext:value-type="string">
            <text:p>Staatliche</text:p>
          </table:table-cell>
          <table:table-cell table:number-columns-repeated="1016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slimischer Feiertag</text:p>
          </table:table-cell>
          <table:table-cell table:style-name="ce2" office:value-type="string" calcext:value-type="string">
            <text:p>In Hamburg soll es einen gesetzlichen muslimischen Feiertag geben.</text:p>
          </table:table-cell>
          <table:table-cell office:value-type="string" calcext:value-type="string">
            <text:p>Religionsfreiheit</text:p>
          </table:table-cell>
          <table:table-cell table:style-name="ce2" office:value-type="string" calcext:value-type="string">
            <text:p>Muslimischer Feiertag</text:p>
          </table:table-cell>
          <table:table-cell table:style-name="ce2" office:value-type="string" calcext:value-type="string">
            <text:p>Feiertag</text:p>
          </table:table-cell>
          <table:table-cell table:number-columns-repeated="1016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Schüler/innen sollen das neu eingeführte Pflichtfach Ethik durch das Fach Religion ersetzen könn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Religion</text:p>
          </table:table-cell>
          <table:table-cell table:style-name="ce2" office:value-type="string" calcext:value-type="string">
            <text:p>Pflichtfach</text:p>
          </table:table-cell>
          <table:table-cell table:number-columns-repeated="1016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slamischer Religions- unterricht</text:p>
          </table:table-cell>
          <table:table-cell table:style-name="ce2" office:value-type="string" calcext:value-type="string">
            <text:p>An den Schulen Nordrhein-Westfalens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islamischer Religions- unterricht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table:style-name="ce2" office:value-type="string" calcext:value-type="string">
            <text:p>Die christlichen Kirchen sollen evangelischen und katholischen Religionsunterricht an Bremer Schulen anbieten dürfen.</text:p>
          </table:table-cell>
          <table:table-cell office:value-type="string" calcext:value-type="string">
            <text:p>Religionsunterricht</text:p>
          </table:table-cell>
          <table:table-cell table:number-columns-repeated="2"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slamischer Religions­unterricht</text:p>
          </table:table-cell>
          <table:table-cell table:style-name="ce2" office:value-type="string" calcext:value-type="string">
            <text:p>An öffentlichen Schulen in Rheinland-Pfalz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islamischer Religions­unterricht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flichtfach Ethik</text:p>
          </table:table-cell>
          <table:table-cell table:style-name="ce2" office:value-type="string" calcext:value-type="string">
            <text:p>An den Schulen in Rheinland-Pfalz soll Religionsunterricht durch ein Pflichtfach Ethik ersetzt werd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Ethik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slamischer Religions­unterricht</text:p>
          </table:table-cell>
          <table:table-cell table:style-name="ce2" office:value-type="string" calcext:value-type="string">
            <text:p>An den Schulen Schleswig-Holsteins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Islamischer Religions­unterricht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igions­unterricht</text:p>
          </table:table-cell>
          <table:table-cell table:style-name="ce2" office:value-type="string" calcext:value-type="string">
            <text:p>Konfessioneller Religionsunterricht soll weiterhin an allen niedersächsischen Schulen angeboten werden.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Religions­unterricht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1016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bschaffung des Religionsunterrichts</text:p>
          </table:table-cell>
          <table:table-cell table:style-name="ce2" office:value-type="string" calcext:value-type="string">
            <text:p>Abschaffung des Religionsunterrichts an staatlichen Schulen in Sachsen!</text:p>
          </table:table-cell>
          <table:table-cell office:value-type="string" calcext:value-type="string">
            <text:p>Religionsunterricht</text:p>
          </table:table-cell>
          <table:table-cell table:style-name="ce2" office:value-type="string" calcext:value-type="string">
            <text:p>Abschaffung des Religionsunterrichts</text:p>
          </table:table-cell>
          <table:table-cell table:style-name="ce2" office:value-type="string" calcext:value-type="string">
            <text:p>Religionsunterrichts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Im Öffentlichen Dienst soll das Renteneintrittsalter heraufgesetzt werden.</text:p>
          </table:table-cell>
          <table:table-cell office:value-type="string" calcext:value-type="string">
            <text:p>Rente</text:p>
          </table:table-cell>
          <table:table-cell table:number-columns-repeated="2" table:style-name="ce2" office:value-type="string" calcext:value-type="string">
            <text:p>Renteneintrittsalter</text:p>
          </table:table-cell>
          <table:table-cell table:number-columns-repeated="1016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entengarantie</text:p>
          </table:table-cell>
          <table:table-cell table:style-name="ce2" office:value-type="string" calcext:value-type="string">
            <text:p>Wenn die Löhne sinken, müssen die gesetzlichen Renten entsprechend gekürzt werden.</text:p>
          </table:table-cell>
          <table:table-cell office:value-type="string" calcext:value-type="string">
            <text:p>Rente</text:p>
          </table:table-cell>
          <table:table-cell table:style-name="ce2" office:value-type="string" calcext:value-type="string">
            <text:p>Rentengarantie</text:p>
          </table:table-cell>
          <table:table-cell table:style-name="ce2" office:value-type="string" calcext:value-type="string">
            <text:p>Renten</text:p>
          </table:table-cell>
          <table:table-cell table:number-columns-repeated="1016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ente mit 67</text:p>
          </table:table-cell>
          <table:table-cell table:style-name="ce2" office:value-type="string" calcext:value-type="string">
            <text:p>Die Erhöhung des gesetzlichen Renteneintrittsalters auf 67 Jahre soll beibehalten werden.</text:p>
          </table:table-cell>
          <table:table-cell office:value-type="string" calcext:value-type="string">
            <text:p>Rente</text:p>
          </table:table-cell>
          <table:table-cell table:style-name="ce2" office:value-type="string" calcext:value-type="string">
            <text:p>Rente mit 67</text:p>
          </table:table-cell>
          <table:table-cell table:style-name="ce2" office:value-type="string" calcext:value-type="string">
            <text:p>Renteneintrittsalters</text:p>
          </table:table-cell>
          <table:table-cell table:number-columns-repeated="1016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nte mit 67</text:p>
          </table:table-cell>
          <table:table-cell table:style-name="ce2" office:value-type="string" calcext:value-type="string">
            <text:p>Das gesetzliche Renteneintrittsalter soll wieder gesenkt werden.</text:p>
          </table:table-cell>
          <table:table-cell office:value-type="string" calcext:value-type="string">
            <text:p>Rente</text:p>
          </table:table-cell>
          <table:table-cell table:style-name="ce2" office:value-type="string" calcext:value-type="string">
            <text:p>Rente mit 67</text:p>
          </table:table-cell>
          <table:table-cell table:style-name="ce2" office:value-type="string" calcext:value-type="string">
            <text:p>Renteneintrittsalter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e Beitragszahlungen Deutschlands an die EU müssen gesenkt werden.</text:p>
          </table:table-cell>
          <table:table-cell office:value-type="string" calcext:value-type="string">
            <text:p>REST</text:p>
          </table:table-cell>
          <table:table-cell/>
          <table:table-cell table:style-name="ce2" office:value-type="string" calcext:value-type="string">
            <text:p>Beitragszahlungen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eiterer Personalabbau in Ministerien und Landesverwaltungen!</text:p>
          </table:table-cell>
          <table:table-cell office:value-type="string" calcext:value-type="string">
            <text:p>REST</text:p>
          </table:table-cell>
          <table:table-cell/>
          <table:table-cell table:style-name="ce2" office:value-type="string" calcext:value-type="string">
            <text:p>Landesverwal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mputerspiele</text:p>
          </table:table-cell>
          <table:table-cell table:style-name="ce2" office:value-type="string" calcext:value-type="string">
            <text:p>Bremen soll sich dafür einsetzen, dass die Herstellung und der Vertrieb besonders gewalthaltiger Computerspiele verboten werden. </text:p>
          </table:table-cell>
          <table:table-cell office:value-type="string" calcext:value-type="string">
            <text:p>REST</text:p>
          </table:table-cell>
          <table:table-cell table:number-columns-repeated="2" table:style-name="ce2" office:value-type="string" calcext:value-type="string">
            <text:p>Computerspiele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Die Bundeswehr soll sofort aus Afghanistan abgezogen werden.</text:p>
          </table:table-cell>
          <table:table-cell office:value-type="string" calcext:value-type="string">
            <text:p>REST</text:p>
          </table:table-cell>
          <table:table-cell table:number-columns-repeated="2" table:style-name="ce2" office:value-type="string" calcext:value-type="string">
            <text:p>Afghanistan</text:p>
          </table:table-cell>
          <table:table-cell table:number-columns-repeated="1016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hrpflicht</text:p>
          </table:table-cell>
          <table:table-cell table:style-name="ce2" office:value-type="string" calcext:value-type="string">
            <text:p>Die Wehrpflicht soll in ihrer jetzigen Form beibehalten werden.</text:p>
          </table:table-cell>
          <table:table-cell office:value-type="string" calcext:value-type="string">
            <text:p>REST</text:p>
          </table:table-cell>
          <table:table-cell table:number-columns-repeated="2" table:style-name="ce2" office:value-type="string" calcext:value-type="string">
            <text:p>Wehrpflicht</text:p>
          </table:table-cell>
          <table:table-cell table:number-columns-repeated="1016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undeswehr im Innern</text:p>
          </table:table-cell>
          <table:table-cell table:style-name="ce2" office:value-type="string" calcext:value-type="string">
            <text:p>Zur Terrorismusbekämpfung soll die Bundeswehr auch im Innern eingesetzt werden könn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Bundeswehr im Innern</text:p>
          </table:table-cell>
          <table:table-cell table:style-name="ce2" office:value-type="string" calcext:value-type="string">
            <text:p>Terrorismusbek</text:p>
          </table:table-cell>
          <table:table-cell table:number-columns-repeated="1016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ennzeichnung Salz, Zucker, Fett</text:p>
          </table:table-cell>
          <table:table-cell table:style-name="ce2" office:value-type="string" calcext:value-type="string">
            <text:p>In der EU soll der Anteil von Fett, Zucker und Salz in Lebensmitteln durch ein Symbol deutlich gekennzeichnet werd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Kennzeichnung Salz, Zucker, Fett</text:p>
          </table:table-cell>
          <table:table-cell table:style-name="ce2" office:value-type="string" calcext:value-type="string">
            <text:p>Lebensmitteln</text:p>
          </table:table-cell>
          <table:table-cell table:number-columns-repeated="1016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U-Beitrags- zahlungen</text:p>
          </table:table-cell>
          <table:table-cell table:style-name="ce2" office:value-type="string" calcext:value-type="string">
            <text:p>Die Beitragszahlungen an die EU sollen sich an der jeweiligen Wirtschaftsleistung der Mitgliedsländer orientier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EU-Beitrags- zahlungen</text:p>
          </table:table-cell>
          <table:table-cell table:style-name="ce2" office:value-type="string" calcext:value-type="string">
            <text:p>Wirtschaftsleistung</text:p>
          </table:table-cell>
          <table:table-cell table:number-columns-repeated="1016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inheimische Unternehmen</text:p>
          </table:table-cell>
          <table:table-cell table:style-name="ce2" office:value-type="string" calcext:value-type="string">
            <text:p>Einheimische Unternehmen sollen bei öffentlichen, europaweiten Ausschreibungen bevorzugt werd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Einheimische Unternehmen</text:p>
          </table:table-cell>
          <table:table-cell table:style-name="ce2" office:value-type="string" calcext:value-type="string">
            <text:p>Ausschreibungen</text:p>
          </table:table-cell>
          <table:table-cell table:number-columns-repeated="1016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US-Stützpunkte</text:p>
          </table:table-cell>
          <table:table-cell table:style-name="ce2" office:value-type="string" calcext:value-type="string">
            <text:p>Die USA sollen ihre militärischen Stützpunkte innerhalb der Europäischen Union aufgeb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US-Stützpunkte</text:p>
          </table:table-cell>
          <table:table-cell table:style-name="ce2" office:value-type="string" calcext:value-type="string">
            <text:p>Europ</text:p>
          </table:table-cell>
          <table:table-cell table:number-columns-repeated="1016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NO-Sicherheitsrat</text:p>
          </table:table-cell>
          <table:table-cell table:style-name="ce2" office:value-type="string" calcext:value-type="string">
            <text:p>Ein einziger ständiger Sitz für alle EU-Mitgliedsländer im UNO-Sicherheitsrat!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UNO-Sicherheitsrat</text:p>
          </table:table-cell>
          <table:table-cell table:style-name="ce2" office:value-type="string" calcext:value-type="string">
            <text:p>Sicherheitsrat</text:p>
          </table:table-cell>
          <table:table-cell table:number-columns-repeated="1016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lücksspiel­anbieter</text:p>
          </table:table-cell>
          <table:table-cell table:style-name="ce2" office:value-type="string" calcext:value-type="string">
            <text:p>Für die Zulassung von Glücksspielanbietern sollen strengere Regeln gelt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Glücksspiel­anbieter</text:p>
          </table:table-cell>
          <table:table-cell table:style-name="ce2" office:value-type="string" calcext:value-type="string">
            <text:p>Zulassung</text:p>
          </table:table-cell>
          <table:table-cell table:number-columns-repeated="1016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oppelte Staatsangehörigkeit</text:p>
          </table:table-cell>
          <table:table-cell table:style-name="ce2" office:value-type="string" calcext:value-type="string">
            <text:p>Volljährige deutsche Staatsangehörige sollen keine weitere Staatsangehörigkeit besitzen dürf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Doppelte Staatsangehörigkeit</text:p>
          </table:table-cell>
          <table:table-cell table:style-name="ce2" office:value-type="string" calcext:value-type="string">
            <text:p>Staatsangeh</text:p>
          </table:table-cell>
          <table:table-cell table:number-columns-repeated="1016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chutz vor Wölfen</text:p>
          </table:table-cell>
          <table:table-cell table:style-name="ce2" office:value-type="string" calcext:value-type="string">
            <text:p>Zum Schutz von Schafsherden vor Wölfen soll das Land Gelder für die Errichtung von Schutzzäunen bereitstell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Schutz vor Wölfen</text:p>
          </table:table-cell>
          <table:table-cell table:style-name="ce2" office:value-type="string" calcext:value-type="string">
            <text:p>Schafsherden</text:p>
          </table:table-cell>
          <table:table-cell table:number-columns-repeated="1016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yl für Snowden</text:p>
          </table:table-cell>
          <table:table-cell table:style-name="ce2" office:value-type="string" calcext:value-type="string">
            <text:p>Edward Snowden soll in einem EU-Mitgliedsstaat Asyl gewährt werd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Asyl für Snowden</text:p>
          </table:table-cell>
          <table:table-cell table:style-name="ce2" office:value-type="string" calcext:value-type="string">
            <text:p>Mitgliedsstaat</text:p>
          </table:table-cell>
          <table:table-cell table:number-columns-repeated="1016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chutzzölle</text:p>
          </table:table-cell>
          <table:table-cell table:style-name="ce2" office:value-type="string" calcext:value-type="string">
            <text:p>Die Europäische Union soll zum Schutz heimischer Produkte verstärkt Zölle erheb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Schutzzölle</text:p>
          </table:table-cell>
          <table:table-cell table:style-name="ce2" office:value-type="string" calcext:value-type="string">
            <text:p>Produkte</text:p>
          </table:table-cell>
          <table:table-cell table:number-columns-repeated="1016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reihandelsabkommen mit den USA</text:p>
          </table:table-cell>
          <table:table-cell table:style-name="ce2" office:value-type="string" calcext:value-type="string">
            <text:p>Die Europäische Union soll ein Freihandelsabkommen mit den USA abschließ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Freihandelsabkommen mit den USA</text:p>
          </table:table-cell>
          <table:table-cell table:style-name="ce2" office:value-type="string" calcext:value-type="string">
            <text:p>Freihandelsabkommen</text:p>
          </table:table-cell>
          <table:table-cell table:number-columns-repeated="1016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nerkennung von Berufsabschlüssen</text:p>
          </table:table-cell>
          <table:table-cell table:style-name="ce2" office:value-type="string" calcext:value-type="string">
            <text:p>In der Europäischen Union erworbene Berufsabschlüsse sollen EU-weit anerkannt werd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Anerkennung von Berufsabschlüssen</text:p>
          </table:table-cell>
          <table:table-cell table:style-name="ce2" office:value-type="string" calcext:value-type="string">
            <text:p>Berufsabschl</text:p>
          </table:table-cell>
          <table:table-cell table:number-columns-repeated="1016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rostitution</text:p>
          </table:table-cell>
          <table:table-cell table:style-name="ce2" office:value-type="string" calcext:value-type="string">
            <text:p>Die Inanspruchnahme sexueller Dienstleistungen gegen Bezahlung soll strafbar sei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Prostitution</text:p>
          </table:table-cell>
          <table:table-cell table:style-name="ce2" office:value-type="string" calcext:value-type="string">
            <text:p>Dienstleis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Opfer der SED-Diktatur</text:p>
          </table:table-cell>
          <table:table-cell table:style-name="ce2" office:value-type="string" calcext:value-type="string">
            <text:p>Thüringen soll die Opfer der SED-Diktatur finanziell stärker entschädig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Opfer der SED-Diktatur</text:p>
          </table:table-cell>
          <table:table-cell table:style-name="ce2" office:value-type="string" calcext:value-type="string">
            <text:p>Diktatur</text:p>
          </table:table-cell>
          <table:table-cell table:number-columns-repeated="1016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ontainern</text:p>
          </table:table-cell>
          <table:table-cell table:style-name="ce2" office:value-type="string" calcext:value-type="string">
            <text:p>Das Sammeln weggeworfener Lebensmittel aus Müllcontainern von Supermärkten soll strafbar bleiben.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>
            <text:p>Containern</text:p>
          </table:table-cell>
          <table:table-cell table:style-name="ce2" office:value-type="string" calcext:value-type="string">
            <text:p>Leben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ßgeld für Schmutz</text:p>
          </table:table-cell>
          <table:table-cell table:style-name="ce2" office:value-type="string" calcext:value-type="string">
            <text:p>Die Verschmutzung öffentlicher Plätze (z. B. durch Müll oder Hundekot) soll mit höheren Bußgeldern geahndet werden.</text:p>
          </table:table-cell>
          <table:table-cell office:value-type="string" calcext:value-type="string">
            <text:p>Schmutz</text:p>
          </table:table-cell>
          <table:table-cell table:style-name="ce2" office:value-type="string" calcext:value-type="string">
            <text:p>Schmutz</text:p>
          </table:table-cell>
          <table:table-cell table:style-name="ce2" office:value-type="string" calcext:value-type="string">
            <text:p>Verschmutzung</text:p>
          </table:table-cell>
          <table:table-cell table:number-columns-repeated="1016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erschmutzung durch Hundekot</text:p>
          </table:table-cell>
          <table:table-cell table:style-name="ce2" office:value-type="string" calcext:value-type="string">
            <text:p>Härteres Vorgehen bei Verschmutzung durch Hundekot.</text:p>
          </table:table-cell>
          <table:table-cell office:value-type="string" calcext:value-type="string">
            <text:p>Schmutz</text:p>
          </table:table-cell>
          <table:table-cell table:style-name="ce2" office:value-type="string" calcext:value-type="string">
            <text:p>Schmutz</text:p>
          </table:table-cell>
          <table:table-cell table:style-name="ce2" office:value-type="string" calcext:value-type="string">
            <text:p>Verschmutzung</text:p>
          </table:table-cell>
          <table:table-cell table:number-columns-repeated="10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ie Neuverschuldung Sachsens muss strikt begrenzt werden.</text:p>
          </table:table-cell>
          <table:table-cell office:value-type="string" calcext:value-type="string">
            <text:p>Schuldenbremse</text:p>
          </table:table-cell>
          <table:table-cell/>
          <table:table-cell table:style-name="ce2" office:value-type="string" calcext:value-type="string">
            <text:p>Neuverschuldung</text:p>
          </table:table-cell>
          <table:table-cell table:number-columns-repeated="1016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euverschuldung</text:p>
          </table:table-cell>
          <table:table-cell table:style-name="ce2" office:value-type="string" calcext:value-type="string">
            <text:p>Ein Verbot der Neuverschuldung soll in die Hamburger Verfassung aufgenommen werden.</text:p>
          </table:table-cell>
          <table:table-cell office:value-type="string" calcext:value-type="string">
            <text:p>Schuldenbremse</text:p>
          </table:table-cell>
          <table:table-cell table:number-columns-repeated="2" table:style-name="ce2" office:value-type="string" calcext:value-type="string">
            <text:p>Neuverschuldung</text:p>
          </table:table-cell>
          <table:table-cell table:number-columns-repeated="1016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In der Landesverfassung Nordrhein-Westfalens soll eine Begrenzung staatlicher Schulden ("Schuldenbremse") verankert werden.</text:p>
          </table:table-cell>
          <table:table-cell table:number-columns-repeated="2"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Landesverfassung</text:p>
          </table:table-cell>
          <table:table-cell table:number-columns-repeated="1016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In die Bremer Landesverfassung soll eine "Schuldenbremse" aufgenommen werden.</text:p>
          </table:table-cell>
          <table:table-cell table:number-columns-repeated="2"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Landesverfassung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Für alle Kreise, Städte und Gemeinden Schleswig-Holsteins soll eine Schuldenbremse eingeführt werden.</text:p>
          </table:table-cell>
          <table:table-cell table:number-columns-repeated="3" table:style-name="ce2" office:value-type="string" calcext:value-type="string">
            <text:p>Schuldenbremse</text:p>
          </table:table-cell>
          <table:table-cell table:number-columns-repeated="1016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In die Bayerische Verfassung soll eine Schuldenbremse aufgenommen werden.</text:p>
          </table:table-cell>
          <table:table-cell table:number-columns-repeated="3" table:style-name="ce2" office:value-type="string" calcext:value-type="string">
            <text:p>Schuldenbremse</text:p>
          </table:table-cell>
          <table:table-cell table:number-columns-repeated="1016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Das Land Niedersachsen soll ab dem Jahr 2017 keine neuen Schulden mehr machen dürfen.</text:p>
          </table:table-cell>
          <table:table-cell table:number-columns-repeated="2" table:style-name="ce2" office:value-type="string" calcext:value-type="string">
            <text:p>Schuldenbremse</text:p>
          </table:table-cell>
          <table:table-cell table:style-name="ce2" office:value-type="string" calcext:value-type="string">
            <text:p>Nieder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Zusätzliche Steuereinnahmen sollen überwiegend zum Schuldenabbau verwendet werden.</text:p>
          </table:table-cell>
          <table:table-cell table:style-name="ce2" office:value-type="string" calcext:value-type="string">
            <text:p>Schuldentilgung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Steuereinnahmen</text:p>
          </table:table-cell>
          <table:table-cell table:number-columns-repeated="1016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chuldentilgung</text:p>
          </table:table-cell>
          <table:table-cell table:style-name="ce2" office:value-type="string" calcext:value-type="string">
            <text:p>Steuermehreinnahmen sollen vorrangig für die Tilgung der Schulden verwendet werden.</text:p>
          </table:table-cell>
          <table:table-cell table:number-columns-repeated="2" table:style-name="ce2" office:value-type="string" calcext:value-type="string">
            <text:p>Schuldentilgung</text:p>
          </table:table-cell>
          <table:table-cell table:style-name="ce2" office:value-type="string" calcext:value-type="string">
            <text:p>Steuermehreinnahmen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Steuermehreinnahmen sollen vorrangig für den Schuldenabbau verwendet werden!</text:p>
          </table:table-cell>
          <table:table-cell table:style-name="ce2" office:value-type="string" calcext:value-type="string">
            <text:p>Schuldentilgung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Steuermehreinnahmen</text:p>
          </table:table-cell>
          <table:table-cell table:number-columns-repeated="1016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Steuermehreinnahmen sollen vorrangig für den Abbau von Schulden verwendet werden.</text:p>
          </table:table-cell>
          <table:table-cell table:style-name="ce2" office:value-type="string" calcext:value-type="string">
            <text:p>Schuldentilgung</text:p>
          </table:table-cell>
          <table:table-cell table:style-name="ce2" office:value-type="string" calcext:value-type="string">
            <text:p>Schuldenabbau</text:p>
          </table:table-cell>
          <table:table-cell table:style-name="ce2" office:value-type="string" calcext:value-type="string">
            <text:p>Steuermehreinnahmen</text:p>
          </table:table-cell>
          <table:table-cell table:number-columns-repeated="101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e Gemeinschaftsschulzeit soll von vier auf sechs Jahre erhöht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emeinschafts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Keine Noten in der Grundschule!</text:p>
          </table:table-cell>
          <table:table-cell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Grundschule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Das Sozialverhalten der Schüler/-innen soll wieder benotet werden.</text:p>
          </table:table-cell>
          <table:table-cell table:number-columns-repeated="2" table:style-name="ce2" office:value-type="string" calcext:value-type="string">
            <text:p>Schule</text:p>
          </table:table-cell>
          <table:table-cell table:style-name="ce2" office:value-type="string" calcext:value-type="string">
            <text:p>Sozialverhalten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Die Geschlechtertrennung soll in ausgewählten Schulfächern wieder eingeführt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eschlechtertrennung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Wir brauchen einheitliche Bildungsstandards innerhalb der EU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Bildungsstandards</text:p>
          </table:table-cell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 Zukunft soll ein Teil des Unterrichts nachmittags stattfin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Unterrichts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e Gesamtschule soll flächendeckend eingeführt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esamtschule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ie Grundschulzeit soll auf 6 Jahre erhöht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rund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Die Abschlussprüfung an Hauptschulen muss wieder abgeschafft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Haupt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Schulen sollen ihre Lehrer/innen selbst auswählen und bezahlen könn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Lehrer</text:p>
          </table:table-cell>
          <table:table-cell table:style-name="ce2" office:value-type="string" calcext:value-type="string">
            <text:p>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Eltern sollten die Grundschule für ihr Kind frei aussuchen könn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frei aussuchen</text:p>
          </table:table-cell>
          <table:table-cell table:style-name="ce2" office:value-type="string" calcext:value-type="string">
            <text:p>Grundschule</text:p>
          </table:table-cell>
          <table:table-cell table:number-columns-repeated="101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Landesweite Einführung von Ganztagsschul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Ganztagsschule</text:p>
          </table:table-cell>
          <table:table-cell table:style-name="ce2" office:value-type="string" calcext:value-type="string">
            <text:p>Ganztags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Schulnoten bereits ab der 1. Schulklasse!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Schulklasse</text:p>
          </table:table-cell>
          <table:table-cell table:number-columns-repeated="101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Einschulung bereits mit 5 Jahren.</text:p>
          </table:table-cell>
          <table:table-cell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Einschulung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Schulabgang nur mit Schulabschluss!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Schulabschluss</text:p>
          </table:table-cell>
          <table:table-cell table:number-columns-repeated="101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Schulsystems</text:p>
          </table:table-cell>
          <table:table-cell table:number-columns-repeated="101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Abschlusspr</text:p>
          </table:table-cell>
          <table:table-cell table:number-columns-repeated="10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Klassenstufe</text:p>
          </table:table-cell>
          <table:table-cell table:number-columns-repeated="101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Gemeinsame Schulzeit für alle bis zur Klasse neu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emeinsame</text:p>
          </table:table-cell>
          <table:table-cell table:number-columns-repeated="101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Schulsystems</text:p>
          </table:table-cell>
          <table:table-cell table:number-columns-repeated="101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Abschlusspr</text:p>
          </table:table-cell>
          <table:table-cell table:number-columns-repeated="101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Klassenstufe</text:p>
          </table:table-cell>
          <table:table-cell table:number-columns-repeated="101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Gemeinsame Schulzeit für alle bis zur Klasse neu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Gemeinsame</text:p>
          </table:table-cell>
          <table:table-cell table:number-columns-repeated="1016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lle Berliner Grundschulen sollen Ganztagsschulen werden.</text:p>
          </table:table-cell>
          <table:table-cell table:style-name="ce2"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Ganztags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An Berliner Schulen soll das Sitzenbleiben abgeschafft werden!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Sitzenbleiben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as Land Berlin soll verstärkt die Privatschulen förder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Privat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2" office:value-type="string" calcext:value-type="string">
            <text:p>Schulsystem</text:p>
          </table:table-cell>
          <table:table-cell table:number-columns-repeated="1016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as dreigliedrige Schulsystem (Hauptschule, Realschule, Gymnasium) soll erhalten bleiben.</text:p>
          </table:table-cell>
          <table:table-cell table:style-name="ce2"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Schulsystem</text:p>
          </table:table-cell>
          <table:table-cell table:number-columns-repeated="1016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Zur Vorbereitung auf die Grundschule soll das letzte Kindergartenjahr verpflichtend sei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Grundschule</text:p>
          </table:table-cell>
          <table:table-cell table:style-name="ce2" office:value-type="string" calcext:value-type="string">
            <text:p>Kindergartenjahr</text:p>
          </table:table-cell>
          <table:table-cell table:number-columns-repeated="1016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ine Schule bis Klasse 10</text:p>
          </table:table-cell>
          <table:table-cell table:style-name="ce2" office:value-type="string" calcext:value-type="string">
            <text:p>Alle Kinder sollen bis zur 10. Klasse gemeinsam in einer Schule unterrichte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Eine Schule bis Klasse 10</text:p>
          </table:table-cell>
          <table:table-cell table:style-name="ce2" office:value-type="string" calcext:value-type="string">
            <text:p>Kinder</text:p>
          </table:table-cell>
          <table:table-cell table:number-columns-repeated="1016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chulnoten ab Klasse 3</text:p>
          </table:table-cell>
          <table:table-cell table:style-name="ce2" office:value-type="string" calcext:value-type="string">
            <text:p>Schulnoten sollen bereits ab der 3. Klasse vergeben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Grundschule Noten</text:p>
          </table:table-cell>
          <table:table-cell table:style-name="ce2" office:value-type="string" calcext:value-type="string">
            <text:p>Schulnoten</text:p>
          </table:table-cell>
          <table:table-cell table:number-columns-repeated="1016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anztagsschulen</text:p>
          </table:table-cell>
          <table:table-cell table:style-name="ce2" office:value-type="string" calcext:value-type="string">
            <text:p>Für alle Klassen fünf bis zehn: Ganztagsschulen mit verpflichtendem Nachmittagsangebot!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Ganztagsschulen</text:p>
          </table:table-cell>
          <table:table-cell table:style-name="ce2" office:value-type="string" calcext:value-type="string">
            <text:p>Nachmittagsangebot</text:p>
          </table:table-cell>
          <table:table-cell table:number-columns-repeated="1016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Vergleichsarbeiten</text:p>
          </table:table-cell>
          <table:table-cell table:style-name="ce2" office:value-type="string" calcext:value-type="string">
            <text:p>Das Abschneiden der einzelnen Bremer Schulen bei Vergleichsarbeiten soll veröffentlicht werden.</text:p>
          </table:table-cell>
          <table:table-cell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Vergleichsarbeiten</text:p>
          </table:table-cell>
          <table:table-cell table:number-columns-repeated="1016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reigliedrige Schule</text:p>
          </table:table-cell>
          <table:table-cell table:style-name="ce2" office:value-type="string" calcext:value-type="string">
            <text:p>Hauptschulen, Realschulen und Gymnasien sollen zu einer gemeinsamen Schulform zusammengeleg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Dreigliedrige Schule</text:p>
          </table:table-cell>
          <table:table-cell table:style-name="ce2" office:value-type="string" calcext:value-type="string">
            <text:p>Haupt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ebührenfreie Schulbücher</text:p>
          </table:table-cell>
          <table:table-cell table:style-name="ce2" office:value-type="string" calcext:value-type="string">
            <text:p>Gebührenfreie Bereitstellung von Schulbüchern an allen Hamburger Schulen!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Gebührenfreie Schulbücher</text:p>
          </table:table-cell>
          <table:table-cell table:style-name="ce2" office:value-type="string" calcext:value-type="string">
            <text:p>Bereitstellung</text:p>
          </table:table-cell>
          <table:table-cell table:number-columns-repeated="1016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ildungspolitik</text:p>
          </table:table-cell>
          <table:table-cell table:style-name="ce2" office:value-type="string" calcext:value-type="string">
            <text:p>Bildungspolitik soll Ländersache bleiben.</text:p>
          </table:table-cell>
          <table:table-cell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Bildungspolitik</text:p>
          </table:table-cell>
          <table:table-cell table:number-columns-repeated="1016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Das gegliederte Schulsystem (Haupt- /Realschulen und Gymnasien) soll beibehalten werden.</text:p>
          </table:table-cell>
          <table:table-cell table:style-name="ce2"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Schulsystem</text:p>
          </table:table-cell>
          <table:table-cell table:number-columns-repeated="1016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Das dreigliedrige Schulsystem (Hauptschule, Realschule, Gymnasium) soll erhalten bleiben.</text:p>
          </table:table-cell>
          <table:table-cell table:style-name="ce2"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Schulsystem</text:p>
          </table:table-cell>
          <table:table-cell table:number-columns-repeated="1016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rivatschulen</text:p>
          </table:table-cell>
          <table:table-cell table:style-name="ce2" office:value-type="string" calcext:value-type="string">
            <text:p>Die Gründung weiterer Privatschulen in Nordrhein-Westfalen soll gefördert werden.</text:p>
          </table:table-cell>
          <table:table-cell office:value-type="string" calcext:value-type="string">
            <text:p>Schule</text:p>
          </table:table-cell>
          <table:table-cell table:number-columns-repeated="2" table:style-name="ce2" office:value-type="string" calcext:value-type="string">
            <text:p>Privat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chsjährige Grundschulzeit</text:p>
          </table:table-cell>
          <table:table-cell table:style-name="ce2" office:value-type="string" calcext:value-type="string">
            <text:p>Die sechsjährige Grundschulzeit soll für alle Schülerinnen und Schüler verpflichtend sei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echsjährige Grundschulzeit</text:p>
          </table:table-cell>
          <table:table-cell table:style-name="ce2" office:value-type="string" calcext:value-type="string">
            <text:p>Grund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ahrgangs­übergreifendes Lernen</text:p>
          </table:table-cell>
          <table:table-cell table:style-name="ce2" office:value-type="string" calcext:value-type="string">
            <text:p>Das jahrgangsübergreifende Lernen ("JüL") an Berliner Grundschulen soll abgeschaff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Jahrgangs­übergreifendes Lernen</text:p>
          </table:table-cell>
          <table:table-cell table:style-name="ce2" office:value-type="string" calcext:value-type="string">
            <text:p>Grund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ehrer für islamischen Religions­unterricht</text:p>
          </table:table-cell>
          <table:table-cell table:style-name="ce2" office:value-type="string" calcext:value-type="string">
            <text:p>Berliner Lehrerinnen und Lehrer für islamischen Religionsunterricht sollen an deutschen Hochschulen ausgebildet worden sei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Lehrer für islamischen Religions­unterricht</text:p>
          </table:table-cell>
          <table:table-cell table:style-name="ce2" office:value-type="string" calcext:value-type="string">
            <text:p>Religionsunterricht</text:p>
          </table:table-cell>
          <table:table-cell table:style-name="ce2" office:value-type="string" calcext:value-type="string">
            <text:p>Islam</text:p>
          </table:table-cell>
          <table:table-cell table:number-columns-repeated="1015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hulnoten</text:p>
          </table:table-cell>
          <table:table-cell table:style-name="ce2" office:value-type="string" calcext:value-type="string">
            <text:p>Abschaffung von Schulnoten in der Grundschule!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Grundschule Noten</text:p>
          </table:table-cell>
          <table:table-cell table:style-name="ce2" office:value-type="string" calcext:value-type="string">
            <text:p>Abschaffung</text:p>
          </table:table-cell>
          <table:table-cell table:number-columns-repeated="1016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rundschulzeit</text:p>
          </table:table-cell>
          <table:table-cell table:style-name="ce2" office:value-type="string" calcext:value-type="string">
            <text:p>Kinder sollen weiterhin nach der vierten Grundschulklasse auf weiterführende Stadtteilschulen und Gymnasien wechsel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Grundschulzeit</text:p>
          </table:table-cell>
          <table:table-cell table:style-name="ce2" office:value-type="string" calcext:value-type="string">
            <text:p>Grundschulklasse</text:p>
          </table:table-cell>
          <table:table-cell table:number-columns-repeated="1016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ymnasium</text:p>
          </table:table-cell>
          <table:table-cell table:style-name="ce2" office:value-type="string" calcext:value-type="string">
            <text:p>Das Gymnasium soll in Bremen als Schulform erhalten bleib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Gymnasium</text:p>
          </table:table-cell>
          <table:table-cell table:number-columns-repeated="1016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"Realschule plus"</text:p>
          </table:table-cell>
          <table:table-cell table:style-name="ce2" office:value-type="string" calcext:value-type="string">
            <text:p>Das Konzept "Realschule plus" soll rückgängig gemach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"Realschule plus"</text:p>
          </table:table-cell>
          <table:table-cell table:style-name="ce2" office:value-type="string" calcext:value-type="string">
            <text:p>Realschule</text:p>
          </table:table-cell>
          <table:table-cell table:number-columns-repeated="1016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ochbegabten­klassen</text:p>
          </table:table-cell>
          <table:table-cell table:style-name="ce2" office:value-type="string" calcext:value-type="string">
            <text:p>In Schleswig-Holstein sollen an ausgewählten Schulen Hochbegabtenklassen eingerichtet werd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Hochbegabte</text:p>
          </table:table-cell>
          <table:table-cell table:style-name="ce2" office:value-type="string" calcext:value-type="string">
            <text:p>Hochbegabtenklassen</text:p>
          </table:table-cell>
          <table:table-cell table:number-columns-repeated="1016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ymnasium</text:p>
          </table:table-cell>
          <table:table-cell table:style-name="ce2" office:value-type="string" calcext:value-type="string">
            <text:p>In Schleswig-Holstein soll das Gymnasium als Schulform langfristig erhalten bleib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Schleswig</text:p>
          </table:table-cell>
          <table:table-cell table:number-columns-repeated="1016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Kostenloses Mittagessen</text:p>
          </table:table-cell>
          <table:table-cell table:style-name="ce2" office:value-type="string" calcext:value-type="string">
            <text:p>Alle Schülerinnen und Schüler an Ganztagsschulen sollen ein kostenloses Mittagessen bekomm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Kostenloses Mittagessen</text:p>
          </table:table-cell>
          <table:table-cell table:style-name="ce2" office:value-type="string" calcext:value-type="string">
            <text:p>Ganztags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reigliedriges Schulsystem</text:p>
          </table:table-cell>
          <table:table-cell table:style-name="ce2" office:value-type="string" calcext:value-type="string">
            <text:p>Das dreigliedrige Schulsystem (Mittelschule, Realschule, Gymnasium) soll erhalten bleib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Dreigliedriges Schulsystem</text:p>
          </table:table-cell>
          <table:table-cell table:style-name="ce2" office:value-type="string" calcext:value-type="string">
            <text:p>Mittelschule</text:p>
          </table:table-cell>
          <table:table-cell table:number-columns-repeated="1016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ängere Grundschulzeit</text:p>
          </table:table-cell>
          <table:table-cell table:style-name="ce2" office:value-type="string" calcext:value-type="string">
            <text:p>Die gemeinsame Grundschulzeit soll über das vierte Jahr hinaus ausgeweite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Längere Grundschulzeit</text:p>
          </table:table-cell>
          <table:table-cell table:style-name="ce2" office:value-type="string" calcext:value-type="string">
            <text:p>Grund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Kostenlose Schulbücher</text:p>
          </table:table-cell>
          <table:table-cell table:style-name="ce2" office:value-type="string" calcext:value-type="string">
            <text:p>Schulbücher sollen allen niedersächsischen Schülerinnen und Schülern kostenlos zur Verfügung gestell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Kostenlose Schulbücher</text:p>
          </table:table-cell>
          <table:table-cell table:style-name="ce2" office:value-type="string" calcext:value-type="string">
            <text:p>Schulb</text:p>
          </table:table-cell>
          <table:table-cell table:number-columns-repeated="1016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ittagessen an Schulen</text:p>
          </table:table-cell>
          <table:table-cell table:style-name="ce2" office:value-type="string" calcext:value-type="string">
            <text:p>Kostenfreies Mittagessen für alle Schülerinnen und Schüler an Ganztagsschul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Mittagessen an Schulen</text:p>
          </table:table-cell>
          <table:table-cell table:style-name="ce2" office:value-type="string" calcext:value-type="string">
            <text:p>Ganztags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Das Schulsystem aus Oberschulen, Gesamtschulen und Gymnasien soll erhalten bleib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system</text:p>
          </table:table-cell>
          <table:table-cell table:style-name="ce2" office:value-type="string" calcext:value-type="string">
            <text:p>Gesamt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chulen in freier Trägerschaft</text:p>
          </table:table-cell>
          <table:table-cell table:style-name="ce2" office:value-type="string" calcext:value-type="string">
            <text:p>Die finanzielle Förderung von Schulen in freier Trägerschaft soll wieder erhöht werd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n in freier Trägerschaft</text:p>
          </table:table-cell>
          <table:table-cell table:style-name="ce2" office:value-type="string" calcext:value-type="string">
            <text:p>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meinsame Grundschulzeit</text:p>
          </table:table-cell>
          <table:table-cell table:style-name="ce2" office:value-type="string" calcext:value-type="string">
            <text:p>Die gemeinsame Grundschulzeit soll über die vierte Klasse hinaus ausgeweitet werden.</text:p>
          </table:table-cell>
          <table:table-cell office:value-type="string" calcext:value-type="string">
            <text:p>Schule</text:p>
          </table:table-cell>
          <table:table-cell table:style-name="ce2" office:value-type="string" calcext:value-type="string">
            <text:p>Gemeinsame Grundschulzeit</text:p>
          </table:table-cell>
          <table:table-cell table:style-name="ce2" office:value-type="string" calcext:value-type="string">
            <text:p>Grundschulzeit</text:p>
          </table:table-cell>
          <table:table-cell table:number-columns-repeated="1016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Kosten für Schulessen</text:p>
          </table:table-cell>
          <table:table-cell table:style-name="ce2" office:value-type="string" calcext:value-type="string">
            <text:p>Eltern sollen sich weiterhin an den Kosten für das Schulessen ihrer Kinder beteilig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Essen</text:p>
          </table:table-cell>
          <table:table-cell table:style-name="ce2" office:value-type="string" calcext:value-type="string">
            <text:p>Schulessen</text:p>
          </table:table-cell>
          <table:table-cell table:number-columns-repeated="1016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chulen in freier Trägerschaft</text:p>
          </table:table-cell>
          <table:table-cell table:style-name="ce2" office:value-type="string" calcext:value-type="string">
            <text:p>Schulen in freier Trägerschaft sollen staatlichen Schulen finanziell gleichgestellt werd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n in freier Trägerschaft</text:p>
          </table:table-cell>
          <table:table-cell table:style-name="ce2" office:value-type="string" calcext:value-type="string">
            <text:p>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klusion an Schulen</text:p>
          </table:table-cell>
          <table:table-cell table:style-name="ce2" office:value-type="string" calcext:value-type="string">
            <text:p>Alle Schülerinnen und Schüler mit Behinderung sollen ausschließlich an Regelschulen unterrichtet werden.</text:p>
          </table:table-cell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Schule Inklusion</text:p>
          </table:table-cell>
          <table:table-cell table:style-name="ce2" office:value-type="string" calcext:value-type="string">
            <text:p>Regel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as Land soll Fahrkarten für Auszubildende, Schüler/innen und Studierende stärker finanziell fördern.</text:p>
          </table:table-cell>
          <table:table-cell office:value-type="string" calcext:value-type="string">
            <text:p>Schülerticket</text:p>
          </table:table-cell>
          <table:table-cell/>
          <table:table-cell table:style-name="ce2" office:value-type="string" calcext:value-type="string">
            <text:p>Auszubildende</text:p>
          </table:table-cell>
          <table:table-cell table:number-columns-repeated="1016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eförderungs­kosten</text:p>
          </table:table-cell>
          <table:table-cell table:style-name="ce2" office:value-type="string" calcext:value-type="string">
            <text:p>Eltern sollen sich weiterhin an den Kosten für die Beförderung ihrer Kinder zur Schule beteiligen müssen.</text:p>
          </table:table-cell>
          <table:table-cell office:value-type="string" calcext:value-type="string">
            <text:p>Schülerticket</text:p>
          </table:table-cell>
          <table:table-cell table:style-name="ce2" office:value-type="string" calcext:value-type="string">
            <text:p>Beförderungs­kosten</text:p>
          </table:table-cell>
          <table:table-cell table:style-name="ce2" office:value-type="string" calcext:value-type="string">
            <text:p>Eltern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eförderungskosten</text:p>
          </table:table-cell>
          <table:table-cell table:style-name="ce2" office:value-type="string" calcext:value-type="string">
            <text:p>Eltern sollen sich an den Kosten für die Beförderung ihrer Kinder zur Schule beteiligen müssen.</text:p>
          </table:table-cell>
          <table:table-cell office:value-type="string" calcext:value-type="string">
            <text:p>Schülerticket</text:p>
          </table:table-cell>
          <table:table-cell table:style-name="ce2" office:value-type="string" calcext:value-type="string">
            <text:p>Beförderungskosten</text:p>
          </table:table-cell>
          <table:table-cell table:style-name="ce2" office:value-type="string" calcext:value-type="string">
            <text:p>Eltern</text:p>
          </table:table-cell>
          <table:table-cell table:number-columns-repeated="1016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tzenbleiben</text:p>
          </table:table-cell>
          <table:table-cell table:style-name="ce2" office:value-type="string" calcext:value-type="string">
            <text:p>An niedersächsischen Schulen: "Sitzenbleiben" abschaffen!</text:p>
          </table:table-cell>
          <table:table-cell table:number-columns-repeated="3" table:style-name="ce2" office:value-type="string" calcext:value-type="string">
            <text:p>Sitzenbleiben</text:p>
          </table:table-cell>
          <table:table-cell table:number-columns-repeated="1016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tzenbleiben</text:p>
          </table:table-cell>
          <table:table-cell table:style-name="ce2" office:value-type="string" calcext:value-type="string">
            <text:p>Sitzenbleiben an sächsischen Schulen abschaffen!</text:p>
          </table:table-cell>
          <table:table-cell table:number-columns-repeated="3" table:style-name="ce2" office:value-type="string" calcext:value-type="string">
            <text:p>Sitzenbleiben</text:p>
          </table:table-cell>
          <table:table-cell table:number-columns-repeated="1016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zenbleiben abschaffen</text:p>
          </table:table-cell>
          <table:table-cell table:style-name="ce2" office:value-type="string" calcext:value-type="string">
            <text:p>An allen Schulen im Freistaat: Sitzenbleiben abschaffen!</text:p>
          </table:table-cell>
          <table:table-cell table:style-name="ce2" office:value-type="string" calcext:value-type="string">
            <text:p>Sitzenbleiben</text:p>
          </table:table-cell>
          <table:table-cell table:style-name="ce2" office:value-type="string" calcext:value-type="string">
            <text:p>Sitzenbleiben abschaffen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16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tzenbleiben</text:p>
          </table:table-cell>
          <table:table-cell table:style-name="ce2" office:value-type="string" calcext:value-type="string">
            <text:p>Das Sitzenbleiben an Hamburger Schulen soll wieder eingeführt werden.</text:p>
          </table:table-cell>
          <table:table-cell table:number-columns-repeated="3" table:style-name="ce2" office:value-type="string" calcext:value-type="string">
            <text:p>Sitzenbleiben</text:p>
          </table:table-cell>
          <table:table-cell table:number-columns-repeated="1016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zialer Wohnungsbau</text:p>
          </table:table-cell>
          <table:table-cell table:style-name="ce2" office:value-type="string" calcext:value-type="string">
            <text:p>Die öffentliche Förderung von sozialem Wohnungsbau soll abgeschafft werden.</text:p>
          </table:table-cell>
          <table:table-cell table:style-name="ce2" office:value-type="string" calcext:value-type="string">
            <text:p>Sozialer Wohnungsbau</text:p>
          </table:table-cell>
          <table:table-cell table:style-name="ce2" office:value-type="string" calcext:value-type="string">
            <text:p>sozialer Wohnungsbau</text:p>
          </table:table-cell>
          <table:table-cell table:style-name="ce2" office:value-type="string" calcext:value-type="string">
            <text:p>Wohnungsbau</text:p>
          </table:table-cell>
          <table:table-cell table:number-columns-repeated="1016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ozialer Wohnungsbau</text:p>
          </table:table-cell>
          <table:table-cell table:style-name="ce2" office:value-type="string" calcext:value-type="string">
            <text:p>Berlin soll den sozialen Wohnungsbau wieder fördern.</text:p>
          </table:table-cell>
          <table:table-cell table:number-columns-repeated="2" table:style-name="ce2" office:value-type="string" calcext:value-type="string">
            <text:p>Sozialer Wohnungsbau</text:p>
          </table:table-cell>
          <table:table-cell table:style-name="ce2" office:value-type="string" calcext:value-type="string">
            <text:p>Wohnungsbau</text:p>
          </table:table-cell>
          <table:table-cell table:number-columns-repeated="1016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tudenten­wohnheime</text:p>
          </table:table-cell>
          <table:table-cell table:style-name="ce2" office:value-type="string" calcext:value-type="string">
            <text:p>Für den Bau von Studentenwohnheimen sollen mehr Landesmittel bereitgestellt werden.</text:p>
          </table:table-cell>
          <table:table-cell office:value-type="string" calcext:value-type="string">
            <text:p>Sozialer Wohnungsbau</text:p>
          </table:table-cell>
          <table:table-cell table:style-name="ce2" office:value-type="string" calcext:value-type="string">
            <text:p>Studenten­wohnheime</text:p>
          </table:table-cell>
          <table:table-cell table:style-name="ce2" office:value-type="string" calcext:value-type="string">
            <text:p>Studentenwohnheimen</text:p>
          </table:table-cell>
          <table:table-cell table:number-columns-repeated="101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ngzeitarbeitslose sollen zu gemeinnützigen Arbeiten verpflichtet werden können.</text:p>
          </table:table-cell>
          <table:table-cell office:value-type="string" calcext:value-type="string">
            <text:p>Sozialpolitik</text:p>
          </table:table-cell>
          <table:table-cell/>
          <table:table-cell table:style-name="ce2" office:value-type="string" calcext:value-type="string">
            <text:p>Langzeitarbeitslose</text:p>
          </table:table-cell>
          <table:table-cell table:number-columns-repeated="101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enn Eltern bei Erziehungsproblemen wiederholt die Hilfe des Jugendamtes ablehnen, sollen ihnen staatliche Leistungen gekürzt werden.</text:p>
          </table:table-cell>
          <table:table-cell office:value-type="string" calcext:value-type="string">
            <text:p>Sozialpolitik</text:p>
          </table:table-cell>
          <table:table-cell/>
          <table:table-cell table:style-name="ce2" office:value-type="string" calcext:value-type="string">
            <text:p>Erziehungsproblemen</text:p>
          </table:table-cell>
          <table:table-cell table:number-columns-repeated="1016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portverein für Kinder</text:p>
          </table:table-cell>
          <table:table-cell table:style-name="ce2"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office:value-type="string" calcext:value-type="string">
            <text:p>Sozialpolitik</text:p>
          </table:table-cell>
          <table:table-cell table:style-name="ce2" office:value-type="string" calcext:value-type="string">
            <text:p>Sportverein für Kinder</text:p>
          </table:table-cell>
          <table:table-cell table:style-name="ce2" office:value-type="string" calcext:value-type="string">
            <text:p>Mitglied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amilienhebamme</text:p>
          </table:table-cell>
          <table:table-cell table:style-name="ce2"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office:value-type="string" calcext:value-type="string">
            <text:p>Sozialpolitik</text:p>
          </table:table-cell>
          <table:table-cell table:style-name="ce2" office:value-type="string" calcext:value-type="string">
            <text:p>Familienhebamme</text:p>
          </table:table-cell>
          <table:table-cell table:style-name="ce2" office:value-type="string" calcext:value-type="string">
            <text:p>Familienhebammen</text:p>
          </table:table-cell>
          <table:table-cell table:number-columns-repeated="1016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Kostenfreier Eintritt für Einkommens­schwache</text:p>
          </table:table-cell>
          <table:table-cell table:style-name="ce2" office:value-type="string" calcext:value-type="string">
            <text:p>Der Eintritt in die Kultureinrichtungen des Landes soll für einkommensschwache Bürgerinnen und Bürger kostenfrei sein.</text:p>
          </table:table-cell>
          <table:table-cell office:value-type="string" calcext:value-type="string">
            <text:p>Sozialpolitik</text:p>
          </table:table-cell>
          <table:table-cell table:style-name="ce2" office:value-type="string" calcext:value-type="string">
            <text:p>Kostenfreier Eintritt für Einkommens­schwache</text:p>
          </table:table-cell>
          <table:table-cell table:style-name="ce2" office:value-type="string" calcext:value-type="string">
            <text:p>Kultureinrich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rauenhäuser</text:p>
          </table:table-cell>
          <table:table-cell table:style-name="ce2" office:value-type="string" calcext:value-type="string">
            <text:p>Die Landesmittel für Frauenhäuser sollen wieder aufgestockt werden.</text:p>
          </table:table-cell>
          <table:table-cell office:value-type="string" calcext:value-type="string">
            <text:p>Sozialpolitik</text:p>
          </table:table-cell>
          <table:table-cell table:style-name="ce2" office:value-type="string" calcext:value-type="string">
            <text:p>Frauenhäuser</text:p>
          </table:table-cell>
          <table:table-cell table:style-name="ce2" office:value-type="string" calcext:value-type="string">
            <text:p>Landesmittel</text:p>
          </table:table-cell>
          <table:table-cell table:number-columns-repeated="1016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tunterkünfte für Obdachlose</text:p>
          </table:table-cell>
          <table:table-cell table:style-name="ce2" office:value-type="string" calcext:value-type="string">
            <text:p>Hamburg soll zusätzliche Notunterkünfte für Obdachlose bereitstellen.</text:p>
          </table:table-cell>
          <table:table-cell office:value-type="string" calcext:value-type="string">
            <text:p>Sozialpolitik</text:p>
          </table:table-cell>
          <table:table-cell table:style-name="ce2" office:value-type="string" calcext:value-type="string">
            <text:p>Notunterkünfte für Obdachlose</text:p>
          </table:table-cell>
          <table:table-cell table:style-name="ce2" office:value-type="string" calcext:value-type="string">
            <text:p>Obdachlose</text:p>
          </table:table-cell>
          <table:table-cell table:number-columns-repeated="1016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ozialticket</text:p>
          </table:table-cell>
          <table:table-cell table:style-name="ce2" office:value-type="string" calcext:value-type="string">
            <text:p>Empfänger/innen von Arbeitslosengeld sollen günstiger mit Bus und Straßenbahn fahren können ("Sozialticket").</text:p>
          </table:table-cell>
          <table:table-cell office:value-type="string" calcext:value-type="string">
            <text:p>Sozialticket</text:p>
          </table:table-cell>
          <table:table-cell table:style-name="ce2" office:value-type="string" calcext:value-type="string">
            <text:p>Sozialticket</text:p>
          </table:table-cell>
          <table:table-cell table:style-name="ce2" office:value-type="string" calcext:value-type="string">
            <text:p>Arbeitslosengeld</text:p>
          </table:table-cell>
          <table:table-cell table:number-columns-repeated="1016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ozialticket</text:p>
          </table:table-cell>
          <table:table-cell table:style-name="ce2" office:value-type="string" calcext:value-type="string">
            <text:p>Wiedereinführung von Sozialtickets in den öffentlichen Nahverkehrsmitteln!</text:p>
          </table:table-cell>
          <table:table-cell office:value-type="string" calcext:value-type="string">
            <text:p>Sozialticket</text:p>
          </table:table-cell>
          <table:table-cell table:style-name="ce2" office:value-type="string" calcext:value-type="string">
            <text:p>Sozialticket</text:p>
          </table:table-cell>
          <table:table-cell table:style-name="ce2" office:value-type="string" calcext:value-type="string">
            <text:p>Nahverkehrsmitteln</text:p>
          </table:table-cell>
          <table:table-cell table:number-columns-repeated="1016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ozialkarte für den HVV</text:p>
          </table:table-cell>
          <table:table-cell table:style-name="ce2" office:value-type="string" calcext:value-type="string">
            <text:p>Menschen mit geringem Einkommen sollen den öffentlichen Nahverkehr kostenfrei nutzen können.</text:p>
          </table:table-cell>
          <table:table-cell office:value-type="string" calcext:value-type="string">
            <text:p>Sozialticket</text:p>
          </table:table-cell>
          <table:table-cell table:style-name="ce2" office:value-type="string" calcext:value-type="string">
            <text:p>Sozialkarte für den HVV</text:p>
          </table:table-cell>
          <table:table-cell table:style-name="ce2" office:value-type="string" calcext:value-type="string">
            <text:p>Nahverkehr</text:p>
          </table:table-cell>
          <table:table-cell table:number-columns-repeated="101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prachkurs</text:p>
          </table:table-cell>
          <table:table-cell/>
          <table:table-cell table:style-name="ce2" office:value-type="string" calcext:value-type="string">
            <text:p>Sprachkurse</text:p>
          </table:table-cell>
          <table:table-cell table:number-columns-repeated="101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prachkurs</text:p>
          </table:table-cell>
          <table:table-cell/>
          <table:table-cell table:style-name="ce2" office:value-type="string" calcext:value-type="string">
            <text:p>Sprachkurse</text:p>
          </table:table-cell>
          <table:table-cell table:number-columns-repeated="1016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Für Kinder ohne ausreichende Deutschkenntnisse soll eine verpflichtende Vorschule eingeführt werden.</text:p>
          </table:table-cell>
          <table:table-cell office:value-type="string" calcext:value-type="string">
            <text:p>Sprachtest</text:p>
          </table:table-cell>
          <table:table-cell/>
          <table:table-cell table:style-name="ce2" office:value-type="string" calcext:value-type="string">
            <text:p>Deutschkenntnisse</text:p>
          </table:table-cell>
          <table:table-cell table:number-columns-repeated="1016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Verbindliche Sprachtests für alle Kinder vor der Einschulung!</text:p>
          </table:table-cell>
          <table:table-cell office:value-type="string" calcext:value-type="string">
            <text:p>Sprachtest</text:p>
          </table:table-cell>
          <table:table-cell/>
          <table:table-cell table:style-name="ce2" office:value-type="string" calcext:value-type="string">
            <text:p>Verbindliche</text:p>
          </table:table-cell>
          <table:table-cell table:number-columns-repeated="1016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utschtest</text:p>
          </table:table-cell>
          <table:table-cell table:style-name="ce2" office:value-type="string" calcext:value-type="string">
            <text:p>Für alle Vierjährigen soll ein verpflichtender Deutschtest eingeführt werden.</text:p>
          </table:table-cell>
          <table:table-cell office:value-type="string" calcext:value-type="string">
            <text:p>Sprachtest</text:p>
          </table:table-cell>
          <table:table-cell table:number-columns-repeated="2" table:style-name="ce2" office:value-type="string" calcext:value-type="string">
            <text:p>Deutschtest</text:p>
          </table:table-cell>
          <table:table-cell table:number-columns-repeated="1016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Vor der Einschulung: Verpflichtende Sprachtests für alle Kinder!</text:p>
          </table:table-cell>
          <table:table-cell office:value-type="string" calcext:value-type="string">
            <text:p>Sprachtest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Verpflichtende</text:p>
          </table:table-cell>
          <table:table-cell table:number-columns-repeated="1016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prachtests für Kinder</text:p>
          </table:table-cell>
          <table:table-cell table:style-name="ce2" office:value-type="string" calcext:value-type="string">
            <text:p>In allen Bundesländern: Einführung verbindlicher Sprachtests für alle Kinder im Vorschulalter.</text:p>
          </table:table-cell>
          <table:table-cell office:value-type="string" calcext:value-type="string">
            <text:p>Sprachtest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Vorschulalter</text:p>
          </table:table-cell>
          <table:table-cell table:number-columns-repeated="1016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prachtests im Vorschulalter</text:p>
          </table:table-cell>
          <table:table-cell table:style-name="ce2" office:value-type="string" calcext:value-type="string">
            <text:p>Alle Kinder im Vorschulalter sollen zusätzliche Sprachtests absolvieren müssen.</text:p>
          </table:table-cell>
          <table:table-cell office:value-type="string" calcext:value-type="string">
            <text:p>Sprachtest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Vorschulalter</text:p>
          </table:table-cell>
          <table:table-cell table:number-columns-repeated="1016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Verpflichtende Sprachtests im Kindergartenalter.</text:p>
          </table:table-cell>
          <table:table-cell office:value-type="string" calcext:value-type="string">
            <text:p>Sprachtest</text:p>
          </table:table-cell>
          <table:table-cell table:style-name="ce2" office:value-type="string" calcext:value-type="string">
            <text:p>Sprachtests</text:p>
          </table:table-cell>
          <table:table-cell table:style-name="ce2" office:value-type="string" calcext:value-type="string">
            <text:p>Kindergartenalter</text:p>
          </table:table-cell>
          <table:table-cell table:number-columns-repeated="1016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emokratie</text:p>
          </table:table-cell>
          <table:table-cell table:style-name="ce2" office:value-type="string" calcext:value-type="string">
            <text:p>Die Demokratie, die wir in der Bundesrepublik haben, ist die beste Staatsform.</text:p>
          </table:table-cell>
          <table:table-cell office:value-type="string" calcext:value-type="string">
            <text:p>Staatsform</text:p>
          </table:table-cell>
          <table:table-cell table:style-name="ce2" office:value-type="string" calcext:value-type="string">
            <text:p>Demokratie</text:p>
          </table:table-cell>
          <table:table-cell table:style-name="ce2" office:value-type="string" calcext:value-type="string">
            <text:p>Bundesrepublik</text:p>
          </table:table-cell>
          <table:table-cell table:number-columns-repeated="1016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rlamentarische Demokratie</text:p>
          </table:table-cell>
          <table:table-cell table:style-name="ce2" office:value-type="string" calcext:value-type="string">
            <text:p>Die parlamentarische Demokratie ist die beste Regierungsform.</text:p>
          </table:table-cell>
          <table:table-cell office:value-type="string" calcext:value-type="string">
            <text:p>Staatsform</text:p>
          </table:table-cell>
          <table:table-cell table:style-name="ce2" office:value-type="string" calcext:value-type="string">
            <text:p>Parlamentarische Demokratie</text:p>
          </table:table-cell>
          <table:table-cell table:style-name="ce2" office:value-type="string" calcext:value-type="string">
            <text:p>Regierungsform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Steuerliche Vergünstigungen bei Kapital- und Vermögenseinkommen werden abgeschafft.</text:p>
          </table:table-cell>
          <table:table-cell office:value-type="string" calcext:value-type="string">
            <text:p>Steuer</text:p>
          </table:table-cell>
          <table:table-cell/>
          <table:table-cell table:style-name="ce2" office:value-type="string" calcext:value-type="string">
            <text:p>Steuerliche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Die Mehrwertsteuer soll EU-weit vereinheitlicht werden.</text:p>
          </table:table-cell>
          <table:table-cell office:value-type="string" calcext:value-type="string">
            <text:p>Steuer</text:p>
          </table:table-cell>
          <table:table-cell/>
          <table:table-cell table:style-name="ce2" office:value-type="string" calcext:value-type="string">
            <text:p>Mehrwertsteuer</text:p>
          </table:table-cell>
          <table:table-cell table:number-columns-repeated="1016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euerprüfer</text:p>
          </table:table-cell>
          <table:table-cell table:style-name="ce2" office:value-type="string" calcext:value-type="string">
            <text:p>Mehr Personal in den Finanzämtern für die Steuerprüfung von Unternehmen!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Steuerprüfer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Unternehmens- steuer</text:p>
          </table:table-cell>
          <table:table-cell table:style-name="ce2" office:value-type="string" calcext:value-type="string">
            <text:p>Die Steuern für Unternehmen sollen gesenkt werden.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Unternehmens- steuer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Unternehmens- steuer</text:p>
          </table:table-cell>
          <table:table-cell table:style-name="ce2" office:value-type="string" calcext:value-type="string">
            <text:p>Die Unternehmenssteuern sollen EU-weit angeglichen werden.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Unternehmens- steuer</text:p>
          </table:table-cell>
          <table:table-cell table:style-name="ce2" office:value-type="string" calcext:value-type="string">
            <text:p>Unternehmenssteuern</text:p>
          </table:table-cell>
          <table:table-cell table:number-columns-repeated="1016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itzensteuersatz</text:p>
          </table:table-cell>
          <table:table-cell table:style-name="ce2" office:value-type="string" calcext:value-type="string">
            <text:p>Der Spitzensteuersatz soll gesenkt werden.</text:p>
          </table:table-cell>
          <table:table-cell table:style-name="ce2" office:value-type="string" calcext:value-type="string">
            <text:p>Steuer</text:p>
          </table:table-cell>
          <table:table-cell table:number-columns-repeated="2" table:style-name="ce2" office:value-type="string" calcext:value-type="string">
            <text:p>Spitzensteuersatz</text:p>
          </table:table-cell>
          <table:table-cell table:number-columns-repeated="1016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teuerhinterziehung</text:p>
          </table:table-cell>
          <table:table-cell table:style-name="ce2" office:value-type="string" calcext:value-type="string">
            <text:p>Steuerhinterziehung soll weiterhin bei Selbstanzeige straffrei bleiben.</text:p>
          </table:table-cell>
          <table:table-cell office:value-type="string" calcext:value-type="string">
            <text:p>Steuer</text:p>
          </table:table-cell>
          <table:table-cell table:number-columns-repeated="2" table:style-name="ce2" office:value-type="string" calcext:value-type="string">
            <text:p>Steuerhinterziehung</text:p>
          </table:table-cell>
          <table:table-cell table:number-columns-repeated="1016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itzensteuersatz</text:p>
          </table:table-cell>
          <table:table-cell table:style-name="ce2" office:value-type="string" calcext:value-type="string">
            <text:p>Der Spitzensteuersatz soll erhöht werden.</text:p>
          </table:table-cell>
          <table:table-cell table:style-name="ce2" office:value-type="string" calcext:value-type="string">
            <text:p>Steuer</text:p>
          </table:table-cell>
          <table:table-cell table:number-columns-repeated="2" table:style-name="ce2" office:value-type="string" calcext:value-type="string">
            <text:p>Spitzensteuersatz</text:p>
          </table:table-cell>
          <table:table-cell table:number-columns-repeated="1016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inkommensteuer</text:p>
          </table:table-cell>
          <table:table-cell table:style-name="ce2" office:value-type="string" calcext:value-type="string">
            <text:p>Das Ehegattensplitting soll beibehalten werden.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Einkommensteuer</text:p>
          </table:table-cell>
          <table:table-cell table:style-name="ce2" office:value-type="string" calcext:value-type="string">
            <text:p>Ehegattensplitting</text:p>
          </table:table-cell>
          <table:table-cell table:number-columns-repeated="1016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Waffenbesitz</text:p>
          </table:table-cell>
          <table:table-cell table:style-name="ce2" office:value-type="string" calcext:value-type="string">
            <text:p>Der Besitz von Waffen soll besteuert werden.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Waffenbesitz</text:p>
          </table:table-cell>
          <table:table-cell table:style-name="ce2" office:value-type="string" calcext:value-type="string">
            <text:p>Besitz</text:p>
          </table:table-cell>
          <table:table-cell table:number-columns-repeated="1016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indestsatz für Unternehmenssteuern</text:p>
          </table:table-cell>
          <table:table-cell table:style-name="ce2" office:value-type="string" calcext:value-type="string">
            <text:p>Einführung eines EU-weiten Mindestsatzes für die Besteuerung von Unternehmen!</text:p>
          </table:table-cell>
          <table:table-cell office:value-type="string" calcext:value-type="string">
            <text:p>Steuer</text:p>
          </table:table-cell>
          <table:table-cell table:style-name="ce2" office:value-type="string" calcext:value-type="string">
            <text:p>Mindestsatz für Unternehmenssteuern</text:p>
          </table:table-cell>
          <table:table-cell table:style-name="ce2" office:value-type="string" calcext:value-type="string">
            <text:p>Mindestsatzes</text:p>
          </table:table-cell>
          <table:table-cell table:number-columns-repeated="1016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tromsteuer</text:p>
          </table:table-cell>
          <table:table-cell table:style-name="ce2" office:value-type="string" calcext:value-type="string">
            <text:p>Die Stromsteuer soll gesenkt werden.</text:p>
          </table:table-cell>
          <table:table-cell office:value-type="string" calcext:value-type="string">
            <text:p>Strom</text:p>
          </table:table-cell>
          <table:table-cell table:number-columns-repeated="2" table:style-name="ce2" office:value-type="string" calcext:value-type="string">
            <text:p>Stromsteuer</text:p>
          </table:table-cell>
          <table:table-cell table:style-name="ce2" office:value-type="string" calcext:value-type="string">
            <text:p>Steuer</text:p>
          </table:table-cell>
          <table:table-cell table:number-columns-repeated="1015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rompreis</text:p>
          </table:table-cell>
          <table:table-cell table:style-name="ce2" office:value-type="string" calcext:value-type="string">
            <text:p>Der Strompreis soll vom Staat stärker reguliert werden.</text:p>
          </table:table-cell>
          <table:table-cell office:value-type="string" calcext:value-type="string">
            <text:p>Strom</text:p>
          </table:table-cell>
          <table:table-cell table:number-columns-repeated="2" table:style-name="ce2" office:value-type="string" calcext:value-type="string">
            <text:p>Strompreis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tudiengebühren an Hochschulen sollen für das Erststudium eingeführt werden.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Studium</text:p>
          </table:table-cell>
          <table:table-cell table:style-name="ce2" office:value-type="string" calcext:value-type="string">
            <text:p>Hoch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as erste Studium soll gebührenfrei bleiben.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2" table:style-name="ce2" office:value-type="string" calcext:value-type="string">
            <text:p>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as erste Studium soll gebührenfrei bleiben.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2" table:style-name="ce2" office:value-type="string" calcext:value-type="string">
            <text:p>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as Erststudium an den Berliner Hochschulen soll gebührenfrei bleib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as Erststudium soll gebührenfrei bleiben!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as Erststudium an staatlichen Hochschulen im Land Bremen soll gebührenfrei bleib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ie Studiengebühren für das Erststudium an den öffentlichen Hamburger Hochschulen sollen abgeschafft werd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as Erststudium soll gebührenfrei sei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ie Gebühren für das Erststudium an den Hochschulen in Nordrhein-Westfalen sollen wieder abgeschafft werd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ie Studiengebühren an Hamburger Hochschulen sollen beibehalten werd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Hochschulen</text:p>
          </table:table-cell>
          <table:table-cell table:number-columns-repeated="1016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as Zweitstudium an öffentlichen Universitäten in Rheinland-Pfalz soll gebührenpflichtig bleib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Zwei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Das Erststudium soll weiterhin gebührenpflichtig sei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Erststudium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Langzeitstudierende sollen weiterhin Studiengebühren zahlen müssen.</text:p>
          </table:table-cell>
          <table:table-cell table:number-columns-repeated="2" table:style-name="ce2" office:value-type="string" calcext:value-type="string">
            <text:p>Studiengebühren</text:p>
          </table:table-cell>
          <table:table-cell table:style-name="ce2" office:value-type="string" calcext:value-type="string">
            <text:p>Langzeitstudierende</text:p>
          </table:table-cell>
          <table:table-cell table:number-columns-repeated="1016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grarsubventionen</text:p>
          </table:table-cell>
          <table:table-cell table:style-name="ce2" office:value-type="string" calcext:value-type="string">
            <text:p>Die EU-Subventionen für die Landwirtschaft sollen abgeschafft werden.</text:p>
          </table:table-cell>
          <table:table-cell office:value-type="string" calcext:value-type="string">
            <text:p>Subvention</text:p>
          </table:table-cell>
          <table:table-cell table:style-name="ce2" office:value-type="string" calcext:value-type="string">
            <text:p>Agrarsubventionen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bbau der Agrarsubventionen</text:p>
          </table:table-cell>
          <table:table-cell table:style-name="ce2" office:value-type="string" calcext:value-type="string">
            <text:p>Die Europäische Union soll die finanzielle Unterstützung der Landwirtschaft deutlich verringern.</text:p>
          </table:table-cell>
          <table:table-cell office:value-type="string" calcext:value-type="string">
            <text:p>Subvention</text:p>
          </table:table-cell>
          <table:table-cell table:style-name="ce2" office:value-type="string" calcext:value-type="string">
            <text:p>Abbau der Agrarsubventionen</text:p>
          </table:table-cell>
          <table:table-cell table:style-name="ce2" office:value-type="string" calcext:value-type="string">
            <text:p>Land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 Tempolimit auf Autobahnen in Bremen!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 Tempolimit auf deutschen Autobahnen.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In der EU soll auf allen Autobahnen ein einheitliches Tempolimit gelten.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Autobahne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empo 30</text:p>
          </table:table-cell>
          <table:table-cell table:style-name="ce2" office:value-type="string" calcext:value-type="string">
            <text:p>Auf mehr Berliner Straßen soll Tempo 30 gelten.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Tempo 30</text:p>
          </table:table-cell>
          <table:table-cell table:style-name="ce2" office:value-type="string" calcext:value-type="string">
            <text:p>Berliner</text:p>
          </table:table-cell>
          <table:table-cell table:number-columns-repeated="1016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Abschaffung des generellen Tempolimits auf den Bremer Autobahnen!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Abschaffung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 Tempolimit auf Autobahnen!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Generell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mpo 70 auf Alleen</text:p>
          </table:table-cell>
          <table:table-cell table:style-name="ce2" office:value-type="string" calcext:value-type="string">
            <text:p>Das Tempolimit auf brandenburgischen Alleen soll beibehalten werden.</text:p>
          </table:table-cell>
          <table:table-cell table:style-name="ce2" office:value-type="string" calcext:value-type="string">
            <text:p>Tempolimit</text:p>
          </table:table-cell>
          <table:table-cell table:style-name="ce2" office:value-type="string" calcext:value-type="string">
            <text:p>Tempo 70</text:p>
          </table:table-cell>
          <table:table-cell table:style-name="ce2" office:value-type="string" calcext:value-type="string">
            <text:p>Tempolimit</text:p>
          </table:table-cell>
          <table:table-cell table:number-columns-repeated="1016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empolimit auf Autobahnen</text:p>
          </table:table-cell>
          <table:table-cell table:style-name="ce2" office:value-type="string" calcext:value-type="string">
            <text:p>Einführung eines generellen Tempolimits auf Autobahnen in Sachsen.</text:p>
          </table:table-cell>
          <table:table-cell table:number-columns-repeated="2" table:style-name="ce2" office:value-type="string" calcext:value-type="string">
            <text:p>Tempolimit</text:p>
          </table:table-cell>
          <table:table-cell table:style-name="ce2" office:value-type="string" calcext:value-type="string">
            <text:p>Tempolimit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Legebatterien in der Hühnerhaltung verbieten!</text:p>
          </table:table-cell>
          <table:table-cell office:value-type="string" calcext:value-type="string">
            <text:p>Tierschutz</text:p>
          </table:table-cell>
          <table:table-cell/>
          <table:table-cell table:style-name="ce2" office:value-type="string" calcext:value-type="string">
            <text:p>Legebatterien</text:p>
          </table:table-cell>
          <table:table-cell table:number-columns-repeated="1016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erversuche</text:p>
          </table:table-cell>
          <table:table-cell table:style-name="ce2" office:value-type="string" calcext:value-type="string">
            <text:p>Ausnahmsloses Verbot von Tierversuchen.</text:p>
          </table:table-cell>
          <table:table-cell office:value-type="string" calcext:value-type="string">
            <text:p>Tierschutz</text:p>
          </table:table-cell>
          <table:table-cell table:style-name="ce2" office:value-type="string" calcext:value-type="string">
            <text:p>Tierversuche</text:p>
          </table:table-cell>
          <table:table-cell table:style-name="ce2" office:value-type="string" calcext:value-type="string">
            <text:p>Ausnahmsloses</text:p>
          </table:table-cell>
          <table:table-cell table:number-columns-repeated="1016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randzeichen für Pferde</text:p>
          </table:table-cell>
          <table:table-cell table:style-name="ce2" office:value-type="string" calcext:value-type="string">
            <text:p>Die Kennzeichnung von Pferden mit Brandzeichen soll weiterhin erlaubt sein.</text:p>
          </table:table-cell>
          <table:table-cell office:value-type="string" calcext:value-type="string">
            <text:p>Tierschutz</text:p>
          </table:table-cell>
          <table:table-cell table:style-name="ce2" office:value-type="string" calcext:value-type="string">
            <text:p>Brandzeichen für Pferde</text:p>
          </table:table-cell>
          <table:table-cell table:style-name="ce2" office:value-type="string" calcext:value-type="string">
            <text:p>Kennzeichnung</text:p>
          </table:table-cell>
          <table:table-cell table:number-columns-repeated="1016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assentierhaltung</text:p>
          </table:table-cell>
          <table:table-cell table:style-name="ce2" office:value-type="string" calcext:value-type="string">
            <text:p>Das Land soll keine weiteren Anlagen zur Massentierhaltung genehmigen.</text:p>
          </table:table-cell>
          <table:table-cell office:value-type="string" calcext:value-type="string">
            <text:p>Tierschutz</text:p>
          </table:table-cell>
          <table:table-cell table:number-columns-repeated="2" table:style-name="ce2" office:value-type="string" calcext:value-type="string">
            <text:p>Massentierhaltung</text:p>
          </table:table-cell>
          <table:table-cell table:number-columns-repeated="1016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ölfe</text:p>
          </table:table-cell>
          <table:table-cell table:style-name="ce2" office:value-type="string" calcext:value-type="string">
            <text:p>In Sachsen sollen Wölfe gejagt werden dürfen.</text:p>
          </table:table-cell>
          <table:table-cell office:value-type="string" calcext:value-type="string">
            <text:p>Tierschutz</text:p>
          </table:table-cell>
          <table:table-cell table:style-name="ce2" office:value-type="string" calcext:value-type="string">
            <text:p>Wölfe</text:p>
          </table:table-cell>
          <table:table-cell table:style-name="ce2" office:value-type="string" calcext:value-type="string">
            <text:p>Sachsen</text:p>
          </table:table-cell>
          <table:table-cell table:number-columns-repeated="1016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Wildtiere im Zirkus</text:p>
          </table:table-cell>
          <table:table-cell table:style-name="ce2" office:value-type="string" calcext:value-type="string">
            <text:p>In Hamburg sollen Wildtiere im Zirkus verboten werden.</text:p>
          </table:table-cell>
          <table:table-cell office:value-type="string" calcext:value-type="string">
            <text:p>Tierschutz</text:p>
          </table:table-cell>
          <table:table-cell table:style-name="ce2" office:value-type="string" calcext:value-type="string">
            <text:p>Wildtiere im Zirkus</text:p>
          </table:table-cell>
          <table:table-cell table:style-name="ce2" office:value-type="string" calcext:value-type="string">
            <text:p>Wildtiere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e Türkei soll in die EU aufgenommen werden.</text:p>
          </table:table-cell>
          <table:table-cell office:value-type="string" calcext:value-type="string">
            <text:p>Türkei</text:p>
          </table:table-cell>
          <table:table-cell table:style-name="ce2" office:value-type="string" calcext:value-type="string">
            <text:p>EU-Beitritt Türkei</text:p>
          </table:table-cell>
          <table:table-cell table:style-name="ce2" office:value-type="string" calcext:value-type="string">
            <text:p>Die</text:p>
          </table:table-cell>
          <table:table-cell table:number-columns-repeated="1016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U-Beitritt der Türkei</text:p>
          </table:table-cell>
          <table:table-cell table:style-name="ce2" office:value-type="string" calcext:value-type="string">
            <text:p>Die Türkei soll die Vollmitgliedschaft in der EU erhalten.</text:p>
          </table:table-cell>
          <table:table-cell office:value-type="string" calcext:value-type="string">
            <text:p>Türkei</text:p>
          </table:table-cell>
          <table:table-cell table:style-name="ce2" office:value-type="string" calcext:value-type="string">
            <text:p>EU-Beitritt der Türkei</text:p>
          </table:table-cell>
          <table:table-cell table:style-name="ce2" office:value-type="string" calcext:value-type="string">
            <text:p>Vollmitglied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EU-Beitritt der Türkei</text:p>
          </table:table-cell>
          <table:table-cell table:style-name="ce2"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Türkei</text:p>
          </table:table-cell>
          <table:table-cell table:style-name="ce2" office:value-type="string" calcext:value-type="string">
            <text:p>EU-Beitritt der Türkei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eitritt der Türkei</text:p>
          </table:table-cell>
          <table:table-cell table:style-name="ce2"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Türkei</text:p>
          </table:table-cell>
          <table:table-cell table:style-name="ce2" office:value-type="string" calcext:value-type="string">
            <text:p>Beitritt der Türkei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e EU soll sich aktiv gegen Kurzstreckenflüge einsetzen.</text:p>
          </table:table-cell>
          <table:table-cell office:value-type="string" calcext:value-type="string">
            <text:p>Umweltschutz</text:p>
          </table:table-cell>
          <table:table-cell/>
          <table:table-cell table:style-name="ce2" office:value-type="string" calcext:value-type="string">
            <text:p>Kurzstreckenfl</text:p>
          </table:table-cell>
          <table:table-cell table:number-columns-repeated="101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Naturschutzgebiete ausweiten!</text:p>
          </table:table-cell>
          <table:table-cell office:value-type="string" calcext:value-type="string">
            <text:p>Umweltschutz</text:p>
          </table:table-cell>
          <table:table-cell/>
          <table:table-cell table:style-name="ce2" office:value-type="string" calcext:value-type="string">
            <text:p>Naturschutzgebiete</text:p>
          </table:table-cell>
          <table:table-cell table:number-columns-repeated="1016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Naturschutzgebiete ausweiten!</text:p>
          </table:table-cell>
          <table:table-cell office:value-type="string" calcext:value-type="string">
            <text:p>Umweltschutz</text:p>
          </table:table-cell>
          <table:table-cell/>
          <table:table-cell table:style-name="ce2" office:value-type="string" calcext:value-type="string">
            <text:p>Naturschutzgebiete</text:p>
          </table:table-cell>
          <table:table-cell table:number-columns-repeated="1016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Fischerei im Wattenmeer</text:p>
          </table:table-cell>
          <table:table-cell table:style-name="ce2" office:value-type="string" calcext:value-type="string">
            <text:p>Im Nationalpark Wattenmeer soll die Fischerei stärker eingeschränkt werden.</text:p>
          </table:table-cell>
          <table:table-cell office:value-type="string" calcext:value-type="string">
            <text:p>Umweltschutz</text:p>
          </table:table-cell>
          <table:table-cell table:style-name="ce2" office:value-type="string" calcext:value-type="string">
            <text:p>Fischerei im Wattenmeer</text:p>
          </table:table-cell>
          <table:table-cell table:style-name="ce2" office:value-type="string" calcext:value-type="string">
            <text:p>Nationalpark</text:p>
          </table:table-cell>
          <table:table-cell table:number-columns-repeated="1016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chneekanonen</text:p>
          </table:table-cell>
          <table:table-cell table:style-name="ce2" office:value-type="string" calcext:value-type="string">
            <text:p>Der Einsatz von Schneekanonen soll in den bayerischen Skigebieten verboten werden.</text:p>
          </table:table-cell>
          <table:table-cell office:value-type="string" calcext:value-type="string">
            <text:p>Umweltschutz</text:p>
          </table:table-cell>
          <table:table-cell table:number-columns-repeated="2" table:style-name="ce2" office:value-type="string" calcext:value-type="string">
            <text:p>Schneekanonen</text:p>
          </table:table-cell>
          <table:table-cell table:number-columns-repeated="1016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cking</text:p>
          </table:table-cell>
          <table:table-cell table:style-name="ce2" office:value-type="string" calcext:value-type="string">
            <text:p>Die Förderung von Gas aus Gesteinsschichten ("Fracking") soll erlaubt sein.</text:p>
          </table:table-cell>
          <table:table-cell office:value-type="string" calcext:value-type="string">
            <text:p>Umweltschutz</text:p>
          </table:table-cell>
          <table:table-cell table:style-name="ce2" office:value-type="string" calcext:value-type="string">
            <text:p>Fracking</text:p>
          </table:table-cell>
          <table:table-cell table:style-name="ce2" office:value-type="string" calcext:value-type="string">
            <text:p>Gesteinsschichten</text:p>
          </table:table-cell>
          <table:table-cell table:number-columns-repeated="1016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2-Ausstoß</text:p>
          </table:table-cell>
          <table:table-cell table:style-name="ce2" office:value-type="string" calcext:value-type="string">
            <text:p>Die Europäische Union soll sich höhere Ziele zur Reduzierung des CO2-Ausstoßes setzen.</text:p>
          </table:table-cell>
          <table:table-cell office:value-type="string" calcext:value-type="string">
            <text:p>Umweltschutz</text:p>
          </table:table-cell>
          <table:table-cell table:style-name="ce2" office:value-type="string" calcext:value-type="string">
            <text:p>CO2-Ausstoß</text:p>
          </table:table-cell>
          <table:table-cell table:style-name="ce2" office:value-type="string" calcext:value-type="string">
            <text:p>Reduzierung</text:p>
          </table:table-cell>
          <table:table-cell table:number-columns-repeated="1016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erbot von Produkten</text:p>
          </table:table-cell>
          <table:table-cell table:style-name="ce2" office:value-type="string" calcext:value-type="string">
            <text:p>Die Europäische Union soll weiterhin Produkte mit niedriger Energieeffizienz verbieten dürfen.</text:p>
          </table:table-cell>
          <table:table-cell office:value-type="string" calcext:value-type="string">
            <text:p>Umweltschutz</text:p>
          </table:table-cell>
          <table:table-cell table:style-name="ce2" office:value-type="string" calcext:value-type="string">
            <text:p>Verbot von Produkten</text:p>
          </table:table-cell>
          <table:table-cell table:style-name="ce2" office:value-type="string" calcext:value-type="string">
            <text:p>Energieeffizienz</text:p>
          </table:table-cell>
          <table:table-cell table:number-columns-repeated="1016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mweltzone</text:p>
          </table:table-cell>
          <table:table-cell table:style-name="ce2" office:value-type="string" calcext:value-type="string">
            <text:p>Abschaffung der Umweltzone in Berlin!</text:p>
          </table:table-cell>
          <table:table-cell table:number-columns-repeated="2" table:style-name="ce2" office:value-type="string" calcext:value-type="string">
            <text:p>Umweltzone</text:p>
          </table:table-cell>
          <table:table-cell table:style-name="ce2" office:value-type="string" calcext:value-type="string">
            <text:p>Abschaffung</text:p>
          </table:table-cell>
          <table:table-cell table:number-columns-repeated="1016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mweltzone</text:p>
          </table:table-cell>
          <table:table-cell table:style-name="ce2" office:value-type="string" calcext:value-type="string">
            <text:p>Nur abgasarme Autos sollen in die Hamburger City fahren dürfen ("Umweltzone").</text:p>
          </table:table-cell>
          <table:table-cell table:number-columns-repeated="3" table:style-name="ce2" office:value-type="string" calcext:value-type="string">
            <text:p>Umweltzone</text:p>
          </table:table-cell>
          <table:table-cell table:number-columns-repeated="1016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mweltzone</text:p>
          </table:table-cell>
          <table:table-cell table:style-name="ce2" office:value-type="string" calcext:value-type="string">
            <text:p>Die Umweltzone in Bremen soll abgeschafft werden.</text:p>
          </table:table-cell>
          <table:table-cell table:number-columns-repeated="3" table:style-name="ce2" office:value-type="string" calcext:value-type="string">
            <text:p>Umweltzone</text:p>
          </table:table-cell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Studierende müssen alle Fächer auch im Saarland studieren können.</text:p>
          </table:table-cell>
          <table:table-cell office:value-type="string" calcext:value-type="string">
            <text:p>Universität</text:p>
          </table:table-cell>
          <table:table-cell/>
          <table:table-cell table:style-name="ce2" office:value-type="string" calcext:value-type="string">
            <text:p>Studierende</text:p>
          </table:table-cell>
          <table:table-cell table:number-columns-repeated="1016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ie Universitäten sollen sich alle ihre Studierenden selbst aussuchen dürf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Studium</text:p>
          </table:table-cell>
          <table:table-cell table:style-name="ce2" office:value-type="string" calcext:value-type="string">
            <text:p>Studierenden</text:p>
          </table:table-cell>
          <table:table-cell table:number-columns-repeated="1016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Unternehmen und Hochschulen</text:p>
          </table:table-cell>
          <table:table-cell table:style-name="ce2" office:value-type="string" calcext:value-type="string">
            <text:p>Unternehmen sollen mehr Einfluss in den Entscheidungsgremien der Hochschulen hab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Unternehmen und Hochschulen</text:p>
          </table:table-cell>
          <table:table-cell table:style-name="ce2" office:value-type="string" calcext:value-type="string">
            <text:p>Entscheidungsgremien</text:p>
          </table:table-cell>
          <table:table-cell table:number-columns-repeated="1016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Uni-Forschung</text:p>
          </table:table-cell>
          <table:table-cell table:style-name="ce2" office:value-type="string" calcext:value-type="string">
            <text:p>Die universitäre Forschung soll sich stärker am Bedarf der Wirtschaft orientier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Uni-Forschung</text:p>
          </table:table-cell>
          <table:table-cell table:style-name="ce2" office:value-type="string" calcext:value-type="string">
            <text:p>Wirtschaft</text:p>
          </table:table-cell>
          <table:table-cell table:number-columns-repeated="1016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sterstudien­platz</text:p>
          </table:table-cell>
          <table:table-cell table:style-name="ce2" office:value-type="string" calcext:value-type="string">
            <text:p>Alle Bachelor-Absolventen Berliner Hochschulen sollen einen Rechtsanspruch auf einen Masterstudienplatz in Berlin hab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Masterstudien­platz</text:p>
          </table:table-cell>
          <table:table-cell table:style-name="ce2" office:value-type="string" calcext:value-type="string">
            <text:p>Masterstudienplatz</text:p>
          </table:table-cell>
          <table:table-cell table:number-columns-repeated="1016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chtsanspruch auf Master-Studienplatz</text:p>
          </table:table-cell>
          <table:table-cell table:style-name="ce2" office:value-type="string" calcext:value-type="string">
            <text:p>Alle Bremer Bachelor-Absolventen sollen einen Rechtsanspruch auf einen Master-Studienplatz in Bremen hab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Rechtsanspruch auf Master-Studienplatz</text:p>
          </table:table-cell>
          <table:table-cell table:style-name="ce2" office:value-type="string" calcext:value-type="string">
            <text:p>Rechtsanspruch</text:p>
          </table:table-cell>
          <table:table-cell table:number-columns-repeated="1016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ster-Studium</text:p>
          </table:table-cell>
          <table:table-cell table:style-name="ce2"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Studium Master</text:p>
          </table:table-cell>
          <table:table-cell table:style-name="ce2" office:value-type="string" calcext:value-type="string">
            <text:p>Rechtsanspruch</text:p>
          </table:table-cell>
          <table:table-cell table:number-columns-repeated="1016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ochschulfusion</text:p>
          </table:table-cell>
          <table:table-cell table:style-name="ce2" office:value-type="string" calcext:value-type="string">
            <text:p>Die Zusammenlegung der Technischen Universität Cottbus und der Fachhochschule Lausitz soll zurückgenommen werden.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Hochschulfusion</text:p>
          </table:table-cell>
          <table:table-cell table:style-name="ce2" office:value-type="string" calcext:value-type="string">
            <text:p>Zusammenlegung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s Landesamt für Verfassungsschutz ist aufzulösen.</text:p>
          </table:table-cell>
          <table:table-cell office:value-type="string" calcext:value-type="string">
            <text:p>Verfassungsschutz</text:p>
          </table:table-cell>
          <table:table-cell/>
          <table:table-cell table:style-name="ce2" office:value-type="string" calcext:value-type="string">
            <text:p>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andes­verfassungs­schutz</text:p>
          </table:table-cell>
          <table:table-cell table:style-name="ce2" office:value-type="string" calcext:value-type="string">
            <text:p>Der Landesverfassungsschutz soll abgeschafft werden.</text:p>
          </table:table-cell>
          <table:table-cell office:value-type="string" calcext:value-type="string">
            <text:p>Verfassungsschutz</text:p>
          </table:table-cell>
          <table:table-cell table:style-name="ce2" office:value-type="string" calcext:value-type="string">
            <text:p>Landes­verfassungs­schutz</text:p>
          </table:table-cell>
          <table:table-cell table:style-name="ce2" office:value-type="string" calcext:value-type="string">
            <text:p>Landes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Verfassungsschutz</text:p>
          </table:table-cell>
          <table:table-cell table:style-name="ce2" office:value-type="string" calcext:value-type="string">
            <text:p>Das Bayerische Landesamt für Verfassungsschutz soll aufgelöst werden.</text:p>
          </table:table-cell>
          <table:table-cell table:number-columns-repeated="3" table:style-name="ce2" office:value-type="string" calcext:value-type="string">
            <text:p>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fassungsschutz</text:p>
          </table:table-cell>
          <table:table-cell table:style-name="ce2" office:value-type="string" calcext:value-type="string">
            <text:p>Der Verfassungsschutz Brandenburg soll aufgelöst werden.</text:p>
          </table:table-cell>
          <table:table-cell table:number-columns-repeated="3" table:style-name="ce2" office:value-type="string" calcext:value-type="string">
            <text:p>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bschaffung des Verfassungsschutzes</text:p>
          </table:table-cell>
          <table:table-cell table:style-name="ce2" office:value-type="string" calcext:value-type="string">
            <text:p>Der sächsische Verfassungsschutz soll abgeschafft werden.</text:p>
          </table:table-cell>
          <table:table-cell office:value-type="string" calcext:value-type="string">
            <text:p>Verfassungsschutz</text:p>
          </table:table-cell>
          <table:table-cell table:style-name="ce2" office:value-type="string" calcext:value-type="string">
            <text:p>Abschaffung des Verfassungsschutzes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uflösung des Verfassungsschutzes</text:p>
          </table:table-cell>
          <table:table-cell table:style-name="ce2" office:value-type="string" calcext:value-type="string">
            <text:p>Das Thüringer Landesamt für Verfassungsschutz soll aufgelöst werden.</text:p>
          </table:table-cell>
          <table:table-cell office:value-type="string" calcext:value-type="string">
            <text:p>Verfassungsschutz</text:p>
          </table:table-cell>
          <table:table-cell table:style-name="ce2" office:value-type="string" calcext:value-type="string">
            <text:p>Auflösung des Verfassungsschutzes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101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Wir brauchen eine feste Fehmarn-Belt-Querung!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Fehmarn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Wir brauchen eine feste Fehmarn-Belt-Querung!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Fehmarn</text:p>
          </table:table-cell>
          <table:table-cell table:number-columns-repeated="1016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Ausbau der Binnenschifffahrtswege in Berlin!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Binnenschifffahrtswege</text:p>
          </table:table-cell>
          <table:table-cell table:number-columns-repeated="1016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er U-Bahn-Ausbau soll Vorrang vor dem Ausbau der Straßenbahn haben.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Vorrang</text:p>
          </table:table-cell>
          <table:table-cell table:number-columns-repeated="1016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In Berlin sollen weitere Autostraßen zu Fahrradstraßen umgebaut werden.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Fahrradstra</text:p>
          </table:table-cell>
          <table:table-cell table:number-columns-repeated="1016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e Verlagerung des Güterverkehrs auf die Schiene soll vom Land stärker finanziell gefördert werden.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Verlagerung</text:p>
          </table:table-cell>
          <table:table-cell table:number-columns-repeated="1016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e Lkw-Maut soll auf Ausweichstrecken in Baden-Württemberg ausgedehnt werden.</text:p>
          </table:table-cell>
          <table:table-cell office:value-type="string" calcext:value-type="string">
            <text:p>Verkehr</text:p>
          </table:table-cell>
          <table:table-cell/>
          <table:table-cell table:style-name="ce2" office:value-type="string" calcext:value-type="string">
            <text:p>Ausweichstrecken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y-Maut</text:p>
          </table:table-cell>
          <table:table-cell table:style-name="ce2" office:value-type="string" calcext:value-type="string">
            <text:p>Einführung einer Maut für Kraftfahrzeuge in der Innenstadt ("City-Maut")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City-Maut</text:p>
          </table:table-cell>
          <table:table-cell table:style-name="ce2" office:value-type="string" calcext:value-type="string">
            <text:p>Kraftfahrzeuge</text:p>
          </table:table-cell>
          <table:table-cell table:number-columns-repeated="1016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dtbahn</text:p>
          </table:table-cell>
          <table:table-cell table:style-name="ce2" office:value-type="string" calcext:value-type="string">
            <text:p>In Hamburg soll keine Stadtbahn gebaut werden.</text:p>
          </table:table-cell>
          <table:table-cell office:value-type="string" calcext:value-type="string">
            <text:p>Verkehr</text:p>
          </table:table-cell>
          <table:table-cell table:number-columns-repeated="2" table:style-name="ce2" office:value-type="string" calcext:value-type="string">
            <text:p>Stadtbahn</text:p>
          </table:table-cell>
          <table:table-cell table:number-columns-repeated="1016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rkgebühren</text:p>
          </table:table-cell>
          <table:table-cell table:style-name="ce2" office:value-type="string" calcext:value-type="string">
            <text:p>Die Parkgebühren in der Hamburger City sollen erhöht werd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Parkgebühren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amburger Verkehrsverbund</text:p>
          </table:table-cell>
          <table:table-cell table:style-name="ce2" office:value-type="string" calcext:value-type="string">
            <text:p>Das Land soll den Anschluss regionaler Verkehrsverbünde an den Hamburger Verkehrsverbund (HVV) finanziell förder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Hamburger Verkehrsverbund</text:p>
          </table:table-cell>
          <table:table-cell table:style-name="ce2" office:value-type="string" calcext:value-type="string">
            <text:p>Verkehrsverbund</text:p>
          </table:table-cell>
          <table:table-cell table:number-columns-repeated="1016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kw-Maut</text:p>
          </table:table-cell>
          <table:table-cell table:style-name="ce2" office:value-type="string" calcext:value-type="string">
            <text:p>Die Nutzung von Autobahnen soll kostenpflichtig sei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Pkw-Maut</text:p>
          </table:table-cell>
          <table:table-cell table:style-name="ce2" office:value-type="string" calcext:value-type="string">
            <text:p>Autobahnen</text:p>
          </table:table-cell>
          <table:table-cell table:number-columns-repeated="1016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eue Bahnstrecke</text:p>
          </table:table-cell>
          <table:table-cell table:style-name="ce2" office:value-type="string" calcext:value-type="string">
            <text:p>Die neue Bahnstrecke ("Y-Trasse") zwischen Hannover, Bremen und Hamburg soll gebaut werd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Neue Bahnstrecke</text:p>
          </table:table-cell>
          <table:table-cell table:style-name="ce2" office:value-type="string" calcext:value-type="string">
            <text:p>Bahnstrecke</text:p>
          </table:table-cell>
          <table:table-cell table:number-columns-repeated="1016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CE-Anbindung für Potsdam</text:p>
          </table:table-cell>
          <table:table-cell table:style-name="ce2" office:value-type="string" calcext:value-type="string">
            <text:p>Potsdam soll an das ICE-Streckennetz angeschlossen werd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ICE-Anbindung für Potsdam</text:p>
          </table:table-cell>
          <table:table-cell table:style-name="ce2" office:value-type="string" calcext:value-type="string">
            <text:p>Streckennetz</text:p>
          </table:table-cell>
          <table:table-cell table:number-columns-repeated="1016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erkehrsnetz</text:p>
          </table:table-cell>
          <table:table-cell table:style-name="ce2" office:value-type="string" calcext:value-type="string">
            <text:p>Bei der Infrastrukturförderung durch die Europäische Union: Schiene vor Straße!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Verkehrsnetz</text:p>
          </table:table-cell>
          <table:table-cell table:style-name="ce2" office:value-type="string" calcext:value-type="string">
            <text:p>Infrastrukturf</text:p>
          </table:table-cell>
          <table:table-cell table:number-columns-repeated="1016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ntgeltfreier ÖPNV</text:p>
          </table:table-cell>
          <table:table-cell table:style-name="ce2" office:value-type="string" calcext:value-type="string">
            <text:p>Der öffentliche Personennahverkehr soll in ganz Sachsen entgeltfrei sei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Entgeltfreier ÖPNV</text:p>
          </table:table-cell>
          <table:table-cell table:style-name="ce2" office:value-type="string" calcext:value-type="string">
            <text:p>Personennahverkehr</text:p>
          </table:table-cell>
          <table:table-cell table:number-columns-repeated="1016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Überlange Lkw</text:p>
          </table:table-cell>
          <table:table-cell table:style-name="ce2" office:value-type="string" calcext:value-type="string">
            <text:p>Überlange Lkw ("Gigaliner") sollen in Sachsen fahren dürf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Überlange Lkw</text:p>
          </table:table-cell>
          <table:table-cell table:style-name="ce2" office:value-type="string" calcext:value-type="string">
            <text:p>Gigaliner</text:p>
          </table:table-cell>
          <table:table-cell table:number-columns-repeated="1016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sbeschleunigungsprogramm</text:p>
          </table:table-cell>
          <table:table-cell table:style-name="ce2" office:value-type="string" calcext:value-type="string">
            <text:p>Auf Hamburgs Straßen sollen weitere Busspuren eingerichtet werd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Busbeschleunigungsprogramm</text:p>
          </table:table-cell>
          <table:table-cell table:style-name="ce2" office:value-type="string" calcext:value-type="string">
            <text:p>Busspuren</text:p>
          </table:table-cell>
          <table:table-cell table:number-columns-repeated="1016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ahrradwegepflicht aufheben</text:p>
          </table:table-cell>
          <table:table-cell table:style-name="ce2" office:value-type="string" calcext:value-type="string">
            <text:p>Fahrradfahrer sollen generell auf der Straße fahren dürfen, auch wenn Radwege vorhanden sind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Fahrradwegepflicht aufheben</text:p>
          </table:table-cell>
          <table:table-cell table:style-name="ce2" office:value-type="string" calcext:value-type="string">
            <text:p>Fahrradfahrer</text:p>
          </table:table-cell>
          <table:table-cell table:number-columns-repeated="1016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adtbahn Hamburg</text:p>
          </table:table-cell>
          <table:table-cell table:style-name="ce2" office:value-type="string" calcext:value-type="string">
            <text:p>In Hamburg soll es eine Straßenbahn geben.</text:p>
          </table:table-cell>
          <table:table-cell office:value-type="string" calcext:value-type="string">
            <text:p>Verkehr</text:p>
          </table:table-cell>
          <table:table-cell table:style-name="ce2" office:value-type="string" calcext:value-type="string">
            <text:p>Stadtbahn Hamburg</text:p>
          </table:table-cell>
          <table:table-cell table:style-name="ce2" office:value-type="string" calcext:value-type="string">
            <text:p>Hamburg</text:p>
          </table:table-cell>
          <table:table-cell table:number-columns-repeated="101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Das Land soll sich für die Einführung einer Vermögenssteuer einsetzen.</text:p>
          </table:table-cell>
          <table:table-cell table:style-name="ce2" office:value-type="string" calcext:value-type="string">
            <text:p>Vermögenssteuer</text:p>
          </table:table-cell>
          <table:table-cell table:style-name="ce2" office:value-type="string" calcext:value-type="string">
            <text:p>Vermögensteuer</text:p>
          </table:table-cell>
          <table:table-cell table:style-name="ce2" office:value-type="string" calcext:value-type="string">
            <text:p>Land</text:p>
          </table:table-cell>
          <table:table-cell table:number-columns-repeated="1016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Vermögenssteuer</text:p>
          </table:table-cell>
          <table:table-cell table:style-name="ce2" office:value-type="string" calcext:value-type="string">
            <text:p>Die Vermögenssteuer soll wieder eingeführt werden.</text:p>
          </table:table-cell>
          <table:table-cell table:number-columns-repeated="2" table:style-name="ce2" office:value-type="string" calcext:value-type="string">
            <text:p>Vermögenssteuer</text:p>
          </table:table-cell>
          <table:table-cell table:style-name="ce2" office:value-type="string" calcext:value-type="string">
            <text:p>Verm</text:p>
          </table:table-cell>
          <table:table-cell table:number-columns-repeated="1016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ermögensteuer</text:p>
          </table:table-cell>
          <table:table-cell table:style-name="ce2" office:value-type="string" calcext:value-type="string">
            <text:p>Das Land soll sich dafür einsetzen, dass die Vermögensteuer wieder erhoben wird.</text:p>
          </table:table-cell>
          <table:table-cell table:number-columns-repeated="2" table:style-name="ce2" office:value-type="string" calcext:value-type="string">
            <text:p>Vermögenssteuer</text:p>
          </table:table-cell>
          <table:table-cell table:style-name="ce2" office:value-type="string" calcext:value-type="string">
            <text:p>Land</text:p>
          </table:table-cell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ehr Videoüberwachung auf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Mehr Videoüberwachung von öffentlichen Plätzen.</text:p>
          </table:table-cell>
          <table:table-cell office:value-type="string" calcext:value-type="string">
            <text:p>Videoüberwachung</text:p>
          </table:table-cell>
          <table:table-cell/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2" office:value-type="string" calcext:value-type="string">
            <text:p>Ausweitung</text:p>
          </table:table-cell>
          <table:table-cell table:number-columns-repeated="1016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2" office:value-type="string" calcext:value-type="string">
            <text:p>Ausweitung</text:p>
          </table:table-cell>
          <table:table-cell table:number-columns-repeated="1016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Keine Videoüberwachung auf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2" office:value-type="string" calcext:value-type="string">
            <text:p>Keine</text:p>
          </table:table-cell>
          <table:table-cell table:number-columns-repeated="1016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Die Videoüberwachung von öffentlichen Plätzen soll ausgeweitet werden.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ideo­überwachung</text:p>
          </table:table-cell>
          <table:table-cell table:style-name="ce2" office:value-type="string" calcext:value-type="string">
            <text:p>Die Videoüberwachung im öffentlichen Raum soll ausgeweitet werden.</text:p>
          </table:table-cell>
          <table:table-cell table:number-columns-repeated="2" table:style-name="ce2" office:value-type="string" calcext:value-type="string">
            <text:p>Video­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­überwachung</text:p>
          </table:table-cell>
          <table:table-cell table:style-name="ce2" office:value-type="string" calcext:value-type="string">
            <text:p>Mehr Videoüberwachung auf öffentlichen Plätzen.</text:p>
          </table:table-cell>
          <table:table-cell table:number-columns-repeated="2" table:style-name="ce2" office:value-type="string" calcext:value-type="string">
            <text:p>Video­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ideoaufnahmen</text:p>
          </table:table-cell>
          <table:table-cell table:style-name="ce2" office:value-type="string" calcext:value-type="string">
            <text:p>Bei Demonstrationen soll die Polizei weiterhin Videoaufnahmen machen dürfen.</text:p>
          </table:table-cell>
          <table:table-cell office:value-type="string" calcext:value-type="string">
            <text:p>Videoüberwachung</text:p>
          </table:table-cell>
          <table:table-cell table:style-name="ce2" office:value-type="string" calcext:value-type="string">
            <text:p>Videoaufnahmen</text:p>
          </table:table-cell>
          <table:table-cell table:style-name="ce2" office:value-type="string" calcext:value-type="string">
            <text:p>Demonstrationen</text:p>
          </table:table-cell>
          <table:table-cell table:number-columns-repeated="1016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Mehr Videoüberwachung auf öffentlichen Plätzen!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Die Videoüberwachung im öffentlichen Raum soll ausgebaut werden.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Mehr Videoüberwachung im öffentlichen Raum!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Mehr Videoüberwachung im öffentlichen Raum!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sweitung der Videoüberwachung</text:p>
          </table:table-cell>
          <table:table-cell table:style-name="ce2"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Videoüberwachung</text:p>
          </table:table-cell>
          <table:table-cell table:style-name="ce2" office:value-type="string" calcext:value-type="string">
            <text:p>Ausweitung der Videoüberwachung</text:p>
          </table:table-cell>
          <table:table-cell table:style-name="ce2"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Mehr Videoüberwachung in der Hamburger City!</text:p>
          </table:table-cell>
          <table:table-cell table:number-columns-repeated="2" table:style-name="ce2" office:value-type="string" calcext:value-type="string">
            <text:p>Videoüberwachung</text:p>
          </table:table-cell>
          <table:table-cell table:style-name="ce2" office:value-type="string" calcext:value-type="string">
            <text:p>Hamburger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as Wahlalter auf Landes- und Kommunalebene soll auf 16 Jahre gesenkt werden.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Kommunalebene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uf Landes- und Kommunalebene sollen Jugendliche ab 16 Jahre wählen dürfen.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Kommunalebene</text:p>
          </table:table-cell>
          <table:table-cell table:number-columns-repeated="101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Auf Landesebene: Wahlrecht ab 16!</text:p>
          </table:table-cell>
          <table:table-cell table:style-name="ce2" office:value-type="string" calcext:value-type="string">
            <text:p>Wählen ab 16</text:p>
          </table:table-cell>
          <table:table-cell/>
          <table:table-cell table:style-name="ce2" office:value-type="string" calcext:value-type="string">
            <text:p>Landesebene</text:p>
          </table:table-cell>
          <table:table-cell table:number-columns-repeated="101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ei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/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ei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/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Bei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/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Bei Bürgerschaftswahlen: Wählen ab 16 Jahren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Jahren</text:p>
          </table:table-cell>
          <table:table-cell table:number-columns-repeated="1016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ahlrecht ab 16</text:p>
          </table:table-cell>
          <table:table-cell table:style-name="ce2" office:value-type="string" calcext:value-type="string">
            <text:p>Wahlrecht ab 16 Jahren bei Europawahlen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Europa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Jugendliche ab 16 Jahren sollen bei Landtagswahlen wählen dürfen.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Bei der Berliner Abgeordnetenhauswahl: Wählen ab 16 Jahren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Abgeordnetenhauswahl</text:p>
          </table:table-cell>
          <table:table-cell table:number-columns-repeated="1016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Wahlalter auf 16</text:p>
          </table:table-cell>
          <table:table-cell table:style-name="ce2" office:value-type="string" calcext:value-type="string">
            <text:p>Das Wahlalter bei Bürgerschaftswahlen soll auf 16 Jahre gesenkt werden.</text:p>
          </table:table-cell>
          <table:table-cell table:style-name="ce2" office:value-type="string" calcext:value-type="string">
            <text:p>Wählen ab 16</text:p>
          </table:table-cell>
          <table:table-cell table:style-name="ce5" office:value-type="string" calcext:value-type="string">
            <text:p>Wählen ab 16</text:p>
          </table:table-cell>
          <table:table-cell table:style-name="ce2" office:value-type="string" calcext:value-type="string">
            <text:p>Wahlalter</text:p>
          </table:table-cell>
          <table:table-cell table:number-columns-repeated="1016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Bei Landtagswahlen: Wählen ab 16 Jahren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ahlalter</text:p>
          </table:table-cell>
          <table:table-cell table:style-name="ce2" office:value-type="string" calcext:value-type="string">
            <text:p>Bei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 table:style-name="ce5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Bei Landtagswahlen: Wählen ab 16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nkung des Wahlalters</text:p>
          </table:table-cell>
          <table:table-cell table:style-name="ce2" office:value-type="string" calcext:value-type="string">
            <text:p>Bei Landtagswahlen: Wählen ab 16 Jahren!</text:p>
          </table:table-cell>
          <table:table-cell table:number-columns-repeated="2" table:style-name="ce2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ahlalter</text:p>
          </table:table-cell>
          <table:table-cell table:style-name="ce2" office:value-type="string" calcext:value-type="string">
            <text:p>Bei sächsischen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 table:style-name="ce5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ahlalter</text:p>
          </table:table-cell>
          <table:table-cell table:style-name="ce2" office:value-type="string" calcext:value-type="string">
            <text:p>Bei Landtagswahlen: Wählen ab 16 Jahren!</text:p>
          </table:table-cell>
          <table:table-cell table:style-name="ce2" office:value-type="string" calcext:value-type="string">
            <text:p>Wählen ab 16</text:p>
          </table:table-cell>
          <table:table-cell table:style-name="ce5" office:value-type="string" calcext:value-type="string">
            <text:p>Wählen ab 16</text:p>
          </table:table-cell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Der Ministerpräsident / die Ministerpräsidentin soll direkt vom Volk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2" office:value-type="string" calcext:value-type="string">
            <text:p>Ministerpr</text:p>
          </table:table-cell>
          <table:table-cell table:number-columns-repeated="101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er/Die Ministerpräsident/in soll vom Volk direkt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2" office:value-type="string" calcext:value-type="string">
            <text:p>Ministerpr</text:p>
          </table:table-cell>
          <table:table-cell table:number-columns-repeated="101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Wahlrecht</text:p>
          </table:table-cell>
          <table:table-cell/>
          <table:table-cell table:style-name="ce2" office:value-type="string" calcext:value-type="string">
            <text:p>Kommunal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Wahlrecht</text:p>
          </table:table-cell>
          <table:table-cell/>
          <table:table-cell table:style-name="ce2" office:value-type="string" calcext:value-type="string">
            <text:p>Kommunal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e Bezirksbürgermeister/innen sollen direkt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2" office:value-type="string" calcext:value-type="string">
            <text:p>Bezirksb</text:p>
          </table:table-cell>
          <table:table-cell table:number-columns-repeated="1016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Kommissions- präsident</text:p>
          </table:table-cell>
          <table:table-cell table:style-name="ce2" office:value-type="string" calcext:value-type="string">
            <text:p>Die Bürger/-innen sollen den EU-Kommissionspräsidenten zukünftig selbst wählen.</text:p>
          </table:table-cell>
          <table:table-cell office:value-type="string" calcext:value-type="string">
            <text:p>Wahlrecht</text:p>
          </table:table-cell>
          <table:table-cell table:style-name="ce2" office:value-type="string" calcext:value-type="string">
            <text:p>Wahlrecht Eu-Kommisionspräsidenkt</text:p>
          </table:table-cell>
          <table:table-cell table:style-name="ce2" office:value-type="string" calcext:value-type="string">
            <text:p>Kommissionspr</text:p>
          </table:table-cell>
          <table:table-cell table:number-columns-repeated="1016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röße des Landtages</text:p>
          </table:table-cell>
          <table:table-cell table:style-name="ce2" office:value-type="string" calcext:value-type="string">
            <text:p>Es soll eine feste Obergrenze für die Anzahl der Landtagsabgeordneten geben.</text:p>
          </table:table-cell>
          <table:table-cell office:value-type="string" calcext:value-type="string">
            <text:p>Wahlrecht</text:p>
          </table:table-cell>
          <table:table-cell table:style-name="ce2" office:value-type="string" calcext:value-type="string">
            <text:p>Größe des Landtages</text:p>
          </table:table-cell>
          <table:table-cell table:style-name="ce2" office:value-type="string" calcext:value-type="string">
            <text:p>Landtagsabgeordneten</text:p>
          </table:table-cell>
          <table:table-cell table:number-columns-repeated="1016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irektwahl des Kommissionspräsidenten</text:p>
          </table:table-cell>
          <table:table-cell table:style-name="ce2" office:value-type="string" calcext:value-type="string">
            <text:p>Der Präsident der Europäischen Kommission soll von den Bürgerinnen und Bürgern der Europäischen Union direkt gewählt werden.</text:p>
          </table:table-cell>
          <table:table-cell office:value-type="string" calcext:value-type="string">
            <text:p>Wahlrecht</text:p>
          </table:table-cell>
          <table:table-cell table:style-name="ce2" office:value-type="string" calcext:value-type="string">
            <text:p>Direktwahl des Kommissionspräsidenten</text:p>
          </table:table-cell>
          <table:table-cell table:style-name="ce2" office:value-type="string" calcext:value-type="string">
            <text:p>Kommission</text:p>
          </table:table-cell>
          <table:table-cell table:number-columns-repeated="1016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Bei Landtagswahlen sollen auch Nicht-EU-Bürger/innen wählen dürfen.</text:p>
          </table:table-cell>
          <table:table-cell office:value-type="string" calcext:value-type="string">
            <text:p>Wahlrecht für Ausländer</text:p>
          </table:table-cell>
          <table:table-cell/>
          <table:table-cell table:style-name="ce2" office:value-type="string" calcext:value-type="string">
            <text:p>Landtag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Kommunales Wahlrecht</text:p>
          </table:table-cell>
          <table:table-cell table:style-name="ce2" office:value-type="string" calcext:value-type="string">
            <text:p>Kommunales Wahlrecht für alle, die dauerhaft in Deutschland leb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Deutschland</text:p>
          </table:table-cell>
          <table:table-cell table:number-columns-repeated="1016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Kommunales Wahlrecht</text:p>
          </table:table-cell>
          <table:table-cell table:style-name="ce2" office:value-type="string" calcext:value-type="string">
            <text:p>Alle Menschen, die dauerhaft in Nordrhein-Westfalen leben, sollen bei Kommunalwahlen wählen dürf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Kommunal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Kommunales Wahlrecht für alle dauerhaft in Berlin wohnenden Ausländerinnen und Ausländer!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Kommunales</text:p>
          </table:table-cell>
          <table:table-cell table:number-columns-repeated="1016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kommunales Wahlrecht</text:p>
          </table:table-cell>
          <table:table-cell table:style-name="ce2" office:value-type="string" calcext:value-type="string">
            <text:p>Alle Ausländer/innen, die dauerhaft in Hamburg leben, sollen das kommunale Wahlrecht erhalt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Wahlrecht</text:p>
          </table:table-cell>
          <table:table-cell table:number-columns-repeated="1016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sländer-Wahlrecht</text:p>
          </table:table-cell>
          <table:table-cell table:style-name="ce2" office:value-type="string" calcext:value-type="string">
            <text:p>Kommunales Wahlrecht für alle dauerhaft in Bremen wohnenden Ausländerinnen und Ausländer!</text:p>
          </table:table-cell>
          <table:table-cell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Ausländer-Wahlrecht</text:p>
          </table:table-cell>
          <table:table-cell table:style-name="ce2" office:value-type="string" calcext:value-type="string">
            <text:p>Kommunales</text:p>
          </table:table-cell>
          <table:table-cell table:number-columns-repeated="1016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Alle Ausländerinnen und Ausländer, die dauerhaft in Rheinland-Pfalz wohnen, sollen bei Kommunalwahlen wählen dürf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Kommunal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ommunales Wahlrecht für Ausländer</text:p>
          </table:table-cell>
          <table:table-cell table:style-name="ce2" office:value-type="string" calcext:value-type="string">
            <text:p>Bei Kommunalwahlen sollen alle dauerhaft in Sachsen wohnenden Ausländerinnen und Ausländer wählen dürf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Kommunal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Alle Ausländerinnen und Ausländer, die dauerhaft in Hamburg leben, sollen an Bezirkswahlen teilnehmen dürfen.</text:p>
          </table:table-cell>
          <table:table-cell table:number-columns-repeated="2" table:style-name="ce2" office:value-type="string" calcext:value-type="string">
            <text:p>Wahlrecht für Ausländer</text:p>
          </table:table-cell>
          <table:table-cell table:style-name="ce2" office:value-type="string" calcext:value-type="string">
            <text:p>Bezirkswahlen</text:p>
          </table:table-cell>
          <table:table-cell table:number-columns-repeated="1016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arteispenden</text:p>
          </table:table-cell>
          <table:table-cell table:style-name="ce2" office:value-type="string" calcext:value-type="string">
            <text:p>Unternehmen sollen auch weiterhin an Parteien spenden dürfen.</text:p>
          </table:table-cell>
          <table:table-cell office:value-type="string" calcext:value-type="string">
            <text:p>Wirtschaft&amp;Politik</text:p>
          </table:table-cell>
          <table:table-cell table:style-name="ce2" office:value-type="string" calcext:value-type="string">
            <text:p>Parteispenden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arteispenden</text:p>
          </table:table-cell>
          <table:table-cell table:style-name="ce2" office:value-type="string" calcext:value-type="string">
            <text:p>Das Land soll sich dafür einsetzen, dass Spenden von Unternehmen an Parteien verboten werden. </text:p>
          </table:table-cell>
          <table:table-cell office:value-type="string" calcext:value-type="string">
            <text:p>Wirtschaft&amp;Politik</text:p>
          </table:table-cell>
          <table:table-cell table:style-name="ce2" office:value-type="string" calcext:value-type="string">
            <text:p>Parteispenden</text:p>
          </table:table-cell>
          <table:table-cell table:style-name="ce2" office:value-type="string" calcext:value-type="string">
            <text:p>Unternehmen</text:p>
          </table:table-cell>
          <table:table-cell table:number-columns-repeated="1016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ebeneinkünfte</text:p>
          </table:table-cell>
          <table:table-cell table:style-name="ce2" office:value-type="string" calcext:value-type="string">
            <text:p>Abgeordnete des Bundestags sollen ihre Nebeneinkünfte auf den Euro genau offenlegen müssen.</text:p>
          </table:table-cell>
          <table:table-cell office:value-type="string" calcext:value-type="string">
            <text:p>Wirtschaft&amp;Politik</text:p>
          </table:table-cell>
          <table:table-cell table:style-name="ce2" office:value-type="string" calcext:value-type="string">
            <text:p>Nebeneinkünfte</text:p>
          </table:table-cell>
          <table:table-cell table:style-name="ce2" office:value-type="string" calcext:value-type="string">
            <text:p>Abgeordnete</text:p>
          </table:table-cell>
          <table:table-cell table:number-columns-repeated="1016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ponsoring</text:p>
          </table:table-cell>
          <table:table-cell table:style-name="ce2" office:value-type="string" calcext:value-type="string">
            <text:p>Veranstaltungen der Landesregierung sollen weiterhin von Unternehmen gesponsert werden dürfen.</text:p>
          </table:table-cell>
          <table:table-cell office:value-type="string" calcext:value-type="string">
            <text:p>Wirtschaft&amp;Politik</text:p>
          </table:table-cell>
          <table:table-cell table:style-name="ce2" office:value-type="string" calcext:value-type="string">
            <text:p>Sponsoring</text:p>
          </table:table-cell>
          <table:table-cell table:style-name="ce2" office:value-type="string" calcext:value-type="string">
            <text:p>Veranstaltungen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Freie Marktwirtschaft ist die beste Strategie gegen Arbeitslosigkeit.</text:p>
          </table:table-cell>
          <table:table-cell office:value-type="string" calcext:value-type="string">
            <text:p>Wirtschaftssystem</text:p>
          </table:table-cell>
          <table:table-cell table:style-name="ce2" office:value-type="string" calcext:value-type="string">
            <text:p>Marktwirtschaft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1016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rundeinkommen</text:p>
          </table:table-cell>
          <table:table-cell table:style-name="ce2" office:value-type="string" calcext:value-type="string">
            <text:p>In Deutschland soll ein bedingungsloses Grundeinkommen eingeführt werden.</text:p>
          </table:table-cell>
          <table:table-cell office:value-type="string" calcext:value-type="string">
            <text:p>Wirtschaftssystem</text:p>
          </table:table-cell>
          <table:table-cell table:number-columns-repeated="2" table:style-name="ce2" office:value-type="string" calcext:value-type="string">
            <text:p>Grundeinkommen</text:p>
          </table:table-cell>
          <table:table-cell table:number-columns-repeated="1016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undesweites Zentralabitur</text:p>
          </table:table-cell>
          <table:table-cell table:style-name="ce2" office:value-type="string" calcext:value-type="string">
            <text:p>Bremen soll sich für ein bundesweites Zentralabitur einsetzen.</text:p>
          </table:table-cell>
          <table:table-cell office:value-type="string" calcext:value-type="string">
            <text:p>Zentralabitur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Zentralabitur</text:p>
          </table:table-cell>
          <table:table-cell table:number-columns-repeated="1016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Zentralabitur</text:p>
          </table:table-cell>
          <table:table-cell table:style-name="ce2" office:value-type="string" calcext:value-type="string">
            <text:p>Einführung des Zentralabiturs in Rheinland-Pfalz.</text:p>
          </table:table-cell>
          <table:table-cell office:value-type="string" calcext:value-type="string">
            <text:p>Zentralabitur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Zentralabiturs</text:p>
          </table:table-cell>
          <table:table-cell table:number-columns-repeated="1016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undesweites Zentralabitur</text:p>
          </table:table-cell>
          <table:table-cell table:style-name="ce2" office:value-type="string" calcext:value-type="string">
            <text:p>Brandenburg soll sich für bundesweit einheitliche Abiturprüfungen einsetzen.</text:p>
          </table:table-cell>
          <table:table-cell office:value-type="string" calcext:value-type="string">
            <text:p>Zentralabitur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Brandenburg</text:p>
          </table:table-cell>
          <table:table-cell table:number-columns-repeated="1016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es_catego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6" table:default-cell-style-name="ce3"/>
        <table:table-column table:style-name="co11" table:number-columns-repeated="11" table:default-cell-style-name="ce3"/>
        <table:table-column table:style-name="co12" table:number-columns-repeated="999" table:default-cell-style-name="ce3"/>
        <table:table-column table:style-name="co12" table:number-columns-repeated="10" table:default-cell-style-name="Default"/>
        <table:table-row table:style-name="ro1">
          <table:table-cell table:style-name="ce1" office:value-type="string" calcext:value-type="string">
            <text:p>thesis_id</text:p>
          </table:table-cell>
          <table:table-cell table:style-name="ce4" office:value-type="string" calcext:value-type="string">
            <text:p>occasion_id</text:p>
          </table:table-cell>
          <table:table-cell table:style-name="ce4" office:value-type="string" calcext:value-type="string">
            <text:p>thesis_num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1010"/>
          <table:table-cell table:style-name="ce6"/>
          <table:table-cell table:number-columns-repeated="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AföG</text:p>
          </table:table-cell>
          <table:table-cell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Betreuungsgeld</text:p>
          </table:table-cell>
          <table:table-cell table:number-columns-repeated="1020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ildungsurlaub</text:p>
          </table:table-cell>
          <table:table-cell table:number-columns-repeated="1020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ildungsurlaub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leiberecht</text:p>
          </table:table-cell>
          <table:table-cell table:number-columns-repeated="102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leiberecht</text:p>
          </table:table-cell>
          <table:table-cell table:number-columns-repeated="102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leiberecht</text:p>
          </table:table-cell>
          <table:table-cell table:number-columns-repeated="1020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leiberecht</text:p>
          </table:table-cell>
          <table:table-cell table:number-columns-repeated="102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-Mark</text:p>
          </table:table-cell>
          <table:table-cell table:number-columns-repeated="102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-Mark</text:p>
          </table:table-cell>
          <table:table-cell table:number-columns-repeated="1020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-Mark</text:p>
          </table:table-cell>
          <table:table-cell table:number-columns-repeated="1020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-Mark</text:p>
          </table:table-cell>
          <table:table-cell table:number-columns-repeated="102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Diesel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Diesel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ntwicklungshilfe</text:p>
          </table:table-cell>
          <table:table-cell table:number-columns-repeated="102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twicklungshilfe</text:p>
          </table:table-cell>
          <table:table-cell table:number-columns-repeated="1020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ntwicklungshilfe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EU-Außen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EU-Außen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U-Austritt</text:p>
          </table:table-cell>
          <table:table-cell table:number-columns-repeated="102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U-Austritt</text:p>
          </table:table-cell>
          <table:table-cell table:number-columns-repeated="102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-Erweiterung</text:p>
          </table:table-cell>
          <table:table-cell table:number-columns-repeated="1020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U-Erweit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EU-Stabilitätspakt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EU-Stabilitätspakt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EU-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U-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U-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Eurobond</text:p>
          </table:table-cell>
          <table:table-cell table:number-columns-repeated="1020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Eurobond</text:p>
          </table:table-cell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Frauenquote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ewerbe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renzkontrollen</text:p>
          </table:table-cell>
          <table:table-cell table:number-columns-repeated="1020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1020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1020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1020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Grenzkontrollen</text:p>
          </table:table-cell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underwerbs­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runderwerbs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runderwerbs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Jugend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Jugend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opftuch</text:p>
          </table:table-cell>
          <table:table-cell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opftuch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Kultur</text:p>
          </table:table-cell>
          <table:table-cell table:number-columns-repeated="102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ündig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ündig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ündig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Kündig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andarzt</text:p>
          </table:table-cell>
          <table:table-cell table:number-columns-repeated="1020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ndarzt</text:p>
          </table:table-cell>
          <table:table-cell table:number-columns-repeated="102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änderfinanzausgleich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änderfinanzausgleich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gergehälter</text:p>
          </table:table-cell>
          <table:table-cell table:number-columns-repeated="102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nagergehälter</text:p>
          </table:table-cell>
          <table:table-cell table:number-columns-repeated="102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anagergehälter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eister</text:p>
          </table:table-cell>
          <table:table-cell table:number-columns-repeated="1020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eister</text:p>
          </table:table-cell>
          <table:table-cell table:number-columns-repeated="102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indestlohn</text:p>
          </table:table-cell>
          <table:table-cell table:number-columns-repeated="102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Müll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üll</text:p>
          </table:table-cell>
          <table:table-cell table:number-columns-repeated="102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Öffentlich-Rechtlicher Rundfunk</text:p>
          </table:table-cell>
          <table:table-cell table:number-columns-repeated="1020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Öffentlich-Rechtlicher Rundfunk</text:p>
          </table:table-cell>
          <table:table-cell table:number-columns-repeated="102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lympia</text:p>
          </table:table-cell>
          <table:table-cell table:number-columns-repeated="1020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lympia</text:p>
          </table:table-cell>
          <table:table-cell table:number-columns-repeated="1020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lympia</text:p>
          </table:table-cell>
          <table:table-cell table:number-columns-repeated="1020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uchverbot</text:p>
          </table:table-cell>
          <table:table-cell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chmutz</text:p>
          </table:table-cell>
          <table:table-cell table:number-columns-repeated="102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chmutz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102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chuldentilgung</text:p>
          </table:table-cell>
          <table:table-cell table:number-columns-repeated="1020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chuldentilgung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chuldentilgung</text:p>
          </table:table-cell>
          <table:table-cell table:number-columns-repeated="1020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huldentilgung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chule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20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20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20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tzenbleiben</text:p>
          </table:table-cell>
          <table:table-cell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zialer Wohnungsbau</text:p>
          </table:table-cell>
          <table:table-cell table:number-columns-repeated="102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ozialer Wohnungsbau</text:p>
          </table:table-cell>
          <table:table-cell table:number-columns-repeated="1020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rachkurs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rachkurs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Staatsform</text:p>
          </table:table-cell>
          <table:table-cell table:number-columns-repeated="102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taatsform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Strom</text:p>
          </table:table-cell>
          <table:table-cell table:number-columns-repeated="1020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trom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102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ubvention</text:p>
          </table:table-cell>
          <table:table-cell table:number-columns-repeated="102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empolimit</text:p>
          </table:table-cell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mweltzone</text:p>
          </table:table-cell>
          <table:table-cell table:number-columns-repeated="102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mweltzone</text:p>
          </table:table-cell>
          <table:table-cell table:number-columns-repeated="102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mweltzone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ermögens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Vermögens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ermögenssteuer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Video­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­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ählen ab 16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Wirtschaftssystem</text:p>
          </table:table-cell>
          <table:table-cell table:number-columns-repeated="1020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Wirtschaftssystem</text:p>
          </table:table-cell>
          <table:table-cell table:number-columns-repeated="102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es_word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2" table:number-columns-repeated="1016" table:default-cell-style-name="Default"/>
        <table:table-row table:style-name="ro3">
          <table:table-cell table:style-name="ce1" office:value-type="string" calcext:value-type="string">
            <text:p>thesis_id</text:p>
          </table:table-cell>
          <table:table-cell table:style-name="ce4" office:value-type="string" calcext:value-type="string">
            <text:p>occasion_id</text:p>
          </table:table-cell>
          <table:table-cell table:style-name="ce4" office:value-type="string" calcext:value-type="string">
            <text:p>thesis_num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word</text:p>
          </table:table-cell>
          <table:table-cell table:style-name="ce6" table:number-columns-repeated="1018"/>
        </table:table-row>
        <table:table-row table:style-name="ro3">
          <table:table-cell table:number-columns-repeated="3"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Gemeinschaftsschulzeit soll von vier auf sechs Jahre erhöht werden.</text:p>
          </table:table-cell>
          <table:table-cell table:style-name="ce7" office:value-type="string" calcext:value-type="string">
            <text:p>Gemeinschafts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Keine Noten in der Grundschule!</text:p>
          </table:table-cell>
          <table:table-cell table:style-name="ce7" office:value-type="string" calcext:value-type="string">
            <text:p>Grund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Das Sozialverhalten der Schüler/-innen soll wieder benotet werden.</text:p>
          </table:table-cell>
          <table:table-cell table:style-name="ce7" office:value-type="string" calcext:value-type="string">
            <text:p>Sozialverhalten</text:p>
          </table:table-cell>
          <table:table-cell table:number-columns-repeated="101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tudiengebühren an Hochschulen sollen für das Erststudium eingeführt werd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ie gymnasiale Schulzeit soll von neun auf acht Jahre verkürzt werden.</text:p>
          </table:table-cell>
          <table:table-cell table:style-name="ce7" office:value-type="string" calcext:value-type="string">
            <text:p>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Haschisch und Marihuana sollen legalisiert werden.</text:p>
          </table:table-cell>
          <table:table-cell table:style-name="ce7" office:value-type="string" calcext:value-type="string">
            <text:p>Haschisch</text:p>
          </table:table-cell>
          <table:table-cell table:number-columns-repeated="1018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Öffentliche Tabak- und Alkoholwerbung muss verboten werden.</text:p>
          </table:table-cell>
          <table:table-cell table:style-name="ce7" office:value-type="string" calcext:value-type="string">
            <text:p>Alkoholwerbung</text:p>
          </table:table-cell>
          <table:table-cell table:number-columns-repeated="1018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usländer/-innen sollen schon bei Verdacht auf terroristische Straftaten ausgewiesen werden.</text:p>
          </table:table-cell>
          <table:table-cell table:style-name="ce7" office:value-type="string" calcext:value-type="string">
            <text:p>Straftaten</text:p>
          </table:table-cell>
          <table:table-cell table:number-columns-repeated="1018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Steuerliche Vergünstigungen bei Kapital- und Vermögenseinkommen werden abgeschafft.</text:p>
          </table:table-cell>
          <table:table-cell table:style-name="ce7" office:value-type="string" calcext:value-type="string">
            <text:p>Steuerliche</text:p>
          </table:table-cell>
          <table:table-cell table:number-columns-repeated="1018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s Wahlalter auf Landes- und Kommunalebene soll auf 16 Jahre gesenkt werden.</text:p>
          </table:table-cell>
          <table:table-cell table:style-name="ce7" office:value-type="string" calcext:value-type="string">
            <text:p>Kommunalebene</text:p>
          </table:table-cell>
          <table:table-cell table:number-columns-repeated="1018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Beantragung von Volksabstimmungen soll erleichtert werden.</text:p>
          </table:table-cell>
          <table:table-cell table:style-name="ce7" office:value-type="string" calcext:value-type="string">
            <text:p>Volksabstimmungen</text:p>
          </table:table-cell>
          <table:table-cell table:number-columns-repeated="1018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r Ministerpräsident / die Ministerpräsidentin soll direkt vom Volk gewählt werden.</text:p>
          </table:table-cell>
          <table:table-cell table:style-name="ce7" office:value-type="string" calcext:value-type="string">
            <text:p>Min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Bundesländer sollen sich innerhalb der Europäischen Union verstärkt selber vertreten.</text:p>
          </table:table-cell>
          <table:table-cell table:style-name="ce7" office:value-type="string" calcext:value-type="string">
            <text:p>Bundesl</text:p>
          </table:table-cell>
          <table:table-cell table:number-columns-repeated="1018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Die Geschlechtertrennung soll in ausgewählten Schulfächern wieder eingeführt werden.</text:p>
          </table:table-cell>
          <table:table-cell table:style-name="ce7" office:value-type="string" calcext:value-type="string">
            <text:p>Geschlechtertrennung</text:p>
          </table:table-cell>
          <table:table-cell table:number-columns-repeated="1018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er Bau des Transrapid München - München/Flughafen soll vorangetrieben werden.</text:p>
          </table:table-cell>
          <table:table-cell table:style-name="ce7" office:value-type="string" calcext:value-type="string">
            <text:p>Transrapid</text:p>
          </table:table-cell>
          <table:table-cell table:number-columns-repeated="1018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bayerischen Flughäfen sollen ausgebaut werden.</text:p>
          </table:table-cell>
          <table:table-cell table:style-name="ce7" office:value-type="string" calcext:value-type="string">
            <text:p>Flugh</text:p>
          </table:table-cell>
          <table:table-cell table:number-columns-repeated="101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Im Öffentlichen Dienst soll das Renteneintrittsalter heraufgesetzt werden.</text:p>
          </table:table-cell>
          <table:table-cell table:style-name="ce7" office:value-type="string" calcext:value-type="string">
            <text:p>Renteneintrittsalter</text:p>
          </table:table-cell>
          <table:table-cell table:number-columns-repeated="1018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er Meisterbrief muss Voraussetzung für eine Eigenständigkeit im Handwerk bleiben.</text:p>
          </table:table-cell>
          <table:table-cell table:style-name="ce7" office:value-type="string" calcext:value-type="string">
            <text:p>Voraussetzung</text:p>
          </table:table-cell>
          <table:table-cell table:number-columns-repeated="101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Jede/r Berufstätige muss jährlich eine Weiterbildungsmaßnahme wahrnehmen.</text:p>
          </table:table-cell>
          <table:table-cell table:style-name="ce7" office:value-type="string" calcext:value-type="string">
            <text:p>Weiterbildungsma</text:p>
          </table:table-cell>
          <table:table-cell table:number-columns-repeated="1018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In den Gemeindeordnungen sollen weitreichende Formen der Mitwirkung Jugendlicher verankert werden.</text:p>
          </table:table-cell>
          <table:table-cell table:style-name="ce7" office:value-type="string" calcext:value-type="string">
            <text:p>Gemeindeord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Türkei soll in die EU aufgenommen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Arbeitssuchende aus den neuen Mitgliedsländern sollen ohne Übergangsfrist in allen EU-Staaten arbeiten dürfen.</text:p>
          </table:table-cell>
          <table:table-cell table:style-name="ce7" office:value-type="string" calcext:value-type="string">
            <text:p>Arbeitssuchende</text:p>
          </table:table-cell>
          <table:table-cell table:number-columns-repeated="1018"/>
        </table:table-row>
        <table:table-row table:style-name="ro3"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Es sollen EU-weite Volksentscheide eingeführ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Die christlich-abendländische Kultur muss das Fundament Europas sein.</text:p>
          </table:table-cell>
          <table:table-cell table:style-name="ce7" office:value-type="string" calcext:value-type="string">
            <text:p>Fundament</text:p>
          </table:table-cell>
          <table:table-cell table:number-columns-repeated="1018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Nationale Parlamente müssen wieder mehr Einfluss in der Europäischen Union erhalten.</text:p>
          </table:table-cell>
          <table:table-cell table:style-name="ce7" office:value-type="string" calcext:value-type="string">
            <text:p>Parlamente</text:p>
          </table:table-cell>
          <table:table-cell table:number-columns-repeated="1018"/>
        </table:table-row>
        <table:table-row table:style-name="ro3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In der europäischen Verfassung sollte ein Gottesbezug verankert werden.</text:p>
          </table:table-cell>
          <table:table-cell table:style-name="ce7" office:value-type="string" calcext:value-type="string">
            <text:p>Gottesbezug</text:p>
          </table:table-cell>
          <table:table-cell table:number-columns-repeated="1018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deutsche Bevölkerung soll in einer Volksabstimmung über die neue EU-Verfassung entscheiden.</text:p>
          </table:table-cell>
          <table:table-cell table:style-name="ce7" office:value-type="string" calcext:value-type="string">
            <text:p>Volksab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Verstöße gegen den Europäischen Stabilitätspakt sollen strikt bestraft werden.</text:p>
          </table:table-cell>
          <table:table-cell table:style-name="ce7" office:value-type="string" calcext:value-type="string">
            <text:p>Stabilit</text:p>
          </table:table-cell>
          <table:table-cell table:number-columns-repeated="1018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ie Beitragszahlungen Deutschlands an die EU müssen gesenkt werden.</text:p>
          </table:table-cell>
          <table:table-cell table:style-name="ce7" office:value-type="string" calcext:value-type="string">
            <text:p>Beitragszah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stelle der nationalen Beiträge darf die EU eine eigene Steuer erheben.</text:p>
          </table:table-cell>
          <table:table-cell table:style-name="ce7" office:value-type="string" calcext:value-type="string">
            <text:p>Anstelle</text:p>
          </table:table-cell>
          <table:table-cell table:number-columns-repeated="1018"/>
        </table:table-row>
        <table:table-row table:style-name="ro3"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ktive Arbeitsmarktpolitik ist eine nationale Aufgabe, keine Aufgabe der EU.</text:p>
          </table:table-cell>
          <table:table-cell table:style-name="ce7" office:value-type="string" calcext:value-type="string">
            <text:p>Arbeitsmarkt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Freie Marktwirtschaft ist die beste Strategie gegen Arbeitslosigkeit.</text:p>
          </table:table-cell>
          <table:table-cell table:style-name="ce7" office:value-type="string" calcext:value-type="string">
            <text:p>Arbeitslosigkeit</text:p>
          </table:table-cell>
          <table:table-cell table:number-columns-repeated="1018"/>
        </table:table-row>
        <table:table-row table:style-name="ro3"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Mehrwertsteuer soll EU-weit vereinheitlicht werden.</text:p>
          </table:table-cell>
          <table:table-cell table:style-name="ce7" office:value-type="string" calcext:value-type="string">
            <text:p>Mehrwert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oziale Mindeststandards wie Mindestlöhne sollen EU-weit eingeführt werden.</text:p>
          </table:table-cell>
          <table:table-cell table:style-name="ce7" office:value-type="string" calcext:value-type="string">
            <text:p>Mindeststandards</text:p>
          </table:table-cell>
          <table:table-cell table:number-columns-repeated="1018"/>
        </table:table-row>
        <table:table-row table:style-name="ro3"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Absolutes Werbeverbot für Tabakprodukte.</text:p>
          </table:table-cell>
          <table:table-cell table:style-name="ce7" office:value-type="string" calcext:value-type="string">
            <text:p>Tabakprodukte</text:p>
          </table:table-cell>
          <table:table-cell table:number-columns-repeated="1018"/>
        </table:table-row>
        <table:table-row table:style-name="ro3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er Transport von Atommüll zwischen den EU-Staaten muss verboten werden.</text:p>
          </table:table-cell>
          <table:table-cell table:style-name="ce7" office:value-type="string" calcext:value-type="string">
            <text:p>Transport</text:p>
          </table:table-cell>
          <table:table-cell table:number-columns-repeated="1018"/>
        </table:table-row>
        <table:table-row table:style-name="ro3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Die Wasserversorgung soll privatisiert werde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ie EU soll sich aktiv gegen Kurzstreckenflüge einsetzen.</text:p>
          </table:table-cell>
          <table:table-cell table:style-name="ce7" office:value-type="string" calcext:value-type="string">
            <text:p>Kurzstreckenfl</text:p>
          </table:table-cell>
          <table:table-cell table:number-columns-repeated="1018"/>
        </table:table-row>
        <table:table-row table:style-name="ro3">
          <table:table-cell table:style-name="ce7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EU-weiter Ausstieg aus der Atomenergie.</text:p>
          </table:table-cell>
          <table:table-cell table:style-name="ce7" office:value-type="string" calcext:value-type="string">
            <text:p>Atomenergie</text:p>
          </table:table-cell>
          <table:table-cell table:number-columns-repeated="1018"/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Wir brauchen einheitliche Bildungsstandards innerhalb der EU.</text:p>
          </table:table-cell>
          <table:table-cell table:style-name="ce7" office:value-type="string" calcext:value-type="string">
            <text:p>Bildungsstandards</text:p>
          </table:table-cell>
          <table:table-cell table:number-columns-repeated="1018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Jede Form von Klonforschung soll verboten werden.</text:p>
          </table:table-cell>
          <table:table-cell table:style-name="ce7" office:value-type="string" calcext:value-type="string">
            <text:p>Klonforschung</text:p>
          </table:table-cell>
          <table:table-cell table:number-columns-repeated="1018"/>
        </table:table-row>
        <table:table-row table:style-name="ro3">
          <table:table-cell table:style-name="ce7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EU-Green-Card für hochqualifizierte Fachkräfte.</text:p>
          </table:table-cell>
          <table:table-cell table:style-name="ce7" office:value-type="string" calcext:value-type="string">
            <text:p>Fachkr</text:p>
          </table:table-cell>
          <table:table-cell table:number-columns-repeated="1018"/>
        </table:table-row>
        <table:table-row table:style-name="ro3"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Biometrische Daten (Fingerabdrücke u.a.) sollen von allen Einwohner/innen der EU in den Ausweispapieren erfasst werden.</text:p>
          </table:table-cell>
          <table:table-cell table:style-name="ce7" office:value-type="string" calcext:value-type="string">
            <text:p>Ausweispapieren</text:p>
          </table:table-cell>
          <table:table-cell table:number-columns-repeated="1018"/>
        </table:table-row>
        <table:table-row table:style-name="ro3"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Alle Flugzeuge, die in der EU landen oder starten, sollen von bewaffnetem Sicherheitspersonal begleitet werden.</text:p>
          </table:table-cell>
          <table:table-cell table:style-name="ce7" office:value-type="string" calcext:value-type="string">
            <text:p>Sicherheitspersonal</text:p>
          </table:table-cell>
          <table:table-cell table:number-columns-repeated="1018"/>
        </table:table-row>
        <table:table-row table:style-name="ro3">
          <table:table-cell table:style-name="ce7"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Personenbezogene Daten sollen zur EU-weiten Verbrechensbekämpfung an einer zentralen Stelle gesammelt werden.</text:p>
          </table:table-cell>
          <table:table-cell table:style-name="ce7" office:value-type="string" calcext:value-type="string">
            <text:p>Personenbezogene</text:p>
          </table:table-cell>
          <table:table-cell table:number-columns-repeated="1018"/>
        </table:table-row>
        <table:table-row table:style-name="ro3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Es muss ein gemeinsamer Grenzschutz der EU eingerichtet werden.</text:p>
          </table:table-cell>
          <table:table-cell table:style-name="ce7" office:value-type="string" calcext:value-type="string">
            <text:p>Grenz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Bei der Verfolgung von Kriminellen dürfen nationale Polizisten/innen über die EU-Binnengrenzen hinweg tätig werden.</text:p>
          </table:table-cell>
          <table:table-cell table:style-name="ce7" office:value-type="string" calcext:value-type="string">
            <text:p>Binnengrenzen</text:p>
          </table:table-cell>
          <table:table-cell table:number-columns-repeated="1018"/>
        </table:table-row>
        <table:table-row table:style-name="ro3">
          <table:table-cell table:style-name="ce7"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Entwicklungshilfe erhalten nur Staaten, welche die Menschenrechte konsequent beacht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Die EU darf keine militärischen Mittel zur Konfliktlösung einsetzen.</text:p>
          </table:table-cell>
          <table:table-cell table:style-name="ce7" office:value-type="string" calcext:value-type="string">
            <text:p>Konfliktl</text:p>
          </table:table-cell>
          <table:table-cell table:number-columns-repeated="1018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Die NATO ist entbehrlich für die Sicherheit und Stabilität in Europa.</text:p>
          </table:table-cell>
          <table:table-cell table:style-name="ce7" office:value-type="string" calcext:value-type="string">
            <text:p>Sicherheit</text:p>
          </table:table-cell>
          <table:table-cell table:number-columns-repeated="1018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rgbau im Saarland soll erhalten werden.</text:p>
          </table:table-cell>
          <table:table-cell table:style-name="ce7" office:value-type="string" calcext:value-type="string">
            <text:p>Saarland</text:p>
          </table:table-cell>
          <table:table-cell table:number-columns-repeated="1018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Gewerbesteuer soll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uf Landes- und Kommunalebene sollen Jugendliche ab 16 Jahre wählen dürfen.</text:p>
          </table:table-cell>
          <table:table-cell table:style-name="ce7" office:value-type="string" calcext:value-type="string">
            <text:p>Kommunalebene</text:p>
          </table:table-cell>
          <table:table-cell table:number-columns-repeated="1018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Theater und Museen sollen sich stärker selbst finanzieren.</text:p>
          </table:table-cell>
          <table:table-cell table:style-name="ce7" office:value-type="string" calcext:value-type="string">
            <text:p>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as Landesamt für Verfassungsschutz ist aufzulös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Mehr Videoüberwachung auf öffentlichen Plätzen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Mehr "Hilfs-Sheriffs" auf den Straßen!</text:p>
          </table:table-cell>
          <table:table-cell table:style-name="ce7" office:value-type="string" calcext:value-type="string">
            <text:p>Sheriffs</text:p>
          </table:table-cell>
          <table:table-cell table:number-columns-repeated="1018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In Zukunft soll ein Teil des Unterrichts nachmittags stattfinden.</text:p>
          </table:table-cell>
          <table:table-cell table:style-name="ce7" office:value-type="string" calcext:value-type="string">
            <text:p>Unterrichts</text:p>
          </table:table-cell>
          <table:table-cell table:number-columns-repeated="1018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ie Gesamtschule soll flächendeckend eingeführt werden.</text:p>
          </table:table-cell>
          <table:table-cell table:style-name="ce7" office:value-type="string" calcext:value-type="string">
            <text:p>Gesamt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s achtjährige Gymnasium soll fortgeführt werden.</text:p>
          </table:table-cell>
          <table:table-cell table:style-name="ce7" office:value-type="string" calcext:value-type="string">
            <text:p>Gymnasium</text:p>
          </table:table-cell>
          <table:table-cell table:number-columns-repeated="1018"/>
        </table:table-row>
        <table:table-row table:style-name="ro3"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Grundschulzeit soll auf 6 Jahre erhöh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61" calcext:value-type="float">
            <text:p>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r Benimmunterricht soll stärker im Unterricht verankert werden.</text:p>
          </table:table-cell>
          <table:table-cell table:style-name="ce7" office:value-type="string" calcext:value-type="string">
            <text:p>Benimm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Abschlussprüfung an Hauptschulen muss wieder abgeschafft werden.</text:p>
          </table:table-cell>
          <table:table-cell table:style-name="ce7" office:value-type="string" calcext:value-type="string">
            <text:p>Haup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tudierende müssen alle Fächer auch im Saarland studieren können.</text:p>
          </table:table-cell>
          <table:table-cell table:style-name="ce7" office:value-type="string" calcext:value-type="string">
            <text:p>Studierende</text:p>
          </table:table-cell>
          <table:table-cell table:number-columns-repeated="1018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ie 40-Stunden-Woche im öffentlichen Dienst muss auch für Angestellte eingeführt werden.</text:p>
          </table:table-cell>
          <table:table-cell table:style-name="ce7" office:value-type="string" calcext:value-type="string">
            <text:p>Angestellte</text:p>
          </table:table-cell>
          <table:table-cell table:number-columns-repeated="1018"/>
        </table:table-row>
        <table:table-row table:style-name="ro3"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Ansprüche auf Leistungen der Arbeitslosen- und Sozialhilfe sind strenger zu überprüfen.</text:p>
          </table:table-cell>
          <table:table-cell table:style-name="ce7" office:value-type="string" calcext:value-type="string">
            <text:p>Arbeitslosen</text:p>
          </table:table-cell>
          <table:table-cell table:number-columns-repeated="1018"/>
        </table:table-row>
        <table:table-row table:style-name="ro3"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Kurzzeit-Ausbildungsgänge für praktisch Begabte einrichten!</text:p>
          </table:table-cell>
          <table:table-cell table:style-name="ce7" office:value-type="string" calcext:value-type="string">
            <text:p>Ausbildungsg</text:p>
          </table:table-cell>
          <table:table-cell table:number-columns-repeated="1018"/>
        </table:table-row>
        <table:table-row table:style-name="ro3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Betriebe, die nicht ausbilden, sollen zahl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Illegaler Drogenkonsum soll stärker bestraft werden.</text:p>
          </table:table-cell>
          <table:table-cell table:style-name="ce7" office:value-type="string" calcext:value-type="string">
            <text:p>Drogen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Das Saarland soll sich für die Gleichstellung der "Homo-Ehe" einsetzen.</text:p>
          </table:table-cell>
          <table:table-cell table:style-name="ce7" office:value-type="string" calcext:value-type="string">
            <text:p>Gleichstellung</text:p>
          </table:table-cell>
          <table:table-cell table:number-columns-repeated="1018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Keine Gentechnik in der Landwirtschaft im Saarland!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Keine weiteren Windparks im Saarland!</text:p>
          </table:table-cell>
          <table:table-cell table:style-name="ce7" office:value-type="string" calcext:value-type="string">
            <text:p>Windparks</text:p>
          </table:table-cell>
          <table:table-cell table:number-columns-repeated="1018"/>
        </table:table-row>
        <table:table-row table:style-name="ro3">
          <table:table-cell table:style-name="ce7"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Duale System bei der Müllentsorgung soll abgeschafft werden.</text:p>
          </table:table-cell>
          <table:table-cell table:style-name="ce7" office:value-type="string" calcext:value-type="string">
            <text:p>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73" calcext:value-type="float">
            <text:p>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Sächsische Betriebe, die nicht ausbilden, sollen eine Abgabe zahlen. 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74" calcext:value-type="float">
            <text:p>7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Langzeitarbeitslose sollen zu gemeinnützigen Arbeiten verpflichtet werden können.</text:p>
          </table:table-cell>
          <table:table-cell table:style-name="ce7" office:value-type="string" calcext:value-type="string">
            <text:p>Langzeitarbeitslose</text:p>
          </table:table-cell>
          <table:table-cell table:number-columns-repeated="1018"/>
        </table:table-row>
        <table:table-row table:style-name="ro3">
          <table:table-cell table:style-name="ce7" office:value-type="float" office:value="75" calcext:value-type="float">
            <text:p>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reiere Regelungen für die Wirtschaftsregion Sachsen, z.B. bei Löhnen, Arbeitszeit und Kündigungsschutz.</text:p>
          </table:table-cell>
          <table:table-cell table:style-name="ce7" office:value-type="string" calcext:value-type="string">
            <text:p>Wirtschaftsregion</text:p>
          </table:table-cell>
          <table:table-cell table:number-columns-repeated="1018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Der Einfluss der Gewerkschaften muss zurückgedrängt werden.</text:p>
          </table:table-cell>
          <table:table-cell table:style-name="ce7" office:value-type="string" calcext:value-type="string">
            <text:p>Gewerk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as Ladenschlussgesetz soll abgeschafft werden.</text:p>
          </table:table-cell>
          <table:table-cell table:style-name="ce7" office:value-type="string" calcext:value-type="string">
            <text:p>Ladenschlussgesetz</text:p>
          </table:table-cell>
          <table:table-cell table:number-columns-repeated="1018"/>
        </table:table-row>
        <table:table-row table:style-name="ro3">
          <table:table-cell table:style-name="ce7" office:value-type="float" office:value="78" calcext:value-type="float">
            <text:p>7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Wir brauchen in Sachsen gesetzlich festgelegte Mindestlöhne.</text:p>
          </table:table-cell>
          <table:table-cell table:style-name="ce7" office:value-type="string" calcext:value-type="string">
            <text:p>Mindestl</text:p>
          </table:table-cell>
          <table:table-cell table:number-columns-repeated="1018"/>
        </table:table-row>
        <table:table-row table:style-name="ro3">
          <table:table-cell table:style-name="ce7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Neuverschuldung Sachsens muss strikt begrenzt werden.</text:p>
          </table:table-cell>
          <table:table-cell table:style-name="ce7" office:value-type="string" calcext:value-type="string">
            <text:p>Neuverschuldung</text:p>
          </table:table-cell>
          <table:table-cell table:number-columns-repeated="1018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Opernhäuser und Theater sollen sich stärker privat finanzieren.</text:p>
          </table:table-cell>
          <table:table-cell table:style-name="ce7" office:value-type="string" calcext:value-type="string">
            <text:p>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81" calcext:value-type="float">
            <text:p>8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stärkte Privatisierung von Verkehrsprojekten (z.B. Brücken- oder Tunnelbau).</text:p>
          </table:table-cell>
          <table:table-cell table:style-name="ce7" office:value-type="string" calcext:value-type="string">
            <text:p>Verkehrsprojekten</text:p>
          </table:table-cell>
          <table:table-cell table:number-columns-repeated="1018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nveränderte Pflanzen haben auf Sachsens Feldern nichts zu suche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Verbindliche Obergrenzen für Müllgebühren.</text:p>
          </table:table-cell>
          <table:table-cell table:style-name="ce7" office:value-type="string" calcext:value-type="string">
            <text:p>Verbindliche</text:p>
          </table:table-cell>
          <table:table-cell table:number-columns-repeated="1018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Keine weiteren Windräder in Sachsen!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Schulen sollen ihre Lehrer/innen selbst auswählen und bezahlen könn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Eltern sollten die Grundschule für ihr Kind frei aussuchen können.</text:p>
          </table:table-cell>
          <table:table-cell table:style-name="ce7" office:value-type="string" calcext:value-type="string">
            <text:p>Grund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Landesweite Einführung von Ganztagsschul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Schulnoten bereits ab der 1. Schulklasse!</text:p>
          </table:table-cell>
          <table:table-cell table:style-name="ce7" office:value-type="string" calcext:value-type="string">
            <text:p>Schulklasse</text:p>
          </table:table-cell>
          <table:table-cell table:number-columns-repeated="1018"/>
        </table:table-row>
        <table:table-row table:style-name="ro3">
          <table:table-cell table:style-name="ce7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Einschulung bereits mit 5 Jahren.</text:p>
          </table:table-cell>
          <table:table-cell table:style-name="ce7" office:value-type="string" calcext:value-type="string">
            <text:p>Einschulung</text:p>
          </table:table-cell>
          <table:table-cell table:number-columns-repeated="1018"/>
        </table:table-row>
        <table:table-row table:style-name="ro3"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Schulabgang nur mit Schulabschluss!</text:p>
          </table:table-cell>
          <table:table-cell table:style-name="ce7" office:value-type="string" calcext:value-type="string">
            <text:p>Schulabschluss</text:p>
          </table:table-cell>
          <table:table-cell table:number-columns-repeated="1018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Kostenlose Kinderbetreuungsangebote für alle!</text:p>
          </table:table-cell>
          <table:table-cell table:style-name="ce7" office:value-type="string" calcext:value-type="string">
            <text:p>Kinderbetreuungs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Homosexuelle sollen ihre Lebenspartnerschaften auch in Sachsen auf dem Standesamt eintragen lassen könn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Mehr Videoüberwachung von öffentlichen Plätz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94" calcext:value-type="float">
            <text:p>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Die Kosten für den staatlichen Polizeischutz bei Demonstrationen sollen die Veranstalter selbst tragen.</text:p>
          </table:table-cell>
          <table:table-cell table:style-name="ce7" office:value-type="string" calcext:value-type="string">
            <text:p>Demonstr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Es soll härter gegen Graffiti-Sprayer vorgegangen werden.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97" calcext:value-type="float">
            <text:p>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Auf Landesebene: Wahlrecht ab 16!</text:p>
          </table:table-cell>
          <table:table-cell table:style-name="ce7" office:value-type="string" calcext:value-type="string">
            <text:p>Landesebene</text:p>
          </table:table-cell>
          <table:table-cell table:number-columns-repeated="1018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Erleichterung von Volksbegehren auf Landesebene.</text:p>
          </table:table-cell>
          <table:table-cell table:style-name="ce7" office:value-type="string" calcext:value-type="string">
            <text:p>Erleichterung</text:p>
          </table:table-cell>
          <table:table-cell table:number-columns-repeated="1018"/>
        </table:table-row>
        <table:table-row table:style-name="ro3"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Der/Die Ministerpräsident/in soll vom Volk direkt gewählt werden.</text:p>
          </table:table-cell>
          <table:table-cell table:style-name="ce7" office:value-type="string" calcext:value-type="string">
            <text:p>Min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sitz von illegalen Drogen muss stärker verfolg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ür die Krankenversicherung soll künftig jede/jeder den gleichen Betrag zahlen ("Kopfpauschale").</text:p>
          </table:table-cell>
          <table:table-cell table:style-name="ce7" office:value-type="string" calcext:value-type="string">
            <text:p>Krankenversicherung</text:p>
          </table:table-cell>
          <table:table-cell table:number-columns-repeated="1018"/>
        </table:table-row>
        <table:table-row table:style-name="ro3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lächendeckende Sprachkurse für ausländische Mitbürger/innen sollen vom Land gebührenfrei angeboten werden.</text:p>
          </table:table-cell>
          <table:table-cell table:style-name="ce7" office:value-type="string" calcext:value-type="string">
            <text:p>Sprachkurse</text:p>
          </table:table-cell>
          <table:table-cell table:number-columns-repeated="1018"/>
        </table:table-row>
        <table:table-row table:style-name="ro3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Jugendverbänd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04" calcext:value-type="float">
            <text:p>10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ehrpläne für Kindergärten!</text:p>
          </table:table-cell>
          <table:table-cell table:style-name="ce7" office:value-type="string" calcext:value-type="string">
            <text:p>Kinderg</text:p>
          </table:table-cell>
          <table:table-cell table:number-columns-repeated="1018"/>
        </table:table-row>
        <table:table-row table:style-name="ro3"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ie Gliederung des Schulsystems in Haupt-, Realschule und Gymnasium soll erhalten bleiben.</text:p>
          </table:table-cell>
          <table:table-cell table:style-name="ce7" office:value-type="string" calcext:value-type="string">
            <text:p>Schulsystems</text:p>
          </table:table-cell>
          <table:table-cell table:number-columns-repeated="1018"/>
        </table:table-row>
        <table:table-row table:style-name="ro3"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bot von Kopftüchern bei Lehrerinnen in öffentlichen Schulen!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Einführung einheitlicher Abschlussprüfungen für die jeweiligen Schularten!</text:p>
          </table:table-cell>
          <table:table-cell table:style-name="ce7" office:value-type="string" calcext:value-type="string">
            <text:p>Abschlusspr</text:p>
          </table:table-cell>
          <table:table-cell table:number-columns-repeated="1018"/>
        </table:table-row>
        <table:table-row table:style-name="ro3"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as Schulfach "Wirtschaft und Politik" soll Pflicht ab Klassenstufe 5 werden.</text:p>
          </table:table-cell>
          <table:table-cell table:style-name="ce7" office:value-type="string" calcext:value-type="string">
            <text:p>Klassenstufe</text:p>
          </table:table-cell>
          <table:table-cell table:number-columns-repeated="1018"/>
        </table:table-row>
        <table:table-row table:style-name="ro3"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meinsame Schulzeit für alle bis zur Klasse neun.</text:p>
          </table:table-cell>
          <table:table-cell table:style-name="ce7" office:value-type="string" calcext:value-type="string">
            <text:p>Gemeinsame</text:p>
          </table:table-cell>
          <table:table-cell table:number-columns-repeated="1018"/>
        </table:table-row>
        <table:table-row table:style-name="ro3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as erste Studium soll gebührenfrei bleiben.</text:p>
          </table:table-cell>
          <table:table-cell table:style-name="ce7" office:value-type="string" calcext:value-type="string">
            <text:p>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Wir brauchen eine feste Fehmarn-Belt-Querung!</text:p>
          </table:table-cell>
          <table:table-cell table:style-name="ce7" office:value-type="string" calcext:value-type="string">
            <text:p>Fehmarn</text:p>
          </table:table-cell>
          <table:table-cell table:number-columns-repeated="1018"/>
        </table:table-row>
        <table:table-row table:style-name="ro3"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Keine Verlängerung der A 20 ("Ostseeautobahn") in Schleswig-Holstein.</text:p>
          </table:table-cell>
          <table:table-cell table:style-name="ce7" office:value-type="string" calcext:value-type="string">
            <text:p>Ostsee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Ausbau regionaler Flughäfen in Schleswig-Holstein!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reispuriger Ausbau der A 7 bis zur dänischen Grenze.</text:p>
          </table:table-cell>
          <table:table-cell table:style-name="ce7" office:value-type="string" calcext:value-type="string">
            <text:p>Dreispuriger</text:p>
          </table:table-cell>
          <table:table-cell table:number-columns-repeated="1018"/>
        </table:table-row>
        <table:table-row table:style-name="ro3"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as Land darf Aufträge nur an Unternehmen vergeben, die ihre Mitarbeiter/innen nach Tarif bezahl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Betriebe, die keine Ausbildungsplätze anbieten, müss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öllige Freigabe der Ladenöffnungszeiten in Schleswig-Holstei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Geschlossene Unterbringung für jugendliche Mehrfachtäter/innen!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Ausweitung der Video-Überwachung von öffentlichen Plätzen!</text:p>
          </table:table-cell>
          <table:table-cell table:style-name="ce7" office:value-type="string" calcext:value-type="string">
            <text:p>Ausweitung</text:p>
          </table:table-cell>
          <table:table-cell table:number-columns-repeated="1018"/>
        </table:table-row>
        <table:table-row table:style-name="ro3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Härtere Strafen für Graffiti-Sprayer/innen!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Lehrer/innen sollen nicht mehr verbeamtet werden.</text:p>
          </table:table-cell>
          <table:table-cell table:style-name="ce7" office:value-type="string" calcext:value-type="string">
            <text:p>Lehrer</text:p>
          </table:table-cell>
          <table:table-cell table:number-columns-repeated="1018"/>
        </table:table-row>
        <table:table-row table:style-name="ro3"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Die Landkreise und kreisfreien Städte in Schleswig-Holstein müssen erhalten bleiben - keine Zusammenlegung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Bei Landtags- und Kommunalwahlen: Stimmabgabe per Internet ermöglichen!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Mehr Landesmittel für erneuerbare Energi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Naturschutzgebiete ausweiten!</text:p>
          </table:table-cell>
          <table:table-cell table:style-name="ce7" office:value-type="string" calcext:value-type="string">
            <text:p>Naturschutzgebiete</text:p>
          </table:table-cell>
          <table:table-cell table:number-columns-repeated="1018"/>
        </table:table-row>
        <table:table-row table:style-name="ro3"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Schleswig-Holstein soll auf Atomkraftwerke vollständig verzicht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sitz von illegalen Drogen muss stärker verfolg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ür die Krankenversicherung soll künftig jede/jeder den gleichen Betrag zahlen ("Kopfpauschale").</text:p>
          </table:table-cell>
          <table:table-cell table:style-name="ce7" office:value-type="string" calcext:value-type="string">
            <text:p>Krankenversicherung</text:p>
          </table:table-cell>
          <table:table-cell table:number-columns-repeated="1018"/>
        </table:table-row>
        <table:table-row table:style-name="ro3"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lächendeckende Sprachkurse für ausländische Mitbürger/innen sollen vom Land gebührenfrei angeboten werden.</text:p>
          </table:table-cell>
          <table:table-cell table:style-name="ce7" office:value-type="string" calcext:value-type="string">
            <text:p>Sprachkurse</text:p>
          </table:table-cell>
          <table:table-cell table:number-columns-repeated="1018"/>
        </table:table-row>
        <table:table-row table:style-name="ro3"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Jugendverbänd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ehrpläne für Kindergärten!</text:p>
          </table:table-cell>
          <table:table-cell table:style-name="ce7" office:value-type="string" calcext:value-type="string">
            <text:p>Kinderg</text:p>
          </table:table-cell>
          <table:table-cell table:number-columns-repeated="1018"/>
        </table:table-row>
        <table:table-row table:style-name="ro3">
          <table:table-cell table:style-name="ce7" office:value-type="float" office:value="134" calcext:value-type="float">
            <text:p>13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ie Gliederung des Schulsystems in Haupt-, Realschule und Gymnasium soll erhalten bleiben.</text:p>
          </table:table-cell>
          <table:table-cell table:style-name="ce7" office:value-type="string" calcext:value-type="string">
            <text:p>Schulsystems</text:p>
          </table:table-cell>
          <table:table-cell table:number-columns-repeated="1018"/>
        </table:table-row>
        <table:table-row table:style-name="ro3"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bot von Kopftüchern bei Lehrerinnen in öffentlichen Schulen!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Einführung einheitlicher Abschlussprüfungen für die jeweiligen Schularten!</text:p>
          </table:table-cell>
          <table:table-cell table:style-name="ce7" office:value-type="string" calcext:value-type="string">
            <text:p>Abschlusspr</text:p>
          </table:table-cell>
          <table:table-cell table:number-columns-repeated="1018"/>
        </table:table-row>
        <table:table-row table:style-name="ro3"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as Schulfach "Wirtschaft und Politik" soll Pflicht ab Klassenstufe 5 werden.</text:p>
          </table:table-cell>
          <table:table-cell table:style-name="ce7" office:value-type="string" calcext:value-type="string">
            <text:p>Klassenstufe</text:p>
          </table:table-cell>
          <table:table-cell table:number-columns-repeated="1018"/>
        </table:table-row>
        <table:table-row table:style-name="ro3"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meinsame Schulzeit für alle bis zur Klasse neun.</text:p>
          </table:table-cell>
          <table:table-cell table:style-name="ce7" office:value-type="string" calcext:value-type="string">
            <text:p>Gemeinsame</text:p>
          </table:table-cell>
          <table:table-cell table:number-columns-repeated="1018"/>
        </table:table-row>
        <table:table-row table:style-name="ro3"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as erste Studium soll gebührenfrei bleiben.</text:p>
          </table:table-cell>
          <table:table-cell table:style-name="ce7" office:value-type="string" calcext:value-type="string">
            <text:p>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Wir brauchen eine feste Fehmarn-Belt-Querung!</text:p>
          </table:table-cell>
          <table:table-cell table:style-name="ce7" office:value-type="string" calcext:value-type="string">
            <text:p>Fehmarn</text:p>
          </table:table-cell>
          <table:table-cell table:number-columns-repeated="1018"/>
        </table:table-row>
        <table:table-row table:style-name="ro3"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Keine Verlängerung der A 20 ("Ostseeautobahn") in Schleswig-Holstein.</text:p>
          </table:table-cell>
          <table:table-cell table:style-name="ce7" office:value-type="string" calcext:value-type="string">
            <text:p>Ostsee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Ausbau regionaler Flughäfen in Schleswig-Holstein!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reispuriger Ausbau der A 7 bis zur dänischen Grenze.</text:p>
          </table:table-cell>
          <table:table-cell table:style-name="ce7" office:value-type="string" calcext:value-type="string">
            <text:p>Dreispuriger</text:p>
          </table:table-cell>
          <table:table-cell table:number-columns-repeated="1018"/>
        </table:table-row>
        <table:table-row table:style-name="ro3"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as Land darf Aufträge nur an Unternehmen vergeben, die ihre Mitarbeiter/innen nach Tarif bezahl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Betriebe, die keine Ausbildungsplätze anbieten, müss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öllige Freigabe der Ladenöffnungszeiten in Schleswig-Holstei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Geschlossene Unterbringung für jugendliche Mehrfachtäter/innen!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Ausweitung der Video-Überwachung von öffentlichen Plätzen!</text:p>
          </table:table-cell>
          <table:table-cell table:style-name="ce7" office:value-type="string" calcext:value-type="string">
            <text:p>Ausweitung</text:p>
          </table:table-cell>
          <table:table-cell table:number-columns-repeated="1018"/>
        </table:table-row>
        <table:table-row table:style-name="ro3"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Härtere Strafen für Graffiti-Sprayer/innen!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Lehrer/innen sollen nicht mehr verbeamtet werden.</text:p>
          </table:table-cell>
          <table:table-cell table:style-name="ce7" office:value-type="string" calcext:value-type="string">
            <text:p>Lehrer</text:p>
          </table:table-cell>
          <table:table-cell table:number-columns-repeated="1018"/>
        </table:table-row>
        <table:table-row table:style-name="ro3"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Die Landkreise und kreisfreien Städte in Schleswig-Holstein müssen erhalten bleiben - keine Zusammenlegung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Bei Landtags- und Kommunalwahlen: Stimmabgabe per Internet ermöglichen!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Mehr Landesmittel für erneuerbare Energi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Naturschutzgebiete ausweiten!</text:p>
          </table:table-cell>
          <table:table-cell table:style-name="ce7" office:value-type="string" calcext:value-type="string">
            <text:p>Naturschutzgebiete</text:p>
          </table:table-cell>
          <table:table-cell table:number-columns-repeated="1018"/>
        </table:table-row>
        <table:table-row table:style-name="ro3"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Schleswig-Holstein soll auf Atomkraftwerke vollständig verzicht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n Berlin sollen die Ladenöffnungszeiten von Montag bis Sonnabend freigegeben werden.</text:p>
          </table:table-cell>
          <table:table-cell table:style-name="ce7" office:value-type="string" calcext:value-type="string">
            <text:p>Sonnabend</text:p>
          </table:table-cell>
          <table:table-cell table:number-columns-repeated="1018"/>
        </table:table-row>
        <table:table-row table:style-name="ro3"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BVG soll Eigentum des Landes Berlin bleiben.</text:p>
          </table:table-cell>
          <table:table-cell table:style-name="ce7" office:value-type="string" calcext:value-type="string">
            <text:p>Eigentum</text:p>
          </table:table-cell>
          <table:table-cell table:number-columns-repeated="1018"/>
        </table:table-row>
        <table:table-row table:style-name="ro3"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raffiti-Sprayer/innen müssen mit intensiven polizeilichen Maßnahmen verfolgt werden.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lle Berliner Grundschulen sollen Ganztagsschulen werd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Wiedereinführung von Kopfnoten (z.B. Betragen, Fleiß) auf Schulzeugnissen!</text:p>
          </table:table-cell>
          <table:table-cell table:style-name="ce7" office:value-type="string" calcext:value-type="string">
            <text:p>Schulzeugnissen</text:p>
          </table:table-cell>
          <table:table-cell table:number-columns-repeated="1018"/>
        </table:table-row>
        <table:table-row table:style-name="ro3"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n Berliner Schulen soll das Sitzenbleiben abgeschafft werd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164" calcext:value-type="float">
            <text:p>16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Weiterer Ausbau der Berliner Stadtautobahn!</text:p>
          </table:table-cell>
          <table:table-cell table:style-name="ce7" office:value-type="string" calcext:value-type="string">
            <text:p>Stadt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In der Innenstadt soll künftig ein Fahrverbot für Dieselfahrzeuge ohne Rußfilter gelten.</text:p>
          </table:table-cell>
          <table:table-cell table:style-name="ce7" office:value-type="string" calcext:value-type="string">
            <text:p>Diesel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Ausbau der Binnenschifffahrtswege in Berlin!</text:p>
          </table:table-cell>
          <table:table-cell table:style-name="ce7" office:value-type="string" calcext:value-type="string">
            <text:p>Binnenschifffahrtswege</text:p>
          </table:table-cell>
          <table:table-cell table:number-columns-repeated="1018"/>
        </table:table-row>
        <table:table-row table:style-name="ro3"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 Gewerbesteuer soll erhöh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städtischen Wohnungsbaugesellschaften sollen verkauft werden.</text:p>
          </table:table-cell>
          <table:table-cell table:style-name="ce7" office:value-type="string" calcext:value-type="string">
            <text:p>Wohnungsbaugesell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Kontrollierte Abgabe von "harten" Drogen an Schwerstabhängige!</text:p>
          </table:table-cell>
          <table:table-cell table:style-name="ce7" office:value-type="string" calcext:value-type="string">
            <text:p>Kontrollierte</text:p>
          </table:table-cell>
          <table:table-cell table:number-columns-repeated="1018"/>
        </table:table-row>
        <table:table-row table:style-name="ro3"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Berlin soll sich für die Abschaffung der MAE-Stellen ("1-Euro-Jobs") einsetzen.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chüler/innen sollen das neu eingeführte Pflichtfach Ethik durch das Fach Religion ersetzen können.</text:p>
          </table:table-cell>
          <table:table-cell table:style-name="ce7" office:value-type="string" calcext:value-type="string">
            <text:p>Pflichtfach</text:p>
          </table:table-cell>
          <table:table-cell table:number-columns-repeated="1018"/>
        </table:table-row>
        <table:table-row table:style-name="ro3"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as Erststudium an den Berliner Hochschulen soll gebührenfrei bleib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er U-Bahn-Ausbau soll Vorrang vor dem Ausbau der Straßenbahn haben.</text:p>
          </table:table-cell>
          <table:table-cell table:style-name="ce7" office:value-type="string" calcext:value-type="string">
            <text:p>Vorrang</text:p>
          </table:table-cell>
          <table:table-cell table:number-columns-repeated="1018"/>
        </table:table-row>
        <table:table-row table:style-name="ro3"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In Berlin sollen weitere Autostraßen zu Fahrradstraßen umgebaut werden.</text:p>
          </table:table-cell>
          <table:table-cell table:style-name="ce7" office:value-type="string" calcext:value-type="string">
            <text:p>Fahrradstra</text:p>
          </table:table-cell>
          <table:table-cell table:number-columns-repeated="1018"/>
        </table:table-row>
        <table:table-row table:style-name="ro3"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ollständige Privatisierung des landeseigenen Klinikunternehmens "Vivantes".</text:p>
          </table:table-cell>
          <table:table-cell table:style-name="ce7" office:value-type="string" calcext:value-type="string">
            <text:p>Klinikunternehmens</text:p>
          </table:table-cell>
          <table:table-cell table:number-columns-repeated="1018"/>
        </table:table-row>
        <table:table-row table:style-name="ro3"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Im Berliner Senat sollen Frauen und Männer zu gleichen Teilen vertreten sei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Für Kinder ohne ausreichende Deutschkenntnisse soll eine verpflichtende Vorschule eingeführt werden.</text:p>
          </table:table-cell>
          <table:table-cell table:style-name="ce7" office:value-type="string" calcext:value-type="string">
            <text:p>Deutschkenntnisse</text:p>
          </table:table-cell>
          <table:table-cell table:number-columns-repeated="1018"/>
        </table:table-row>
        <table:table-row table:style-name="ro3"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Berlin soll sich für ein bundesweites Rauchverbot in Kneipen und Restaurants einsetzen.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Kennzeichnungspflicht für alle Polizisten/innen (z.B. Namensschilder oder Kennnummern an den Uniformen)!</text:p>
          </table:table-cell>
          <table:table-cell table:style-name="ce7" office:value-type="string" calcext:value-type="string">
            <text:p>Kennzeichnungspflicht</text:p>
          </table:table-cell>
          <table:table-cell table:number-columns-repeated="1018"/>
        </table:table-row>
        <table:table-row table:style-name="ro3"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Land Berlin soll verstärkt die Privatschulen fördern.</text:p>
          </table:table-cell>
          <table:table-cell table:style-name="ce7" office:value-type="string" calcext:value-type="string">
            <text:p>Priva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Wenn Eltern bei Erziehungsproblemen wiederholt die Hilfe des Jugendamtes ablehnen, sollen ihnen staatliche Leistungen gekürzt werden.</text:p>
          </table:table-cell>
          <table:table-cell table:style-name="ce7" office:value-type="string" calcext:value-type="string">
            <text:p>Erziehungsproblemen</text:p>
          </table:table-cell>
          <table:table-cell table:number-columns-repeated="1018"/>
        </table:table-row>
        <table:table-row table:style-name="ro3"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Rechtsanspruch auf einen Kita-Platz auch für unter 3-Jährige!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Freien Theatern sollen mehr öffentliche Räumlichkeiten kostenfrei zur Verfügung gestellt werden.</text:p>
          </table:table-cell>
          <table:table-cell table:style-name="ce7" office:value-type="string" calcext:value-type="string">
            <text:p>Theatern</text:p>
          </table:table-cell>
          <table:table-cell table:number-columns-repeated="1018"/>
        </table:table-row>
        <table:table-row table:style-name="ro3"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Berliner Polizisten/innen sollen als letztes Mittel in Gefahrensituationen gezielt tödliche Schüsse abgeben dürfen.</text:p>
          </table:table-cell>
          <table:table-cell table:style-name="ce7" office:value-type="string" calcext:value-type="string">
            <text:p>Gefahrensitu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Die Bezirksbürgermeister/innen sollen direkt gewählt werden.</text:p>
          </table:table-cell>
          <table:table-cell table:style-name="ce7" office:value-type="string" calcext:value-type="string">
            <text:p>Bezirksb</text:p>
          </table:table-cell>
          <table:table-cell table:number-columns-repeated="1018"/>
        </table:table-row>
        <table:table-row table:style-name="ro3"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Der Flughafen Tempelhof soll neben dem Großflughafen Schönefeld (BBI) in Betrieb bleiben.</text:p>
          </table:table-cell>
          <table:table-cell table:style-name="ce7" office:value-type="string" calcext:value-type="string">
            <text:p>Flughafen</text:p>
          </table:table-cell>
          <table:table-cell table:number-columns-repeated="1018"/>
        </table:table-row>
        <table:table-row table:style-name="ro3"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Flughäfen in Baden-Württemberg sollen ausgebaut werden.</text:p>
          </table:table-cell>
          <table:table-cell table:style-name="ce7" office:value-type="string" calcext:value-type="string">
            <text:p>Flugh</text:p>
          </table:table-cell>
          <table:table-cell table:number-columns-repeated="1018"/>
        </table:table-row>
        <table:table-row table:style-name="ro3"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Laufzeiten der Kernkraftwerke sollen verlängert werden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entechnikfreie Lebensmittel sollen in Baden-Württemberg ein Qualitätssiegel bekommen.</text:p>
          </table:table-cell>
          <table:table-cell table:style-name="ce7" office:value-type="string" calcext:value-type="string">
            <text:p>Gentechnikfreie</text:p>
          </table:table-cell>
          <table:table-cell table:number-columns-repeated="1018"/>
        </table:table-row>
        <table:table-row table:style-name="ro3"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AIDS-Aufklärung!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Graffiti-Sprayen soll als Straftat eingestuft werden, nicht bloß als Ordnungswidrigkeit. </text:p>
          </table:table-cell>
          <table:table-cell table:style-name="ce7" office:value-type="string" calcext:value-type="string">
            <text:p>Ordnungswidrigkeit</text:p>
          </table:table-cell>
          <table:table-cell table:number-columns-repeated="1018"/>
        </table:table-row>
        <table:table-row table:style-name="ro3"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as Erststudium soll gebührenfrei bleiben!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Universitäten sollen sich alle ihre Studierenden selbst aussuchen dürf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195" calcext:value-type="float">
            <text:p>19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Wiedereinführung des neunjährigen Gymnasiums!</text:p>
          </table:table-cell>
          <table:table-cell table:style-name="ce7" office:value-type="string" calcext:value-type="string">
            <text:p>Wiedereinf</text:p>
          </table:table-cell>
          <table:table-cell table:number-columns-repeated="1018"/>
        </table:table-row>
        <table:table-row table:style-name="ro3"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Neue Lehrkräfte sollen nicht mehr verbeamtet werden.</text:p>
          </table:table-cell>
          <table:table-cell table:style-name="ce7" office:value-type="string" calcext:value-type="string">
            <text:p>Lehrkr</text:p>
          </table:table-cell>
          <table:table-cell table:number-columns-repeated="1018"/>
        </table:table-row>
        <table:table-row table:style-name="ro3"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Verbindliche Sprachtests für alle Kinder vor der Einschulung!</text:p>
          </table:table-cell>
          <table:table-cell table:style-name="ce7" office:value-type="string" calcext:value-type="string">
            <text:p>Verbindliche</text:p>
          </table:table-cell>
          <table:table-cell table:number-columns-repeated="1018"/>
        </table:table-row>
        <table:table-row table:style-name="ro3"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Landeszuschüsse zum Kindergeld für Alleinerziehende!</text:p>
          </table:table-cell>
          <table:table-cell table:style-name="ce7" office:value-type="string" calcext:value-type="string">
            <text:p>Alleinerziehende</text:p>
          </table:table-cell>
          <table:table-cell table:number-columns-repeated="1018"/>
        </table:table-row>
        <table:table-row table:style-name="ro3"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Bei Neueinstellungen soll der Kündigungsschutz gelockert werden.</text:p>
          </table:table-cell>
          <table:table-cell table:style-name="ce7" office:value-type="string" calcext:value-type="string">
            <text:p>Neueinstel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Weiterer Personalabbau in Ministerien und Landesverwaltungen!</text:p>
          </table:table-cell>
          <table:table-cell table:style-name="ce7" office:value-type="string" calcext:value-type="string">
            <text:p>Landesverw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Das Land soll sich für die Einführung einer Vermögenssteuer einsetzen.</text:p>
          </table:table-cell>
          <table:table-cell table:style-name="ce7" office:value-type="string" calcext:value-type="string">
            <text:p>Land</text:p>
          </table:table-cell>
          <table:table-cell table:number-columns-repeated="1018"/>
        </table:table-row>
        <table:table-row table:style-name="ro3"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Bei allen Straftaten sollen die DNA-Daten der Täter/innen erfasst und gespeichert werden.</text:p>
          </table:table-cell>
          <table:table-cell table:style-name="ce7" office:value-type="string" calcext:value-type="string">
            <text:p>Straftaten</text:p>
          </table:table-cell>
          <table:table-cell table:number-columns-repeated="1018"/>
        </table:table-row>
        <table:table-row table:style-name="ro3"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Verlagerung des Güterverkehrs auf die Schiene soll vom Land stärker finanziell gefördert werden.</text:p>
          </table:table-cell>
          <table:table-cell table:style-name="ce7" office:value-type="string" calcext:value-type="string">
            <text:p>Verlag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Das Land soll Fahrkarten für Auszubildende, Schüler/innen und Studierende stärker finanziell fördern.</text:p>
          </table:table-cell>
          <table:table-cell table:style-name="ce7" office:value-type="string" calcext:value-type="string">
            <text:p>Auszubildende</text:p>
          </table:table-cell>
          <table:table-cell table:number-columns-repeated="1018"/>
        </table:table-row>
        <table:table-row table:style-name="ro3"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Zur Vorbereitung auf die Grundschule soll das letzte Kindergartenjahr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Videoüberwachung auf öffentlichen Plätzen!</text:p>
          </table:table-cell>
          <table:table-cell table:style-name="ce7" office:value-type="string" calcext:value-type="string">
            <text:p>Keine</text:p>
          </table:table-cell>
          <table:table-cell table:number-columns-repeated="1018"/>
        </table:table-row>
        <table:table-row table:style-name="ro3"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An Schulen soll der Verkauf von "Junk-Food" (Cola, Chips, Schokoriegel u.a.) vom Land verboten werden.</text:p>
          </table:table-cell>
          <table:table-cell table:style-name="ce7" office:value-type="string" calcext:value-type="string">
            <text:p>Schokoriegel</text:p>
          </table:table-cell>
          <table:table-cell table:number-columns-repeated="1018"/>
        </table:table-row>
        <table:table-row table:style-name="ro3"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Land soll die kontrollierte Abgabe des Ersatzstoffes Methadon an Heroinabhängige ausbauen.</text:p>
          </table:table-cell>
          <table:table-cell table:style-name="ce7" office:value-type="string" calcext:value-type="string">
            <text:p>Ersatzstoffes</text:p>
          </table:table-cell>
          <table:table-cell table:number-columns-repeated="1018"/>
        </table:table-row>
        <table:table-row table:style-name="ro3"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Legebatterien in der Hühnerhaltung verbieten!</text:p>
          </table:table-cell>
          <table:table-cell table:style-name="ce7" office:value-type="string" calcext:value-type="string">
            <text:p>Legebatterien</text:p>
          </table:table-cell>
          <table:table-cell table:number-columns-repeated="1018"/>
        </table:table-row>
        <table:table-row table:style-name="ro3"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Die Lkw-Maut soll auf Ausweichstrecken in Baden-Württemberg ausgedehnt werden.</text:p>
          </table:table-cell>
          <table:table-cell table:style-name="ce7" office:value-type="string" calcext:value-type="string">
            <text:p>Ausweichstrecken</text:p>
          </table:table-cell>
          <table:table-cell table:number-columns-repeated="1018"/>
        </table:table-row>
        <table:table-row table:style-name="ro3"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Die Schulpflicht soll auch für Kinder von Asylbewerbern und -bewerberinnen sowie Flüchtlingen gelten.</text:p>
          </table:table-cell>
          <table:table-cell table:style-name="ce7" office:value-type="string" calcext:value-type="string">
            <text:p>Asylbewerbern</text:p>
          </table:table-cell>
          <table:table-cell table:number-columns-repeated="1018"/>
        </table:table-row>
        <table:table-row table:style-name="ro3"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Die betriebliche Mitbestimmung soll eingeschränkt werden.</text:p>
          </table:table-cell>
          <table:table-cell table:style-name="ce7" office:value-type="string" calcext:value-type="string">
            <text:p>Mitbe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Bei Landtagswahlen sollen auch Nicht-EU-Bürger/innen wählen dürfen.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Im Umkreis von Schulen sollen keine Zigarettenautomaten aufgestellt werden dürfen.</text:p>
          </table:table-cell>
          <table:table-cell table:style-name="ce7" office:value-type="string" calcext:value-type="string">
            <text:p>Zigarettenautomaten</text:p>
          </table:table-cell>
          <table:table-cell table:number-columns-repeated="1018"/>
        </table:table-row>
        <table:table-row table:style-name="ro3"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Volksentscheide auf Landesebene erleichtern!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Autobahnen in Bremen!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ohlekraftwerk</text:p>
          </table:table-cell>
          <table:table-cell table:style-name="ce7" office:value-type="string" calcext:value-type="string">
            <text:p>In Bremen soll ein weiteres Kohlekraftwerk gebaut werden.</text:p>
          </table:table-cell>
          <table:table-cell table:style-name="ce7" office:value-type="string" calcext:value-type="string">
            <text:p>Kohle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an staatlichen Hochschulen im Land Bremen soll gebührenfrei bleib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ßgeld für Schmutz</text:p>
          </table:table-cell>
          <table:table-cell table:style-name="ce7" office:value-type="string" calcext:value-type="string">
            <text:p>Die Verschmutzung öffentlicher Plätze (z. B. durch Müll oder Hundekot) soll mit höheren Bußgeldern geahndet werden.</text:p>
          </table:table-cell>
          <table:table-cell table:style-name="ce7" office:value-type="string" calcext:value-type="string">
            <text:p>Verschmutzung</text:p>
          </table:table-cell>
          <table:table-cell table:number-columns-repeated="1018"/>
        </table:table-row>
        <table:table-row table:style-name="ro3"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utschtest</text:p>
          </table:table-cell>
          <table:table-cell table:style-name="ce7" office:value-type="string" calcext:value-type="string">
            <text:p>Für alle Vierjährigen soll ein verpflichtender Deutschtest eingeführt werden.</text:p>
          </table:table-cell>
          <table:table-cell table:style-name="ce7" office:value-type="string" calcext:value-type="string">
            <text:p>Deutschtest</text:p>
          </table:table-cell>
          <table:table-cell table:number-columns-repeated="1018"/>
        </table:table-row>
        <table:table-row table:style-name="ro3"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ine Schule bis Klasse 10</text:p>
          </table:table-cell>
          <table:table-cell table:style-name="ce7" office:value-type="string" calcext:value-type="string">
            <text:p>Alle Kinder sollen bis zur 10. Klasse gemeinsam in einer Schule unterrichtet werden.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usweisung von Straftätern</text:p>
          </table:table-cell>
          <table:table-cell table:style-name="ce7" office:value-type="string" calcext:value-type="string">
            <text:p>Geduldete Migranten/innen, die straffällig geworden sind, sollen konsequent ausgewiesen werden.</text:p>
          </table:table-cell>
          <table:table-cell table:style-name="ce7" office:value-type="string" calcext:value-type="string">
            <text:p>Geduldete</text:p>
          </table:table-cell>
          <table:table-cell table:number-columns-repeated="1018"/>
        </table:table-row>
        <table:table-row table:style-name="ro3"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anztags-Kitas</text:p>
          </table:table-cell>
          <table:table-cell table:style-name="ce7" office:value-type="string" calcext:value-type="string">
            <text:p>Das Land Bremen soll allen Familien Kindergartenplätze mit Ganztagsbetreuung zusichern.</text:p>
          </table:table-cell>
          <table:table-cell table:style-name="ce7" office:value-type="string" calcext:value-type="string">
            <text:p>Ganztagsbetreuung</text:p>
          </table:table-cell>
          <table:table-cell table:number-columns-repeated="1018"/>
        </table:table-row>
        <table:table-row table:style-name="ro3">
          <table:table-cell table:style-name="ce7" office:value-type="float" office:value="226" calcext:value-type="float">
            <text:p>2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flicht zum Kindergarten</text:p>
          </table:table-cell>
          <table:table-cell table:style-name="ce7" office:value-type="string" calcext:value-type="string">
            <text:p>Das letzte Kindergartenjahr vor der Einschulung soll verpflichtend werde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osten für Polizeischutz</text:p>
          </table:table-cell>
          <table:table-cell table:style-name="ce7" office:value-type="string" calcext:value-type="string">
            <text:p>Veranstalter/innen von kommerziellen Großereignissen sollen sich an den Kosten für den Polizeischutz beteiligen.</text:p>
          </table:table-cell>
          <table:table-cell table:style-name="ce7" office:value-type="string" calcext:value-type="string">
            <text:p>Polizei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olizeireviere</text:p>
          </table:table-cell>
          <table:table-cell table:style-name="ce7" office:value-type="string" calcext:value-type="string">
            <text:p>Alle Bremer Polizeireviere sollen wieder rund um die Uhr besetzt sein.</text:p>
          </table:table-cell>
          <table:table-cell table:style-name="ce7" office:value-type="string" calcext:value-type="string">
            <text:p>Polizeireviere</text:p>
          </table:table-cell>
          <table:table-cell table:number-columns-repeated="1018"/>
        </table:table-row>
        <table:table-row table:style-name="ro3"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Volksbegehren</text:p>
          </table:table-cell>
          <table:table-cell table:style-name="ce7" office:value-type="string" calcext:value-type="string">
            <text:p>Die Hürden für direkte Bürgerbeteiligung (Volksbegehren, Volksentscheid) sollen gesenkt werden.</text:p>
          </table:table-cell>
          <table:table-cell table:style-name="ce7" office:value-type="string" calcext:value-type="string">
            <text:p>Volksentscheid</text:p>
          </table:table-cell>
          <table:table-cell table:number-columns-repeated="1018"/>
        </table:table-row>
        <table:table-row table:style-name="ro3"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öse Symbole an Schulen</text:p>
          </table:table-cell>
          <table:table-cell table:style-name="ce7" office:value-type="string" calcext:value-type="string">
            <text:p>Lehrkräften soll das Tragen von jeglichen religiösen Symbolen an öffentlichen Schulen verboten werden.</text:p>
          </table:table-cell>
          <table:table-cell table:style-name="ce7" office:value-type="string" calcext:value-type="string">
            <text:p>Symbolen</text:p>
          </table:table-cell>
          <table:table-cell table:number-columns-repeated="1018"/>
        </table:table-row>
        <table:table-row table:style-name="ro3"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chulnoten ab Klasse 3</text:p>
          </table:table-cell>
          <table:table-cell table:style-name="ce7" office:value-type="string" calcext:value-type="string">
            <text:p>Schulnoten sollen bereits ab der 3. Klasse vergeben werden.</text:p>
          </table:table-cell>
          <table:table-cell table:style-name="ce7" office:value-type="string" calcext:value-type="string">
            <text:p>Schulnoten</text:p>
          </table:table-cell>
          <table:table-cell table:number-columns-repeated="1018"/>
        </table:table-row>
        <table:table-row table:style-name="ro3"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anztagsschulen</text:p>
          </table:table-cell>
          <table:table-cell table:style-name="ce7" office:value-type="string" calcext:value-type="string">
            <text:p>Für alle Klassen fünf bis zehn: Ganztagsschulen mit verpflichtendem Nachmittagsangebot!</text:p>
          </table:table-cell>
          <table:table-cell table:style-name="ce7" office:value-type="string" calcext:value-type="string">
            <text:p>Nachmittagsangebot</text:p>
          </table:table-cell>
          <table:table-cell table:number-columns-repeated="1018"/>
        </table:table-row>
        <table:table-row table:style-name="ro3"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portverein für Kinder</text:p>
          </table:table-cell>
          <table:table-cell table:style-name="ce7"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table:style-name="ce7" office:value-type="string" calcext:value-type="string">
            <text:p>Mitglied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omputerspiele</text:p>
          </table:table-cell>
          <table:table-cell table:style-name="ce7" office:value-type="string" calcext:value-type="string">
            <text:p>Bremen soll sich dafür einsetzen, dass die Herstellung und der Vertrieb besonders gewalthaltiger Computerspiele verboten werden. </text:p>
          </table:table-cell>
          <table:table-cell table:style-name="ce7" office:value-type="string" calcext:value-type="string">
            <text:p>Comput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Kammer für Arbeitnehmer</text:p>
          </table:table-cell>
          <table:table-cell table:style-name="ce7"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table:style-name="ce7" office:value-type="string" calcext:value-type="string">
            <text:p>Arbeitnehmerkammer</text:p>
          </table:table-cell>
          <table:table-cell table:number-columns-repeated="1018"/>
        </table:table-row>
        <table:table-row table:style-name="ro3"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Mindestlöhne</text:p>
          </table:table-cell>
          <table:table-cell table:style-name="ce7" office:value-type="string" calcext:value-type="string">
            <text:p>Bremen soll sich für die generelle Einführung von Mindestlöhnen einsetzen.</text:p>
          </table:table-cell>
          <table:table-cell table:style-name="ce7" office:value-type="string" calcext:value-type="string">
            <text:p>Mindestl</text:p>
          </table:table-cell>
          <table:table-cell table:number-columns-repeated="1018"/>
        </table:table-row>
        <table:table-row table:style-name="ro3"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Wasserversorgung</text:p>
          </table:table-cell>
          <table:table-cell table:style-name="ce7" office:value-type="string" calcext:value-type="string">
            <text:p>Die Wasserversorgung im Land Bremen soll vollständig privatisiert werde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KW Unterweser</text:p>
          </table:table-cell>
          <table:table-cell table:style-name="ce7" office:value-type="string" calcext:value-type="string">
            <text:p>Bremen soll sich dafür einsetzen, dass das Kernkraftwerk "Unterweser" schon vor 2012 stillgelegt wird. </text:p>
          </table:table-cell>
          <table:table-cell table:style-name="ce7" office:value-type="string" calcext:value-type="string">
            <text:p>Kern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eroinabgabe</text:p>
          </table:table-cell>
          <table:table-cell table:style-name="ce7" office:value-type="string" calcext:value-type="string">
            <text:p>Staatlich kontrollierte Abgabe von Heroin an Schwerstabhängige!</text:p>
          </table:table-cell>
          <table:table-cell table:style-name="ce7" office:value-type="string" calcext:value-type="string">
            <text:p>Schwerstabh</text:p>
          </table:table-cell>
          <table:table-cell table:number-columns-repeated="1018"/>
        </table:table-row>
        <table:table-row table:style-name="ro3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Rußfilter</text:p>
          </table:table-cell>
          <table:table-cell table:style-name="ce7" office:value-type="string" calcext:value-type="string">
            <text:p>Für Dieselfahrzeuge ohne Rußpartikelfilter soll die Innenstadt gesperrt werden, wenn in Bremen die Feinstaubgrenze überschritten wird. </text:p>
          </table:table-cell>
          <table:table-cell table:style-name="ce7" office:value-type="string" calcext:value-type="string">
            <text:p>Diesel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ozialticket</text:p>
          </table:table-cell>
          <table:table-cell table:style-name="ce7" office:value-type="string" calcext:value-type="string">
            <text:p>Empfänger/innen von Arbeitslosengeld sollen günstiger mit Bus und Straßenbahn fahren können ("Sozialticket")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Jugendstrafen</text:p>
          </table:table-cell>
          <table:table-cell table:style-name="ce7" office:value-type="string" calcext:value-type="string">
            <text:p>Junge Erwachsene zwischen 18 und 21 Jahren sollen verstärkt nach Erwachsenenstrafrecht verurteilt werden.</text:p>
          </table:table-cell>
          <table:table-cell table:style-name="ce7" office:value-type="string" calcext:value-type="string">
            <text:p>Erwachsenenstrafrecht</text:p>
          </table:table-cell>
          <table:table-cell table:number-columns-repeated="1018"/>
        </table:table-row>
        <table:table-row table:style-name="ro3"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gleichsarbeiten</text:p>
          </table:table-cell>
          <table:table-cell table:style-name="ce7" office:value-type="string" calcext:value-type="string">
            <text:p>Das Abschneiden der einzelnen Bremer Schulen bei Vergleichsarbeiten soll veröffentlicht werden.</text:p>
          </table:table-cell>
          <table:table-cell table:style-name="ce7" office:value-type="string" calcext:value-type="string">
            <text:p>Vergleichsarbeiten</text:p>
          </table:table-cell>
          <table:table-cell table:number-columns-repeated="1018"/>
        </table:table-row>
        <table:table-row table:style-name="ro3"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Familienhebamme</text:p>
          </table:table-cell>
          <table:table-cell table:style-name="ce7"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table:style-name="ce7" office:value-type="string" calcext:value-type="string">
            <text:p>Familienhebammen</text:p>
          </table:table-cell>
          <table:table-cell table:number-columns-repeated="1018"/>
        </table:table-row>
        <table:table-row table:style-name="ro3"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Gleichstellung mit Ehe</text:p>
          </table:table-cell>
          <table:table-cell table:style-name="ce7" office:value-type="string" calcext:value-type="string">
            <text:p>Das Land Bremen soll sich dafür einsetzen, dass gleichgeschlechtliche Partnerschaften mit Ehen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Bremen soll sich für die Lockerung des Kündigungsschutzes einsetzen.</text:p>
          </table:table-cell>
          <table:table-cell table:style-name="ce7" office:value-type="string" calcext:value-type="string">
            <text:p>Lock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Bürgerschaftswahlen: Wählen ab 16 Jahren!</text:p>
          </table:table-cell>
          <table:table-cell table:style-name="ce7" office:value-type="string" calcext:value-type="string">
            <text:p>Jahren</text:p>
          </table:table-cell>
          <table:table-cell table:number-columns-repeated="1018"/>
        </table:table-row>
        <table:table-row table:style-name="ro3"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lkoholverbot</text:p>
          </table:table-cell>
          <table:table-cell table:style-name="ce7" office:value-type="string" calcext:value-type="string">
            <text:p>Auf dem Kiez: Alkoholverbot auf Straßen und Plätzen an den Wochenenden!</text:p>
          </table:table-cell>
          <table:table-cell table:style-name="ce7" office:value-type="string" calcext:value-type="string">
            <text:p>Alkohol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Studiengebühren für das Erststudium an den öffentlichen Hamburger Hochschulen sollen abgeschafft werd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soll für die Schifffahrt vertieft werden.</text:p>
          </table:table-cell>
          <table:table-cell table:style-name="ce7" office:value-type="string" calcext:value-type="string">
            <text:p>Schifffahrt</text:p>
          </table:table-cell>
          <table:table-cell table:number-columns-repeated="1018"/>
        </table:table-row>
        <table:table-row table:style-name="ro3"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Hamburg soll sich für einen bundesweiten, einheitlich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ozialer Wohnungsbau</text:p>
          </table:table-cell>
          <table:table-cell table:style-name="ce7" office:value-type="string" calcext:value-type="string">
            <text:p>Die öffentliche Förderung von sozialem Wohnungsbau soll abgeschafft werden.</text:p>
          </table:table-cell>
          <table:table-cell table:style-name="ce7" office:value-type="string" calcext:value-type="string">
            <text:p>Wohnungsbau</text:p>
          </table:table-cell>
          <table:table-cell table:number-columns-repeated="1018"/>
        </table:table-row>
        <table:table-row table:style-name="ro3"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Der Besuch einer Kindertagesstätte (Kita) soll gebührenfrei sein.</text:p>
          </table:table-cell>
          <table:table-cell table:style-name="ce7" office:value-type="string" calcext:value-type="string">
            <text:p>Kindertagesst</text:p>
          </table:table-cell>
          <table:table-cell table:number-columns-repeated="1018"/>
        </table:table-row>
        <table:table-row table:style-name="ro3"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prachtests</text:p>
          </table:table-cell>
          <table:table-cell table:style-name="ce7" office:value-type="string" calcext:value-type="string">
            <text:p>Vor der Einschulung: Verpflichtende Sprachtests für alle Kinder!</text:p>
          </table:table-cell>
          <table:table-cell table:style-name="ce7" office:value-type="string" calcext:value-type="string">
            <text:p>Verpflichtende</text:p>
          </table:table-cell>
          <table:table-cell table:number-columns-repeated="1018"/>
        </table:table-row>
        <table:table-row table:style-name="ro3"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eigliedrige Schule</text:p>
          </table:table-cell>
          <table:table-cell table:style-name="ce7" office:value-type="string" calcext:value-type="string">
            <text:p>Hauptschulen, Realschulen und Gymnasien sollen zu einer gemeinsamen Schulform zusammengelegt werden.</text:p>
          </table:table-cell>
          <table:table-cell table:style-name="ce7" office:value-type="string" calcext:value-type="string">
            <text:p>Haup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Gastwirte/-innen sollen selbst über ein Rauchverbot in ihren Gaststätten entscheiden dürfen.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257" calcext:value-type="float">
            <text:p>25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Öffnungszeiten</text:p>
          </table:table-cell>
          <table:table-cell table:style-name="ce7" office:value-type="string" calcext:value-type="string">
            <text:p>Ladenbesitzer/-innen sollen frei die Öffnungszeiten ihrer Geschäfte bestimmen können.</text:p>
          </table:table-cell>
          <table:table-cell table:style-name="ce7" office:value-type="string" calcext:value-type="string">
            <text:p>Ladenbesitzer</text:p>
          </table:table-cell>
          <table:table-cell table:number-columns-repeated="1018"/>
        </table:table-row>
        <table:table-row table:style-name="ro3"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teuerprüfer</text:p>
          </table:table-cell>
          <table:table-cell table:style-name="ce7" office:value-type="string" calcext:value-type="string">
            <text:p>Mehr Personal in den Finanzämtern für die Steuerprüfung von Unternehmen!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ivatisierung des Hafens</text:p>
          </table:table-cell>
          <table:table-cell table:style-name="ce7" office:value-type="string" calcext:value-type="string">
            <text:p>Privatisierung des Hafens: Die Stadt soll weitere Anteile der HHLA an der Börse verkaufen.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ity-Maut</text:p>
          </table:table-cell>
          <table:table-cell table:style-name="ce7" office:value-type="string" calcext:value-type="string">
            <text:p>Einführung einer Maut für Kraftfahrzeuge in der Innenstadt ("City-Maut").</text:p>
          </table:table-cell>
          <table:table-cell table:style-name="ce7" office:value-type="string" calcext:value-type="string">
            <text:p>Kraft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Hafenquerspange</text:p>
          </table:table-cell>
          <table:table-cell table:style-name="ce7" office:value-type="string" calcext:value-type="string">
            <text:p>Zur Entlastung der Innenstadt: Bau einer Verbindungsautobahn zwischen A1 und A7 ("Hafenquerspange").</text:p>
          </table:table-cell>
          <table:table-cell table:style-name="ce7" office:value-type="string" calcext:value-type="string">
            <text:p>Verbindungs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ordstaat</text:p>
          </table:table-cell>
          <table:table-cell table:style-name="ce7" office:value-type="string" calcext:value-type="string">
            <text:p>Hamburg soll mit anderen Bundesländern ein gemeinsames Bundesland bilden ("Nordstaat").</text:p>
          </table:table-cell>
          <table:table-cell table:style-name="ce7" office:value-type="string" calcext:value-type="string">
            <text:p>Bundesland</text:p>
          </table:table-cell>
          <table:table-cell table:number-columns-repeated="1018"/>
        </table:table-row>
        <table:table-row table:style-name="ro3"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Homo-Ehen</text:p>
          </table:table-cell>
          <table:table-cell table:style-name="ce7" office:value-type="string" calcext:value-type="string">
            <text:p>Hamburg soll sich dafür einsetzen, dass eingetragene Partnerschaften von Homosexuellen rechtlich der Ehe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ohlekraftwerk</text:p>
          </table:table-cell>
          <table:table-cell table:style-name="ce7" office:value-type="string" calcext:value-type="string">
            <text:p>Das Kohlekraftwerk in Hamburg-Moorburg soll gebaut werden.</text:p>
          </table:table-cell>
          <table:table-cell table:style-name="ce7" office:value-type="string" calcext:value-type="string">
            <text:p>Kohle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romnetz</text:p>
          </table:table-cell>
          <table:table-cell table:style-name="ce7" office:value-type="string" calcext:value-type="string">
            <text:p>Das Hamburger Stromnetz soll zurück in die öffentliche Hand!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rivate Krankenhäuser</text:p>
          </table:table-cell>
          <table:table-cell table:style-name="ce7" office:value-type="string" calcext:value-type="string">
            <text:p>Bei der Verteilung öffentlicher Gelder sollen private Krankenhäuser den öffentlichen gleichgestellt werden.</text:p>
          </table:table-cell>
          <table:table-cell table:style-name="ce7" office:value-type="string" calcext:value-type="string">
            <text:p>Verteilung</text:p>
          </table:table-cell>
          <table:table-cell table:number-columns-repeated="1018"/>
        </table:table-row>
        <table:table-row table:style-name="ro3"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ozialticket</text:p>
          </table:table-cell>
          <table:table-cell table:style-name="ce7" office:value-type="string" calcext:value-type="string">
            <text:p>Wiedereinführung von Sozialtickets in den öffentlichen Nahverkehrsmitteln!</text:p>
          </table:table-cell>
          <table:table-cell table:style-name="ce7" office:value-type="string" calcext:value-type="string">
            <text:p>Nahverkehr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Flüchtlinge</text:p>
          </table:table-cell>
          <table:table-cell table:style-name="ce7" office:value-type="string" calcext:value-type="string">
            <text:p>Alle in Hamburg lebenden Flüchtlinge sollen ein dauerhaftes Bleiberecht bekommen.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uverschuldung</text:p>
          </table:table-cell>
          <table:table-cell table:style-name="ce7" office:value-type="string" calcext:value-type="string">
            <text:p>Ein Verbot der Neuverschuldung soll in die Hamburger Verfassung aufgenommen werden.</text:p>
          </table:table-cell>
          <table:table-cell table:style-name="ce7" office:value-type="string" calcext:value-type="string">
            <text:p>Neuverschuldung</text:p>
          </table:table-cell>
          <table:table-cell table:number-columns-repeated="1018"/>
        </table:table-row>
        <table:table-row table:style-name="ro3"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ternehmen und Hochschulen</text:p>
          </table:table-cell>
          <table:table-cell table:style-name="ce7" office:value-type="string" calcext:value-type="string">
            <text:p>Unternehmen sollen mehr Einfluss in den Entscheidungsgremien der Hochschulen haben.</text:p>
          </table:table-cell>
          <table:table-cell table:style-name="ce7" office:value-type="string" calcext:value-type="string">
            <text:p>Entscheidungsgremien</text:p>
          </table:table-cell>
          <table:table-cell table:number-columns-repeated="1018"/>
        </table:table-row>
        <table:table-row table:style-name="ro3"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Abgabe für Ausbildungsplätze</text:p>
          </table:table-cell>
          <table:table-cell table:style-name="ce7" office:value-type="string" calcext:value-type="string">
            <text:p>Betriebe, die nicht ausbilden, sollen ausbildende Betriebe finanziell unterstütz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beamtung von Lehrern</text:p>
          </table:table-cell>
          <table:table-cell table:style-name="ce7" office:value-type="string" calcext:value-type="string">
            <text:p>Lehrerinnen und Lehrer sollen weiterhin verbeamtet werden.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Gebührenfreie Schulbücher</text:p>
          </table:table-cell>
          <table:table-cell table:style-name="ce7" office:value-type="string" calcext:value-type="string">
            <text:p>Gebührenfreie Bereitstellung von Schulbüchern an allen Hamburger Schulen!</text:p>
          </table:table-cell>
          <table:table-cell table:style-name="ce7" office:value-type="string" calcext:value-type="string">
            <text:p>Bereitstellung</text:p>
          </table:table-cell>
          <table:table-cell table:number-columns-repeated="1018"/>
        </table:table-row>
        <table:table-row table:style-name="ro3"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jugendliche Straftäter</text:p>
          </table:table-cell>
          <table:table-cell table:style-name="ce7" office:value-type="string" calcext:value-type="string">
            <text:p>Die geschlossene Unterbringung für jugendliche Straftäter - wie in der Feuerbergstraße - soll weiterhin möglich sein.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ücherhallen</text:p>
          </table:table-cell>
          <table:table-cell table:style-name="ce7" office:value-type="string" calcext:value-type="string">
            <text:p>Kostenlose Nutzung von Bücherhallen!</text:p>
          </table:table-cell>
          <table:table-cell table:style-name="ce7" office:value-type="string" calcext:value-type="string">
            <text:p>Kostenlose</text:p>
          </table:table-cell>
          <table:table-cell table:number-columns-repeated="1018"/>
        </table:table-row>
        <table:table-row table:style-name="ro3"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Die Videoüberwachung von öffentlichen Plätzen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Das Ergebnis von Volksentscheiden soll für den Hamburger Senat verbindlich sein.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tomkraftwerke</text:p>
          </table:table-cell>
          <table:table-cell table:style-name="ce7" office:value-type="string" calcext:value-type="string">
            <text:p>Die Laufzeit der Atomkraftwerke soll verlängert werd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inführung eines flächendeckenden gesetzlichen Mindestlohnes.</text:p>
          </table:table-cell>
          <table:table-cell table:style-name="ce7" office:value-type="string" calcext:value-type="string">
            <text:p>Mindestlohnes</text:p>
          </table:table-cell>
          <table:table-cell table:number-columns-repeated="1018"/>
        </table:table-row>
        <table:table-row table:style-name="ro3"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fghanistan</text:p>
          </table:table-cell>
          <table:table-cell table:style-name="ce7" office:value-type="string" calcext:value-type="string">
            <text:p>Die Bundeswehr soll sofort aus Afghanistan abgezogen werden.</text:p>
          </table:table-cell>
          <table:table-cell table:style-name="ce7" office:value-type="string" calcext:value-type="string">
            <text:p>Afghanistan</text:p>
          </table:table-cell>
          <table:table-cell table:number-columns-repeated="1018"/>
        </table:table-row>
        <table:table-row table:style-name="ro3"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U-Austritt</text:p>
          </table:table-cell>
          <table:table-cell table:style-name="ce7" office:value-type="string" calcext:value-type="string">
            <text:p>Deutschland soll aus der EU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Unternehmen sollen über die Höhe von Managergehältern frei entscheiden könn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nline-Durch- suchung</text:p>
          </table:table-cell>
          <table:table-cell table:style-name="ce7" office:value-type="string" calcext:value-type="string">
            <text:p>Die verdeckte Online-Durchsuchung privater Computer durch Sicherheitsbehörden soll verboten werden.</text:p>
          </table:table-cell>
          <table:table-cell table:style-name="ce7" office:value-type="string" calcext:value-type="string">
            <text:p>Sicherheitsbeh</text:p>
          </table:table-cell>
          <table:table-cell table:number-columns-repeated="1018"/>
        </table:table-row>
        <table:table-row table:style-name="ro3"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soll gebührenfrei sei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prachtests für Kinder</text:p>
          </table:table-cell>
          <table:table-cell table:style-name="ce7" office:value-type="string" calcext:value-type="string">
            <text:p>In allen Bundesländern: Einführung verbindlicher Sprachtests für alle Kinder im Vorschulalter.</text:p>
          </table:table-cell>
          <table:table-cell table:style-name="ce7" office:value-type="string" calcext:value-type="string">
            <text:p>Vorschu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ierversuche</text:p>
          </table:table-cell>
          <table:table-cell table:style-name="ce7" office:value-type="string" calcext:value-type="string">
            <text:p>Ausnahmsloses Verbot von Tierversuchen.</text:p>
          </table:table-cell>
          <table:table-cell table:style-name="ce7" office:value-type="string" calcext:value-type="string">
            <text:p>Ausnahmsloses</text:p>
          </table:table-cell>
          <table:table-cell table:number-columns-repeated="1018"/>
        </table:table-row>
        <table:table-row table:style-name="ro3"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aatliche Beteiligung an Banken</text:p>
          </table:table-cell>
          <table:table-cell table:style-name="ce7" office:value-type="string" calcext:value-type="string">
            <text:p>Die staatliche Beteiligung an privaten Banken darf nur eine vorübergehende Notlösung sein.</text:p>
          </table:table-cell>
          <table:table-cell table:style-name="ce7" office:value-type="string" calcext:value-type="string">
            <text:p>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288" calcext:value-type="float">
            <text:p>28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enschenrechte</text:p>
          </table:table-cell>
          <table:table-cell table:style-name="ce7" office:value-type="string" calcext:value-type="string">
            <text:p>Handelsbeziehungen mit Staaten, die Menschenrechte missachten, sollen eingestellt werden.</text:p>
          </table:table-cell>
          <table:table-cell table:style-name="ce7" office:value-type="string" calcext:value-type="string">
            <text:p>Handelsbezieh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Bei der Besetzung von Führungspositionen soll eine gesetzliche Frauenquote gelt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Unternehmens- steuer</text:p>
          </table:table-cell>
          <table:table-cell table:style-name="ce7" office:value-type="string" calcext:value-type="string">
            <text:p>Die Steuern für Unternehmen sollen gesenkt werd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Einführung von Volksentscheiden auch auf Bundesebene!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für ihre Kinder keinen Krippenplatz in Anspruch nehmen, sollen ein Betreuungsgeld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usbildungs- platzgarantie</text:p>
          </table:table-cell>
          <table:table-cell table:style-name="ce7" office:value-type="string" calcext:value-type="string">
            <text:p>Jedem Jugendlichen soll ein Ausbildungsplatz gesetzlich garantiert werden.</text:p>
          </table:table-cell>
          <table:table-cell table:style-name="ce7" office:value-type="string" calcext:value-type="string">
            <text:p>Ausbildungsplatz</text:p>
          </table:table-cell>
          <table:table-cell table:number-columns-repeated="1018"/>
        </table:table-row>
        <table:table-row table:style-name="ro3"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Der betriebliche Kündigungsschutz soll gelockert werden.</text:p>
          </table:table-cell>
          <table:table-cell table:style-name="ce7" office:value-type="string" calcext:value-type="string">
            <text:p>Der</text:p>
          </table:table-cell>
          <table:table-cell table:number-columns-repeated="1018"/>
        </table:table-row>
        <table:table-row table:style-name="ro3"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EU-Beitritt der Türkei</text:p>
          </table:table-cell>
          <table:table-cell table:style-name="ce7" office:value-type="string" calcext:value-type="string">
            <text:p>Die Türkei soll die Vollmitgliedschaft in der EU erhalten.</text:p>
          </table:table-cell>
          <table:table-cell table:style-name="ce7" office:value-type="string" calcext:value-type="string">
            <text:p>Vollmitglied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deutschen Autobahnen.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AföG</text:p>
          </table:table-cell>
          <table:table-cell table:style-name="ce7" office:value-type="string" calcext:value-type="string">
            <text:p>Studierende, Schüler/-innen und Auszubildende sollen unabhängig vom Einkommen der Eltern einen Anspruch auf BAföG haben.</text:p>
          </table:table-cell>
          <table:table-cell table:style-name="ce7" office:value-type="string" calcext:value-type="string">
            <text:p>Auszubildende</text:p>
          </table:table-cell>
          <table:table-cell table:number-columns-repeated="1018"/>
        </table:table-row>
        <table:table-row table:style-name="ro3"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-Mark</text:p>
          </table:table-cell>
          <table:table-cell table:style-name="ce7" office:value-type="string" calcext:value-type="string">
            <text:p>Die D-Mark soll wieder eingeführt werden.</text:p>
          </table:table-cell>
          <table:table-cell table:style-name="ce7" office:value-type="string" calcext:value-type="string">
            <text:p>Mark</text:p>
          </table:table-cell>
          <table:table-cell table:number-columns-repeated="1018"/>
        </table:table-row>
        <table:table-row table:style-name="ro3"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ie ökologische Landwirtschaft soll vom Staat finanziell stärker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Christliche Werte</text:p>
          </table:table-cell>
          <table:table-cell table:style-name="ce7" office:value-type="string" calcext:value-type="string">
            <text:p>Christliche Werte sollen das Leitbild deutscher Politik sein!</text:p>
          </table:table-cell>
          <table:table-cell table:style-name="ce7" office:value-type="string" calcext:value-type="string">
            <text:p>Chris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ahn- privatisierung</text:p>
          </table:table-cell>
          <table:table-cell table:style-name="ce7" office:value-type="string" calcext:value-type="string">
            <text:p>Die Bahn soll vollständig in staatlicher Hand sein.</text:p>
          </table:table-cell>
          <table:table-cell table:style-name="ce7" office:value-type="string" calcext:value-type="string">
            <text:p>Bahn</text:p>
          </table:table-cell>
          <table:table-cell table:number-columns-repeated="1018"/>
        </table:table-row>
        <table:table-row table:style-name="ro3"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Wehrpflicht</text:p>
          </table:table-cell>
          <table:table-cell table:style-name="ce7" office:value-type="string" calcext:value-type="string">
            <text:p>Die Wehrpflicht soll in ihrer jetzigen Form beibehalten werden.</text:p>
          </table:table-cell>
          <table:table-cell table:style-name="ce7" office:value-type="string" calcext:value-type="string">
            <text:p>Wehrpflicht</text:p>
          </table:table-cell>
          <table:table-cell table:number-columns-repeated="1018"/>
        </table:table-row>
        <table:table-row table:style-name="ro3"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Gentechnisch veränderte Lebensmittel</text:p>
          </table:table-cell>
          <table:table-cell table:style-name="ce7" office:value-type="string" calcext:value-type="string">
            <text:p>In Deutschland sollen gentechnisch veränderte Lebensmittel produziert werden dürf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Vollständiges Adoptionsrecht für gleichgeschlechtliche Lebenspartnerschaf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Vermögenssteuer</text:p>
          </table:table-cell>
          <table:table-cell table:style-name="ce7" office:value-type="string" calcext:value-type="string">
            <text:p>Die Vermögenssteuer soll wieder eingeführt werden.</text:p>
          </table:table-cell>
          <table:table-cell table:style-name="ce7" office:value-type="string" calcext:value-type="string">
            <text:p>Verm</text:p>
          </table:table-cell>
          <table:table-cell table:number-columns-repeated="1018"/>
        </table:table-row>
        <table:table-row table:style-name="ro3"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ildungspolitik</text:p>
          </table:table-cell>
          <table:table-cell table:style-name="ce7" office:value-type="string" calcext:value-type="string">
            <text:p>Bildungspolitik soll Ländersache bleiben.</text:p>
          </table:table-cell>
          <table:table-cell table:style-name="ce7" office:value-type="string" calcext:value-type="string">
            <text:p>Bildung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sylrecht</text:p>
          </table:table-cell>
          <table:table-cell table:style-name="ce7" office:value-type="string" calcext:value-type="string">
            <text:p>Die Möglichkeit, in Deutschland Asyl zu erhalten, soll erleichtert werd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raxisgebühr</text:p>
          </table:table-cell>
          <table:table-cell table:style-name="ce7" office:value-type="string" calcext:value-type="string">
            <text:p>Die Praxisgebühr soll abgeschafft werden.</text:p>
          </table:table-cell>
          <table:table-cell table:style-name="ce7" office:value-type="string" calcext:value-type="string">
            <text:p>Praxisgeb</text:p>
          </table:table-cell>
          <table:table-cell table:number-columns-repeated="1018"/>
        </table:table-row>
        <table:table-row table:style-name="ro3">
          <table:table-cell table:style-name="ce7" office:value-type="float" office:value="309" calcext:value-type="float">
            <text:p>30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Rentengarantie</text:p>
          </table:table-cell>
          <table:table-cell table:style-name="ce7" office:value-type="string" calcext:value-type="string">
            <text:p>Wenn die Löhne sinken, müssen die gesetzlichen Renten entsprechend gekürzt werden.</text:p>
          </table:table-cell>
          <table:table-cell table:style-name="ce7" office:value-type="string" calcext:value-type="string">
            <text:p>Renten</text:p>
          </table:table-cell>
          <table:table-cell table:number-columns-repeated="1018"/>
        </table:table-row>
        <table:table-row table:style-name="ro3"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üstungsexporte</text:p>
          </table:table-cell>
          <table:table-cell table:style-name="ce7" office:value-type="string" calcext:value-type="string">
            <text:p>Generelles Verbot von Rüstungsexporten deutscher Firmen.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gegliederte Schulsystem (Haupt- /Realschulen und Gymnasien) soll beibehalten werd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Kommunales Wahlrecht für alle, die dauerhaft in Deutschland leb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rbeitslosengeld II</text:p>
          </table:table-cell>
          <table:table-cell table:style-name="ce7" office:value-type="string" calcext:value-type="string">
            <text:p>Die Regelsätze für das Arbeitslosengeld II ("Hartz-IV") sollen deutlich angehoben werden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undeswehr im Innern</text:p>
          </table:table-cell>
          <table:table-cell table:style-name="ce7" office:value-type="string" calcext:value-type="string">
            <text:p>Zur Terrorismusbekämpfung soll die Bundeswehr auch im Innern eingesetzt werden können.</text:p>
          </table:table-cell>
          <table:table-cell table:style-name="ce7" office:value-type="string" calcext:value-type="string">
            <text:p>Terrorismusbek</text:p>
          </table:table-cell>
          <table:table-cell table:number-columns-repeated="1018"/>
        </table:table-row>
        <table:table-row table:style-name="ro3"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Demokratie</text:p>
          </table:table-cell>
          <table:table-cell table:style-name="ce7" office:value-type="string" calcext:value-type="string">
            <text:p>Die Demokratie, die wir in der Bundesrepublik haben, ist die beste Staatsform.</text:p>
          </table:table-cell>
          <table:table-cell table:style-name="ce7" office:value-type="string" calcext:value-type="string">
            <text:p>Bundesrepublik</text:p>
          </table:table-cell>
          <table:table-cell table:number-columns-repeated="1018"/>
        </table:table-row>
        <table:table-row table:style-name="ro3"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roduktion von Genfood</text:p>
          </table:table-cell>
          <table:table-cell table:style-name="ce7" office:value-type="string" calcext:value-type="string">
            <text:p>In der EU sollen keine gentechnisch veränderten Lebensmittel produziert werd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U-Erweiterung</text:p>
          </table:table-cell>
          <table:table-cell table:style-name="ce7" office:value-type="string" calcext:value-type="string">
            <text:p>Künftig sollen alle EU-Bürger/-innen über die Aufnahme von neuen Mitgliedsstaaten abstim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inwanderungs- politik</text:p>
          </table:table-cell>
          <table:table-cell table:style-name="ce7" office:value-type="string" calcext:value-type="string">
            <text:p>Die Einwanderungspolitik der EU soll verschärft werden.</text:p>
          </table:table-cell>
          <table:table-cell table:style-name="ce7" office:value-type="string" calcext:value-type="string">
            <text:p>Einwanderung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In der EU soll die Höhe von Managergehältern gesetzlich begrenzt werden.</text:p>
          </table:table-cell>
          <table:table-cell table:style-name="ce7" office:value-type="string" calcext:value-type="string">
            <text:p>Managergeh</text:p>
          </table:table-cell>
          <table:table-cell table:number-columns-repeated="1018"/>
        </table:table-row>
        <table:table-row table:style-name="ro3"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amilienbild</text:p>
          </table:table-cell>
          <table:table-cell table:style-name="ce7" office:value-type="string" calcext:value-type="string">
            <text:p>Die traditionelle Familie aus Mann, Frau und Kind/Kindern soll stärker als andere Lebensgemeinschaften gefördert werden.</text:p>
          </table:table-cell>
          <table:table-cell table:style-name="ce7" office:value-type="string" calcext:value-type="string">
            <text:p>Lebensgemein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sundheits- versorgung</text:p>
          </table:table-cell>
          <table:table-cell table:style-name="ce7" office:value-type="string" calcext:value-type="string">
            <text:p>In der EU sollen einheitliche Qualitätsstandards in der Gesundheitsversorgung eingeführt werden.</text:p>
          </table:table-cell>
          <table:table-cell table:style-name="ce7" office:value-type="string" calcext:value-type="string">
            <text:p>Gesundheits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-Entwicklungs- hilfe</text:p>
          </table:table-cell>
          <table:table-cell table:style-name="ce7" office:value-type="string" calcext:value-type="string">
            <text:p>Die EU-Entwicklungshilfe soll abgeschafft werd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Wahlrecht ab 16</text:p>
          </table:table-cell>
          <table:table-cell table:style-name="ce7" office:value-type="string" calcext:value-type="string">
            <text:p>Wahlrecht ab 16 Jahren bei Europawahlen!</text:p>
          </table:table-cell>
          <table:table-cell table:style-name="ce7" office:value-type="string" calcext:value-type="string">
            <text:p>Europa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rbeitsmarkt</text:p>
          </table:table-cell>
          <table:table-cell table:style-name="ce7" office:value-type="string" calcext:value-type="string">
            <text:p>Der Zugang zum deutschen Arbeitsmarkt soll für Menschen aus den östlichen EU-Staaten dauerhaft beschränkt bleiben.</text:p>
          </table:table-cell>
          <table:table-cell table:style-name="ce7" office:value-type="string" calcext:value-type="string">
            <text:p>Arbeitsmarkt</text:p>
          </table:table-cell>
          <table:table-cell table:number-columns-repeated="1018"/>
        </table:table-row>
        <table:table-row table:style-name="ro3"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ennzeichnung Salz, Zucker, Fett</text:p>
          </table:table-cell>
          <table:table-cell table:style-name="ce7" office:value-type="string" calcext:value-type="string">
            <text:p>In der EU soll der Anteil von Fett, Zucker und Salz in Lebensmitteln durch ein Symbol deutlich gekennzeichnet werden.</text:p>
          </table:table-cell>
          <table:table-cell table:style-name="ce7" office:value-type="string" calcext:value-type="string">
            <text:p>Leben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iometrische Daten</text:p>
          </table:table-cell>
          <table:table-cell table:style-name="ce7" office:value-type="string" calcext:value-type="string">
            <text:p>Biometrische Daten (z.B. Fingerabdruck) sollen weiterhin im Reisepass erfasst werden.</text:p>
          </table:table-cell>
          <table:table-cell table:style-name="ce7" office:value-type="string" calcext:value-type="string">
            <text:p>Fingerabdruck</text:p>
          </table:table-cell>
          <table:table-cell table:number-columns-repeated="1018"/>
        </table:table-row>
        <table:table-row table:style-name="ro3">
          <table:table-cell table:style-name="ce7" office:value-type="float" office:value="327" calcext:value-type="float">
            <text:p>32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U-Beitrags- zahlungen</text:p>
          </table:table-cell>
          <table:table-cell table:style-name="ce7" office:value-type="string" calcext:value-type="string">
            <text:p>Die Beitragszahlungen an die EU sollen sich an der jeweiligen Wirtschaftsleistung der Mitgliedsländer orientieren.</text:p>
          </table:table-cell>
          <table:table-cell table:style-name="ce7" office:value-type="string" calcext:value-type="string">
            <text:p>Wirtschaftsleistung</text:p>
          </table:table-cell>
          <table:table-cell table:number-columns-repeated="1018"/>
        </table:table-row>
        <table:table-row table:style-name="ro3"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bschaltung Atomkraftwerke</text:p>
          </table:table-cell>
          <table:table-cell table:style-name="ce7" office:value-type="string" calcext:value-type="string">
            <text:p>Alle Atomkraftwerke innerhalb der EU sollen abgeschaltet werd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rarsubventionen</text:p>
          </table:table-cell>
          <table:table-cell table:style-name="ce7" office:value-type="string" calcext:value-type="string">
            <text:p>Die EU-Subventionen für die Landwirtschaft sollen abgeschaff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Kommissions- präsident</text:p>
          </table:table-cell>
          <table:table-cell table:style-name="ce7" office:value-type="string" calcext:value-type="string">
            <text:p>Die Bürger/-innen sollen den EU-Kommissionspräsidenten zukünftig selbst wählen.</text:p>
          </table:table-cell>
          <table:table-cell table:style-name="ce7" office:value-type="string" calcext:value-type="string">
            <text:p>Kommissionspr</text:p>
          </table:table-cell>
          <table:table-cell table:number-columns-repeated="1018"/>
        </table:table-row>
        <table:table-row table:style-name="ro3"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inheimische Unternehmen</text:p>
          </table:table-cell>
          <table:table-cell table:style-name="ce7" office:value-type="string" calcext:value-type="string">
            <text:p>Einheimische Unternehmen sollen bei öffentlichen, europaweiten Ausschreibungen bevorzugt werden.</text:p>
          </table:table-cell>
          <table:table-cell table:style-name="ce7" office:value-type="string" calcext:value-type="string">
            <text:p>Ausschreib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In der EU soll auf allen Autobahnen ein einheitliches Tempolimit gelten.</text:p>
          </table:table-cell>
          <table:table-cell table:style-name="ce7" office:value-type="string" calcext:value-type="string">
            <text:p>Autobahnen</text:p>
          </table:table-cell>
          <table:table-cell table:number-columns-repeated="1018"/>
        </table:table-row>
        <table:table-row table:style-name="ro3"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Parlamentarische Demokratie</text:p>
          </table:table-cell>
          <table:table-cell table:style-name="ce7" office:value-type="string" calcext:value-type="string">
            <text:p>Die parlamentarische Demokratie ist die beste Regierungsform.</text:p>
          </table:table-cell>
          <table:table-cell table:style-name="ce7" office:value-type="string" calcext:value-type="string">
            <text:p>Regierungsform</text:p>
          </table:table-cell>
          <table:table-cell table:number-columns-repeated="1018"/>
        </table:table-row>
        <table:table-row table:style-name="ro3"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U-Armee</text:p>
          </table:table-cell>
          <table:table-cell table:style-name="ce7" office:value-type="string" calcext:value-type="string">
            <text:p>Die nationalen Streitkräfte sollen durch eine EU-Armee ersetzt werden.</text:p>
          </table:table-cell>
          <table:table-cell table:style-name="ce7" office:value-type="string" calcext:value-type="string">
            <text:p>Streitkr</text:p>
          </table:table-cell>
          <table:table-cell table:number-columns-repeated="1018"/>
        </table:table-row>
        <table:table-row table:style-name="ro3"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taatliche Banken</text:p>
          </table:table-cell>
          <table:table-cell table:style-name="ce7" office:value-type="string" calcext:value-type="string">
            <text:p>Die EU-Mitgliedsstaaten sollen ihre öffentlichen Banken (z.B. Landesbanken, Sparkassen) privatisier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36" calcext:value-type="float">
            <text:p>33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U-Austritt</text:p>
          </table:table-cell>
          <table:table-cell table:style-name="ce7" office:value-type="string" calcext:value-type="string">
            <text:p>Deutschland soll aus der EU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Die Staaten der EU sollen vollständig auf erneuerbare Energien umstellen.</text:p>
          </table:table-cell>
          <table:table-cell table:style-name="ce7" office:value-type="string" calcext:value-type="string">
            <text:p>Energien</text:p>
          </table:table-cell>
          <table:table-cell table:number-columns-repeated="1018"/>
        </table:table-row>
        <table:table-row table:style-name="ro3"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ternehmens- steuer</text:p>
          </table:table-cell>
          <table:table-cell table:style-name="ce7" office:value-type="string" calcext:value-type="string">
            <text:p>Die Unternehmenssteuern sollen EU-weit angeglichen werden.</text:p>
          </table:table-cell>
          <table:table-cell table:style-name="ce7" office:value-type="string" calcext:value-type="string">
            <text:p>Unternehmenssteuern</text:p>
          </table:table-cell>
          <table:table-cell table:number-columns-repeated="1018"/>
        </table:table-row>
        <table:table-row table:style-name="ro3"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Atomwaffen</text:p>
          </table:table-cell>
          <table:table-cell table:style-name="ce7" office:value-type="string" calcext:value-type="string">
            <text:p>In der Europäischen Union soll es keine Atomwaffen mehr geben.</text:p>
          </table:table-cell>
          <table:table-cell table:style-name="ce7" office:value-type="string" calcext:value-type="string">
            <text:p>Atomwaffen</text:p>
          </table:table-cell>
          <table:table-cell table:number-columns-repeated="1018"/>
        </table:table-row>
        <table:table-row table:style-name="ro3"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U-Außenminister</text:p>
          </table:table-cell>
          <table:table-cell table:style-name="ce7" office:value-type="string" calcext:value-type="string">
            <text:p>Die Europäische Union soll einen gemeinsamen Außenminister beruf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bryonale Stammzellen- forschung</text:p>
          </table:table-cell>
          <table:table-cell table:style-name="ce7" office:value-type="string" calcext:value-type="string">
            <text:p>Striktes Verbot von embryonaler Stammzellenforschung in der EU!</text:p>
          </table:table-cell>
          <table:table-cell table:style-name="ce7" office:value-type="string" calcext:value-type="string">
            <text:p>Stammzellenforschung</text:p>
          </table:table-cell>
          <table:table-cell table:number-columns-repeated="1018"/>
        </table:table-row>
        <table:table-row table:style-name="ro3"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U-Steuer</text:p>
          </table:table-cell>
          <table:table-cell table:style-name="ce7" office:value-type="string" calcext:value-type="string">
            <text:p>Die EU soll die Möglichkeit erhalten, eigene Steuern zu erheben.</text:p>
          </table:table-cell>
          <table:table-cell table:style-name="ce7" office:value-type="string" calcext:value-type="string">
            <text:p>Steuern</text:p>
          </table:table-cell>
          <table:table-cell table:number-columns-repeated="1018"/>
        </table:table-row>
        <table:table-row table:style-name="ro3"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Der Kündigungsschutz in den EU-Mitgliedsstaaten soll gelockert werd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US-Stützpunkte</text:p>
          </table:table-cell>
          <table:table-cell table:style-name="ce7" office:value-type="string" calcext:value-type="string">
            <text:p>Die USA sollen ihre militärischen Stützpunkte innerhalb der Europäischen Union aufgeb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D-Mark</text:p>
          </table:table-cell>
          <table:table-cell table:style-name="ce7" office:value-type="string" calcext:value-type="string">
            <text:p>Deutschland soll aus der Währungsunion austreten und die D-Mark wieder einführ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UNO-Sicherheitsrat</text:p>
          </table:table-cell>
          <table:table-cell table:style-name="ce7" office:value-type="string" calcext:value-type="string">
            <text:p>Ein einziger ständiger Sitz für alle EU-Mitgliedsländer im UNO-Sicherheitsrat!</text:p>
          </table:table-cell>
          <table:table-cell table:style-name="ce7" office:value-type="string" calcext:value-type="string">
            <text:p>Sicherheitsrat</text:p>
          </table:table-cell>
          <table:table-cell table:number-columns-repeated="1018"/>
        </table:table-row>
        <table:table-row table:style-name="ro3"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Gesetzgebung</text:p>
          </table:table-cell>
          <table:table-cell table:style-name="ce7" office:value-type="string" calcext:value-type="string">
            <text:p>Es sollen wieder mehr Gesetzgebungskompetenzen auf die nationale Ebene verlagert werden.</text:p>
          </table:table-cell>
          <table:table-cell table:style-name="ce7" office:value-type="string" calcext:value-type="string">
            <text:p>Gesetzgebungskompetenzen</text:p>
          </table:table-cell>
          <table:table-cell table:number-columns-repeated="1018"/>
        </table:table-row>
        <table:table-row table:style-name="ro3"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Jeder EU-Staat soll einen gesetzlichen Mindestlohn einführ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Christliche Werte- gemeinschaft</text:p>
          </table:table-cell>
          <table:table-cell table:style-name="ce7" office:value-type="string" calcext:value-type="string">
            <text:p>Die EU soll sich als christliche Wertegemeinschaft verstehen.</text:p>
          </table:table-cell>
          <table:table-cell table:style-name="ce7" office:value-type="string" calcext:value-type="string">
            <text:p>Wertegemein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Verschuldung</text:p>
          </table:table-cell>
          <table:table-cell table:style-name="ce7" office:value-type="string" calcext:value-type="string">
            <text:p>Auch während der Wirtschaftskrise muss eine zu hohe Neuverschuldung der Staaten in der Euro-Zone bestraft werden.</text:p>
          </table:table-cell>
          <table:table-cell table:style-name="ce7" office:value-type="string" calcext:value-type="string">
            <text:p>Wirtschaftskrise</text:p>
          </table:table-cell>
          <table:table-cell table:number-columns-repeated="1018"/>
        </table:table-row>
        <table:table-row table:style-name="ro3"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Klonverbot</text:p>
          </table:table-cell>
          <table:table-cell table:style-name="ce7" office:value-type="string" calcext:value-type="string">
            <text:p>Europaweites Klonverbot von Tieren!</text:p>
          </table:table-cell>
          <table:table-cell table:style-name="ce7" office:value-type="string" calcext:value-type="string">
            <text:p>Europaweites</text:p>
          </table:table-cell>
          <table:table-cell table:number-columns-repeated="1018"/>
        </table:table-row>
        <table:table-row table:style-name="ro3"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ürgerentscheide</text:p>
          </table:table-cell>
          <table:table-cell table:style-name="ce7" office:value-type="string" calcext:value-type="string">
            <text:p>Es sollen EU-weite Bürgerentscheide eingeführt werden.</text:p>
          </table:table-cell>
          <table:table-cell table:style-name="ce7" office:value-type="string" calcext:value-type="string">
            <text:p>Es</text:p>
          </table:table-cell>
          <table:table-cell table:number-columns-repeated="1018"/>
        </table:table-row>
        <table:table-row table:style-name="ro3"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EU-weit: striktes Rauchverbot in der Gastronomie!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In Nordrhein-Westfalen sollen die verkaufsoffenen Sonntage abgeschafft werden.</text:p>
          </table:table-cell>
          <table:table-cell table:style-name="ce7" office:value-type="string" calcext:value-type="string">
            <text:p>Nordrhein</text:p>
          </table:table-cell>
          <table:table-cell table:number-columns-repeated="1018"/>
        </table:table-row>
        <table:table-row table:style-name="ro3"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Absolutes Rauchverbot in Gaststätten und Restaurants!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granten im öffentl. Dienst</text:p>
          </table:table-cell>
          <table:table-cell table:style-name="ce7" office:value-type="string" calcext:value-type="string">
            <text:p>Es sollen mehr Menschen mit Zuwanderungsgeschichte im öffentlichen Dienst beschäftigt werden.</text:p>
          </table:table-cell>
          <table:table-cell table:style-name="ce7" office:value-type="string" calcext:value-type="string">
            <text:p>Zuwanderungsgeschichte</text:p>
          </table:table-cell>
          <table:table-cell table:number-columns-repeated="1018"/>
        </table:table-row>
        <table:table-row table:style-name="ro3"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ita-Platz-Ausgleich</text:p>
          </table:table-cell>
          <table:table-cell table:style-name="ce7"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table:style-name="ce7" office:value-type="string" calcext:value-type="string">
            <text:p>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opfnoten</text:p>
          </table:table-cell>
          <table:table-cell table:style-name="ce7" office:value-type="string" calcext:value-type="string">
            <text:p>Die Kopfnoten für Schülerinnen und Schüler sollen beibehalten werden.</text:p>
          </table:table-cell>
          <table:table-cell table:style-name="ce7" office:value-type="string" calcext:value-type="string">
            <text:p>Kopfnoten</text:p>
          </table:table-cell>
          <table:table-cell table:number-columns-repeated="1018"/>
        </table:table-row>
        <table:table-row table:style-name="ro3"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Gebühren für das Erststudium an den Hochschulen in Nordrhein-Westfalen sollen wieder abgeschafft werd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utobahnnetz</text:p>
          </table:table-cell>
          <table:table-cell table:style-name="ce7" office:value-type="string" calcext:value-type="string">
            <text:p>Das Autobahnnetz in Nordrhein-Westfalen soll ausgebaut werden.</text:p>
          </table:table-cell>
          <table:table-cell table:style-name="ce7" office:value-type="string" calcext:value-type="string">
            <text:p>Autobahnnetz</text:p>
          </table:table-cell>
          <table:table-cell table:number-columns-repeated="1018"/>
        </table:table-row>
        <table:table-row table:style-name="ro3"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nternetsperre</text:p>
          </table:table-cell>
          <table:table-cell table:style-name="ce7" office:value-type="string" calcext:value-type="string">
            <text:p>Der Staat soll Internetseiten mit strafbaren Inhalten sperren dürfen.</text:p>
          </table:table-cell>
          <table:table-cell table:style-name="ce7" office:value-type="string" calcext:value-type="string">
            <text:p>Internetseiten</text:p>
          </table:table-cell>
          <table:table-cell table:number-columns-repeated="1018"/>
        </table:table-row>
        <table:table-row table:style-name="ro3"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ulturprojekte von Zuwanderern</text:p>
          </table:table-cell>
          <table:table-cell table:style-name="ce7" office:value-type="string" calcext:value-type="string">
            <text:p>Das Land soll Kulturprojekte von Menschen mit Zuwanderungsgeschichte weiterhin fördern.</text:p>
          </table:table-cell>
          <table:table-cell table:style-name="ce7" office:value-type="string" calcext:value-type="string">
            <text:p>Zuwanderungsgeschichte</text:p>
          </table:table-cell>
          <table:table-cell table:number-columns-repeated="1018"/>
        </table:table-row>
        <table:table-row table:style-name="ro3"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eldhilfe an Unternehmen</text:p>
          </table:table-cell>
          <table:table-cell table:style-name="ce7" office:value-type="string" calcext:value-type="string">
            <text:p>Wenn das Land Unternehmen mit Geld direkt hilft, soll es auch Mitspracherechte bei Unternehmensentscheidungen erhalten.</text:p>
          </table:table-cell>
          <table:table-cell table:style-name="ce7" office:value-type="string" calcext:value-type="string">
            <text:p>Unternehmensentscheid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ernkraft</text:p>
          </table:table-cell>
          <table:table-cell table:style-name="ce7" office:value-type="string" calcext:value-type="string">
            <text:p>Die Laufzeiten der Kernkraftwerke sollen verlängert werden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366" calcext:value-type="float">
            <text:p>36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Gentechnik</text:p>
          </table:table-cell>
          <table:table-cell table:style-name="ce7" office:value-type="string" calcext:value-type="string">
            <text:p>Die Landwirtschaft in Nordrhein-Westfalen soll ausnahmslos gentechnikfrei sei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Alle Menschen, die dauerhaft in Nordrhein-Westfalen leben, sollen bei Kommunalwahlen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der Kommunen soll erhalten bleib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ozialleistungen für Deutsche</text:p>
          </table:table-cell>
          <table:table-cell table:style-name="ce7" office:value-type="string" calcext:value-type="string">
            <text:p>Nur Deutsche sollen einen Anspruch auf Sozialleistungen hab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s soll ein flächendeckender gesetzlicher Mindestlohn eingeführt werd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gesetzlichen Frauenquote für Aufsichtsräte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herecht</text:p>
          </table:table-cell>
          <table:table-cell table:style-name="ce7" office:value-type="string" calcext:value-type="string">
            <text:p>Die Ehe zwischen Mann und Frau soll weiterhin mit mehr Rechten verbunden sein als andere Lebenspartnerschaf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islamischer Religions- unterricht</text:p>
          </table:table-cell>
          <table:table-cell table:style-name="ce7" office:value-type="string" calcext:value-type="string">
            <text:p>An den Schulen Nordrhein-Westfalens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bitur</text:p>
          </table:table-cell>
          <table:table-cell table:style-name="ce7" office:value-type="string" calcext:value-type="string">
            <text:p>An Gymnasien soll das Abitur weiterhin nach 12 Jahren abgelegt werden.</text:p>
          </table:table-cell>
          <table:table-cell table:style-name="ce7" office:value-type="string" calcext:value-type="string">
            <text:p>Gymnasien</text:p>
          </table:table-cell>
          <table:table-cell table:number-columns-repeated="1018"/>
        </table:table-row>
        <table:table-row table:style-name="ro3"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er Landesverfassung Nordrhein-Westfalens soll eine Begrenzung staatlicher Schulden ("Schuldenbremse") verankert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i-Forschung</text:p>
          </table:table-cell>
          <table:table-cell table:style-name="ce7" office:value-type="string" calcext:value-type="string">
            <text:p>Die universitäre Forschung soll sich stärker am Bedarf der Wirtschaft orientieren.</text:p>
          </table:table-cell>
          <table:table-cell table:style-name="ce7" office:value-type="string" calcext:value-type="string">
            <text:p>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leiberecht</text:p>
          </table:table-cell>
          <table:table-cell table:style-name="ce7" office:value-type="string" calcext:value-type="string">
            <text:p>Ausländerinnen und Ausländer, die bereits seit vielen Jahren geduldet in Nordrhein-Westfalen leben, sollen ein dauerhaftes Bleiberecht erhalten. 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378" calcext:value-type="float">
            <text:p>37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pitzensteuersatz</text:p>
          </table:table-cell>
          <table:table-cell table:style-name="ce7" office:value-type="string" calcext:value-type="string">
            <text:p>Der Spitzensteuersatz soll gesenkt werden.</text:p>
          </table:table-cell>
          <table:table-cell table:style-name="ce7" office:value-type="string" calcext:value-type="string">
            <text:p>Spitzensteuersatz</text:p>
          </table:table-cell>
          <table:table-cell table:number-columns-repeated="1018"/>
        </table:table-row>
        <table:table-row table:style-name="ro3"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Wasser, Strom, Gas, Abfall) soll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Krankenhäuser</text:p>
          </table:table-cell>
          <table:table-cell table:style-name="ce7" office:value-type="string" calcext:value-type="string">
            <text:p>Weitere Privatisierung von Krankenhäusern!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Rechts- 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ürzung Sozialleistungen</text:p>
          </table:table-cell>
          <table:table-cell table:style-name="ce7" office:value-type="string" calcext:value-type="string">
            <text:p>Wenn Arbeitslose ein Jobangebot ablehnen, sollen ihnen die Sozialleistungen stärker gekürzt werd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Polizeipräsenz</text:p>
          </table:table-cell>
          <table:table-cell table:style-name="ce7" office:value-type="string" calcext:value-type="string">
            <text:p>Die Polizeipräsenz in der Öffentlichkeit soll erhöht werden.</text:p>
          </table:table-cell>
          <table:table-cell table:style-name="ce7" office:value-type="string" calcext:value-type="string">
            <text:p>Polizeipr</text:p>
          </table:table-cell>
          <table:table-cell table:number-columns-repeated="1018"/>
        </table:table-row>
        <table:table-row table:style-name="ro3"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ugendstrafrecht</text:p>
          </table:table-cell>
          <table:table-cell table:style-name="ce7" office:value-type="string" calcext:value-type="string">
            <text:p>Das Jugendstrafrecht soll nur bis zum 18. Lebensjahr angewendet werden dürfen.</text:p>
          </table:table-cell>
          <table:table-cell table:style-name="ce7" office:value-type="string" calcext:value-type="string">
            <text:p>Jugendstrafrecht</text:p>
          </table:table-cell>
          <table:table-cell table:number-columns-repeated="1018"/>
        </table:table-row>
        <table:table-row table:style-name="ro3"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Nachtflugverbot</text:p>
          </table:table-cell>
          <table:table-cell table:style-name="ce7" office:value-type="string" calcext:value-type="string">
            <text:p>Generelles Nachtflugverbot auf allen Flughäfen in Nordrhein-Westfalen!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usbildungsplatz- abgabe</text:p>
          </table:table-cell>
          <table:table-cell table:style-name="ce7" office:value-type="string" calcext:value-type="string">
            <text:p>Unternehmen, die keine Ausbildungsplätze anbieten, soll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Minarett-Verbot</text:p>
          </table:table-cell>
          <table:table-cell table:style-name="ce7" office:value-type="string" calcext:value-type="string">
            <text:p>In Nordrhein-Westfalen soll der Bau von Minaretten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Privatschulen</text:p>
          </table:table-cell>
          <table:table-cell table:style-name="ce7" office:value-type="string" calcext:value-type="string">
            <text:p>Die Gründung weiterer Privatschulen in Nordrhein-Westfalen soll gefördert werden.</text:p>
          </table:table-cell>
          <table:table-cell table:style-name="ce7" office:value-type="string" calcext:value-type="string">
            <text:p>Priva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Parteispenden</text:p>
          </table:table-cell>
          <table:table-cell table:style-name="ce7" office:value-type="string" calcext:value-type="string">
            <text:p>Unternehmen sollen auch weiterhin an Parteien spenden dürf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Jugendliche ab 16 Jahren sollen bei Landtagswahlen wählen dürfen.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einkohle-Bergbau</text:p>
          </table:table-cell>
          <table:table-cell table:style-name="ce7" office:value-type="string" calcext:value-type="string">
            <text:p>Das Land soll den Steinkohle-Bergbau in Nordrhein-Westfalen weiterhin finanziell unterstützen.</text:p>
          </table:table-cell>
          <table:table-cell table:style-name="ce7" office:value-type="string" calcext:value-type="string">
            <text:p>Steinkohle</text:p>
          </table:table-cell>
          <table:table-cell table:number-columns-repeated="1018"/>
        </table:table-row>
        <table:table-row table:style-name="ro3"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-Bahn</text:p>
          </table:table-cell>
          <table:table-cell table:style-name="ce7" office:value-type="string" calcext:value-type="string">
            <text:p>Die Berliner S-Bahn soll als landeseigenes Unternehmen betrieben werden!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der Berliner Abgeordnetenhauswahl: Wählen ab 16 Jahren!</text:p>
          </table:table-cell>
          <table:table-cell table:style-name="ce7" office:value-type="string" calcext:value-type="string">
            <text:p>Abgeordnetenhauswahl</text:p>
          </table:table-cell>
          <table:table-cell table:number-columns-repeated="1018"/>
        </table:table-row>
        <table:table-row table:style-name="ro3"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erschmutzung durch Hundekot</text:p>
          </table:table-cell>
          <table:table-cell table:style-name="ce7" office:value-type="string" calcext:value-type="string">
            <text:p>Härteres Vorgehen bei Verschmutzung durch Hundekot.</text:p>
          </table:table-cell>
          <table:table-cell table:style-name="ce7" office:value-type="string" calcext:value-type="string">
            <text:p>Verschmutzung</text:p>
          </table:table-cell>
          <table:table-cell table:number-columns-repeated="1018"/>
        </table:table-row>
        <table:table-row table:style-name="ro3"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ebenspartner­schaften</text:p>
          </table:table-cell>
          <table:table-cell table:style-name="ce7" office:value-type="string" calcext:value-type="string">
            <text:p>Eingetragene Lebenspartnerschaften sollen der Ehe gleichgestellt werd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lkohol in der Öffentlichkeit</text:p>
          </table:table-cell>
          <table:table-cell table:style-name="ce7" office:value-type="string" calcext:value-type="string">
            <text:p>Der Alkoholkonsum auf öffentlichen Plätzen soll weiter eingeschränkt werden.</text:p>
          </table:table-cell>
          <table:table-cell table:style-name="ce7" office:value-type="string" calcext:value-type="string">
            <text:p>Alkohol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ity-Tax</text:p>
          </table:table-cell>
          <table:table-cell table:style-name="ce7" office:value-type="string" calcext:value-type="string">
            <text:p>In Berlin soll es eine Steuer für Hotelübernachtungen geben ("City-Tax").</text:p>
          </table:table-cell>
          <table:table-cell table:style-name="ce7" office:value-type="string" calcext:value-type="string">
            <text:p>Berlin</text:p>
          </table:table-cell>
          <table:table-cell table:number-columns-repeated="1018"/>
        </table:table-row>
        <table:table-row table:style-name="ro3"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erpflichtendes Kita-Jahr</text:p>
          </table:table-cell>
          <table:table-cell table:style-name="ce7" office:value-type="string" calcext:value-type="string">
            <text:p>Das letzte Kita-Jahr vor der Einschulung soll für alle Kinder verpflichtend sein.</text:p>
          </table:table-cell>
          <table:table-cell table:style-name="ce7" office:value-type="string" calcext:value-type="string">
            <text:p>Einschulung</text:p>
          </table:table-cell>
          <table:table-cell table:number-columns-repeated="1018"/>
        </table:table-row>
        <table:table-row table:style-name="ro3"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Kulturprojekte</text:p>
          </table:table-cell>
          <table:table-cell table:style-name="ce7" office:value-type="string" calcext:value-type="string">
            <text:p>Berlin soll weiterhin Kulturprojekte von Menschen mit Migrationshintergrund förder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ediaspree</text:p>
          </table:table-cell>
          <table:table-cell table:style-name="ce7" office:value-type="string" calcext:value-type="string">
            <text:p>Die Bebauung des Spreeufers im Rahmen des Mediaspree-Projekts soll gestoppt werden.</text:p>
          </table:table-cell>
          <table:table-cell table:style-name="ce7" office:value-type="string" calcext:value-type="string">
            <text:p>Spreeufers</text:p>
          </table:table-cell>
          <table:table-cell table:number-columns-repeated="1018"/>
        </table:table-row>
        <table:table-row table:style-name="ro3"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Warnschuss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runderwerbs­steuer</text:p>
          </table:table-cell>
          <table:table-cell table:style-name="ce7" office:value-type="string" calcext:value-type="string">
            <text:p>Die Grunderwerbssteuer soll erhöh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ojekte gegen Linksextremismus</text:p>
          </table:table-cell>
          <table:table-cell table:style-name="ce7" office:value-type="string" calcext:value-type="string">
            <text:p>Projekte zur Bekämpfung des Linksextremismus sollen gefördert werden.</text:p>
          </table:table-cell>
          <table:table-cell table:style-name="ce7" office:value-type="string" calcext:value-type="string">
            <text:p>Link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echsjährige Grundschulzeit</text:p>
          </table:table-cell>
          <table:table-cell table:style-name="ce7" office:value-type="string" calcext:value-type="string">
            <text:p>Die sechsjährige Grundschulzeit soll für alle Schülerinnen und Schüler verpflichtend sei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405" calcext:value-type="float">
            <text:p>40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reizügigkeit für Asylbewerber</text:p>
          </table:table-cell>
          <table:table-cell table:style-name="ce7" office:value-type="string" calcext:value-type="string">
            <text:p>Berlin soll sich dafür einsetzen, dass sich Asylbewerber und Asylbewerberinnen in ganz Deutschland frei bewegen dürf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In Berlin sollen die Hürden für Volksentscheide gesenk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tadtautobahn</text:p>
          </table:table-cell>
          <table:table-cell table:style-name="ce7" office:value-type="string" calcext:value-type="string">
            <text:p>Die Stadtautobahn A100 soll verlängert werden.</text:p>
          </table:table-cell>
          <table:table-cell table:style-name="ce7" office:value-type="string" calcext:value-type="string">
            <text:p>Stadt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granten im öffentlichen Dienst</text:p>
          </table:table-cell>
          <table:table-cell table:style-name="ce7" office:value-type="string" calcext:value-type="string">
            <text:p>Mehr Menschen mit Migrationshintergrund sollen im öffentlichen Dienst Berlins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asterstudien­platz</text:p>
          </table:table-cell>
          <table:table-cell table:style-name="ce7" office:value-type="string" calcext:value-type="string">
            <text:p>Alle Bachelor-Absolventen Berliner Hochschulen sollen einen Rechtsanspruch auf einen Masterstudienplatz in Berlin haben.</text:p>
          </table:table-cell>
          <table:table-cell table:style-name="ce7" office:value-type="string" calcext:value-type="string">
            <text:p>Masterstudienplatz</text:p>
          </table:table-cell>
          <table:table-cell table:number-columns-repeated="1018"/>
        </table:table-row>
        <table:table-row table:style-name="ro3"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Tempelhofer Feld</text:p>
          </table:table-cell>
          <table:table-cell table:style-name="ce7" office:value-type="string" calcext:value-type="string">
            <text:p>Das Tempelhofer Feld soll komplett als Grünfläche erhalten bleiben.</text:p>
          </table:table-cell>
          <table:table-cell table:style-name="ce7" office:value-type="string" calcext:value-type="string">
            <text:p>Tempelhofer</text:p>
          </table:table-cell>
          <table:table-cell table:number-columns-repeated="1018"/>
        </table:table-row>
        <table:table-row table:style-name="ro3"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indergeld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Tempo 30</text:p>
          </table:table-cell>
          <table:table-cell table:style-name="ce7" office:value-type="string" calcext:value-type="string">
            <text:p>Auf mehr Berliner Straßen soll Tempo 30 gelte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413" calcext:value-type="float">
            <text:p>41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Projekte gegen Rechtsextremismus sollen weiterhin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ahrgangs­übergreifendes Lernen</text:p>
          </table:table-cell>
          <table:table-cell table:style-name="ce7" office:value-type="string" calcext:value-type="string">
            <text:p>Das jahrgangsübergreifende Lernen ("JüL") an Berliner Grundschulen soll abgeschafft werden.</text:p>
          </table:table-cell>
          <table:table-cell table:style-name="ce7" office:value-type="string" calcext:value-type="string">
            <text:p>Grund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Kennung von Polizisten</text:p>
          </table:table-cell>
          <table:table-cell table:style-name="ce7" office:value-type="string" calcext:value-type="string">
            <text:p>Bei Großeinsätzen sollen alle Polizistinnen und Polizisten eine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ozialer Wohnungsbau</text:p>
          </table:table-cell>
          <table:table-cell table:style-name="ce7" office:value-type="string" calcext:value-type="string">
            <text:p>Berlin soll den sozialen Wohnungsbau wieder fördern.</text:p>
          </table:table-cell>
          <table:table-cell table:style-name="ce7" office:value-type="string" calcext:value-type="string">
            <text:p>Wohnungsbau</text:p>
          </table:table-cell>
          <table:table-cell table:number-columns-repeated="1018"/>
        </table:table-row>
        <table:table-row table:style-name="ro3"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Abschaffung der Umweltzone in Berlin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Gesetzliche Mindestlöhne sollen weiterhin nur für einzelne Branchen gelten.</text:p>
          </table:table-cell>
          <table:table-cell table:style-name="ce7" office:value-type="string" calcext:value-type="string">
            <text:p>Gesetzliche</text:p>
          </table:table-cell>
          <table:table-cell table:number-columns-repeated="1018"/>
        </table:table-row>
        <table:table-row table:style-name="ro3"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ideo­überwachung</text:p>
          </table:table-cell>
          <table:table-cell table:style-name="ce7" office:value-type="string" calcext:value-type="string">
            <text:p>Die Videoüberwachung im öffentlichen Raum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Sprachtests im Vorschulalter</text:p>
          </table:table-cell>
          <table:table-cell table:style-name="ce7" office:value-type="string" calcext:value-type="string">
            <text:p>Alle Kinder im Vorschulalter sollen zusätzliche Sprachtests absolvieren müssen.</text:p>
          </table:table-cell>
          <table:table-cell table:style-name="ce7" office:value-type="string" calcext:value-type="string">
            <text:p>Vorschu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Das Land Berlin soll sich für die Einführung einer gesetzlichen Frauenquote in Aufsichtsräten und Vorständen einsetz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Lehrer für islamischen Religions­unterricht</text:p>
          </table:table-cell>
          <table:table-cell table:style-name="ce7" office:value-type="string" calcext:value-type="string">
            <text:p>Berliner Lehrerinnen und Lehrer für islamischen Religionsunterricht sollen an deutschen Hochschulen ausgebildet worden sei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Wasserbetriebe</text:p>
          </table:table-cell>
          <table:table-cell table:style-name="ce7" office:value-type="string" calcext:value-type="string">
            <text:p>Die Privatisierung der Berliner Wasserbetriebe soll rückgängig gemacht werden.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ALG-II-Empfänger</text:p>
          </table:table-cell>
          <table:table-cell table:style-name="ce7" office:value-type="string" calcext:value-type="string">
            <text:p>Hartz IV-Empfängerinnen und -Empfängern sollen auch weiterhin Leistungen gekürzt werden, wenn sie ein Jobangebot ablehnen.</text:p>
          </table:table-cell>
          <table:table-cell table:style-name="ce7" office:value-type="string" calcext:value-type="string">
            <text:p>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NS-Gedenkstätten</text:p>
          </table:table-cell>
          <table:table-cell table:style-name="ce7" office:value-type="string" calcext:value-type="string">
            <text:p>Die Berliner Gedenkstätten für die Opfer des NS-Regimes sollen weiterhin vom Land Berlin finanziell gefördert werde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Kommunales Wahlrecht für alle dauerhaft in Berlin wohnenden Ausländerinnen und Ausländer!</text:p>
          </table:table-cell>
          <table:table-cell table:style-name="ce7" office:value-type="string" calcext:value-type="string">
            <text:p>Kommunales</text:p>
          </table:table-cell>
          <table:table-cell table:number-columns-repeated="1018"/>
        </table:table-row>
        <table:table-row table:style-name="ro3"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erbung für Bundeswehr</text:p>
          </table:table-cell>
          <table:table-cell table:style-name="ce7" office:value-type="string" calcext:value-type="string">
            <text:p>An Berliner Schulen soll für Berufe bei der Bundeswehr geworben werden dürfen.</text:p>
          </table:table-cell>
          <table:table-cell table:style-name="ce7" office:value-type="string" calcext:value-type="string">
            <text:p>Bundeswehr</text:p>
          </table:table-cell>
          <table:table-cell table:number-columns-repeated="1018"/>
        </table:table-row>
        <table:table-row table:style-name="ro3"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ahnhof Zoo</text:p>
          </table:table-cell>
          <table:table-cell table:style-name="ce7" office:value-type="string" calcext:value-type="string">
            <text:p>Am Bahnhof Zoo sollen wieder Fernverkehrszüge halten.</text:p>
          </table:table-cell>
          <table:table-cell table:style-name="ce7" office:value-type="string" calcext:value-type="string">
            <text:p>Fernverkehrsz</text:p>
          </table:table-cell>
          <table:table-cell table:number-columns-repeated="1018"/>
        </table:table-row>
        <table:table-row table:style-name="ro3"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amburger Hafen</text:p>
          </table:table-cell>
          <table:table-cell table:style-name="ce7" office:value-type="string" calcext:value-type="string">
            <text:p>In der Hamburger Wirtschaftspolitik soll der Hafen stets Vorrang haben.</text:p>
          </table:table-cell>
          <table:table-cell table:style-name="ce7" office:value-type="string" calcext:value-type="string">
            <text:p>Wirtschaft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ita-Gebühren</text:p>
          </table:table-cell>
          <table:table-cell table:style-name="ce7" office:value-type="string" calcext:value-type="string">
            <text:p>Die Erhöhung der Kita-Gebühren soll zurückgenommen werden.</text:p>
          </table:table-cell>
          <table:table-cell table:style-name="ce7" office:value-type="string" calcext:value-type="string">
            <text:p>Kita</text:p>
          </table:table-cell>
          <table:table-cell table:number-columns-repeated="1018"/>
        </table:table-row>
        <table:table-row table:style-name="ro3">
          <table:table-cell table:style-name="ce7" office:value-type="float" office:value="432" calcext:value-type="float">
            <text:p>43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dtbahn</text:p>
          </table:table-cell>
          <table:table-cell table:style-name="ce7" office:value-type="string" calcext:value-type="string">
            <text:p>In Hamburg soll keine Stadtbahn gebaut werden.</text:p>
          </table:table-cell>
          <table:table-cell table:style-name="ce7" office:value-type="string" calcext:value-type="string">
            <text:p>Stadtbahn</text:p>
          </table:table-cell>
          <table:table-cell table:number-columns-repeated="1018"/>
        </table:table-row>
        <table:table-row table:style-name="ro3"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tegrationskurse</text:p>
          </table:table-cell>
          <table:table-cell table:style-name="ce7" office:value-type="string" calcext:value-type="string">
            <text:p>Es sollen mehr Integrationskurse für in Hamburg lebende Zuwanderer/innen angeboten werden.</text:p>
          </table:table-cell>
          <table:table-cell table:style-name="ce7" office:value-type="string" calcext:value-type="string">
            <text:p>Integrationskurse</text:p>
          </table:table-cell>
          <table:table-cell table:number-columns-repeated="1018"/>
        </table:table-row>
        <table:table-row table:style-name="ro3"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Wirte sollen selbst entscheiden dürfen, ob in ihren Gaststätten und Restaurants geraucht wird. </text:p>
          </table:table-cell>
          <table:table-cell table:style-name="ce7" office:value-type="string" calcext:value-type="string">
            <text:p>Restaurants</text:p>
          </table:table-cell>
          <table:table-cell table:number-columns-repeated="1018"/>
        </table:table-row>
        <table:table-row table:style-name="ro3"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chulnoten</text:p>
          </table:table-cell>
          <table:table-cell table:style-name="ce7" office:value-type="string" calcext:value-type="string">
            <text:p>Abschaffung von Schulnoten in der Grundschule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ackt-Scanner</text:p>
          </table:table-cell>
          <table:table-cell table:style-name="ce7" office:value-type="string" calcext:value-type="string">
            <text:p>Am Hamburger Flughafen sollen keine Ganzkörper-Scanner ("Nackt-Scanner") mehr eingesetzt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soll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igranten in Polizeidienst</text:p>
          </table:table-cell>
          <table:table-cell table:style-name="ce7" office:value-type="string" calcext:value-type="string">
            <text:p>Mehr Menschen mit Migrationshintergrund sollen im Polizeidienst eingestell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SH Nordbank</text:p>
          </table:table-cell>
          <table:table-cell table:style-name="ce7" office:value-type="string" calcext:value-type="string">
            <text:p>Die HSH Nordbank soll vollständig privatisiert werden.</text:p>
          </table:table-cell>
          <table:table-cell table:style-name="ce7" office:value-type="string" calcext:value-type="string">
            <text:p>Nordbank</text:p>
          </table:table-cell>
          <table:table-cell table:number-columns-repeated="1018"/>
        </table:table-row>
        <table:table-row table:style-name="ro3"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bitur</text:p>
          </table:table-cell>
          <table:table-cell table:style-name="ce7" office:value-type="string" calcext:value-type="string">
            <text:p>An Hamburger Gymnasien: Wiedereinführung des Abiturs nach Klasse 13!</text:p>
          </table:table-cell>
          <table:table-cell table:style-name="ce7" office:value-type="string" calcext:value-type="string">
            <text:p>Wiedereinf</text:p>
          </table:table-cell>
          <table:table-cell table:number-columns-repeated="1018"/>
        </table:table-row>
        <table:table-row table:style-name="ro3"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arkgebühren</text:p>
          </table:table-cell>
          <table:table-cell table:style-name="ce7" office:value-type="string" calcext:value-type="string">
            <text:p>Die Parkgebühren in der Hamburger City sollen erhöht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42" calcext:value-type="float">
            <text:p>44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Quorum bei Bürger­entscheiden</text:p>
          </table:table-cell>
          <table:table-cell table:style-name="ce7" office:value-type="string" calcext:value-type="string">
            <text:p>Für Bürgerentscheide auf Bezirksebene soll eine Mindestbeteiligung ("Quorum") eingeführt werden.</text:p>
          </table:table-cell>
          <table:table-cell table:style-name="ce7" office:value-type="string" calcext:value-type="string">
            <text:p>Mindest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usländische Fachkräfte</text:p>
          </table:table-cell>
          <table:table-cell table:style-name="ce7" office:value-type="string" calcext:value-type="string">
            <text:p>Hamburg soll verstärkt hochqualifizierte Fachkräfte aus dem Ausland anwer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rundschulzeit</text:p>
          </table:table-cell>
          <table:table-cell table:style-name="ce7" office:value-type="string" calcext:value-type="string">
            <text:p>Kinder sollen weiterhin nach der vierten Grundschulklasse auf weiterführende Stadtteilschulen und Gymnasien wechseln.</text:p>
          </table:table-cell>
          <table:table-cell table:style-name="ce7" office:value-type="string" calcext:value-type="string">
            <text:p>Grundschulklasse</text:p>
          </table:table-cell>
          <table:table-cell table:number-columns-repeated="1018"/>
        </table:table-row>
        <table:table-row table:style-name="ro3"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Alle Ausländer/innen, die dauerhaft in Hamburg leben, sollen das kommunale Wahlrecht erhalten.</text:p>
          </table:table-cell>
          <table:table-cell table:style-name="ce7" office:value-type="string" calcext:value-type="string">
            <text:p>Wahlrecht</text:p>
          </table:table-cell>
          <table:table-cell table:number-columns-repeated="1018"/>
        </table:table-row>
        <table:table-row table:style-name="ro3"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Mehr verkaufsoffene Sonntage in Hamburg!</text:p>
          </table:table-cell>
          <table:table-cell table:style-name="ce7" office:value-type="string" calcext:value-type="string">
            <text:p>Sonntage</text:p>
          </table:table-cell>
          <table:table-cell table:number-columns-repeated="1018"/>
        </table:table-row>
        <table:table-row table:style-name="ro3"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rom-, Fernwärme- und Gasnetze</text:p>
          </table:table-cell>
          <table:table-cell table:style-name="ce7" office:value-type="string" calcext:value-type="string">
            <text:p>Die Stadt Hamburg soll die Strom-, Fernwärme- und Gasnetze vollständig zurückkaufen.</text:p>
          </table:table-cell>
          <table:table-cell table:style-name="ce7" office:value-type="string" calcext:value-type="string">
            <text:p>Gasnetze</text:p>
          </table:table-cell>
          <table:table-cell table:number-columns-repeated="1018"/>
        </table:table-row>
        <table:table-row table:style-name="ro3">
          <table:table-cell table:style-name="ce7" office:value-type="float" office:value="448" calcext:value-type="float">
            <text:p>44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ozialleistungen nur für Deutsche</text:p>
          </table:table-cell>
          <table:table-cell table:style-name="ce7" office:value-type="string" calcext:value-type="string">
            <text:p>Nur Deutsche sollen Anspruch auf Sozialleistungen hab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Das Hamburger Stadtgebiet soll komplett mit erneuerbaren Energien versorgt werden.</text:p>
          </table:table-cell>
          <table:table-cell table:style-name="ce7" office:value-type="string" calcext:value-type="string">
            <text:p>Stadtgebiet</text:p>
          </table:table-cell>
          <table:table-cell table:number-columns-repeated="1018"/>
        </table:table-row>
        <table:table-row table:style-name="ro3"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ulturprojekte von Zuwanderern</text:p>
          </table:table-cell>
          <table:table-cell table:style-name="ce7" office:value-type="string" calcext:value-type="string">
            <text:p>Hamburg soll weiterhin Kulturprojekte von Zuwanderern/inn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in Hamburg soll für große Containerschiffe weiter vertieft werden ("Fahrrinnenanpassung").</text:p>
          </table:table-cell>
          <table:table-cell table:style-name="ce7" office:value-type="string" calcext:value-type="string">
            <text:p>Fahrrinnenanp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Studiengebühren an Hamburger Hochschulen sollen beibehalten werd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Hamburg soll sich für einen flächendeckend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bot Moscheebau</text:p>
          </table:table-cell>
          <table:table-cell table:style-name="ce7" office:value-type="string" calcext:value-type="string">
            <text:p>In Hamburg soll der Bau von weiteren Moscheen verboten werden.</text:p>
          </table:table-cell>
          <table:table-cell table:style-name="ce7" office:value-type="string" calcext:value-type="string">
            <text:p>Moscheen</text:p>
          </table:table-cell>
          <table:table-cell table:number-columns-repeated="1018"/>
        </table:table-row>
        <table:table-row table:style-name="ro3"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Nur abgasarme Autos sollen in die Hamburger City fahren dürfen ("Umweltzone").</text:p>
          </table:table-cell>
          <table:table-cell table:style-name="ce7" office:value-type="string" calcext:value-type="string">
            <text:p>Umweltzone</text:p>
          </table:table-cell>
          <table:table-cell table:number-columns-repeated="1018"/>
        </table:table-row>
        <table:table-row table:style-name="ro3">
          <table:table-cell table:style-name="ce7" office:value-type="float" office:value="456" calcext:value-type="float">
            <text:p>45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1-Euro-Jobs</text:p>
          </table:table-cell>
          <table:table-cell table:style-name="ce7" office:value-type="string" calcext:value-type="string">
            <text:p>Hamburg soll Arbeitsgelegenheiten für ALG-II-Empfänger/innen ausweisen ("1-Euro-Jobs").</text:p>
          </table:table-cell>
          <table:table-cell table:style-name="ce7" office:value-type="string" calcext:value-type="string">
            <text:p>Arbeitsgelegenheiten</text:p>
          </table:table-cell>
          <table:table-cell table:number-columns-repeated="1018"/>
        </table:table-row>
        <table:table-row table:style-name="ro3"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Homosexuelle Paare sollen ein gemeinsames Adoptionsrecht erhalten.</text:p>
          </table:table-cell>
          <table:table-cell table:style-name="ce7" office:value-type="string" calcext:value-type="string">
            <text:p>Adoptionsrecht</text:p>
          </table:table-cell>
          <table:table-cell table:number-columns-repeated="1018"/>
        </table:table-row>
        <table:table-row table:style-name="ro3"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Hafenprivileg</text:p>
          </table:table-cell>
          <table:table-cell table:style-name="ce7" office:value-type="string" calcext:value-type="string">
            <text:p>Die Ausnahmeregelungen bei Umweltauflagen für den Hamburger Hafen sollen erhalten bleiben ("Hafenprivileg").</text:p>
          </table:table-cell>
          <table:table-cell table:style-name="ce7" office:value-type="string" calcext:value-type="string">
            <text:p>Ausnahmerege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Wahlalter auf 16</text:p>
          </table:table-cell>
          <table:table-cell table:style-name="ce7" office:value-type="string" calcext:value-type="string">
            <text:p>Das Wahlalter bei Bürgerschaftswahlen soll auf 16 Jahre gesenkt werden.</text:p>
          </table:table-cell>
          <table:table-cell table:style-name="ce7" office:value-type="string" calcext:value-type="string">
            <text:p>Wah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olizei beim Fußball</text:p>
          </table:table-cell>
          <table:table-cell table:style-name="ce7" office:value-type="string" calcext:value-type="string">
            <text:p>Bei Fußball-Bundesligaspielen sollen Polizei-Einsätze von den Veranstaltern bezahlt werden.</text:p>
          </table:table-cell>
          <table:table-cell table:style-name="ce7" office:value-type="string" calcext:value-type="string">
            <text:p>Bundesligaspielen</text:p>
          </table:table-cell>
          <table:table-cell table:number-columns-repeated="1018"/>
        </table:table-row>
        <table:table-row table:style-name="ro3"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Zusätzliche Steuereinnahmen sollen überwiegend zum Schuldenabbau verwendet werden.</text:p>
          </table:table-cell>
          <table:table-cell table:style-name="ce7" office:value-type="string" calcext:value-type="string">
            <text:p>Steue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trafmündigkeit von 14 auf 12</text:p>
          </table:table-cell>
          <table:table-cell table:style-name="ce7" office:value-type="string" calcext:value-type="string">
            <text:p>Hamburg soll sich dafür einsetzen, die Strafmündigkeit von 14 auf 12 Jahre herabzusetz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Landeskranken­häuser</text:p>
          </table:table-cell>
          <table:table-cell table:style-name="ce7" office:value-type="string" calcext:value-type="string">
            <text:p>Hamburg soll die Landeskrankenhäuser ("Asklepios-Kliniken") zurückkaufen.</text:p>
          </table:table-cell>
          <table:table-cell table:style-name="ce7" office:value-type="string" calcext:value-type="string">
            <text:p>Landeskrankenh</text:p>
          </table:table-cell>
          <table:table-cell table:number-columns-repeated="1018"/>
        </table:table-row>
        <table:table-row table:style-name="ro3"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Hafenquerspange</text:p>
          </table:table-cell>
          <table:table-cell table:style-name="ce7" office:value-type="string" calcext:value-type="string">
            <text:p>Die Verbindung der Autobahnen A1 und A7 ("Hafenquerspange") soll gebaut werden.</text:p>
          </table:table-cell>
          <table:table-cell table:style-name="ce7" office:value-type="string" calcext:value-type="string">
            <text:p>Hafenquerspange</text:p>
          </table:table-cell>
          <table:table-cell table:number-columns-repeated="1018"/>
        </table:table-row>
        <table:table-row table:style-name="ro3"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kohol in Bus und Bahn</text:p>
          </table:table-cell>
          <table:table-cell table:style-name="ce7" office:value-type="string" calcext:value-type="string">
            <text:p>Der Konsum von alkoholischen Getränken in Hamburger Bussen und Bahnen soll verboten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66" calcext:value-type="float">
            <text:p>46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Programme gegen Rechts­extremismus</text:p>
          </table:table-cell>
          <table:table-cell table:style-name="ce7" office:value-type="string" calcext:value-type="string">
            <text:p>Programme gegen Rechtsextremismus sollen weiterhin von der Stadt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Nordstaat</text:p>
          </table:table-cell>
          <table:table-cell table:style-name="ce7" office:value-type="string" calcext:value-type="string">
            <text:p>Hamburg soll mit anderen norddeutschen Bundesländern ein gemeinsames Bundesland bilden ("Nordstaat").</text:p>
          </table:table-cell>
          <table:table-cell table:style-name="ce7" office:value-type="string" calcext:value-type="string">
            <text:p>Bundesland</text:p>
          </table:table-cell>
          <table:table-cell table:number-columns-repeated="1018"/>
        </table:table-row>
        <table:table-row table:style-name="ro3"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Bremen und Bremerhaven sollen ausschließlich mit erneuerbaren Energien versorg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string" calcext:value-type="string">
            <text:p>Das Gymnasium soll in Bremen als Schulform erhalten bleiben.</text:p>
          </table:table-cell>
          <table:table-cell table:style-name="ce7" office:value-type="string" calcext:value-type="string">
            <text:p>Gymnasium</text:p>
          </table:table-cell>
          <table:table-cell table:number-columns-repeated="1018"/>
        </table:table-row>
        <table:table-row table:style-name="ro3"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Vorständen und Aufsichtsräten der Bremer Eigenbetriebe soll eine Frauenquote gelten.</text:p>
          </table:table-cell>
          <table:table-cell table:style-name="ce7" office:value-type="string" calcext:value-type="string">
            <text:p>Eigen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Abschaffung des generellen Tempolimits auf den Bremer Autobahnen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lüchtlinge</text:p>
          </table:table-cell>
          <table:table-cell table:style-name="ce7" office:value-type="string" calcext:value-type="string">
            <text:p>Bremen soll Flüchtlinge aus Nordafrika aufnehmen.</text:p>
          </table:table-cell>
          <table:table-cell table:style-name="ce7" office:value-type="string" calcext:value-type="string">
            <text:p>Nordafrika</text:p>
          </table:table-cell>
          <table:table-cell table:number-columns-repeated="1018"/>
        </table:table-row>
        <table:table-row table:style-name="ro3"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Weservertiefung</text:p>
          </table:table-cell>
          <table:table-cell table:style-name="ce7" office:value-type="string" calcext:value-type="string">
            <text:p>Die Bremer Außenweser soll für große Containerschiffe weiter vertieft werden.</text:p>
          </table:table-cell>
          <table:table-cell table:style-name="ce7" office:value-type="string" calcext:value-type="string">
            <text:p>Containerschiffe</text:p>
          </table:table-cell>
          <table:table-cell table:number-columns-repeated="1018"/>
        </table:table-row>
        <table:table-row table:style-name="ro3">
          <table:table-cell table:style-name="ce7" office:value-type="float" office:value="474" calcext:value-type="float">
            <text:p>47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örderung von Bremerhaven</text:p>
          </table:table-cell>
          <table:table-cell table:style-name="ce7" office:value-type="string" calcext:value-type="string">
            <text:p>Das Land Bremen soll Bremerhaven stärker finanziell förder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Integrations-Projekte</text:p>
          </table:table-cell>
          <table:table-cell table:style-name="ce7" office:value-type="string" calcext:value-type="string">
            <text:p>Bremen soll Projekte zur Integration von Migrantinnen und Migranten fördern.</text:p>
          </table:table-cell>
          <table:table-cell table:style-name="ce7" office:value-type="string" calcext:value-type="string">
            <text:p>Migran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76" calcext:value-type="float">
            <text:p>47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In Bremen soll die Gewerbesteuer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77" calcext:value-type="float">
            <text:p>47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achtflugverbot</text:p>
          </table:table-cell>
          <table:table-cell table:style-name="ce7" office:value-type="string" calcext:value-type="string">
            <text:p>Das Nachtflugverbot auf dem Bremer Flughafen soll verschärft werden.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rankenkasse</text:p>
          </table:table-cell>
          <table:table-cell table:style-name="ce7" office:value-type="string" calcext:value-type="string">
            <text:p>Jede Bürgerin und jeder Bürger soll in einer gesetzlichen Krankenkasse versichert sein müssen.</text:p>
          </table:table-cell>
          <table:table-cell table:style-name="ce7" office:value-type="string" calcext:value-type="string">
            <text:p>Krankenkasse</text:p>
          </table:table-cell>
          <table:table-cell table:number-columns-repeated="1018"/>
        </table:table-row>
        <table:table-row table:style-name="ro3"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onsunterricht</text:p>
          </table:table-cell>
          <table:table-cell table:style-name="ce7" office:value-type="string" calcext:value-type="string">
            <text:p>Die christlichen Kirchen sollen evangelischen und katholischen Religionsunterricht an Bremer Schulen anbieten dürf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Kostenfreier Eintritt für Einkommens­schwache</text:p>
          </table:table-cell>
          <table:table-cell table:style-name="ce7" office:value-type="string" calcext:value-type="string">
            <text:p>Der Eintritt in die Kultureinrichtungen des Landes soll für einkommensschwache Bürgerinnen und Bürger kostenfrei sein.</text:p>
          </table:table-cell>
          <table:table-cell table:style-name="ce7" office:value-type="string" calcext:value-type="string">
            <text:p>Kultureinrich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Umschlag von Rüstungsgütern</text:p>
          </table:table-cell>
          <table:table-cell table:style-name="ce7" office:value-type="string" calcext:value-type="string">
            <text:p>Kein Umschlag von Rüstungsgütern in den bremischen Häfen.</text:p>
          </table:table-cell>
          <table:table-cell table:style-name="ce7" office:value-type="string" calcext:value-type="string">
            <text:p>Umschlag</text:p>
          </table:table-cell>
          <table:table-cell table:number-columns-repeated="1018"/>
        </table:table-row>
        <table:table-row table:style-name="ro3">
          <table:table-cell table:style-name="ce7" office:value-type="float" office:value="483" calcext:value-type="float">
            <text:p>48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Kindergeld nur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undesweites Zentralabitur</text:p>
          </table:table-cell>
          <table:table-cell table:style-name="ce7" office:value-type="string" calcext:value-type="string">
            <text:p>Bremen soll sich für ein bundesweites Zentralabitur einsetzen.</text:p>
          </table:table-cell>
          <table:table-cell table:style-name="ce7" office:value-type="string" calcext:value-type="string">
            <text:p>Zentralabitur</text:p>
          </table:table-cell>
          <table:table-cell table:number-columns-repeated="1018"/>
        </table:table-row>
        <table:table-row table:style-name="ro3">
          <table:table-cell table:style-name="ce7" office:value-type="float" office:value="485" calcext:value-type="float">
            <text:p>4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Im Bremer Polizeidienst sollen mehr Menschen mit Migrationshintergrund beschäftig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omo-Ehe</text:p>
          </table:table-cell>
          <table:table-cell table:style-name="ce7" office:value-type="string" calcext:value-type="string">
            <text:p>Eingetragene Partnerschaften ("Homo-Ehen") sollen der Ehe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487" calcext:value-type="float">
            <text:p>48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ALG-II-Empfängerinnen und -Empfängern sollen auch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chtsanspruch auf Master-Studienplatz</text:p>
          </table:table-cell>
          <table:table-cell table:style-name="ce7" office:value-type="string" calcext:value-type="string">
            <text:p>Alle Bremer Bachelor-Absolventen sollen einen Rechtsanspruch auf einen Master-Studienplatz in Bremen haben.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489" calcext:value-type="float">
            <text:p>48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Die Umweltzone in Bremen soll abgeschafft werden.</text:p>
          </table:table-cell>
          <table:table-cell table:style-name="ce7" office:value-type="string" calcext:value-type="string">
            <text:p>Umweltzone</text:p>
          </table:table-cell>
          <table:table-cell table:number-columns-repeated="1018"/>
        </table:table-row>
        <table:table-row table:style-name="ro3"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Ausländer-Wahlrecht</text:p>
          </table:table-cell>
          <table:table-cell table:style-name="ce7" office:value-type="string" calcext:value-type="string">
            <text:p>Kommunales Wahlrecht für alle dauerhaft in Bremen wohnenden Ausländerinnen und Ausländer!</text:p>
          </table:table-cell>
          <table:table-cell table:style-name="ce7" office:value-type="string" calcext:value-type="string">
            <text:p>Kommunales</text:p>
          </table:table-cell>
          <table:table-cell table:number-columns-repeated="1018"/>
        </table:table-row>
        <table:table-row table:style-name="ro3"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ie Bremer Landesverfassung soll eine "Schuldenbremse" aufgenommen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492" calcext:value-type="float">
            <text:p>49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Gemeinsame Landespolizei</text:p>
          </table:table-cell>
          <table:table-cell table:style-name="ce7" office:value-type="string" calcext:value-type="string">
            <text:p>Die Polizei Bremen und die Polizei Bremerhaven sollen zu einer gemeinsamen Landespolizei zusammengeführt werden.</text:p>
          </table:table-cell>
          <table:table-cell table:style-name="ce7" office:value-type="string" calcext:value-type="string">
            <text:p>Landespolizei</text:p>
          </table:table-cell>
          <table:table-cell table:number-columns-repeated="1018"/>
        </table:table-row>
        <table:table-row table:style-name="ro3">
          <table:table-cell table:style-name="ce7" office:value-type="float" office:value="493" calcext:value-type="float">
            <text:p>49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In Bremen und Bremerhaven sollen die verkaufsoffenen Sonntage abgeschaff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1-Euro-Jobs</text:p>
          </table:table-cell>
          <table:table-cell table:style-name="ce7" office:value-type="string" calcext:value-type="string">
            <text:p>Arbeitsgelegenheiten für ALG-II-Empfängerinnen und -Empfänger ("1-Euro-Jobs") sollen weiterhin gefördert werden.</text:p>
          </table:table-cell>
          <table:table-cell table:style-name="ce7" office:value-type="string" calcext:value-type="string">
            <text:p>Arbeitsgelegenheiten</text:p>
          </table:table-cell>
          <table:table-cell table:number-columns-repeated="1018"/>
        </table:table-row>
        <table:table-row table:style-name="ro3"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Verkauf öffentlicher Unternehmen</text:p>
          </table:table-cell>
          <table:table-cell table:style-name="ce7" office:value-type="string" calcext:value-type="string">
            <text:p>In Bremen sollen vor einem Verkauf öffentlicher Unternehmen die Bürgerinnen und Bürger befragt werd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Moschee-Bau</text:p>
          </table:table-cell>
          <table:table-cell table:style-name="ce7" office:value-type="string" calcext:value-type="string">
            <text:p>Der Bau der Fatih-Moschee in Bremerhaven soll gestopp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97" calcext:value-type="float">
            <text:p>49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Elternunab­hängiges BAföG</text:p>
          </table:table-cell>
          <table:table-cell table:style-name="ce7" office:value-type="string" calcext:value-type="string">
            <text:p>Bremen soll sich für ein elternunabhängiges BAföG einsetzen.</text:p>
          </table:table-cell>
          <table:table-cell table:style-name="ce7" office:value-type="string" calcext:value-type="string">
            <text:p>Bremen</text:p>
          </table:table-cell>
          <table:table-cell table:number-columns-repeated="1018"/>
        </table:table-row>
        <table:table-row table:style-name="ro3"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Kulturförder­abgabe</text:p>
          </table:table-cell>
          <table:table-cell table:style-name="ce7" office:value-type="string" calcext:value-type="string">
            <text:p>In Bremen soll eine "Bettensteuer" für das Hotelgewerbe eingeführt werden.</text:p>
          </table:table-cell>
          <table:table-cell table:style-name="ce7" office:value-type="string" calcext:value-type="string">
            <text:p>Betten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99" calcext:value-type="float">
            <text:p>49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ürgerstreife</text:p>
          </table:table-cell>
          <table:table-cell table:style-name="ce7" office:value-type="string" calcext:value-type="string">
            <text:p>In Bremen und Bremerhaven soll eine "Bürgerstreife" eingerichte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GEWOBA-Privatisierung</text:p>
          </table:table-cell>
          <table:table-cell table:style-name="ce7" office:value-type="string" calcext:value-type="string">
            <text:p>Die GEWOBA soll privatisiert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Breme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Arbeitnehmer­kammer</text:p>
          </table:table-cell>
          <table:table-cell table:style-name="ce7" office:value-type="string" calcext:value-type="string">
            <text:p>Die verpflichtende Mitgliedschaft in der Arbeitnehmerkammer Bremen soll abgeschafft werden.</text:p>
          </table:table-cell>
          <table:table-cell table:style-name="ce7" office:value-type="string" calcext:value-type="string">
            <text:p>Arbeitnehmerkammer</text:p>
          </table:table-cell>
          <table:table-cell table:number-columns-repeated="1018"/>
        </table:table-row>
        <table:table-row table:style-name="ro3"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ugendfreizeit­heime</text:p>
          </table:table-cell>
          <table:table-cell table:style-name="ce7" office:value-type="string" calcext:value-type="string">
            <text:p>Die Jugendfreizeitheime sollen mehr Finanzmittel erhalten.</text:p>
          </table:table-cell>
          <table:table-cell table:style-name="ce7" office:value-type="string" calcext:value-type="string">
            <text:p>Jugendfreizeitheime</text:p>
          </table:table-cell>
          <table:table-cell table:number-columns-repeated="1018"/>
        </table:table-row>
        <table:table-row table:style-name="ro3"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ernkraftwerke</text:p>
          </table:table-cell>
          <table:table-cell table:style-name="ce7" office:value-type="string" calcext:value-type="string">
            <text:p>Das Land Bremen soll sich dafür einsetzen, dass die Laufzeitverlängerung für alle Kernkraftwerke rückgängig gemacht wird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505" calcext:value-type="float">
            <text:p>50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adtbibliothek</text:p>
          </table:table-cell>
          <table:table-cell table:style-name="ce7" office:value-type="string" calcext:value-type="string">
            <text:p>Die Stadtbibliothek Bremen soll auch sonntags geöffnet werden.</text:p>
          </table:table-cell>
          <table:table-cell table:style-name="ce7" office:value-type="string" calcext:value-type="string">
            <text:p>Stadtbibliothek</text:p>
          </table:table-cell>
          <table:table-cell table:number-columns-repeated="1018"/>
        </table:table-row>
        <table:table-row table:style-name="ro3"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denöffnungs­zeiten</text:p>
          </table:table-cell>
          <table:table-cell table:style-name="ce7" office:value-type="string" calcext:value-type="string">
            <text:p>In Rheinland-Pfalz sollen Geschäfte an Werktagen länger öffnen dürf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07" calcext:value-type="float">
            <text:p>50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ürburgring</text:p>
          </table:table-cell>
          <table:table-cell table:style-name="ce7" office:value-type="string" calcext:value-type="string">
            <text:p>Das Land Rheinland-Pfalz soll auch zukünftig in den Nürburgring investier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"Realschule plus"</text:p>
          </table:table-cell>
          <table:table-cell table:style-name="ce7" office:value-type="string" calcext:value-type="string">
            <text:p>Das Konzept "Realschule plus" soll rückgängig gemacht werden.</text:p>
          </table:table-cell>
          <table:table-cell table:style-name="ce7" office:value-type="string" calcext:value-type="string">
            <text:p>Real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prachtests</text:p>
          </table:table-cell>
          <table:table-cell table:style-name="ce7" office:value-type="string" calcext:value-type="string">
            <text:p>Verpflichtende Sprachtests im Kindergartenalter.</text:p>
          </table:table-cell>
          <table:table-cell table:style-name="ce7" office:value-type="string" calcext:value-type="string">
            <text:p>Kindergartenalter</text:p>
          </table:table-cell>
          <table:table-cell table:number-columns-repeated="1018"/>
        </table:table-row>
        <table:table-row table:style-name="ro3"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ernkraftwerke</text:p>
          </table:table-cell>
          <table:table-cell table:style-name="ce7" office:value-type="string" calcext:value-type="string">
            <text:p>Das Land Rheinland-Pfalz soll sich dafür einsetzen, dass die Laufzeitverlängerung für Kernkraftwerke rückgängig gemacht wird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­überwachung</text:p>
          </table:table-cell>
          <table:table-cell table:style-name="ce7" office:value-type="string" calcext:value-type="string">
            <text:p>Mehr Videoüberwachung auf öffentlichen Plätz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oscheebauten</text:p>
          </table:table-cell>
          <table:table-cell table:style-name="ce7" office:value-type="string" calcext:value-type="string">
            <text:p>In Rheinland-Pfalz sollen keine neuen Moscheen gebaut werd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14" calcext:value-type="float">
            <text:p>5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Das Land soll sich für einen flächendeckend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Zentralabitur</text:p>
          </table:table-cell>
          <table:table-cell table:style-name="ce7" office:value-type="string" calcext:value-type="string">
            <text:p>Einführung des Zentralabiturs in Rheinland-Pfalz.</text:p>
          </table:table-cell>
          <table:table-cell table:style-name="ce7" office:value-type="string" calcext:value-type="string">
            <text:p>Zentralabiturs</text:p>
          </table:table-cell>
          <table:table-cell table:number-columns-repeated="1018"/>
        </table:table-row>
        <table:table-row table:style-name="ro3"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ntegrations­projekte</text:p>
          </table:table-cell>
          <table:table-cell table:style-name="ce7" office:value-type="string" calcext:value-type="string">
            <text:p>Das Land soll Projekte zur Integration von Ausländern fördern.</text:p>
          </table:table-cell>
          <table:table-cell table:style-name="ce7" office:value-type="string" calcext:value-type="string">
            <text:p>Integration</text:p>
          </table:table-cell>
          <table:table-cell table:number-columns-repeated="1018"/>
        </table:table-row>
        <table:table-row table:style-name="ro3"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soll abgeschaff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ezahlung von Praktikanten</text:p>
          </table:table-cell>
          <table:table-cell table:style-name="ce7" office:value-type="string" calcext:value-type="string">
            <text:p>Praktikanten mit abgeschlossener Schulausbildung sollen eine gesetzlich garantierte Mindestbezahlung erhalten.</text:p>
          </table:table-cell>
          <table:table-cell table:style-name="ce7" office:value-type="string" calcext:value-type="string">
            <text:p>Mindestbezahlung</text:p>
          </table:table-cell>
          <table:table-cell table:number-columns-repeated="1018"/>
        </table:table-row>
        <table:table-row table:style-name="ro3"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islamischer Religions­unterricht</text:p>
          </table:table-cell>
          <table:table-cell table:style-name="ce7" office:value-type="string" calcext:value-type="string">
            <text:p>An öffentlichen Schulen in Rheinland-Pfalz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lughafen Frankfurt/Hahn</text:p>
          </table:table-cell>
          <table:table-cell table:style-name="ce7" office:value-type="string" calcext:value-type="string">
            <text:p>Die Landesmittel für den Flughafen Frankfurt/Hahn sollen gestrichen werden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Gen-Pflanzen</text:p>
          </table:table-cell>
          <table:table-cell table:style-name="ce7" office:value-type="string" calcext:value-type="string">
            <text:p>Die Beschränkungen für den Anbau von gentechnisch veränderten Pflanzen sollen in Rheinland-Pfalz gelockert werd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22" calcext:value-type="float">
            <text:p>522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aster-Studium</text:p>
          </table:table-cell>
          <table:table-cell table:style-name="ce7"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Landesverfassung</text:p>
          </table:table-cell>
          <table:table-cell table:style-name="ce7" office:value-type="string" calcext:value-type="string">
            <text:p>Aus der rheinland-pfälzischen Landesverfassung sollen religiöse Bezüge entfernt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Werbung in Öffentlich-Rechtlichen</text:p>
          </table:table-cell>
          <table:table-cell table:style-name="ce7" office:value-type="string" calcext:value-type="string">
            <text:p>Die öffentlich-rechtlichen Medien sollen sich weiterhin auch über Werbung finanzieren dürfen.</text:p>
          </table:table-cell>
          <table:table-cell table:style-name="ce7" office:value-type="string" calcext:value-type="string">
            <text:p>Werbung</text:p>
          </table:table-cell>
          <table:table-cell table:number-columns-repeated="1018"/>
        </table:table-row>
        <table:table-row table:style-name="ro3"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sylbewerber</text:p>
          </table:table-cell>
          <table:table-cell table:style-name="ce7" office:value-type="string" calcext:value-type="string">
            <text:p>Asylbewerber sollen sich weiterhin nur innerhalb ihres Landkreises bewegen dürfen.</text:p>
          </table:table-cell>
          <table:table-cell table:style-name="ce7" office:value-type="string" calcext:value-type="string">
            <text:p>Asylbewerber</text:p>
          </table:table-cell>
          <table:table-cell table:number-columns-repeated="1018"/>
        </table:table-row>
        <table:table-row table:style-name="ro3"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Krankenkassen</text:p>
          </table:table-cell>
          <table:table-cell table:style-name="ce7" office:value-type="string" calcext:value-type="string">
            <text:p>Alle Bürger und Bürgerinnen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undeswehr</text:p>
          </table:table-cell>
          <table:table-cell table:style-name="ce7" office:value-type="string" calcext:value-type="string">
            <text:p>Die Bundeswehr soll weiterhin an Schulen Veranstaltungen für Schülerinnen und Schüler durchführen dürfen.</text:p>
          </table:table-cell>
          <table:table-cell table:style-name="ce7" office:value-type="string" calcext:value-type="string">
            <text:p>Veranst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Alle Ausländerinnen und Ausländer, die dauerhaft in Rheinland-Pfalz wohnen, sollen bei Kommunalwahlen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rteispenden</text:p>
          </table:table-cell>
          <table:table-cell table:style-name="ce7" office:value-type="string" calcext:value-type="string">
            <text:p>Das Land soll sich dafür einsetzen, dass Spenden von Unternehmen an Parteien verboten werden. 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letzt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532" calcext:value-type="float">
            <text:p>53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Unterricht für alle Kinder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AföG unabhängig vom Einkommen</text:p>
          </table:table-cell>
          <table:table-cell table:style-name="ce7" office:value-type="string" calcext:value-type="string">
            <text:p>Das Land soll sich dafür einsetzen, dass alle Studierenden BAföG unabhängig vom Einkommen ihrer Eltern erhalten könn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ingetragene Lebenspartner­schaften</text:p>
          </table:table-cell>
          <table:table-cell table:style-name="ce7"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Ausnahmsloses Rauchverbot in allen Gaststätten und Restaurants.</text:p>
          </table:table-cell>
          <table:table-cell table:style-name="ce7" office:value-type="string" calcext:value-type="string">
            <text:p>Ausnahmsloses</text:p>
          </table:table-cell>
          <table:table-cell table:number-columns-repeated="1018"/>
        </table:table-row>
        <table:table-row table:style-name="ro3"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flichtfach Ethik</text:p>
          </table:table-cell>
          <table:table-cell table:style-name="ce7" office:value-type="string" calcext:value-type="string">
            <text:p>An den Schulen in Rheinland-Pfalz soll Religionsunterricht durch ein Pflichtfach Ethik ersetzt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Polizeikennung</text:p>
          </table:table-cell>
          <table:table-cell table:style-name="ce7" office:value-type="string" calcext:value-type="string">
            <text:p>Bei Großeinsätzen sollen Polizisten und Polizistinnen eine deutliche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Zweitstudium an öffentlichen Universitäten in Rheinland-Pfalz soll gebührenpflichtig bleiben.</text:p>
          </table:table-cell>
          <table:table-cell table:style-name="ce7" office:value-type="string" calcext:value-type="string">
            <text:p>Zwei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Hochmosel­übergang</text:p>
          </table:table-cell>
          <table:table-cell table:style-name="ce7" office:value-type="string" calcext:value-type="string">
            <text:p>Der Hochmoselübergang (Brücke bei Wittlich und Rheinböllen) soll gebaut werden.</text:p>
          </table:table-cell>
          <table:table-cell table:style-name="ce7" office:value-type="string" calcext:value-type="string">
            <text:p>Hochmosel</text:p>
          </table:table-cell>
          <table:table-cell table:number-columns-repeated="1018"/>
        </table:table-row>
        <table:table-row table:style-name="ro3"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ihre Kinder ausschließlich zu Hause erziehen, sollen eine finanzielle Unterstützung ("Betreuungsgeld")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echts­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Gas, Wasser, Strom und Abfall) soll ausschließlich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Windkraftanlagen</text:p>
          </table:table-cell>
          <table:table-cell table:style-name="ce7" office:value-type="string" calcext:value-type="string">
            <text:p>Bei der Errichtung von Windkraftanlagen in Schleswig-Holstein sollen Standorte auf dem Festland Vorrang hab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indertages­stätten</text:p>
          </table:table-cell>
          <table:table-cell table:style-name="ce7" office:value-type="string" calcext:value-type="string">
            <text:p>Der Besuch einer Kita soll gebührenfrei sein.</text:p>
          </table:table-cell>
          <table:table-cell table:style-name="ce7" office:value-type="string" calcext:value-type="string">
            <text:p>Besuch</text:p>
          </table:table-cell>
          <table:table-cell table:number-columns-repeated="1018"/>
        </table:table-row>
        <table:table-row table:style-name="ro3"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ehmarnbelt­querung</text:p>
          </table:table-cell>
          <table:table-cell table:style-name="ce7" office:value-type="string" calcext:value-type="string">
            <text:p>Die "Feste Fehmarnbeltquerung" soll gebaut werden.</text:p>
          </table:table-cell>
          <table:table-cell table:style-name="ce7" office:value-type="string" calcext:value-type="string">
            <text:p>Fehmarnbeltquerung</text:p>
          </table:table-cell>
          <table:table-cell table:number-columns-repeated="1018"/>
        </table:table-row>
        <table:table-row table:style-name="ro3"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Das Land Schleswig-Holstein soll sich für einen flächendeckend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lücksspiel­anbieter</text:p>
          </table:table-cell>
          <table:table-cell table:style-name="ce7" office:value-type="string" calcext:value-type="string">
            <text:p>Für die Zulassung von Glücksspielanbietern sollen strengere Regeln gelten.</text:p>
          </table:table-cell>
          <table:table-cell table:style-name="ce7" office:value-type="string" calcext:value-type="string">
            <text:p>Zul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änische Schulen</text:p>
          </table:table-cell>
          <table:table-cell table:style-name="ce7" office:value-type="string" calcext:value-type="string">
            <text:p>Die Zuschüsse für die dänischen Schulen in Schleswig-Holstein sollen wieder erhöht werd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n und -Empfängerinne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551" calcext:value-type="float">
            <text:p>5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tudenten­wohnheime</text:p>
          </table:table-cell>
          <table:table-cell table:style-name="ce7" office:value-type="string" calcext:value-type="string">
            <text:p>Für den Bau von Studentenwohnheimen sollen mehr Landesmittel bereitgestellt werden.</text:p>
          </table:table-cell>
          <table:table-cell table:style-name="ce7" office:value-type="string" calcext:value-type="string">
            <text:p>Studentenwohnheimen</text:p>
          </table:table-cell>
          <table:table-cell table:number-columns-repeated="1018"/>
        </table:table-row>
        <table:table-row table:style-name="ro3"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röße des Landtages</text:p>
          </table:table-cell>
          <table:table-cell table:style-name="ce7" office:value-type="string" calcext:value-type="string">
            <text:p>Es soll eine feste Obergrenze für die Anzahl der Landtagsabgeordneten geben.</text:p>
          </table:table-cell>
          <table:table-cell table:style-name="ce7" office:value-type="string" calcext:value-type="string">
            <text:p>Landtagsabgeordneten</text:p>
          </table:table-cell>
          <table:table-cell table:number-columns-repeated="1018"/>
        </table:table-row>
        <table:table-row table:style-name="ro3">
          <table:table-cell table:style-name="ce7" office:value-type="float" office:value="553" calcext:value-type="float">
            <text:p>55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Kernkraftwerk Brokdorf</text:p>
          </table:table-cell>
          <table:table-cell table:style-name="ce7" office:value-type="string" calcext:value-type="string">
            <text:p>Das Kernkraftwerk Brokdorf soll sofort abgeschaltet werden.</text:p>
          </table:table-cell>
          <table:table-cell table:style-name="ce7" office:value-type="string" calcext:value-type="string">
            <text:p>Kern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und Vorständ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Videoaufnahmen</text:p>
          </table:table-cell>
          <table:table-cell table:style-name="ce7" office:value-type="string" calcext:value-type="string">
            <text:p>Bei Demonstrationen soll die Polizei weiterhin Videoaufnahmen machen dürfen.</text:p>
          </table:table-cell>
          <table:table-cell table:style-name="ce7" office:value-type="string" calcext:value-type="string">
            <text:p>Demonstr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Auch Freiberufler (z.B. Rechtsanwälte und Ärzte) sollen Gewerbesteuer zahl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Islamischer Religions­unterricht</text:p>
          </table:table-cell>
          <table:table-cell table:style-name="ce7" office:value-type="string" calcext:value-type="string">
            <text:p>An den Schulen Schleswig-Holsteins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59" calcext:value-type="float">
            <text:p>5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ie ökologische Landwirtschaft soll stärker finanziell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Warnschuss­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561" calcext:value-type="float">
            <text:p>561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ürgermeister­wahl</text:p>
          </table:table-cell>
          <table:table-cell table:style-name="ce7" office:value-type="string" calcext:value-type="string">
            <text:p>Die Direktwahl der Bürgermeisterinnen und Bürgermeister in Schleswig-Holstein soll abgeschafft werden.</text:p>
          </table:table-cell>
          <table:table-cell table:style-name="ce7" office:value-type="string" calcext:value-type="string">
            <text:p>Direktwahl</text:p>
          </table:table-cell>
          <table:table-cell table:number-columns-repeated="1018"/>
        </table:table-row>
        <table:table-row table:style-name="ro3"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ochbegabten­klassen</text:p>
          </table:table-cell>
          <table:table-cell table:style-name="ce7" office:value-type="string" calcext:value-type="string">
            <text:p>In Schleswig-Holstein sollen an ausgewählten Schulen Hochbegabtenklassen eingerichtet werden.</text:p>
          </table:table-cell>
          <table:table-cell table:style-name="ce7" office:value-type="string" calcext:value-type="string">
            <text:p>Hochbegabtenklassen</text:p>
          </table:table-cell>
          <table:table-cell table:number-columns-repeated="1018"/>
        </table:table-row>
        <table:table-row table:style-name="ro3">
          <table:table-cell table:style-name="ce7" office:value-type="float" office:value="563" calcext:value-type="float">
            <text:p>56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In Schleswig-Holstein soll die kommunale Grundversorgung (Wasser, Strom, Gas, Abfall) vollständig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indergeld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Landärzte</text:p>
          </table:table-cell>
          <table:table-cell table:style-name="ce7" office:value-type="string" calcext:value-type="string">
            <text:p>Schleswig-Holstein soll die Niederlassung von Ärzten und Ärztinnen im ländlichen Raum durch finanzielle Anreize unterstützen.</text:p>
          </table:table-cell>
          <table:table-cell table:style-name="ce7" office:value-type="string" calcext:value-type="string">
            <text:p>Niederl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undeswehr an Schulen</text:p>
          </table:table-cell>
          <table:table-cell table:style-name="ce7" office:value-type="string" calcext:value-type="string">
            <text:p>An Schulen soll für Berufe bei der Bundeswehr geworben werden dürfen.</text:p>
          </table:table-cell>
          <table:table-cell table:style-name="ce7" office:value-type="string" calcext:value-type="string">
            <text:p>Bundeswehr</text:p>
          </table:table-cell>
          <table:table-cell table:number-columns-repeated="1018"/>
        </table:table-row>
        <table:table-row table:style-name="ro3"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Dauerhaftes Bleiberecht</text:p>
          </table:table-cell>
          <table:table-cell table:style-name="ce7"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Landestheater</text:p>
          </table:table-cell>
          <table:table-cell table:style-name="ce7"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table:style-name="ce7" office:value-type="string" calcext:value-type="string">
            <text:p>Landes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Frauenhäuser</text:p>
          </table:table-cell>
          <table:table-cell table:style-name="ce7" office:value-type="string" calcext:value-type="string">
            <text:p>Die Landesmittel für Frauenhäuser sollen wieder aufgestockt werden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Landes­verfassungs­schutz</text:p>
          </table:table-cell>
          <table:table-cell table:style-name="ce7" office:value-type="string" calcext:value-type="string">
            <text:p>Der Landesverfassungsschutz soll abgeschafft werden.</text:p>
          </table:table-cell>
          <table:table-cell table:style-name="ce7" office:value-type="string" calcext:value-type="string">
            <text:p>Landes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571" calcext:value-type="float">
            <text:p>5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Hamburger Verkehrsverbund</text:p>
          </table:table-cell>
          <table:table-cell table:style-name="ce7" office:value-type="string" calcext:value-type="string">
            <text:p>Das Land soll den Anschluss regionaler Verkehrsverbünde an den Hamburger Verkehrsverbund (HVV) finanziell fördern.</text:p>
          </table:table-cell>
          <table:table-cell table:style-name="ce7" office:value-type="string" calcext:value-type="string">
            <text:p>Verkehrsverbund</text:p>
          </table:table-cell>
          <table:table-cell table:number-columns-repeated="1018"/>
        </table:table-row>
        <table:table-row table:style-name="ro3">
          <table:table-cell table:style-name="ce7" office:value-type="float" office:value="572" calcext:value-type="float">
            <text:p>57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PD-Verbot</text:p>
          </table:table-cell>
          <table:table-cell table:style-name="ce7" office:value-type="string" calcext:value-type="string">
            <text:p>Schleswig-Holstein soll sich für ein NPD-Verbot einsetz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73" calcext:value-type="float">
            <text:p>57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Universitäts­klinikum</text:p>
          </table:table-cell>
          <table:table-cell table:style-name="ce7" office:value-type="string" calcext:value-type="string">
            <text:p>An der Sanierung des Universitätsklinikums Schleswig-Holstein (UKSH) sollen auch private Investoren beteiligt werden.</text:p>
          </table:table-cell>
          <table:table-cell table:style-name="ce7" office:value-type="string" calcext:value-type="string">
            <text:p>Investoren</text:p>
          </table:table-cell>
          <table:table-cell table:number-columns-repeated="1018"/>
        </table:table-row>
        <table:table-row table:style-name="ro3"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string" calcext:value-type="string">
            <text:p>In Schleswig-Holstein soll das Gymnasium als Schulform langfristig erhalten bleib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förderungs­kosten</text:p>
          </table:table-cell>
          <table:table-cell table:style-name="ce7" office:value-type="string" calcext:value-type="string">
            <text:p>Eltern sollen sich weiterhin an den Kosten für die Beförderung ihrer Kinder zur Schule beteiligen müssen.</text:p>
          </table:table-cell>
          <table:table-cell table:style-name="ce7" office:value-type="string" calcext:value-type="string">
            <text:p>Eltern</text:p>
          </table:table-cell>
          <table:table-cell table:number-columns-repeated="1018"/>
        </table:table-row>
        <table:table-row table:style-name="ro3">
          <table:table-cell table:style-name="ce7" office:value-type="float" office:value="577" calcext:value-type="float">
            <text:p>57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78" calcext:value-type="float">
            <text:p>57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Kostenloses Mittagessen</text:p>
          </table:table-cell>
          <table:table-cell table:style-name="ce7" office:value-type="string" calcext:value-type="string">
            <text:p>Alle Schülerinnen und Schüler an Ganztagsschulen sollen ein kostenloses Mittagessen bekomm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Das Land Schleswig-Holstei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Für alle Kreise, Städte und Gemeinden Schleswig-Holsteins soll eine Schuldenbremse eingeführt werden.</text:p>
          </table:table-cell>
          <table:table-cell table:style-name="ce7" office:value-type="string" calcext:value-type="string">
            <text:p>Schuldenbremse</text:p>
          </table:table-cell>
          <table:table-cell table:number-columns-repeated="1018"/>
        </table:table-row>
        <table:table-row table:style-name="ro3"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Fischerei im Wattenmeer</text:p>
          </table:table-cell>
          <table:table-cell table:style-name="ce7" office:value-type="string" calcext:value-type="string">
            <text:p>Im Nationalpark Wattenmeer soll die Fischerei stärker eingeschränkt werden.</text:p>
          </table:table-cell>
          <table:table-cell table:style-name="ce7" office:value-type="string" calcext:value-type="string">
            <text:p>Nationalpark</text:p>
          </table:table-cell>
          <table:table-cell table:number-columns-repeated="1018"/>
        </table:table-row>
        <table:table-row table:style-name="ro3"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Öffnungszeiten</text:p>
          </table:table-cell>
          <table:table-cell table:style-name="ce7" office:value-type="string" calcext:value-type="string">
            <text:p>In Bayern sollen Geschäfte an Werktagen länger geöffnet haben dürfen.</text:p>
          </table:table-cell>
          <table:table-cell table:style-name="ce7" office:value-type="string" calcext:value-type="string">
            <text:p>Werktagen</text:p>
          </table:table-cell>
          <table:table-cell table:number-columns-repeated="1018"/>
        </table:table-row>
        <table:table-row table:style-name="ro3">
          <table:table-cell table:style-name="ce7" office:value-type="float" office:value="583" calcext:value-type="float">
            <text:p>58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ie Bayerische Verfassung soll eine Schuldenbremse aufgenommen werden.</text:p>
          </table:table-cell>
          <table:table-cell table:style-name="ce7" office:value-type="string" calcext:value-type="string">
            <text:p>Schuldenbremse</text:p>
          </table:table-cell>
          <table:table-cell table:number-columns-repeated="1018"/>
        </table:table-row>
        <table:table-row table:style-name="ro3"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utobahn-Maut</text:p>
          </table:table-cell>
          <table:table-cell table:style-name="ce7" office:value-type="string" calcext:value-type="string">
            <text:p>Autofahrer aus dem Ausland sollen für die Nutzung deutscher Autobahnen bezahlen.</text:p>
          </table:table-cell>
          <table:table-cell table:style-name="ce7" office:value-type="string" calcext:value-type="string">
            <text:p>Autofahrer</text:p>
          </table:table-cell>
          <table:table-cell table:number-columns-repeated="1018"/>
        </table:table-row>
        <table:table-row table:style-name="ro3"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etobergrenze</text:p>
          </table:table-cell>
          <table:table-cell table:style-name="ce7" office:value-type="string" calcext:value-type="string">
            <text:p>Bei Neuvermietungen sollen sich Vermieter an regionale Mietobergrenzen halten müssen.</text:p>
          </table:table-cell>
          <table:table-cell table:style-name="ce7" office:value-type="string" calcext:value-type="string">
            <text:p>Neu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as Land soll die ökologische Landwirtschaft stärker finanziell förder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auf öffentlichen Plätzen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88" calcext:value-type="float">
            <text:p>58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annabis-Besitz</text:p>
          </table:table-cell>
          <table:table-cell table:style-name="ce7" office:value-type="string" calcext:value-type="string">
            <text:p>Auch der Besitz von nur geringen Mengen Cannabis soll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änderfinanzausgleich</text:p>
          </table:table-cell>
          <table:table-cell table:style-name="ce7" office:value-type="string" calcext:value-type="string">
            <text:p>Die wirtschaftlich stärkeren Länder sollen weniger an die wirtschaftlich schwächeren Länder zahlen müss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oscheen/Minarette</text:p>
          </table:table-cell>
          <table:table-cell table:style-name="ce7" office:value-type="string" calcext:value-type="string">
            <text:p>Der Bau von Minaretten soll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lternunabhängiges BAföG</text:p>
          </table:table-cell>
          <table:table-cell table:style-name="ce7" office:value-type="string" calcext:value-type="string">
            <text:p>Bayern soll sich dafür einsetzen, dass alle Studierenden BAföG unabhängig vom Einkommen ihrer Eltern erhalten könn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tommüll</text:p>
          </table:table-cell>
          <table:table-cell table:style-name="ce7" office:value-type="string" calcext:value-type="string">
            <text:p>Auch in Bayern soll nach Endlagerstätten für Atommüll gesucht werden.</text:p>
          </table:table-cell>
          <table:table-cell table:style-name="ce7" office:value-type="string" calcext:value-type="string">
            <text:p>Endlagerst</text:p>
          </table:table-cell>
          <table:table-cell table:number-columns-repeated="1018"/>
        </table:table-row>
        <table:table-row table:style-name="ro3">
          <table:table-cell table:style-name="ce7" office:value-type="float" office:value="594" calcext:value-type="float">
            <text:p>59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Olympia 2022</text:p>
          </table:table-cell>
          <table:table-cell table:style-name="ce7" office:value-type="string" calcext:value-type="string">
            <text:p>Der Freistaat Bayern soll die Bewerbung Münchens für die olympischen Winterspiele 2022 finanziell unterstützen.</text:p>
          </table:table-cell>
          <table:table-cell table:style-name="ce7" office:value-type="string" calcext:value-type="string">
            <text:p>Wint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595" calcext:value-type="float">
            <text:p>59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Frauenquote für Führungspositionen im öffentlichen Dienst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Politischer Extremismus</text:p>
          </table:table-cell>
          <table:table-cell table:style-name="ce7" office:value-type="string" calcext:value-type="string">
            <text:p>Das Land soll weiterhin Projekte gegen politischen Extremismus fördern.</text:p>
          </table:table-cell>
          <table:table-cell table:style-name="ce7" office:value-type="string" calcext:value-type="string">
            <text:p>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reigliedriges Schulsystem</text:p>
          </table:table-cell>
          <table:table-cell table:style-name="ce7" office:value-type="string" calcext:value-type="string">
            <text:p>Das dreigliedrige Schulsystem (Mittelschule, Realschule, Gymnasium) soll erhalten bleiben.</text:p>
          </table:table-cell>
          <table:table-cell table:style-name="ce7" office:value-type="string" calcext:value-type="string">
            <text:p>Mittel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98" calcext:value-type="float">
            <text:p>59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Vermögensteuer</text:p>
          </table:table-cell>
          <table:table-cell table:style-name="ce7" office:value-type="string" calcext:value-type="string">
            <text:p>Das Land soll sich dafür einsetzen, dass die Vermögensteuer wieder erhoben wird.</text:p>
          </table:table-cell>
          <table:table-cell table:style-name="ce7" office:value-type="string" calcext:value-type="string">
            <text:p>Land</text:p>
          </table:table-cell>
          <table:table-cell table:number-columns-repeated="1018"/>
        </table:table-row>
        <table:table-row table:style-name="ro3">
          <table:table-cell table:style-name="ce7" office:value-type="float" office:value="599" calcext:value-type="float">
            <text:p>59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olaranlagen</text:p>
          </table:table-cell>
          <table:table-cell table:style-name="ce7" office:value-type="string" calcext:value-type="string">
            <text:p>Keine Solaranlagen auf landwirtschaftlichen Flächen!</text:p>
          </table:table-cell>
          <table:table-cell table:style-name="ce7" office:value-type="string" calcext:value-type="string">
            <text:p>Solar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600" calcext:value-type="float">
            <text:p>60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01" calcext:value-type="float">
            <text:p>60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rankenhaus-Privatisierung</text:p>
          </table:table-cell>
          <table:table-cell table:style-name="ce7" office:value-type="string" calcext:value-type="string">
            <text:p>Keine Privatisierung von Krankenhäusern!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602" calcext:value-type="float">
            <text:p>60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leichgeschlechtliche Lebenspartnerschaft</text:p>
          </table:table-cell>
          <table:table-cell table:style-name="ce7" office:value-type="string" calcext:value-type="string">
            <text:p>Vollständige Gleichstellung von Ehe und gleichgeschlechtlicher Lebenspartnerschaft.</text:p>
          </table:table-cell>
          <table:table-cell table:style-name="ce7" office:value-type="string" calcext:value-type="string">
            <text:p>Lebenspartner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603" calcext:value-type="float">
            <text:p>60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Volksentscheide zu EU-Fragen</text:p>
          </table:table-cell>
          <table:table-cell table:style-name="ce7" office:value-type="string" calcext:value-type="string">
            <text:p>Abgabe von Entscheidungsbefugnissen an die Europäische Union nur durch Volksentscheid!</text:p>
          </table:table-cell>
          <table:table-cell table:style-name="ce7" office:value-type="string" calcext:value-type="string">
            <text:p>Entscheidungsbefugnissen</text:p>
          </table:table-cell>
          <table:table-cell table:number-columns-repeated="1018"/>
        </table:table-row>
        <table:table-row table:style-name="ro3"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Sozialwohnungen</text:p>
          </table:table-cell>
          <table:table-cell table:style-name="ce7" office:value-type="string" calcext:value-type="string">
            <text:p>Deutsche sollen bei der Vergabe von Sozialwohnungen bevorzugt werden.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Landtagswahlen: Wählen ab 16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606" calcext:value-type="float">
            <text:p>60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teuerhinterziehung</text:p>
          </table:table-cell>
          <table:table-cell table:style-name="ce7" office:value-type="string" calcext:value-type="string">
            <text:p>Steuerhinterziehung soll weiterhin bei Selbstanzeige straffrei bleiben.</text:p>
          </table:table-cell>
          <table:table-cell table:style-name="ce7" office:value-type="string" calcext:value-type="string">
            <text:p>Steuerhinterziehung</text:p>
          </table:table-cell>
          <table:table-cell table:number-columns-repeated="1018"/>
        </table:table-row>
        <table:table-row table:style-name="ro3">
          <table:table-cell table:style-name="ce7" office:value-type="float" office:value="607" calcext:value-type="float">
            <text:p>60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fassungsschutz</text:p>
          </table:table-cell>
          <table:table-cell table:style-name="ce7" office:value-type="string" calcext:value-type="string">
            <text:p>Das Bayerische Landesamt für Verfassungsschutz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nspruch auf Ausbildungsplatz</text:p>
          </table:table-cell>
          <table:table-cell table:style-name="ce7" office:value-type="string" calcext:value-type="string">
            <text:p>Jeder Schulabsolvent soll einen gesetzlichen Anspruch auf einen Ausbildungsplatz haben.</text:p>
          </table:table-cell>
          <table:table-cell table:style-name="ce7" office:value-type="string" calcext:value-type="string">
            <text:p>Ausbildungsplatz</text:p>
          </table:table-cell>
          <table:table-cell table:number-columns-repeated="1018"/>
        </table:table-row>
        <table:table-row table:style-name="ro3">
          <table:table-cell table:style-name="ce7" office:value-type="float" office:value="609" calcext:value-type="float">
            <text:p>60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Landeserziehungsgeld</text:p>
          </table:table-cell>
          <table:table-cell table:style-name="ce7" office:value-type="string" calcext:value-type="string">
            <text:p>Die finanzielle Unterstützung für einkommensschwache Familien (Landeserziehungsgeld) soll beibehalten werden.</text:p>
          </table:table-cell>
          <table:table-cell table:style-name="ce7" office:value-type="string" calcext:value-type="string">
            <text:p>Landes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ennung für Polizisten</text:p>
          </table:table-cell>
          <table:table-cell table:style-name="ce7" office:value-type="string" calcext:value-type="string">
            <text:p>Polizisten und Polizistinnen sollen bei Großeinsätzen eine gut lesbare,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611" calcext:value-type="float">
            <text:p>6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Stromsteuer</text:p>
          </table:table-cell>
          <table:table-cell table:style-name="ce7" office:value-type="string" calcext:value-type="string">
            <text:p>Die Stromsteuer soll gesenkt werden.</text:p>
          </table:table-cell>
          <table:table-cell table:style-name="ce7" office:value-type="string" calcext:value-type="string">
            <text:p>Strom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Kulturförderung</text:p>
          </table:table-cell>
          <table:table-cell table:style-name="ce7" office:value-type="string" calcext:value-type="string">
            <text:p>Das Land soll weiterhin Kulturprojekte von Migrantinnen und Migrant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ente mit 67</text:p>
          </table:table-cell>
          <table:table-cell table:style-name="ce7" office:value-type="string" calcext:value-type="string">
            <text:p>Die Erhöhung des gesetzlichen Renteneintrittsalters auf 67 Jahre soll beibehalten werden.</text:p>
          </table:table-cell>
          <table:table-cell table:style-name="ce7" office:value-type="string" calcext:value-type="string">
            <text:p>Renteneintrittsalters</text:p>
          </table:table-cell>
          <table:table-cell table:number-columns-repeated="1018"/>
        </table:table-row>
        <table:table-row table:style-name="ro3"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Arbeitserlaubnis für Asylbewerber</text:p>
          </table:table-cell>
          <table:table-cell table:style-name="ce7" office:value-type="string" calcext:value-type="string">
            <text:p>Asylbewerber und Asylbewerberinnen sollen eine uneingeschränkte Arbeitserlaubnis erhalt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nzverbot</text:p>
          </table:table-cell>
          <table:table-cell table:style-name="ce7" office:value-type="string" calcext:value-type="string">
            <text:p>Der Schutz der "stillen Tage" soll beibehalten werden (Tanzverbot).</text:p>
          </table:table-cell>
          <table:table-cell table:style-name="ce7" office:value-type="string" calcext:value-type="string">
            <text:p>Tanz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Flughafen München</text:p>
          </table:table-cell>
          <table:table-cell table:style-name="ce7" office:value-type="string" calcext:value-type="string">
            <text:p>Die dritte Startbahn am Münchener Flughafen soll gebaut werden.</text:p>
          </table:table-cell>
          <table:table-cell table:style-name="ce7" office:value-type="string" calcext:value-type="string">
            <text:p>Startbahn</text:p>
          </table:table-cell>
          <table:table-cell table:number-columns-repeated="1018"/>
        </table:table-row>
        <table:table-row table:style-name="ro3"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irche und Staat</text:p>
          </table:table-cell>
          <table:table-cell table:style-name="ce7" office:value-type="string" calcext:value-type="string">
            <text:p>Abbau der Verflechtung von Kirche und Staat in Bayern!</text:p>
          </table:table-cell>
          <table:table-cell table:style-name="ce7" office:value-type="string" calcext:value-type="string">
            <text:p>Verflechtung</text:p>
          </table:table-cell>
          <table:table-cell table:number-columns-repeated="1018"/>
        </table:table-row>
        <table:table-row table:style-name="ro3"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chneekanonen</text:p>
          </table:table-cell>
          <table:table-cell table:style-name="ce7" office:value-type="string" calcext:value-type="string">
            <text:p>Der Einsatz von Schneekanonen soll in den bayerischen Skigebieten verboten werden.</text:p>
          </table:table-cell>
          <table:table-cell table:style-name="ce7" office:value-type="string" calcext:value-type="string">
            <text:p>Schneekanonen</text:p>
          </table:table-cell>
          <table:table-cell table:number-columns-repeated="1018"/>
        </table:table-row>
        <table:table-row table:style-name="ro3"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s soll ein gesetzlicher flächendeckender Mindestlohn eingeführt werd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eren Kinder nicht in die Kita gehen, sollen ein Betreuungsgeld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Autobahnen!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uro</text:p>
          </table:table-cell>
          <table:table-cell table:style-name="ce7" office:value-type="string" calcext:value-type="string">
            <text:p>Deutschland soll den Euro als Währung behal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rompreis</text:p>
          </table:table-cell>
          <table:table-cell table:style-name="ce7" office:value-type="string" calcext:value-type="string">
            <text:p>Der Strompreis soll vom Staat stärker reguliert werden.</text:p>
          </table:table-cell>
          <table:table-cell table:style-name="ce7" office:value-type="string" calcext:value-type="string">
            <text:p>Strompreis</text:p>
          </table:table-cell>
          <table:table-cell table:number-columns-repeated="1018"/>
        </table:table-row>
        <table:table-row table:style-name="ro3"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Die Videoüberwachung im öffentlichen Raum soll ausgebau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rundeinkommen</text:p>
          </table:table-cell>
          <table:table-cell table:style-name="ce7" office:value-type="string" calcext:value-type="string">
            <text:p>In Deutschland soll ein bedingungsloses Grundeinkommen eingeführt werden.</text:p>
          </table:table-cell>
          <table:table-cell table:style-name="ce7" office:value-type="string" calcext:value-type="string">
            <text:p>Grund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Nur ökologische Landwirtschaft soll finanzielle Förderung erhalt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etrennter Schul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pitzensteuersatz</text:p>
          </table:table-cell>
          <table:table-cell table:style-name="ce7" office:value-type="string" calcext:value-type="string">
            <text:p>Der Spitzensteuersatz soll erhöht werden.</text:p>
          </table:table-cell>
          <table:table-cell table:style-name="ce7" office:value-type="string" calcext:value-type="string">
            <text:p>Spitzensteuersatz</text:p>
          </table:table-cell>
          <table:table-cell table:number-columns-repeated="1018"/>
        </table:table-row>
        <table:table-row table:style-name="ro3"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ATO-Austritt</text:p>
          </table:table-cell>
          <table:table-cell table:style-name="ce7" office:value-type="string" calcext:value-type="string">
            <text:p>Deutschland soll aus der NATO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ohlekraft</text:p>
          </table:table-cell>
          <table:table-cell table:style-name="ce7" office:value-type="string" calcext:value-type="string">
            <text:p>Kein Neubau von Kohlekraftwerken!</text:p>
          </table:table-cell>
          <table:table-cell table:style-name="ce7" office:value-type="string" calcext:value-type="string">
            <text:p>Kohlekraftwerken</text:p>
          </table:table-cell>
          <table:table-cell table:number-columns-repeated="1018"/>
        </table:table-row>
        <table:table-row table:style-name="ro3"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ille danach</text:p>
          </table:table-cell>
          <table:table-cell table:style-name="ce7" office:value-type="string" calcext:value-type="string">
            <text:p>Die "Pille danach" soll rezeptpflichtig bleiben.</text:p>
          </table:table-cell>
          <table:table-cell table:style-name="ce7" office:value-type="string" calcext:value-type="string">
            <text:p>Pille</text:p>
          </table:table-cell>
          <table:table-cell table:number-columns-repeated="1018"/>
        </table:table-row>
        <table:table-row table:style-name="ro3"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Verstaatlichung von Banken</text:p>
          </table:table-cell>
          <table:table-cell table:style-name="ce7" office:value-type="string" calcext:value-type="string">
            <text:p>Alle Banken in Deutschland sollen verstaatlicht werd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4" calcext:value-type="float">
            <text:p>63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lüchtlingspolitik</text:p>
          </table:table-cell>
          <table:table-cell table:style-name="ce7" office:value-type="string" calcext:value-type="string">
            <text:p>Deutschland soll mehr Flüchtlinge aufnehm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5" calcext:value-type="float">
            <text:p>63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Lohnersatz bei Pflegezeit</text:p>
          </table:table-cell>
          <table:table-cell table:style-name="ce7" office:value-type="string" calcext:value-type="string">
            <text:p>Arbeitnehmerinnen und Arbeitnehmer sollen für die Zeit, in der sie Angehörige pflegen, staatliche Lohnersatzleistungen erhalten.</text:p>
          </table:table-cell>
          <table:table-cell table:style-name="ce7" office:value-type="string" calcext:value-type="string">
            <text:p>Lohnersatz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Parteienverbot</text:p>
          </table:table-cell>
          <table:table-cell table:style-name="ce7" office:value-type="string" calcext:value-type="string">
            <text:p>Verfassungswidrige Parteien sollen weiterhin verboten werden dürfen.</text:p>
          </table:table-cell>
          <table:table-cell table:style-name="ce7" office:value-type="string" calcext:value-type="string">
            <text:p>Verfassungswidrige</text:p>
          </table:table-cell>
          <table:table-cell table:number-columns-repeated="1018"/>
        </table:table-row>
        <table:table-row table:style-name="ro3"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aatliche Unterstützung von Studierenden</text:p>
          </table:table-cell>
          <table:table-cell table:style-name="ce7" office:value-type="string" calcext:value-type="string">
            <text:p>BAföG soll unabhängig vom Einkommen der Eltern gezahlt werden.</text:p>
          </table:table-cell>
          <table:table-cell table:style-name="ce7" office:value-type="string" calcext:value-type="string">
            <text:p>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allen deutschen Grenzen sollen wieder Einreisekontrollen durchgeführt werden.</text:p>
          </table:table-cell>
          <table:table-cell table:style-name="ce7" office:value-type="string" calcext:value-type="string">
            <text:p>Einreise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639" calcext:value-type="float">
            <text:p>639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und Vorständ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Länderfinanzausgleich</text:p>
          </table:table-cell>
          <table:table-cell table:style-name="ce7" office:value-type="string" calcext:value-type="string">
            <text:p>Finanzstarke Bundesländer sollen schwache Bundesländer weniger unterstützen müssen.</text:p>
          </table:table-cell>
          <table:table-cell table:style-name="ce7" office:value-type="string" calcext:value-type="string">
            <text:p>Finanzstarke</text:p>
          </table:table-cell>
          <table:table-cell table:number-columns-repeated="1018"/>
        </table:table-row>
        <table:table-row table:style-name="ro3"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Rente mit 67</text:p>
          </table:table-cell>
          <table:table-cell table:style-name="ce7" office:value-type="string" calcext:value-type="string">
            <text:p>Das gesetzliche Renteneintrittsalter soll wieder gesenkt werden.</text:p>
          </table:table-cell>
          <table:table-cell table:style-name="ce7" office:value-type="string" calcext:value-type="string">
            <text:p>Renteneintrittsalter</text:p>
          </table:table-cell>
          <table:table-cell table:number-columns-repeated="1018"/>
        </table:table-row>
        <table:table-row table:style-name="ro3">
          <table:table-cell table:style-name="ce7" office:value-type="float" office:value="642" calcext:value-type="float">
            <text:p>64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Migranten im Staatsdienst</text:p>
          </table:table-cell>
          <table:table-cell table:style-name="ce7" office:value-type="string" calcext:value-type="string">
            <text:p>Der Staat soll im öffentlichen Dienst verstärkt Menschen mit Migrationshintergrund einstell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üstungsexporte</text:p>
          </table:table-cell>
          <table:table-cell table:style-name="ce7" office:value-type="string" calcext:value-type="string">
            <text:p>Rüstungsexporte sollen verboten werden.</text:p>
          </table:table-cell>
          <table:table-cell table:style-name="ce7"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inkommensteuer</text:p>
          </table:table-cell>
          <table:table-cell table:style-name="ce7" office:value-type="string" calcext:value-type="string">
            <text:p>Das Ehegattensplitting soll beibehalten werden.</text:p>
          </table:table-cell>
          <table:table-cell table:style-name="ce7" office:value-type="string" calcext:value-type="string">
            <text:p>Ehegattensplitting</text:p>
          </table:table-cell>
          <table:table-cell table:number-columns-repeated="1018"/>
        </table:table-row>
        <table:table-row table:style-name="ro3"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U-Beitritt der Türkei</text:p>
          </table:table-cell>
          <table:table-cell table:style-name="ce7" office:value-type="string" calcext:value-type="string">
            <text:p>Deutschland soll sich für einen Beitritt der Türkei zur Europäischen Union einsetz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46" calcext:value-type="float">
            <text:p>64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Nebeneinkünfte</text:p>
          </table:table-cell>
          <table:table-cell table:style-name="ce7" office:value-type="string" calcext:value-type="string">
            <text:p>Abgeordnete des Bundestags sollen ihre Nebeneinkünfte auf den Euro genau offenlegen müssen.</text:p>
          </table:table-cell>
          <table:table-cell table:style-name="ce7" office:value-type="string" calcext:value-type="string">
            <text:p>Abgeordnete</text:p>
          </table:table-cell>
          <table:table-cell table:number-columns-repeated="1018"/>
        </table:table-row>
        <table:table-row table:style-name="ro3"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EEG-Umlage</text:p>
          </table:table-cell>
          <table:table-cell table:style-name="ce7" office:value-type="string" calcext:value-type="string">
            <text:p>Energieintensive Industrien sollen sich stärker als bisher an der Finanzierung der Energiewende beteiligen müssen.</text:p>
          </table:table-cell>
          <table:table-cell table:style-name="ce7" office:value-type="string" calcext:value-type="string">
            <text:p>Energieintensive</text:p>
          </table:table-cell>
          <table:table-cell table:number-columns-repeated="1018"/>
        </table:table-row>
        <table:table-row table:style-name="ro3"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Sanktionen beim ALG II</text:p>
          </table:table-cell>
          <table:table-cell table:style-name="ce7" office:value-type="string" calcext:value-type="string">
            <text:p>Hartz-IV-Empfängern und -Empfängerinne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Kirchensteuer</text:p>
          </table:table-cell>
          <table:table-cell table:style-name="ce7" office:value-type="string" calcext:value-type="string">
            <text:p>Der Staat soll weiterhin für Religionsgemeinschaften Kirchensteuer einziehen.</text:p>
          </table:table-cell>
          <table:table-cell table:style-name="ce7" office:value-type="string" calcext:value-type="string">
            <text:p>Religionsgemein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ürgerversicherung</text:p>
          </table:table-cell>
          <table:table-cell table:style-name="ce7" office:value-type="string" calcext:value-type="string">
            <text:p>Alle Bürgerinnen und Bürger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Eurobonds</text:p>
          </table:table-cell>
          <table:table-cell table:style-name="ce7" office:value-type="string" calcext:value-type="string">
            <text:p>In der Euro-Zone soll jeder Staat alleine für seine Schulden haften.</text:p>
          </table:table-cell>
          <table:table-cell table:style-name="ce7" office:value-type="string" calcext:value-type="string">
            <text:p>Schulden</text:p>
          </table:table-cell>
          <table:table-cell table:number-columns-repeated="1018"/>
        </table:table-row>
        <table:table-row table:style-name="ro3">
          <table:table-cell table:style-name="ce7" office:value-type="float" office:value="652" calcext:value-type="float">
            <text:p>65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doptionsrechte für Schwule und Lesben</text:p>
          </table:table-cell>
          <table:table-cell table:style-name="ce7" office:value-type="string" calcext:value-type="string">
            <text:p>Auch gleichgeschlechtliche Lebenspartnerschaften sollen ein gemeinsames Adoptionsrecht erhal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Vorratsdatenspeicherung</text:p>
          </table:table-cell>
          <table:table-cell table:style-name="ce7" office:value-type="string" calcext:value-type="string">
            <text:p>Keine Speicherung von Kommunikationsdaten (z.B. Telefon, Internet) ohne konkreten Anlass!</text:p>
          </table:table-cell>
          <table:table-cell table:style-name="ce7" office:value-type="string" calcext:value-type="string">
            <text:p>Kommunikationsdaten</text:p>
          </table:table-cell>
          <table:table-cell table:number-columns-repeated="1018"/>
        </table:table-row>
        <table:table-row table:style-name="ro3">
          <table:table-cell table:style-name="ce7" office:value-type="float" office:value="654" calcext:value-type="float">
            <text:p>65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Mietpreisbremse</text:p>
          </table:table-cell>
          <table:table-cell table:style-name="ce7" office:value-type="string" calcext:value-type="string">
            <text:p>Bei Neuvermietungen soll der Mietpreis nur begrenzt angehoben werden dürfen.</text:p>
          </table:table-cell>
          <table:table-cell table:style-name="ce7" office:value-type="string" calcext:value-type="string">
            <text:p>Neu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Doppelte Staatsangehörigkeit</text:p>
          </table:table-cell>
          <table:table-cell table:style-name="ce7" office:value-type="string" calcext:value-type="string">
            <text:p>Volljährige deutsche Staatsangehörige sollen keine weitere Staatsangehörigkeit besitzen dürfen.</text:p>
          </table:table-cell>
          <table:table-cell table:style-name="ce7" office:value-type="string" calcext:value-type="string">
            <text:p>Staatsangeh</text:p>
          </table:table-cell>
          <table:table-cell table:number-columns-repeated="1018"/>
        </table:table-row>
        <table:table-row table:style-name="ro3">
          <table:table-cell table:style-name="ce7" office:value-type="float" office:value="656" calcext:value-type="float">
            <text:p>65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Pkw-Maut</text:p>
          </table:table-cell>
          <table:table-cell table:style-name="ce7" office:value-type="string" calcext:value-type="string">
            <text:p>Die Nutzung von Autobahnen soll kostenpflichtig sein.</text:p>
          </table:table-cell>
          <table:table-cell table:style-name="ce7" office:value-type="string" calcext:value-type="string">
            <text:p>Autobahnen</text:p>
          </table:table-cell>
          <table:table-cell table:number-columns-repeated="1018"/>
        </table:table-row>
        <table:table-row table:style-name="ro3">
          <table:table-cell table:style-name="ce7" office:value-type="float" office:value="657" calcext:value-type="float">
            <text:p>65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Einführung von Volksentscheiden auf Bundesebene!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658" calcext:value-type="float">
            <text:p>65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dlager Gorleben</text:p>
          </table:table-cell>
          <table:table-cell table:style-name="ce7" office:value-type="string" calcext:value-type="string">
            <text:p>Der Salzstock Gorleben soll kein Atommüll-Endlager werden.</text:p>
          </table:table-cell>
          <table:table-cell table:style-name="ce7" office:value-type="string" calcext:value-type="string">
            <text:p>Salzstock</text:p>
          </table:table-cell>
          <table:table-cell table:number-columns-repeated="1018"/>
        </table:table-row>
        <table:table-row table:style-name="ro3"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soll weiterhin gebührenpflichtig sei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adenöffnungs­zeiten</text:p>
          </table:table-cell>
          <table:table-cell table:style-name="ce7" office:value-type="string" calcext:value-type="string">
            <text:p>Die Ladenöffnungszeiten an Sonntagen sollen in Niedersachsen ausgeweitet werd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An niedersächsischen Schulen: "Sitzenbleiben"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662" calcext:value-type="float">
            <text:p>6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Unternehmen mit Landesbeteiligung (z. B. Volkswagen, Salzgitter AG) soll eine Frauenquote in Führungspositionen gelten.</text:p>
          </table:table-cell>
          <table:table-cell table:style-name="ce7" office:value-type="string" calcext:value-type="string">
            <text:p>Landes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Warnschuss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664" calcext:value-type="float">
            <text:p>66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ord/LB</text:p>
          </table:table-cell>
          <table:table-cell table:style-name="ce7" office:value-type="string" calcext:value-type="string">
            <text:p>Keine weiteren Landesmittel für die Landesbank ("Nord/LB")!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ue Bahnstrecke</text:p>
          </table:table-cell>
          <table:table-cell table:style-name="ce7" office:value-type="string" calcext:value-type="string">
            <text:p>Die neue Bahnstrecke ("Y-Trasse") zwischen Hannover, Bremen und Hamburg soll gebaut werden.</text:p>
          </table:table-cell>
          <table:table-cell table:style-name="ce7" office:value-type="string" calcext:value-type="string">
            <text:p>Bahnstrecke</text:p>
          </table:table-cell>
          <table:table-cell table:number-columns-repeated="1018"/>
        </table:table-row>
        <table:table-row table:style-name="ro3">
          <table:table-cell table:style-name="ce7" office:value-type="float" office:value="666" calcext:value-type="float">
            <text:p>66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echts­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667" calcext:value-type="float">
            <text:p>66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Windkraftanlagen im Wald</text:p>
          </table:table-cell>
          <table:table-cell table:style-name="ce7" office:value-type="string" calcext:value-type="string">
            <text:p>In Waldgebieten sollen keine Flächen für Windkraftanlagen ausgewiesen werden dürf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anktionen bei Hartz IV</text:p>
          </table:table-cell>
          <table:table-cell table:style-name="ce7" office:value-type="string" calcext:value-type="string">
            <text:p>Hartz-IV-Empfängerinnen und -Empfängern sollen weiterhin Leistungen gekürzt werden, wenn sie ein Jobangebot ablehnen. </text:p>
          </table:table-cell>
          <table:table-cell table:style-name="ce7" office:value-type="string" calcext:value-type="string">
            <text:p>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Gas, Wasser, Strom und Abfall) soll ausschließlich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ons­unterricht</text:p>
          </table:table-cell>
          <table:table-cell table:style-name="ce7" office:value-type="string" calcext:value-type="string">
            <text:p>Konfessioneller Religionsunterricht soll weiterhin an allen niedersächsischen Schulen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Zuzahlung für Medikamente</text:p>
          </table:table-cell>
          <table:table-cell table:style-name="ce7" office:value-type="string" calcext:value-type="string">
            <text:p>Die Zuzahlung für verschreibungspflichtige Medikamente soll abgeschafft werden.</text:p>
          </table:table-cell>
          <table:table-cell table:style-name="ce7" office:value-type="string" calcext:value-type="string">
            <text:p>Medikamente</text:p>
          </table:table-cell>
          <table:table-cell table:number-columns-repeated="1018"/>
        </table:table-row>
        <table:table-row table:style-name="ro3"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Das Land Niedersachsen soll ab dem Jahr 2017 keine neuen Schulden mehr machen dürf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Gesetzlicher Mindestlohn</text:p>
          </table:table-cell>
          <table:table-cell table:style-name="ce7" office:value-type="string" calcext:value-type="string">
            <text:p>Niedersachsen soll sich für einen flächendeckenden gesetzlichen Mindestlohn einsetz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Küstenautobahn A20</text:p>
          </table:table-cell>
          <table:table-cell table:style-name="ce7" office:value-type="string" calcext:value-type="string">
            <text:p>Die Küstenautobahn A20 soll fertiggestellt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Kindergeld nur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racking</text:p>
          </table:table-cell>
          <table:table-cell table:style-name="ce7" office:value-type="string" calcext:value-type="string">
            <text:p>Die Förderung von Gas aus Gesteinsschichten ("Fracking") soll erlaubt sein.</text:p>
          </table:table-cell>
          <table:table-cell table:style-name="ce7" office:value-type="string" calcext:value-type="string">
            <text:p>Gesteinsschichten</text:p>
          </table:table-cell>
          <table:table-cell table:number-columns-repeated="1018"/>
        </table:table-row>
        <table:table-row table:style-name="ro3">
          <table:table-cell table:style-name="ce7" office:value-type="float" office:value="678" calcext:value-type="float">
            <text:p>67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reisfusionen</text:p>
          </table:table-cell>
          <table:table-cell table:style-name="ce7" office:value-type="string" calcext:value-type="string">
            <text:p>Zusammenlegung von Kreisen und Gemeinden nur durch Bürgerentscheide!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ihre Kinder ausschließlich zu Hause erziehen, sollen eine finanzielle Unterstützung ("Betreuungsgeld")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Krankenkasse</text:p>
          </table:table-cell>
          <table:table-cell table:style-name="ce7" office:value-type="string" calcext:value-type="string">
            <text:p>Alle Bürger und Bürgerinnen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Längere Grundschulzeit</text:p>
          </table:table-cell>
          <table:table-cell table:style-name="ce7" office:value-type="string" calcext:value-type="string">
            <text:p>Die gemeinsame Grundschulzeit soll über das vierte Jahr hinaus ausgeweite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Integrations­projekte</text:p>
          </table:table-cell>
          <table:table-cell table:style-name="ce7" office:value-type="string" calcext:value-type="string">
            <text:p>Das Land soll Projekte zur Integration von Menschen mit Migrationshintergrund förder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au von Kohlekraftwerken</text:p>
          </table:table-cell>
          <table:table-cell table:style-name="ce7" office:value-type="string" calcext:value-type="string">
            <text:p>In Niedersachsen sollen weiterhin Kohlekraftwerke gebaut werden dürfen.</text:p>
          </table:table-cell>
          <table:table-cell table:style-name="ce7" office:value-type="string" calcext:value-type="string">
            <text:p>Kohle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lkoholkonsum</text:p>
          </table:table-cell>
          <table:table-cell table:style-name="ce7" office:value-type="string" calcext:value-type="string">
            <text:p>Der Alkoholkonsum auf öffentlichen Plätzen soll weiter eingeschränkt werden.</text:p>
          </table:table-cell>
          <table:table-cell table:style-name="ce7" office:value-type="string" calcext:value-type="string">
            <text:p>Alkohol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685" calcext:value-type="float">
            <text:p>68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Kostenlose Schulbücher</text:p>
          </table:table-cell>
          <table:table-cell table:style-name="ce7" office:value-type="string" calcext:value-type="string">
            <text:p>Schulbücher sollen allen niedersächsischen Schülerinnen und Schülern kostenlos zur Verfügung gestellt werden.</text:p>
          </table:table-cell>
          <table:table-cell table:style-name="ce7" office:value-type="string" calcext:value-type="string">
            <text:p>Schulb</text:p>
          </table:table-cell>
          <table:table-cell table:number-columns-repeated="1018"/>
        </table:table-row>
        <table:table-row table:style-name="ro3"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Religiöse Beschneidung</text:p>
          </table:table-cell>
          <table:table-cell table:style-name="ce7" office:value-type="string" calcext:value-type="string">
            <text:p>Niedersachsen soll sich dafür einsetzen, dass religiöse Beschneidung von minderjährigen Jungen unter Strafe gestellt wird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87" calcext:value-type="float">
            <text:p>68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Auch Freiberufler (z. B. Rechtsanwälte und Ärzte) sollen Gewerbesteuer zahl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688" calcext:value-type="float">
            <text:p>68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olizei-Einsätze im Fußball</text:p>
          </table:table-cell>
          <table:table-cell table:style-name="ce7" office:value-type="string" calcext:value-type="string">
            <text:p>Im Profi-Fußball sollen die Veranstalter an den Kosten für Polizei-Einsätze beteiligt werden.</text:p>
          </table:table-cell>
          <table:table-cell table:style-name="ce7" office:value-type="string" calcext:value-type="string">
            <text:p>Veranstalter</text:p>
          </table:table-cell>
          <table:table-cell table:number-columns-repeated="1018"/>
        </table:table-row>
        <table:table-row table:style-name="ro3"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Schülerinnen und Schül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in Niedersachsen soll für große Containerschiffe weiter vertieft werden.</text:p>
          </table:table-cell>
          <table:table-cell table:style-name="ce7" office:value-type="string" calcext:value-type="string">
            <text:p>Containerschiffe</text:p>
          </table:table-cell>
          <table:table-cell table:number-columns-repeated="1018"/>
        </table:table-row>
        <table:table-row table:style-name="ro3"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Homophobie im Sport</text:p>
          </table:table-cell>
          <table:table-cell table:style-name="ce7" office:value-type="string" calcext:value-type="string">
            <text:p>Sportvereine, die sich gegen Diskriminierung von Homosexuellen engagieren, sollen durch das Land stärker gefördert werden.</text:p>
          </table:table-cell>
          <table:table-cell table:style-name="ce7" office:value-type="string" calcext:value-type="string">
            <text:p>Diskrimin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Waffenbesitz</text:p>
          </table:table-cell>
          <table:table-cell table:style-name="ce7" office:value-type="string" calcext:value-type="string">
            <text:p>Der Besitz von Waffen soll besteuer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ponsoring</text:p>
          </table:table-cell>
          <table:table-cell table:style-name="ce7" office:value-type="string" calcext:value-type="string">
            <text:p>Veranstaltungen der Landesregierung sollen weiterhin von Unternehmen gesponsert werden dürfen.</text:p>
          </table:table-cell>
          <table:table-cell table:style-name="ce7" office:value-type="string" calcext:value-type="string">
            <text:p>Veranst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enkung des Wahlalters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randzeichen für Pferde</text:p>
          </table:table-cell>
          <table:table-cell table:style-name="ce7" office:value-type="string" calcext:value-type="string">
            <text:p>Die Kennzeichnung von Pferden mit Brandzeichen soll weiterhin erlaubt sein.</text:p>
          </table:table-cell>
          <table:table-cell table:style-name="ce7" office:value-type="string" calcext:value-type="string">
            <text:p>Kennzeichnung</text:p>
          </table:table-cell>
          <table:table-cell table:number-columns-repeated="1018"/>
        </table:table-row>
        <table:table-row table:style-name="ro3">
          <table:table-cell table:style-name="ce7" office:value-type="float" office:value="696" calcext:value-type="float">
            <text:p>69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o 70 auf Alleen</text:p>
          </table:table-cell>
          <table:table-cell table:style-name="ce7" office:value-type="string" calcext:value-type="string">
            <text:p>Das Tempolimit auf brandenburgischen Alleen soll beibehalten werden.</text:p>
          </table:table-cell>
          <table:table-cell table:style-name="ce7" office:value-type="string" calcext:value-type="string">
            <text:p>Tempolimit</text:p>
          </table:table-cell>
          <table:table-cell table:number-columns-repeated="1018"/>
        </table:table-row>
        <table:table-row table:style-name="ro3"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ellenabbau bei der Polizei</text:p>
          </table:table-cell>
          <table:table-cell table:style-name="ce7" office:value-type="string" calcext:value-type="string">
            <text:p>Das Land Brandenburg soll den Stellenabbau bei der Polizei rückgängig machen.</text:p>
          </table:table-cell>
          <table:table-cell table:style-name="ce7" office:value-type="string" calcext:value-type="string">
            <text:p>Stellenabbau</text:p>
          </table:table-cell>
          <table:table-cell table:number-columns-repeated="1018"/>
        </table:table-row>
        <table:table-row table:style-name="ro3">
          <table:table-cell table:style-name="ce7" office:value-type="float" office:value="698" calcext:value-type="float">
            <text:p>69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achtflugverbot am BER</text:p>
          </table:table-cell>
          <table:table-cell table:style-name="ce7" office:value-type="string" calcext:value-type="string">
            <text:p>Das Land soll ein uneingeschränktes Nachtflugverbot zwischen 22 und 6 Uhr am Flughafen Berlin-Brandenburg durchsetzen.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699" calcext:value-type="float">
            <text:p>69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Ärzteansiedlung</text:p>
          </table:table-cell>
          <table:table-cell table:style-name="ce7" office:value-type="string" calcext:value-type="string">
            <text:p>Das Land soll die Ansiedlung von Ärzten im ländlichen Raum durch finanzielle Anreize fördern.</text:p>
          </table:table-cell>
          <table:table-cell table:style-name="ce7" office:value-type="string" calcext:value-type="string">
            <text:p>Ansiedlung</text:p>
          </table:table-cell>
          <table:table-cell table:number-columns-repeated="1018"/>
        </table:table-row>
        <table:table-row table:style-name="ro3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Das Land soll sich dafür einsetzen, dass gleichgeschlechtliche Paare gemeinsam Kinder adoptieren dürfen.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701" calcext:value-type="float">
            <text:p>70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nwerbung von Fachkräften</text:p>
          </table:table-cell>
          <table:table-cell table:style-name="ce7" office:value-type="string" calcext:value-type="string">
            <text:p>Brandenburg soll Fachkräfte aus dem Ausland anwerb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ittagessen an Schulen</text:p>
          </table:table-cell>
          <table:table-cell table:style-name="ce7" office:value-type="string" calcext:value-type="string">
            <text:p>Kostenfreies Mittagessen für alle Schülerinnen und Schüler an Ganztagsschul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03" calcext:value-type="float">
            <text:p>70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rfassungsschutz</text:p>
          </table:table-cell>
          <table:table-cell table:style-name="ce7" office:value-type="string" calcext:value-type="string">
            <text:p>Der Verfassungsschutz Brandenburg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andeswald</text:p>
          </table:table-cell>
          <table:table-cell table:style-name="ce7" office:value-type="string" calcext:value-type="string">
            <text:p>Landeswälder sollen weiterhin an Privatinvestoren verkauft werden können.</text:p>
          </table:table-cell>
          <table:table-cell table:style-name="ce7" office:value-type="string" calcext:value-type="string">
            <text:p>Privatinvestoren</text:p>
          </table:table-cell>
          <table:table-cell table:number-columns-repeated="1018"/>
        </table:table-row>
        <table:table-row table:style-name="ro3"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Direkte Demokratie bei Bauprojekten</text:p>
          </table:table-cell>
          <table:table-cell table:style-name="ce7" office:value-type="string" calcext:value-type="string">
            <text:p>Großbauprojekte nur nach Zustimmung durch Volksbefragung!</text:p>
          </table:table-cell>
          <table:table-cell table:style-name="ce7" office:value-type="string" calcext:value-type="string">
            <text:p>Volksbefragung</text:p>
          </table:table-cell>
          <table:table-cell table:number-columns-repeated="1018"/>
        </table:table-row>
        <table:table-row table:style-name="ro3"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Unterbringung von Asylbewerbern</text:p>
          </table:table-cell>
          <table:table-cell table:style-name="ce7" office:value-type="string" calcext:value-type="string">
            <text:p>Asylbewerberinnen und Asylbewerber sollen in Wohnungen statt in zentralen Sammelunterkünften untergebracht werd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07" calcext:value-type="float">
            <text:p>70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Schulsystem aus Oberschulen, Gesamtschulen und Gymnasien soll erhalten bleiben.</text:p>
          </table:table-cell>
          <table:table-cell table:style-name="ce7" office:value-type="string" calcext:value-type="string">
            <text:p>Gesam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ICE-Anbindung für Potsdam</text:p>
          </table:table-cell>
          <table:table-cell table:style-name="ce7" office:value-type="string" calcext:value-type="string">
            <text:p>Potsdam soll an das ICE-Streckennetz angeschlossen werden.</text:p>
          </table:table-cell>
          <table:table-cell table:style-name="ce7" office:value-type="string" calcext:value-type="string">
            <text:p>Streckennetz</text:p>
          </table:table-cell>
          <table:table-cell table:number-columns-repeated="1018"/>
        </table:table-row>
        <table:table-row table:style-name="ro3"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chutz vor Wölfen</text:p>
          </table:table-cell>
          <table:table-cell table:style-name="ce7" office:value-type="string" calcext:value-type="string">
            <text:p>Zum Schutz von Schafsherden vor Wölfen soll das Land Gelder für die Errichtung von Schutzzäunen bereitstellen.</text:p>
          </table:table-cell>
          <table:table-cell table:style-name="ce7" office:value-type="string" calcext:value-type="string">
            <text:p>Schafsherden</text:p>
          </table:table-cell>
          <table:table-cell table:number-columns-repeated="1018"/>
        </table:table-row>
        <table:table-row table:style-name="ro3"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Leiharbeit</text:p>
          </table:table-cell>
          <table:table-cell table:style-name="ce7" office:value-type="string" calcext:value-type="string">
            <text:p>Leiharbeiterinnen und Leiharbeiter sollen ab dem ersten Arbeitstag mindestens den gleichen Lohn erhalten wie regulär Beschäftigte.</text:p>
          </table:table-cell>
          <table:table-cell table:style-name="ce7" office:value-type="string" calcext:value-type="string">
            <text:p>Leiharbeit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11" calcext:value-type="float">
            <text:p>7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emonstrationen an Kriegsgräberstätten</text:p>
          </table:table-cell>
          <table:table-cell table:style-name="ce7" office:value-type="string" calcext:value-type="string">
            <text:p>Rechtsextremistische Organisationen sollen auch an Kriegsgräberstätten demonstrieren dürfen.</text:p>
          </table:table-cell>
          <table:table-cell table:style-name="ce7" office:value-type="string" calcext:value-type="string">
            <text:p>Rechtsextremistische</text:p>
          </table:table-cell>
          <table:table-cell table:number-columns-repeated="1018"/>
        </table:table-row>
        <table:table-row table:style-name="ro3"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änderfusion</text:p>
          </table:table-cell>
          <table:table-cell table:style-name="ce7" office:value-type="string" calcext:value-type="string">
            <text:p>Berlin und Brandenburg sollen sich langfristig zu einem Bundesland zusammenschließ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annabis</text:p>
          </table:table-cell>
          <table:table-cell table:style-name="ce7" office:value-type="string" calcext:value-type="string">
            <text:p>Auch der Besitz geringer Mengen Cannabis soll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Wasserversorgung in öffentlicher Hand</text:p>
          </table:table-cell>
          <table:table-cell table:style-name="ce7" office:value-type="string" calcext:value-type="string">
            <text:p>Die Wasserversorgung in Brandenburg soll wieder vollständig in öffentlicher Hand sei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715" calcext:value-type="float">
            <text:p>7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undeswehr an Schulen</text:p>
          </table:table-cell>
          <table:table-cell table:style-name="ce7" office:value-type="string" calcext:value-type="string">
            <text:p>Die Bundeswehr soll an brandenburgischen Schulen für den Soldatenberuf werben dürfen.</text:p>
          </table:table-cell>
          <table:table-cell table:style-name="ce7" office:value-type="string" calcext:value-type="string">
            <text:p>Soldatenberuf</text:p>
          </table:table-cell>
          <table:table-cell table:number-columns-repeated="1018"/>
        </table:table-row>
        <table:table-row table:style-name="ro3">
          <table:table-cell table:style-name="ce7" office:value-type="float" office:value="716" calcext:value-type="float">
            <text:p>7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Wohngeld</text:p>
          </table:table-cell>
          <table:table-cell table:style-name="ce7" office:value-type="string" calcext:value-type="string">
            <text:p>Wohngeld soll nur an Deutsche gezahlt werden.</text:p>
          </table:table-cell>
          <table:table-cell table:style-name="ce7" office:value-type="string" calcext:value-type="string">
            <text:p>Wohngeld</text:p>
          </table:table-cell>
          <table:table-cell table:number-columns-repeated="1018"/>
        </table:table-row>
        <table:table-row table:style-name="ro3">
          <table:table-cell table:style-name="ce7" office:value-type="float" office:value="717" calcext:value-type="float">
            <text:p>717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Nur ökologische Landwirtschaft soll finanziell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18" calcext:value-type="float">
            <text:p>7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m öffentlichen Raum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Für alle Kinder ab drei Jahren: gebührenfreier Kita-Besuch!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Autobahnausbau</text:p>
          </table:table-cell>
          <table:table-cell table:style-name="ce7" office:value-type="string" calcext:value-type="string">
            <text:p>Die A 14 soll weiter in Richtung Schwerin ausgebaut werden.</text:p>
          </table:table-cell>
          <table:table-cell table:style-name="ce7" office:value-type="string" calcext:value-type="string">
            <text:p>Richtung</text:p>
          </table:table-cell>
          <table:table-cell table:number-columns-repeated="1018"/>
        </table:table-row>
        <table:table-row table:style-name="ro3"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brandenburgischen Landesunternehmen soll weiterhin eine Frauenquote für Führungspositionen gelten.</text:p>
          </table:table-cell>
          <table:table-cell table:style-name="ce7" office:value-type="string" calcext:value-type="string">
            <text:p>Landes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Grunderwerbssteuer</text:p>
          </table:table-cell>
          <table:table-cell table:style-name="ce7" office:value-type="string" calcext:value-type="string">
            <text:p>Die Grunderwerbssteuer in Brandenburg soll wieder gesenk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723" calcext:value-type="float">
            <text:p>7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Deutsch-polnischer Kulturaustausch</text:p>
          </table:table-cell>
          <table:table-cell table:style-name="ce7" office:value-type="string" calcext:value-type="string">
            <text:p>Das Land soll deutsch-polnische Kulturprojekte stärker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ostenbeteiligung BER</text:p>
          </table:table-cell>
          <table:table-cell table:style-name="ce7" office:value-type="string" calcext:value-type="string">
            <text:p>Das Land Brandenburg soll sich an weiteren Neukosten für den Bau des Flughafens Berlin-Brandenburg beteilig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undesweites Zentralabitur</text:p>
          </table:table-cell>
          <table:table-cell table:style-name="ce7" office:value-type="string" calcext:value-type="string">
            <text:p>Brandenburg soll sich für bundesweit einheitliche Abiturprüfungen einsetz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6" calcext:value-type="float">
            <text:p>7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lächen für Windkraft</text:p>
          </table:table-cell>
          <table:table-cell table:style-name="ce7" office:value-type="string" calcext:value-type="string">
            <text:p>In Brandenburg sollen weitere Flächen für Windkraftanlagen ausgewiesen werd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727" calcext:value-type="float">
            <text:p>72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Brandenburg soll mehr Flüchtlinge aufnehm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8" calcext:value-type="float">
            <text:p>7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chulen in freier Trägerschaft</text:p>
          </table:table-cell>
          <table:table-cell table:style-name="ce7" office:value-type="string" calcext:value-type="string">
            <text:p>Die finanzielle Förderung von Schulen in freier Trägerschaft soll wieder erhöht werd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der deutsch-polnischen Grenze sollen wieder ständige Grenzkontrollen eingeführt werden.</text:p>
          </table:table-cell>
          <table:table-cell table:style-name="ce7" office:value-type="string" calcext:value-type="string">
            <text:p>Grenz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Hochschulfusion</text:p>
          </table:table-cell>
          <table:table-cell table:style-name="ce7" office:value-type="string" calcext:value-type="string">
            <text:p>Die Zusammenlegung der Technischen Universität Cottbus und der Fachhochschule Lausitz soll zurückgenommen werden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731" calcext:value-type="float">
            <text:p>73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Umsiedlung wegen Tagebau</text:p>
          </table:table-cell>
          <table:table-cell table:style-name="ce7" office:value-type="string" calcext:value-type="string">
            <text:p>Für den Abbau von Braunkohle sollen Ortschaften umgesiedelt werden dürfen.</text:p>
          </table:table-cell>
          <table:table-cell table:style-name="ce7" office:value-type="string" calcext:value-type="string">
            <text:p>Ort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Massentierhaltung</text:p>
          </table:table-cell>
          <table:table-cell table:style-name="ce7" office:value-type="string" calcext:value-type="string">
            <text:p>Das Land soll keine weiteren Anlagen zur Massentierhaltung genehmigen.</text:p>
          </table:table-cell>
          <table:table-cell table:style-name="ce7" office:value-type="string" calcext:value-type="string">
            <text:p>Massentierhaltung</text:p>
          </table:table-cell>
          <table:table-cell table:number-columns-repeated="1018"/>
        </table:table-row>
        <table:table-row table:style-name="ro3"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Olympiabewerbung</text:p>
          </table:table-cell>
          <table:table-cell table:style-name="ce7" office:value-type="string" calcext:value-type="string">
            <text:p>Das Land Brandenburg soll die Bewerbung Berlins für die Olympischen Spiele unterstütz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uro</text:p>
          </table:table-cell>
          <table:table-cell table:style-name="ce7" office:value-type="string" calcext:value-type="string">
            <text:p>Deutschland soll den Euro als Währung behal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U-weite Bürgerentscheide</text:p>
          </table:table-cell>
          <table:table-cell table:style-name="ce7" office:value-type="string" calcext:value-type="string">
            <text:p>Es sollen EU-weite gemeinsame Bürgerentscheide eingeführt werden.</text:p>
          </table:table-cell>
          <table:table-cell table:style-name="ce7" office:value-type="string" calcext:value-type="string">
            <text:p>Es</text:p>
          </table:table-cell>
          <table:table-cell table:number-columns-repeated="1018"/>
        </table:table-row>
        <table:table-row table:style-name="ro3"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technisch veränderte Pflanzen</text:p>
          </table:table-cell>
          <table:table-cell table:style-name="ce7" office:value-type="string" calcext:value-type="string">
            <text:p>Der Anbau von gentechnisch veränderten Pflanzen soll in der Europäischen Union erlaubt sei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Die EU-Mitgliedsstaaten sollen mehr Flüchtlinge aufneh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inführung eines EU-weiten Mindestlohns, dessen Höhe abhängig vom Durchschnittseinkommen im jeweiligen Mitgliedsstaat ist!</text:p>
          </table:table-cell>
          <table:table-cell table:style-name="ce7" office:value-type="string" calcext:value-type="string">
            <text:p>Durchschnitts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739" calcext:value-type="float">
            <text:p>73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U-Erweiterung</text:p>
          </table:table-cell>
          <table:table-cell table:style-name="ce7" office:value-type="string" calcext:value-type="string">
            <text:p>Die Europäische Union soll keine neuen Mitgliedsstaaten aufneh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Ökologische Tierhaltung</text:p>
          </table:table-cell>
          <table:table-cell table:style-name="ce7" office:value-type="string" calcext:value-type="string">
            <text:p>Die Europäische Union soll ausschließlich ökologische Tierhaltung fördern.</text:p>
          </table:table-cell>
          <table:table-cell table:style-name="ce7" office:value-type="string" calcext:value-type="string">
            <text:p>Tierhaltung</text:p>
          </table:table-cell>
          <table:table-cell table:number-columns-repeated="1018"/>
        </table:table-row>
        <table:table-row table:style-name="ro3"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syl für Snowden</text:p>
          </table:table-cell>
          <table:table-cell table:style-name="ce7" office:value-type="string" calcext:value-type="string">
            <text:p>Edward Snowden soll in einem EU-Mitgliedsstaat Asyl gewährt werden.</text:p>
          </table:table-cell>
          <table:table-cell table:style-name="ce7" office:value-type="string" calcext:value-type="string">
            <text:p>Mitgliedsstaat</text:p>
          </table:table-cell>
          <table:table-cell table:number-columns-repeated="1018"/>
        </table:table-row>
        <table:table-row table:style-name="ro3">
          <table:table-cell table:style-name="ce7" office:value-type="float" office:value="742" calcext:value-type="float">
            <text:p>74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ozialleistungen</text:p>
          </table:table-cell>
          <table:table-cell table:style-name="ce7" office:value-type="string" calcext:value-type="string">
            <text:p>EU-Bürger sollen Sozialleistungen nur von ihrem Heimatland empfangen könn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743" calcext:value-type="float">
            <text:p>74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inanztransaktionssteuer</text:p>
          </table:table-cell>
          <table:table-cell table:style-name="ce7" office:value-type="string" calcext:value-type="string">
            <text:p>Einführung einer Steuer auf den Handel mit Finanzprodukten!</text:p>
          </table:table-cell>
          <table:table-cell table:style-name="ce7" office:value-type="string" calcext:value-type="string">
            <text:p>Finanzprodukten</text:p>
          </table:table-cell>
          <table:table-cell table:number-columns-repeated="1018"/>
        </table:table-row>
        <table:table-row table:style-name="ro3"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hristliche Wertegemeinschaft</text:p>
          </table:table-cell>
          <table:table-cell table:style-name="ce7" office:value-type="string" calcext:value-type="string">
            <text:p>Die Europäische Union soll sich als christliche Wertegemeinschaft verstehen.</text:p>
          </table:table-cell>
          <table:table-cell table:style-name="ce7" office:value-type="string" calcext:value-type="string">
            <text:p>Wertegemein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bbau der Agrarsubventionen</text:p>
          </table:table-cell>
          <table:table-cell table:style-name="ce7" office:value-type="string" calcext:value-type="string">
            <text:p>Die Europäische Union soll die finanzielle Unterstützung der Landwirtschaft deutlich verringer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46" calcext:value-type="float">
            <text:p>74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der Europäischen Union: Einführung einer verbindlichen Frauenquote in den Aufsichtsräten börsennotierter Unternehmen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747" calcext:value-type="float">
            <text:p>74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uropaarmee</text:p>
          </table:table-cell>
          <table:table-cell table:style-name="ce7" office:value-type="string" calcext:value-type="string">
            <text:p>Die EU-Mitgliedsstaaten sollen eine gemeinsame Armee schaff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48" calcext:value-type="float">
            <text:p>74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irektwahl des Kommissionspräsidenten</text:p>
          </table:table-cell>
          <table:table-cell table:style-name="ce7" office:value-type="string" calcext:value-type="string">
            <text:p>Der Präsident der Europäischen Kommission soll von den Bürgerinnen und Bürgern der Europäischen Union direkt gewählt werden.</text:p>
          </table:table-cell>
          <table:table-cell table:style-name="ce7" office:value-type="string" calcext:value-type="string">
            <text:p>Kommission</text:p>
          </table:table-cell>
          <table:table-cell table:number-columns-repeated="1018"/>
        </table:table-row>
        <table:table-row table:style-name="ro3">
          <table:table-cell table:style-name="ce7" office:value-type="float" office:value="749" calcext:value-type="float">
            <text:p>74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Gleichgeschlechtliche Ehen</text:p>
          </table:table-cell>
          <table:table-cell table:style-name="ce7" office:value-type="string" calcext:value-type="string">
            <text:p>In der Europäischen Union geschlossene gleichgeschlechtliche Ehen sollen von allen Mitgliedsstaaten anerkannt werd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Schutzzölle</text:p>
          </table:table-cell>
          <table:table-cell table:style-name="ce7" office:value-type="string" calcext:value-type="string">
            <text:p>Die Europäische Union soll zum Schutz heimischer Produkte verstärkt Zölle erheben.</text:p>
          </table:table-cell>
          <table:table-cell table:style-name="ce7" office:value-type="string" calcext:value-type="string">
            <text:p>Produkte</text:p>
          </table:table-cell>
          <table:table-cell table:number-columns-repeated="1018"/>
        </table:table-row>
        <table:table-row table:style-name="ro3">
          <table:table-cell table:style-name="ce7" office:value-type="float" office:value="751" calcext:value-type="float">
            <text:p>75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O2-Ausstoß</text:p>
          </table:table-cell>
          <table:table-cell table:style-name="ce7" office:value-type="string" calcext:value-type="string">
            <text:p>Die Europäische Union soll sich höhere Ziele zur Reduzierung des CO2-Ausstoßes setzen.</text:p>
          </table:table-cell>
          <table:table-cell table:style-name="ce7" office:value-type="string" calcext:value-type="string">
            <text:p>Reduz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752" calcext:value-type="float">
            <text:p>75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reihandelsabkommen mit den USA</text:p>
          </table:table-cell>
          <table:table-cell table:style-name="ce7" office:value-type="string" calcext:value-type="string">
            <text:p>Die Europäische Union soll ein Freihandelsabkommen mit den USA abschließen.</text:p>
          </table:table-cell>
          <table:table-cell table:style-name="ce7" office:value-type="string" calcext:value-type="string">
            <text:p>Freihandelsab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Die Europäische Union soll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urobonds</text:p>
          </table:table-cell>
          <table:table-cell table:style-name="ce7" office:value-type="string" calcext:value-type="string">
            <text:p>Alle Staaten der Eurozone sollen für die Kreditaufnahme der anderen Staaten haften können.</text:p>
          </table:table-cell>
          <table:table-cell table:style-name="ce7" office:value-type="string" calcext:value-type="string">
            <text:p>Kreditaufnahme</text:p>
          </table:table-cell>
          <table:table-cell table:number-columns-repeated="1018"/>
        </table:table-row>
        <table:table-row table:style-name="ro3">
          <table:table-cell table:style-name="ce7" office:value-type="float" office:value="755" calcext:value-type="float">
            <text:p>75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Anerkennung von Berufsabschlüssen</text:p>
          </table:table-cell>
          <table:table-cell table:style-name="ce7" office:value-type="string" calcext:value-type="string">
            <text:p>In der Europäischen Union erworbene Berufsabschlüsse sollen EU-weit anerkannt werden.</text:p>
          </table:table-cell>
          <table:table-cell table:style-name="ce7" office:value-type="string" calcext:value-type="string">
            <text:p>Berufsabschl</text:p>
          </table:table-cell>
          <table:table-cell table:number-columns-repeated="1018"/>
        </table:table-row>
        <table:table-row table:style-name="ro3">
          <table:table-cell table:style-name="ce7" office:value-type="float" office:value="756" calcext:value-type="float">
            <text:p>756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eitritt der Türkei</text:p>
          </table:table-cell>
          <table:table-cell table:style-name="ce7" office:value-type="string" calcext:value-type="string">
            <text:p>Deutschland soll sich für einen Beitritt der Türkei zur Europäischen Union einsetz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757" calcext:value-type="float">
            <text:p>75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Mindestsatz für Unternehmenssteuern</text:p>
          </table:table-cell>
          <table:table-cell table:style-name="ce7" office:value-type="string" calcext:value-type="string">
            <text:p>Einführung eines EU-weiten Mindestsatzes für die Besteuerung von Unternehmen!</text:p>
          </table:table-cell>
          <table:table-cell table:style-name="ce7" office:value-type="string" calcext:value-type="string">
            <text:p>Mindestsatzes</text:p>
          </table:table-cell>
          <table:table-cell table:number-columns-repeated="1018"/>
        </table:table-row>
        <table:table-row table:style-name="ro3">
          <table:table-cell table:style-name="ce7" office:value-type="float" office:value="758" calcext:value-type="float">
            <text:p>75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rostitution</text:p>
          </table:table-cell>
          <table:table-cell table:style-name="ce7" office:value-type="string" calcext:value-type="string">
            <text:p>Die Inanspruchnahme sexueller Dienstleistungen gegen Bezahlung soll strafbar sein.</text:p>
          </table:table-cell>
          <table:table-cell table:style-name="ce7" office:value-type="string" calcext:value-type="string">
            <text:p>Dienst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759" calcext:value-type="float">
            <text:p>7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usbau der EU-Außenpolitik</text:p>
          </table:table-cell>
          <table:table-cell table:style-name="ce7" office:value-type="string" calcext:value-type="string">
            <text:p>Die gemeinsame Außenpolitik der Europäischen Union soll ausgebaut werd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760" calcext:value-type="float">
            <text:p>76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Verstaatlichung von Banken</text:p>
          </table:table-cell>
          <table:table-cell table:style-name="ce7" office:value-type="string" calcext:value-type="string">
            <text:p>Alle Banken sollen verstaatlicht werden.</text:p>
          </table:table-cell>
          <table:table-cell table:style-name="ce7" office:value-type="string" calcext:value-type="string">
            <text:p>Banken</text:p>
          </table:table-cell>
          <table:table-cell table:number-columns-repeated="1018"/>
        </table:table-row>
        <table:table-row table:style-name="ro3"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Asylgesetze</text:p>
          </table:table-cell>
          <table:table-cell table:style-name="ce7" office:value-type="string" calcext:value-type="string">
            <text:p>In allen Ländern der Europäischen Union sollen gleiche Regeln für die Aufnahme von Asylsuchenden gelten.</text:p>
          </table:table-cell>
          <table:table-cell table:style-name="ce7" office:value-type="string" calcext:value-type="string">
            <text:p>Asylsuchenden</text:p>
          </table:table-cell>
          <table:table-cell table:number-columns-repeated="1018"/>
        </table:table-row>
        <table:table-row table:style-name="ro3"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olksentscheide über EU-Vertragsänderungen</text:p>
          </table:table-cell>
          <table:table-cell table:style-name="ce7" office:value-type="string" calcext:value-type="string">
            <text:p>Über Änderungen der EU-Verträge soll auch in Deutschland per Volksabstimmung entschieden werden können.</text:p>
          </table:table-cell>
          <table:table-cell table:style-name="ce7" office:value-type="string" calcext:value-type="string">
            <text:p>Volksab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erkehrsnetz</text:p>
          </table:table-cell>
          <table:table-cell table:style-name="ce7" office:value-type="string" calcext:value-type="string">
            <text:p>Bei der Infrastrukturförderung durch die Europäische Union: Schiene vor Straße!</text:p>
          </table:table-cell>
          <table:table-cell table:style-name="ce7" office:value-type="string" calcext:value-type="string">
            <text:p>Infrastrukturf</text:p>
          </table:table-cell>
          <table:table-cell table:number-columns-repeated="1018"/>
        </table:table-row>
        <table:table-row table:style-name="ro3">
          <table:table-cell table:style-name="ce7" office:value-type="float" office:value="764" calcext:value-type="float">
            <text:p>76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U-Entwicklungshilfe</text:p>
          </table:table-cell>
          <table:table-cell table:style-name="ce7" office:value-type="string" calcext:value-type="string">
            <text:p>Die Europäische Union soll mehr Geld für die Entwicklungshilfe bereitstell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765" calcext:value-type="float">
            <text:p>76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Verbot von Produkten</text:p>
          </table:table-cell>
          <table:table-cell table:style-name="ce7" office:value-type="string" calcext:value-type="string">
            <text:p>Die Europäische Union soll weiterhin Produkte mit niedriger Energieeffizienz verbieten dürfen.</text:p>
          </table:table-cell>
          <table:table-cell table:style-name="ce7" office:value-type="string" calcext:value-type="string">
            <text:p>Energieeffizienz</text:p>
          </table:table-cell>
          <table:table-cell table:number-columns-repeated="1018"/>
        </table:table-row>
        <table:table-row table:style-name="ro3">
          <table:table-cell table:style-name="ce7" office:value-type="float" office:value="766" calcext:value-type="float">
            <text:p>76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Europäische Steuern</text:p>
          </table:table-cell>
          <table:table-cell table:style-name="ce7" office:value-type="string" calcext:value-type="string">
            <text:p>Die Europäische Union soll durch die Einführung eigener Steuern Teile ihres Haushaltes decken können.</text:p>
          </table:table-cell>
          <table:table-cell table:style-name="ce7" office:value-type="string" calcext:value-type="string">
            <text:p>Haushaltes</text:p>
          </table:table-cell>
          <table:table-cell table:number-columns-repeated="1018"/>
        </table:table-row>
        <table:table-row table:style-name="ro3">
          <table:table-cell table:style-name="ce7" office:value-type="float" office:value="767" calcext:value-type="float">
            <text:p>76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Organspende</text:p>
          </table:table-cell>
          <table:table-cell table:style-name="ce7" office:value-type="string" calcext:value-type="string">
            <text:p>In der Europäischen Union soll jeder Erwachsene Organspender sein, wenn er keinen Widerspruch eingelegt hat.</text:p>
          </table:table-cell>
          <table:table-cell table:style-name="ce7" office:value-type="string" calcext:value-type="string">
            <text:p>Organspender</text:p>
          </table:table-cell>
          <table:table-cell table:number-columns-repeated="1018"/>
        </table:table-row>
        <table:table-row table:style-name="ro3"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Regionalförderung</text:p>
          </table:table-cell>
          <table:table-cell table:style-name="ce7" office:value-type="string" calcext:value-type="string">
            <text:p>Die finanziellen Mittel für wirtschaftlich schwächere Regionen in der Europäischen Union sollen reduziert werden.</text:p>
          </table:table-cell>
          <table:table-cell table:style-name="ce7" office:value-type="string" calcext:value-type="string">
            <text:p>Regionen</text:p>
          </table:table-cell>
          <table:table-cell table:number-columns-repeated="1018"/>
        </table:table-row>
        <table:table-row table:style-name="ro3"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deutschen Grenzen sollen wieder generelle Ausweiskontrollen eingeführt werden.</text:p>
          </table:table-cell>
          <table:table-cell table:style-name="ce7" office:value-type="string" calcext:value-type="string">
            <text:p>Ausweis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770" calcext:value-type="float">
            <text:p>77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Über die Höhe von Managergehältern sollen Unternehmen frei entscheiden könn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771" calcext:value-type="float">
            <text:p>77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Vereinigte Staaten von Europa</text:p>
          </table:table-cell>
          <table:table-cell table:style-name="ce7" office:value-type="string" calcext:value-type="string">
            <text:p>Die Europäische Union soll sich langfristig zu einem europäischen Bundesstaat entwickeln.</text:p>
          </table:table-cell>
          <table:table-cell table:style-name="ce7" office:value-type="string" calcext:value-type="string">
            <text:p>Bundesstaat</text:p>
          </table:table-cell>
          <table:table-cell table:number-columns-repeated="1018"/>
        </table:table-row>
        <table:table-row table:style-name="ro3"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Braunkohleabbau</text:p>
          </table:table-cell>
          <table:table-cell table:style-name="ce7" office:value-type="string" calcext:value-type="string">
            <text:p>Im Freistaat soll weiterhin Braunkohle abgebaut werden.</text:p>
          </table:table-cell>
          <table:table-cell table:style-name="ce7" office:value-type="string" calcext:value-type="string">
            <text:p>Braunkohle</text:p>
          </table:table-cell>
          <table:table-cell table:number-columns-repeated="1018"/>
        </table:table-row>
        <table:table-row table:style-name="ro3"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meinsame Grundschulzeit</text:p>
          </table:table-cell>
          <table:table-cell table:style-name="ce7" office:value-type="string" calcext:value-type="string">
            <text:p>Die gemeinsame Grundschulzeit soll über die vierte Klasse hinaus ausgeweite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Sachsen soll sich dafür einsetzen, dass homosexuelle Paare gemeinsam Kinder adoptieren dürf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m öffentlichen Raum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776" calcext:value-type="float">
            <text:p>77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technik in der Landwirtschaft</text:p>
          </table:table-cell>
          <table:table-cell table:style-name="ce7" office:value-type="string" calcext:value-type="string">
            <text:p>Der Anbau von gentechnisch veränderten Pflanzen soll in Sachsen erlaubt sei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777" calcext:value-type="float">
            <text:p>77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Unterbringung von Flüchtlingen</text:p>
          </table:table-cell>
          <table:table-cell table:style-name="ce7" office:value-type="string" calcext:value-type="string">
            <text:p>Der Freistaat soll mehr Geld für die Unterbringung von Flüchtlingen zur Verfügung stellen.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empolimit auf Autobahnen</text:p>
          </table:table-cell>
          <table:table-cell table:style-name="ce7" office:value-type="string" calcext:value-type="string">
            <text:p>Einführung eines generellen Tempolimits auf Autobahnen in Sachsen.</text:p>
          </table:table-cell>
          <table:table-cell table:style-name="ce7" office:value-type="string" calcext:value-type="string">
            <text:p>Tempolimits</text:p>
          </table:table-cell>
          <table:table-cell table:number-columns-repeated="1018"/>
        </table:table-row>
        <table:table-row table:style-name="ro3"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ewerbesteuer für Freiberufler</text:p>
          </table:table-cell>
          <table:table-cell table:style-name="ce7" office:value-type="string" calcext:value-type="string">
            <text:p>Freiberufler (z.B. Ärzte, Rechtsanwälte oder Steuerberater) sollen zukünftig Gewerbesteuer zahlen müssen.</text:p>
          </table:table-cell>
          <table:table-cell table:style-name="ce7" office:value-type="string" calcext:value-type="string">
            <text:p>Steuerberater</text:p>
          </table:table-cell>
          <table:table-cell table:number-columns-repeated="1018"/>
        </table:table-row>
        <table:table-row table:style-name="ro3"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förderungskosten</text:p>
          </table:table-cell>
          <table:table-cell table:style-name="ce7" office:value-type="string" calcext:value-type="string">
            <text:p>Eltern sollen sich an den Kosten für die Beförderung ihrer Kinder zur Schule beteiligen müssen.</text:p>
          </table:table-cell>
          <table:table-cell table:style-name="ce7" office:value-type="string" calcext:value-type="string">
            <text:p>Eltern</text:p>
          </table:table-cell>
          <table:table-cell table:number-columns-repeated="1018"/>
        </table:table-row>
        <table:table-row table:style-name="ro3">
          <table:table-cell table:style-name="ce7" office:value-type="float" office:value="781" calcext:value-type="float">
            <text:p>78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DR-Rundfunkrat</text:p>
          </table:table-cell>
          <table:table-cell table:style-name="ce7" office:value-type="string" calcext:value-type="string">
            <text:p>Im Rundfunkrat des MDR sollen keine Vertreter der Landtagsparteien sitzen.</text:p>
          </table:table-cell>
          <table:table-cell table:style-name="ce7" office:value-type="string" calcext:value-type="string">
            <text:p>Landtagsparteien</text:p>
          </table:table-cell>
          <table:table-cell table:number-columns-repeated="1018"/>
        </table:table-row>
        <table:table-row table:style-name="ro3">
          <table:table-cell table:style-name="ce7" office:value-type="float" office:value="782" calcext:value-type="float">
            <text:p>78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Verbot von Minaretten</text:p>
          </table:table-cell>
          <table:table-cell table:style-name="ce7" office:value-type="string" calcext:value-type="string">
            <text:p>Der Bau von Minaretten soll in Sachsen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Sitzenbleiben an sächsischen Schulen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Landeserziehungsgeld</text:p>
          </table:table-cell>
          <table:table-cell table:style-name="ce7" office:value-type="string" calcext:value-type="string">
            <text:p>Das Landeserziehungsgeld soll auch an Eltern gezahlt werden, deren Kinder eine Kindertagesstätte besuchen.</text:p>
          </table:table-cell>
          <table:table-cell table:style-name="ce7" office:value-type="string" calcext:value-type="string">
            <text:p>Landes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Tanzverbot an "stillen Tagen"</text:p>
          </table:table-cell>
          <table:table-cell table:style-name="ce7" office:value-type="string" calcext:value-type="string">
            <text:p>Das Tanzverbot an "stillen Tagen" (z.B. Karfreitag, Buß- und Bettag) soll beibehalten werden!</text:p>
          </table:table-cell>
          <table:table-cell table:style-name="ce7" office:value-type="string" calcext:value-type="string">
            <text:p>Tanz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ntgeltfreier ÖPNV</text:p>
          </table:table-cell>
          <table:table-cell table:style-name="ce7" office:value-type="string" calcext:value-type="string">
            <text:p>Der öffentliche Personennahverkehr soll in ganz Sachsen entgeltfrei sein.</text:p>
          </table:table-cell>
          <table:table-cell table:style-name="ce7" office:value-type="string" calcext:value-type="string">
            <text:p>Personennahverkehr</text:p>
          </table:table-cell>
          <table:table-cell table:number-columns-repeated="1018"/>
        </table:table-row>
        <table:table-row table:style-name="ro3">
          <table:table-cell table:style-name="ce7" office:value-type="float" office:value="787" calcext:value-type="float">
            <text:p>78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bschaffung des Verfassungsschutzes</text:p>
          </table:table-cell>
          <table:table-cell table:style-name="ce7" office:value-type="string" calcext:value-type="string">
            <text:p>Der sächsische Verfassungsschutz soll abgeschaff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Residenzpflicht</text:p>
          </table:table-cell>
          <table:table-cell table:style-name="ce7" office:value-type="string" calcext:value-type="string">
            <text:p>Asylbewerberinnen und Asylbewerber in Sachsen sollen sich weiterhin nur innerhalb des Freistaats frei bewegen dürf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89" calcext:value-type="float">
            <text:p>78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ildungsurlaub</text:p>
          </table:table-cell>
          <table:table-cell table:style-name="ce7" office:value-type="string" calcext:value-type="string">
            <text:p>In Sachsen soll ein gesetzlicher Anspruch auf Bildungsurlaub eingeführt werden.</text:p>
          </table:table-cell>
          <table:table-cell table:style-name="ce7" office:value-type="string" calcext:value-type="string">
            <text:p>Bildungsurlaub</text:p>
          </table:table-cell>
          <table:table-cell table:number-columns-repeated="1018"/>
        </table:table-row>
        <table:table-row table:style-name="ro3">
          <table:table-cell table:style-name="ce7" office:value-type="float" office:value="790" calcext:value-type="float">
            <text:p>79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chuldentilgung</text:p>
          </table:table-cell>
          <table:table-cell table:style-name="ce7" office:value-type="string" calcext:value-type="string">
            <text:p>Steuermehreinnahmen sollen vorrangig für die Tilgung der Schulden verwendet werden.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791" calcext:value-type="float">
            <text:p>79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Schülerinnen und Schüler mit Migrationshintergrund sollen mit allen Schülern gemeinsam unterrichte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792" calcext:value-type="float">
            <text:p>79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Überlange Lkw</text:p>
          </table:table-cell>
          <table:table-cell table:style-name="ce7" office:value-type="string" calcext:value-type="string">
            <text:p>Überlange Lkw ("Gigaliner") sollen in Sachsen fahren dürfen.</text:p>
          </table:table-cell>
          <table:table-cell table:style-name="ce7" office:value-type="string" calcext:value-type="string">
            <text:p>Gigaliner</text:p>
          </table:table-cell>
          <table:table-cell table:number-columns-repeated="1018"/>
        </table:table-row>
        <table:table-row table:style-name="ro3"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Projekte gegen Rechtsextremismus sollen weiterhin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794" calcext:value-type="float">
            <text:p>79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Mietobergrenzen</text:p>
          </table:table-cell>
          <table:table-cell table:style-name="ce7" office:value-type="string" calcext:value-type="string">
            <text:p>Vermieter sollen sich in Sachsen an regionale Mietobergrenzen halten müssen.</text:p>
          </table:table-cell>
          <table:table-cell table:style-name="ce7" office:value-type="string" calcext:value-type="string">
            <text:p>Mietobergrenzen</text:p>
          </table:table-cell>
          <table:table-cell table:number-columns-repeated="1018"/>
        </table:table-row>
        <table:table-row table:style-name="ro3">
          <table:table-cell table:style-name="ce7" office:value-type="float" office:value="795" calcext:value-type="float">
            <text:p>795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eniger staatliche Zahlungen an Kirchen</text:p>
          </table:table-cell>
          <table:table-cell table:style-name="ce7" office:value-type="string" calcext:value-type="string">
            <text:p>Staatliche Zahlungen an Kirchen sollen reduziert werden.</text:p>
          </table:table-cell>
          <table:table-cell table:style-name="ce7" office:value-type="string" calcext:value-type="string">
            <text:p>Staa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797" calcext:value-type="float">
            <text:p>79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ommunales Wahlrecht für Ausländer</text:p>
          </table:table-cell>
          <table:table-cell table:style-name="ce7" office:value-type="string" calcext:value-type="string">
            <text:p>Bei Kommunalwahlen sollen alle dauerhaft in Sachsen wohnenden Ausländerinnen und Ausländer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798" calcext:value-type="float">
            <text:p>79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Ökologische Landwirtschaft soll bei der staatlichen Förderung Vorrang vor konventioneller Landwirtschaft hab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99" calcext:value-type="float">
            <text:p>79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Projekte von Migranten</text:p>
          </table:table-cell>
          <table:table-cell table:style-name="ce7" office:value-type="string" calcext:value-type="string">
            <text:p>Sachsen soll weiterhin Kulturprojekte von Migrantinnen und Migrant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Langzeitstudierende sollen weiterhin Studiengebühren zahlen müssen.</text:p>
          </table:table-cell>
          <table:table-cell table:style-name="ce7" office:value-type="string" calcext:value-type="string">
            <text:p>Langzeitstudierende</text:p>
          </table:table-cell>
          <table:table-cell table:number-columns-repeated="1018"/>
        </table:table-row>
        <table:table-row table:style-name="ro3"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bschaffung des Religionsunterrichts</text:p>
          </table:table-cell>
          <table:table-cell table:style-name="ce7" office:value-type="string" calcext:value-type="string">
            <text:p>Abschaffung des Religionsunterrichts an staatlichen Schulen in Sachsen!</text:p>
          </table:table-cell>
          <table:table-cell table:style-name="ce7" office:value-type="string" calcext:value-type="string">
            <text:p>Religionsunterrichts</text:p>
          </table:table-cell>
          <table:table-cell table:number-columns-repeated="1018"/>
        </table:table-row>
        <table:table-row table:style-name="ro3"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zialwohnungen für Deutsche</text:p>
          </table:table-cell>
          <table:table-cell table:style-name="ce7" office:value-type="string" calcext:value-type="string">
            <text:p>Sozialwohnungen sollen vorrangig an Deutsche vergeben werden!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03" calcext:value-type="float">
            <text:p>80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Kosten für Polizeieinsätze</text:p>
          </table:table-cell>
          <table:table-cell table:style-name="ce7" office:value-type="string" calcext:value-type="string">
            <text:p>Im Profi-Fußball sollen die Vereine an den Kosten für Polizeieinsätze beteiligt werden.</text:p>
          </table:table-cell>
          <table:table-cell table:style-name="ce7" office:value-type="string" calcext:value-type="string">
            <text:p>Polizeieins</text:p>
          </table:table-cell>
          <table:table-cell table:number-columns-repeated="1018"/>
        </table:table-row>
        <table:table-row table:style-name="ro3"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innen und -Empfänger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sächsischen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tändige Grenzkontrollen</text:p>
          </table:table-cell>
          <table:table-cell table:style-name="ce7" office:value-type="string" calcext:value-type="string">
            <text:p>An den Grenzen zu Polen und Tschechien sollen wieder ständige Grenzkontrollen eingeführt werden.</text:p>
          </table:table-cell>
          <table:table-cell table:style-name="ce7" office:value-type="string" calcext:value-type="string">
            <text:p>Grenz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807" calcext:value-type="float">
            <text:p>80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Keine weiteren Flächen für Windkraft</text:p>
          </table:table-cell>
          <table:table-cell table:style-name="ce7" office:value-type="string" calcext:value-type="string">
            <text:p>In Sachsen sollen keine weiteren Flächen für Windkraftanlagen ausgewiesen werd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808" calcext:value-type="float">
            <text:p>80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Anwerbung von Ärzten</text:p>
          </table:table-cell>
          <table:table-cell table:style-name="ce7" office:value-type="string" calcext:value-type="string">
            <text:p>Das Land Sachsen soll verstärkt Ärzte aus dem Ausland anwerb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09" calcext:value-type="float">
            <text:p>80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ölfe</text:p>
          </table:table-cell>
          <table:table-cell table:style-name="ce7" office:value-type="string" calcext:value-type="string">
            <text:p>In Sachsen sollen Wölfe gejagt werden dürf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10" calcext:value-type="float">
            <text:p>81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itzenbleiben abschaffen</text:p>
          </table:table-cell>
          <table:table-cell table:style-name="ce7" office:value-type="string" calcext:value-type="string">
            <text:p>An allen Schulen im Freistaat: Sitzenbleiben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811" calcext:value-type="float">
            <text:p>8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lughafen Erfurt-Weimar</text:p>
          </table:table-cell>
          <table:table-cell table:style-name="ce7" office:value-type="string" calcext:value-type="string">
            <text:p>Das Land Thüringen soll sich weiterhin am Betrieb des Flughafens Erfurt-Weimar beteiligen.</text:p>
          </table:table-cell>
          <table:table-cell table:style-name="ce7" office:value-type="string" calcext:value-type="string">
            <text:p>Flughafens</text:p>
          </table:table-cell>
          <table:table-cell table:number-columns-repeated="1018"/>
        </table:table-row>
        <table:table-row table:style-name="ro3"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Rauchen soll in allen thüringischen Gaststätten und Diskotheken ausnahmslos verboten werden.</text:p>
          </table:table-cell>
          <table:table-cell table:style-name="ce7" office:value-type="string" calcext:value-type="string">
            <text:p>Diskotheken</text:p>
          </table:table-cell>
          <table:table-cell table:number-columns-repeated="1018"/>
        </table:table-row>
        <table:table-row table:style-name="ro3">
          <table:table-cell table:style-name="ce7" office:value-type="float" office:value="813" calcext:value-type="float">
            <text:p>8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anprojekte gegen Gewalt</text:p>
          </table:table-cell>
          <table:table-cell table:style-name="ce7" office:value-type="string" calcext:value-type="string">
            <text:p>Thüringen soll Fanprojekte gegen Gewalt im Fußball mit Landesmitteln unterstützen.</text:p>
          </table:table-cell>
          <table:table-cell table:style-name="ce7" office:value-type="string" calcext:value-type="string">
            <text:p>Lande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814" calcext:value-type="float">
            <text:p>8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verpflichtenden Frauenquote für die Aufsichtsräte landeseigener Unternehm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815" calcext:value-type="float">
            <text:p>8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eine Windkrafträder in Wäldern</text:p>
          </table:table-cell>
          <table:table-cell table:style-name="ce7" office:value-type="string" calcext:value-type="string">
            <text:p>In den Wäldern Thüringens sollen keine Windkrafträder errichtet werden.</text:p>
          </table:table-cell>
          <table:table-cell table:style-name="ce7" office:value-type="string" calcext:value-type="string">
            <text:p>Windkraftr</text:p>
          </table:table-cell>
          <table:table-cell table:number-columns-repeated="1018"/>
        </table:table-row>
        <table:table-row table:style-name="ro3"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edizinische Versorgung für Flüchtlinge</text:p>
          </table:table-cell>
          <table:table-cell table:style-name="ce7" office:value-type="string" calcext:value-type="string">
            <text:p>Flüchtlingen soll der Zugang zu medizinischer Versorgung erleichtert werden.</text:p>
          </table:table-cell>
          <table:table-cell table:style-name="ce7" office:value-type="string" calcext:value-type="string">
            <text:p>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817" calcext:value-type="float">
            <text:p>8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rbeamtung von Lehrern</text:p>
          </table:table-cell>
          <table:table-cell table:style-name="ce7" office:value-type="string" calcext:value-type="string">
            <text:p>Auch in Thüringen sollen Lehrerinnen und Lehrer verbeamtet werden.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ourismusförderung</text:p>
          </table:table-cell>
          <table:table-cell table:style-name="ce7" office:value-type="string" calcext:value-type="string">
            <text:p>In der Tourismusförderung des Freistaats soll der ländliche Raum gegenüber den Städten stärker berücksichtigt werden.</text:p>
          </table:table-cell>
          <table:table-cell table:style-name="ce7" office:value-type="string" calcext:value-type="string">
            <text:p>Tourismusf</text:p>
          </table:table-cell>
          <table:table-cell table:number-columns-repeated="1018"/>
        </table:table-row>
        <table:table-row table:style-name="ro3">
          <table:table-cell table:style-name="ce7" office:value-type="float" office:value="819" calcext:value-type="float">
            <text:p>8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innen und -Empfänger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leichgeschlechtliche Lebenspartnerschaften</text:p>
          </table:table-cell>
          <table:table-cell table:style-name="ce7" office:value-type="string" calcext:value-type="string">
            <text:p>Gleichgeschlechtliche Lebenspartnerschaften sollen in Thüringen weiterhin auf dem Standesamt geschlossen werden.</text:p>
          </table:table-cell>
          <table:table-cell table:style-name="ce7" office:value-type="string" calcext:value-type="string">
            <text:p>Gleichgeschlech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821" calcext:value-type="float">
            <text:p>8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eisterprämie</text:p>
          </table:table-cell>
          <table:table-cell table:style-name="ce7" office:value-type="string" calcext:value-type="string">
            <text:p>Wer eine Meisterprüfung besteht, soll vom Land eine Prämie erhalten.</text:p>
          </table:table-cell>
          <table:table-cell table:style-name="ce7" office:value-type="string" calcext:value-type="string">
            <text:p>Me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822" calcext:value-type="float">
            <text:p>8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Verbot rechtsextremistischer Vereinigungen</text:p>
          </table:table-cell>
          <table:table-cell table:style-name="ce7" office:value-type="string" calcext:value-type="string">
            <text:p>Rechtsextremistische Vereinigungen sollen in Thüringen verboten werden!</text:p>
          </table:table-cell>
          <table:table-cell table:style-name="ce7" office:value-type="string" calcext:value-type="string">
            <text:p>Rechtsextremistische</text:p>
          </table:table-cell>
          <table:table-cell table:number-columns-repeated="1018"/>
        </table:table-row>
        <table:table-row table:style-name="ro3">
          <table:table-cell table:style-name="ce7" office:value-type="float" office:value="823" calcext:value-type="float">
            <text:p>8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eitragsfreie Kita</text:p>
          </table:table-cell>
          <table:table-cell table:style-name="ce7" office:value-type="string" calcext:value-type="string">
            <text:p>In Thüringen soll der Besuch von Kindertagesstätten beitragsfrei sein.</text:p>
          </table:table-cell>
          <table:table-cell table:style-name="ce7" office:value-type="string" calcext:value-type="string">
            <text:p>Kindertagesst</text:p>
          </table:table-cell>
          <table:table-cell table:number-columns-repeated="1018"/>
        </table:table-row>
        <table:table-row table:style-name="ro3">
          <table:table-cell table:style-name="ce7" office:value-type="float" office:value="824" calcext:value-type="float">
            <text:p>82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au von Pumpspeicherkraftwerken</text:p>
          </table:table-cell>
          <table:table-cell table:style-name="ce7" office:value-type="string" calcext:value-type="string">
            <text:p>Speicherung von Strom: In Thüringen sollen weitere Pumpspeicherkraftwerke gebaut werden.</text:p>
          </table:table-cell>
          <table:table-cell table:style-name="ce7" office:value-type="string" calcext:value-type="string">
            <text:p>Pumpspeicher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uflösung des Verfassungsschutzes</text:p>
          </table:table-cell>
          <table:table-cell table:style-name="ce7" office:value-type="string" calcext:value-type="string">
            <text:p>Das Thüringer Landesamt für Verfassungsschutz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826" calcext:value-type="float">
            <text:p>8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nwerbung von Pflegekräften</text:p>
          </table:table-cell>
          <table:table-cell table:style-name="ce7" office:value-type="string" calcext:value-type="string">
            <text:p>Thüringen soll verstärkt Pflegekräfte aus dem Ausland anwerben.</text:p>
          </table:table-cell>
          <table:table-cell table:style-name="ce7" office:value-type="string" calcext:value-type="string">
            <text:p>Pflegekr</text:p>
          </table:table-cell>
          <table:table-cell table:number-columns-repeated="1018"/>
        </table:table-row>
        <table:table-row table:style-name="ro3">
          <table:table-cell table:style-name="ce7" office:value-type="float" office:value="827" calcext:value-type="float">
            <text:p>8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annabis</text:p>
          </table:table-cell>
          <table:table-cell table:style-name="ce7" office:value-type="string" calcext:value-type="string">
            <text:p>Schon der Besitz geringer Mengen Cannabis soll in Thüringen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828" calcext:value-type="float">
            <text:p>8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orschung für militärische Zwecke</text:p>
          </table:table-cell>
          <table:table-cell table:style-name="ce7" office:value-type="string" calcext:value-type="string">
            <text:p>An Thüringer Hochschulen soll für militärische Zwecke geforscht werden dürf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enkung der Grunderwerbssteuer</text:p>
          </table:table-cell>
          <table:table-cell table:style-name="ce7" office:value-type="string" calcext:value-type="string">
            <text:p>Die Grunderwerbssteuer soll wieder gesenk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Verdachtsunabhängige Personenkontrollen</text:p>
          </table:table-cell>
          <table:table-cell table:style-name="ce7" office:value-type="string" calcext:value-type="string">
            <text:p>Die Thüringer Polizei soll weiterhin selbst entscheiden, an welchen Orten sie verdachtsunabhängige Personenkontrollen durchführt.</text:p>
          </table:table-cell>
          <table:table-cell table:style-name="ce7" office:value-type="string" calcext:value-type="string">
            <text:p>Personen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831" calcext:value-type="float">
            <text:p>8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Samstagsarbeit im Einzelhandel</text:p>
          </table:table-cell>
          <table:table-cell table:style-name="ce7" office:value-type="string" calcext:value-type="string">
            <text:p>Im Einzelhandel soll Samstagsarbeit öfter als zweimal im Monat erlaubt sein.</text:p>
          </table:table-cell>
          <table:table-cell table:style-name="ce7" office:value-type="string" calcext:value-type="string">
            <text:p>Samstagsarbeit</text:p>
          </table:table-cell>
          <table:table-cell table:number-columns-repeated="1018"/>
        </table:table-row>
        <table:table-row table:style-name="ro3">
          <table:table-cell table:style-name="ce7" office:value-type="float" office:value="832" calcext:value-type="float">
            <text:p>8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Kosten für Schulessen</text:p>
          </table:table-cell>
          <table:table-cell table:style-name="ce7" office:value-type="string" calcext:value-type="string">
            <text:p>Eltern sollen sich weiterhin an den Kosten für das Schulessen ihrer Kinder beteiligen.</text:p>
          </table:table-cell>
          <table:table-cell table:style-name="ce7" office:value-type="string" calcext:value-type="string">
            <text:p>Schulessen</text:p>
          </table:table-cell>
          <table:table-cell table:number-columns-repeated="1018"/>
        </table:table-row>
        <table:table-row table:style-name="ro3"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Keine Zusammenlegung von Landkreisen</text:p>
          </table:table-cell>
          <table:table-cell table:style-name="ce7" office:value-type="string" calcext:value-type="string">
            <text:p>In Thüringen sollen keine weiteren Landkreise zusammengelegt werden.</text:p>
          </table:table-cell>
          <table:table-cell table:style-name="ce7" office:value-type="string" calcext:value-type="string">
            <text:p>Landkreise</text:p>
          </table:table-cell>
          <table:table-cell table:number-columns-repeated="1018"/>
        </table:table-row>
        <table:table-row table:style-name="ro3">
          <table:table-cell table:style-name="ce7" office:value-type="float" office:value="834" calcext:value-type="float">
            <text:p>834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ildungsurlaub</text:p>
          </table:table-cell>
          <table:table-cell table:style-name="ce7" office:value-type="string" calcext:value-type="string">
            <text:p>Im Freistaat sollen alle Beschäftigten Anspruch auf Bildungsurlaub haben.</text:p>
          </table:table-cell>
          <table:table-cell table:style-name="ce7" office:value-type="string" calcext:value-type="string">
            <text:p>Bildungsurlaub</text:p>
          </table:table-cell>
          <table:table-cell table:number-columns-repeated="1018"/>
        </table:table-row>
        <table:table-row table:style-name="ro3">
          <table:table-cell table:style-name="ce7" office:value-type="float" office:value="835" calcext:value-type="float">
            <text:p>83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Thüringe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lternunabhängiges BAföG</text:p>
          </table:table-cell>
          <table:table-cell table:style-name="ce7" office:value-type="string" calcext:value-type="string">
            <text:p>Thüringen soll sich für ein elternunabhängiges BAföG für alle Studierenden einsetz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837" calcext:value-type="float">
            <text:p>83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raditionelles Familienbild</text:p>
          </table:table-cell>
          <table:table-cell table:style-name="ce7" office:value-type="string" calcext:value-type="string">
            <text:p>Die Lehrpläne an thüringischen Schulen sollen sich am traditionellen Familienbild (Vater, Mutter, Kind) orientieren.</text:p>
          </table:table-cell>
          <table:table-cell table:style-name="ce7" office:value-type="string" calcext:value-type="string">
            <text:p>Familienbild</text:p>
          </table:table-cell>
          <table:table-cell table:number-columns-repeated="1018"/>
        </table:table-row>
        <table:table-row table:style-name="ro3"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ergabe von Sozialwohnungen</text:p>
          </table:table-cell>
          <table:table-cell table:style-name="ce7" office:value-type="string" calcext:value-type="string">
            <text:p>Bei der Vergabe von Sozialwohnungen in Thüringen sollen Deutsche bevorzugt werden.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39" calcext:value-type="float">
            <text:p>83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Mehr verkaufsoffene Sonntage in Thüringen!</text:p>
          </table:table-cell>
          <table:table-cell table:style-name="ce7" office:value-type="string" calcext:value-type="string">
            <text:p>Sonntage</text:p>
          </table:table-cell>
          <table:table-cell table:number-columns-repeated="1018"/>
        </table:table-row>
        <table:table-row table:style-name="ro3"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Steuermehreinnahmen sollen vorrangig für den Schuldenabbau verwendet werden!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841" calcext:value-type="float">
            <text:p>84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sweitung der Videoüberwachung</text:p>
          </table:table-cell>
          <table:table-cell table:style-name="ce7" office:value-type="string" calcext:value-type="string">
            <text:p>Die Videoüberwachung im öffentlichen Raum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usbildungsplätze</text:p>
          </table:table-cell>
          <table:table-cell table:style-name="ce7" office:value-type="string" calcext:value-type="string">
            <text:p>Unternehmen, die im ländlichen Raum Ausbildungsplätze anbieten, sollen vom Freistaat eine staatliche Unterstützung erhalt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Unterbringung von Flüchtlingen</text:p>
          </table:table-cell>
          <table:table-cell table:style-name="ce7" office:value-type="string" calcext:value-type="string">
            <text:p>Im Freistaat sollen Flüchtlinge ausschließlich in Wohnungen und nicht in Gemeinschaftsunterkünften untergebracht werden.</text:p>
          </table:table-cell>
          <table:table-cell table:style-name="ce7" office:value-type="string" calcext:value-type="string">
            <text:p>Gemeinschaftsunterk</text:p>
          </table:table-cell>
          <table:table-cell table:number-columns-repeated="1018"/>
        </table:table-row>
        <table:table-row table:style-name="ro3">
          <table:table-cell table:style-name="ce7" office:value-type="float" office:value="844" calcext:value-type="float">
            <text:p>84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chulen in freier Trägerschaft</text:p>
          </table:table-cell>
          <table:table-cell table:style-name="ce7" office:value-type="string" calcext:value-type="string">
            <text:p>Schulen in freier Trägerschaft sollen staatlichen Schulen finanziell gleichgestellt werd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45" calcext:value-type="float">
            <text:p>8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hüringer Erziehungsgeld</text:p>
          </table:table-cell>
          <table:table-cell table:style-name="ce7"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table:style-name="ce7" office:value-type="string" calcext:value-type="string">
            <text:p>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846" calcext:value-type="float">
            <text:p>84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Opfer der SED-Diktatur</text:p>
          </table:table-cell>
          <table:table-cell table:style-name="ce7" office:value-type="string" calcext:value-type="string">
            <text:p>Thüringen soll die Opfer der SED-Diktatur finanziell stärker entschädigen.</text:p>
          </table:table-cell>
          <table:table-cell table:style-name="ce7" office:value-type="string" calcext:value-type="string">
            <text:p>Diktatur</text:p>
          </table:table-cell>
          <table:table-cell table:number-columns-repeated="1018"/>
        </table:table-row>
        <table:table-row table:style-name="ro3">
          <table:table-cell table:style-name="ce7" office:value-type="float" office:value="847" calcext:value-type="float">
            <text:p>84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48" calcext:value-type="float">
            <text:p>8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Olympiabewerbung</text:p>
          </table:table-cell>
          <table:table-cell table:style-name="ce7" office:value-type="string" calcext:value-type="string">
            <text:p>Hamburg soll sich um die Ausrichtung der Olympischen Sommerspiele bewerben.</text:p>
          </table:table-cell>
          <table:table-cell table:style-name="ce7" office:value-type="string" calcext:value-type="string">
            <text:p>Somm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849" calcext:value-type="float">
            <text:p>8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sbeschleunigungsprogramm</text:p>
          </table:table-cell>
          <table:table-cell table:style-name="ce7" office:value-type="string" calcext:value-type="string">
            <text:p>Auf Hamburgs Straßen sollen weitere Busspuren eingerichtet werden.</text:p>
          </table:table-cell>
          <table:table-cell table:style-name="ce7" office:value-type="string" calcext:value-type="string">
            <text:p>Busspuren</text:p>
          </table:table-cell>
          <table:table-cell table:number-columns-repeated="1018"/>
        </table:table-row>
        <table:table-row table:style-name="ro3"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uslimischer Feiertag</text:p>
          </table:table-cell>
          <table:table-cell table:style-name="ce7" office:value-type="string" calcext:value-type="string">
            <text:p>In Hamburg soll es einen gesetzlichen muslimischen Feiertag geben.</text:p>
          </table:table-cell>
          <table:table-cell table:style-name="ce7" office:value-type="string" calcext:value-type="string">
            <text:p>Feiertag</text:p>
          </table:table-cell>
          <table:table-cell table:number-columns-repeated="1018"/>
        </table:table-row>
        <table:table-row table:style-name="ro3"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Das Sitzenbleiben an Hamburger Schulen soll wieder eingeführt werden.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Fahrrinne der Elbe soll vertieft werden.</text:p>
          </table:table-cell>
          <table:table-cell table:style-name="ce7" office:value-type="string" calcext:value-type="string">
            <text:p>Fahrrinne</text:p>
          </table:table-cell>
          <table:table-cell table:number-columns-repeated="1018"/>
        </table:table-row>
        <table:table-row table:style-name="ro3"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otunterkünfte für Obdachlose</text:p>
          </table:table-cell>
          <table:table-cell table:style-name="ce7" office:value-type="string" calcext:value-type="string">
            <text:p>Hamburg soll zusätzliche Notunterkünfte für Obdachlose bereitstellen.</text:p>
          </table:table-cell>
          <table:table-cell table:style-name="ce7" office:value-type="string" calcext:value-type="string">
            <text:p>Obdachlose</text:p>
          </table:table-cell>
          <table:table-cell table:number-columns-repeated="1018"/>
        </table:table-row>
        <table:table-row table:style-name="ro3">
          <table:table-cell table:style-name="ce7" office:value-type="float" office:value="854" calcext:value-type="float">
            <text:p>85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olizeieinsätze bei Fußballspielen</text:p>
          </table:table-cell>
          <table:table-cell table:style-name="ce7" office:value-type="string" calcext:value-type="string">
            <text:p>Im Profifußball sollen sich die Vereine an den Kosten für Polizeieinsätze beteiligen müssen.</text:p>
          </table:table-cell>
          <table:table-cell table:style-name="ce7" office:value-type="string" calcext:value-type="string">
            <text:p>Polizeieins</text:p>
          </table:table-cell>
          <table:table-cell table:number-columns-repeated="1018"/>
        </table:table-row>
        <table:table-row table:style-name="ro3"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Integration von Flüchtlingen</text:p>
          </table:table-cell>
          <table:table-cell table:style-name="ce7" office:value-type="string" calcext:value-type="string">
            <text:p>Hamburg soll Projekte finanziell unterstützen, die den Kontakt zwischen Flüchtlingen und der Bevölkerung fördern.</text:p>
          </table:table-cell>
          <table:table-cell table:style-name="ce7" office:value-type="string" calcext:value-type="string">
            <text:p>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856" calcext:value-type="float">
            <text:p>85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Steuermehreinnahmen sollen vorrangig für den Abbau von Schulden verwendet werden.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857" calcext:value-type="float">
            <text:p>85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ilitärische Forschung an Hochschulen</text:p>
          </table:table-cell>
          <table:table-cell table:style-name="ce7" office:value-type="string" calcext:value-type="string">
            <text:p>An Hamburger Hochschulen soll für militärische Zwecke geforscht werden dürf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58" calcext:value-type="float">
            <text:p>85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ietpreisbremse</text:p>
          </table:table-cell>
          <table:table-cell table:style-name="ce7" office:value-type="string" calcext:value-type="string">
            <text:p>Bei allen Vermietungen von Wohnungen in Hamburg soll der Mietpreis nur begrenzt angehoben werden dürfen.</text:p>
          </table:table-cell>
          <table:table-cell table:style-name="ce7" office:value-type="string" calcext:value-type="string">
            <text:p>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59" calcext:value-type="float">
            <text:p>85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860" calcext:value-type="float">
            <text:p>86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"Hartz IV"-Sanktionen</text:p>
          </table:table-cell>
          <table:table-cell table:style-name="ce7"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861" calcext:value-type="float">
            <text:p>8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Lesbisch Schwule Filmtage</text:p>
          </table:table-cell>
          <table:table-cell table:style-name="ce7" office:value-type="string" calcext:value-type="string">
            <text:p>Die "Lesbisch Schwulen Filmtage Hamburg" sollen wie bisher von der Stadt finanziell gefördert werden.</text:p>
          </table:table-cell>
          <table:table-cell table:style-name="ce7" office:value-type="string" calcext:value-type="string">
            <text:p>Lesbisch</text:p>
          </table:table-cell>
          <table:table-cell table:number-columns-repeated="1018"/>
        </table:table-row>
        <table:table-row table:style-name="ro3"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tomtransporte</text:p>
          </table:table-cell>
          <table:table-cell table:style-name="ce7" office:value-type="string" calcext:value-type="string">
            <text:p>Die Verschiffung von radioaktiven Abfällen im Hamburger Hafen soll weiterhin möglich sein.</text:p>
          </table:table-cell>
          <table:table-cell table:style-name="ce7" office:value-type="string" calcext:value-type="string">
            <text:p>Verschiffung</text:p>
          </table:table-cell>
          <table:table-cell table:number-columns-repeated="1018"/>
        </table:table-row>
        <table:table-row table:style-name="ro3">
          <table:table-cell table:style-name="ce7" office:value-type="float" office:value="863" calcext:value-type="float">
            <text:p>86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Wohngeld</text:p>
          </table:table-cell>
          <table:table-cell table:style-name="ce7" office:value-type="string" calcext:value-type="string">
            <text:p>Wohngeld soll nur an Deutsche gezahlt werden.</text:p>
          </table:table-cell>
          <table:table-cell table:style-name="ce7" office:value-type="string" calcext:value-type="string">
            <text:p>Wohngeld</text:p>
          </table:table-cell>
          <table:table-cell table:number-columns-repeated="1018"/>
        </table:table-row>
        <table:table-row table:style-name="ro3">
          <table:table-cell table:style-name="ce7" office:value-type="float" office:value="864" calcext:value-type="float">
            <text:p>86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Fahrradwegepflicht aufheben</text:p>
          </table:table-cell>
          <table:table-cell table:style-name="ce7" office:value-type="string" calcext:value-type="string">
            <text:p>Fahrradfahrer sollen generell auf der Straße fahren dürfen, auch wenn Radwege vorhanden sind.</text:p>
          </table:table-cell>
          <table:table-cell table:style-name="ce7" office:value-type="string" calcext:value-type="string">
            <text:p>Fahrradfahrer</text:p>
          </table:table-cell>
          <table:table-cell table:number-columns-repeated="1018"/>
        </table:table-row>
        <table:table-row table:style-name="ro3"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HSH Nordbank</text:p>
          </table:table-cell>
          <table:table-cell table:style-name="ce7" office:value-type="string" calcext:value-type="string">
            <text:p>Das Land Hamburg soll seine Anteile an der HSH Nordbank verkaufen.</text:p>
          </table:table-cell>
          <table:table-cell table:style-name="ce7" office:value-type="string" calcext:value-type="string">
            <text:p>Nordbank</text:p>
          </table:table-cell>
          <table:table-cell table:number-columns-repeated="1018"/>
        </table:table-row>
        <table:table-row table:style-name="ro3">
          <table:table-cell table:style-name="ce7" office:value-type="float" office:value="866" calcext:value-type="float">
            <text:p>86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Zugang zu ärztlicher Versorgung</text:p>
          </table:table-cell>
          <table:table-cell table:style-name="ce7" office:value-type="string" calcext:value-type="string">
            <text:p>Menschen ohne gültige Aufenthaltspapiere sollen Zugang zu anonymer ärztlicher Versorgung erhalten.</text:p>
          </table:table-cell>
          <table:table-cell table:style-name="ce7" office:value-type="string" calcext:value-type="string">
            <text:p>Aufenthaltspapiere</text:p>
          </table:table-cell>
          <table:table-cell table:number-columns-repeated="1018"/>
        </table:table-row>
        <table:table-row table:style-name="ro3"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Alle Kita-Gebühren in Hamburg sollen abgeschafft werd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inheitsgemeinde</text:p>
          </table:table-cell>
          <table:table-cell table:style-name="ce7" office:value-type="string" calcext:value-type="string">
            <text:p>Der Hamburgische Senat soll weiterhin die Möglichkeit haben, auf Bezirksebene getroffene Entscheidungen aufzuheben.</text:p>
          </table:table-cell>
          <table:table-cell table:style-name="ce7" office:value-type="string" calcext:value-type="string">
            <text:p>Entscheid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Drogenkonsumräume</text:p>
          </table:table-cell>
          <table:table-cell table:style-name="ce7" office:value-type="string" calcext:value-type="string">
            <text:p>Die Landesmittel für Drogenkonsumräume in Hamburg sollen erhöht werden.</text:p>
          </table:table-cell>
          <table:table-cell table:style-name="ce7" office:value-type="string" calcext:value-type="string">
            <text:p>Drogenkonsumr</text:p>
          </table:table-cell>
          <table:table-cell table:number-columns-repeated="1018"/>
        </table:table-row>
        <table:table-row table:style-name="ro3"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Ausbildungsplatzabgabe</text:p>
          </table:table-cell>
          <table:table-cell table:style-name="ce7" office:value-type="string" calcext:value-type="string">
            <text:p>Betriebe, die nicht ausbilden, sollen eine Abgabe zahl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871" calcext:value-type="float">
            <text:p>87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Hamburg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872" calcext:value-type="float">
            <text:p>87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Containern</text:p>
          </table:table-cell>
          <table:table-cell table:style-name="ce7" office:value-type="string" calcext:value-type="string">
            <text:p>Das Sammeln weggeworfener Lebensmittel aus Müllcontainern von Supermärkten soll strafbar bleib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873" calcext:value-type="float">
            <text:p>873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rankenhäuser in öffentlicher Hand</text:p>
          </table:table-cell>
          <table:table-cell table:style-name="ce7" office:value-type="string" calcext:value-type="string">
            <text:p>Die Hamburger Krankenhäuser sollen wieder vollständig in öffentliche Hand übernommen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Fachkräfte aus dem Ausland</text:p>
          </table:table-cell>
          <table:table-cell table:style-name="ce7" office:value-type="string" calcext:value-type="string">
            <text:p>Hamburg soll verstärkt Fachkräfte aus dem Ausland anwer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75" calcext:value-type="float">
            <text:p>87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Gefahrengebiete</text:p>
          </table:table-cell>
          <table:table-cell table:style-name="ce7" office:value-type="string" calcext:value-type="string">
            <text:p>Die Polizei soll weiterhin die Möglichkeit haben, bestimmte Bereiche der Stadt zu Gefahrengebieten zu erklären.</text:p>
          </table:table-cell>
          <table:table-cell table:style-name="ce7" office:value-type="string" calcext:value-type="string">
            <text:p>Gefahrengebieten</text:p>
          </table:table-cell>
          <table:table-cell table:number-columns-repeated="1018"/>
        </table:table-row>
        <table:table-row table:style-name="ro3"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Inklusion an Schulen</text:p>
          </table:table-cell>
          <table:table-cell table:style-name="ce7" office:value-type="string" calcext:value-type="string">
            <text:p>Alle Schülerinnen und Schüler mit Behinderung sollen ausschließlich an Regelschulen unterrichtet werden.</text:p>
          </table:table-cell>
          <table:table-cell table:style-name="ce7" office:value-type="string" calcext:value-type="string">
            <text:p>Regel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77" calcext:value-type="float">
            <text:p>87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bschaffung der Frauenquote</text:p>
          </table:table-cell>
          <table:table-cell table:style-name="ce7" office:value-type="string" calcext:value-type="string">
            <text:p>Die Frauenquote für Aufsichtsräte in städtischen Unternehmen soll wieder abgeschafft werd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878" calcext:value-type="float">
            <text:p>87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zialkarte für den HVV</text:p>
          </table:table-cell>
          <table:table-cell table:style-name="ce7" office:value-type="string" calcext:value-type="string">
            <text:p>Menschen mit geringem Einkommen sollen den öffentlichen Nahverkehr kostenfrei nutzen können.</text:p>
          </table:table-cell>
          <table:table-cell table:style-name="ce7" office:value-type="string" calcext:value-type="string">
            <text:p>Nahverkehr</text:p>
          </table:table-cell>
          <table:table-cell table:number-columns-repeated="1018"/>
        </table:table-row>
        <table:table-row table:style-name="ro3">
          <table:table-cell table:style-name="ce7" office:value-type="float" office:value="879" calcext:value-type="float">
            <text:p>87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Hamburg soll keine weiteren Flüchtlinge aufnehm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Gewerbesteuer für Freiberufler</text:p>
          </table:table-cell>
          <table:table-cell table:style-name="ce7" office:value-type="string" calcext:value-type="string">
            <text:p>Auch freiberuflich Tätige (z.B. Rechtsanwälte und Ärzte) sollen Gewerbesteuer zahlen müss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881" calcext:value-type="float">
            <text:p>88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n der Hamburger City!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882" calcext:value-type="float">
            <text:p>88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Volksentscheide bei Großbauprojekten</text:p>
          </table:table-cell>
          <table:table-cell table:style-name="ce7" office:value-type="string" calcext:value-type="string">
            <text:p>Vor geplanten öffentlichen Großbauprojekten in Hamburg sollen immer Volksentscheide durchgeführ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883" calcext:value-type="float">
            <text:p>88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Wildtiere im Zirkus</text:p>
          </table:table-cell>
          <table:table-cell table:style-name="ce7" office:value-type="string" calcext:value-type="string">
            <text:p>In Hamburg sollen Wildtiere im Zirkus verboten werden.</text:p>
          </table:table-cell>
          <table:table-cell table:style-name="ce7" office:value-type="string" calcext:value-type="string">
            <text:p>Wildtiere</text:p>
          </table:table-cell>
          <table:table-cell table:number-columns-repeated="1018"/>
        </table:table-row>
        <table:table-row table:style-name="ro3"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Alle Ausländerinnen und Ausländer, die dauerhaft in Hamburg leben, sollen an Bezirkswahlen teilnehmen dürfen.</text:p>
          </table:table-cell>
          <table:table-cell table:style-name="ce7" office:value-type="string" calcext:value-type="string">
            <text:p>Bezirk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85" calcext:value-type="float">
            <text:p>88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adtbahn Hamburg</text:p>
          </table:table-cell>
          <table:table-cell table:style-name="ce7" office:value-type="string" calcext:value-type="string">
            <text:p>In Hamburg soll es eine Straßenbahn ge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heses.A1:theses.L887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theses_category.A1:theses_category.D8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.00.0000</text:date>, <text:time style:data-style-name="N2" text:time-value="14:27:24.909762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emen_5f_dirty" style:display-name="PageStyle_themen_dir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men_5f_dirty2" style:display-name="PageStyle_themen_dirty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8T14:45:21.380454584</dc:date>
    <dc:creator>Hanno - Felix Wagner</dc:creator>
    <meta:editing-duration>PT1H26M1S</meta:editing-duration>
    <meta:editing-cycles>12</meta:editing-cycles>
    <meta:document-statistic meta:table-count="3" meta:cell-count="15434" meta:object-count="0"/>
  </office:meta>
</office:document-meta>
</file>